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99000000243299DFD1.png"/>
  <manifest:file-entry manifest:media-type="" manifest:full-path="Pictures/2000000700005A8B00000B150C582ACC.svm"/>
  <manifest:file-entry manifest:media-type="image/png" manifest:full-path="Pictures/10000000000003F8000000260AB7A5D0.png"/>
  <manifest:file-entry manifest:media-type="image/png" manifest:full-path="Pictures/10000000000003FF00000023E560D2A6.png"/>
  <manifest:file-entry manifest:media-type="image/png" manifest:full-path="Pictures/10000000000000D60000002F8FEB31D2.png"/>
  <manifest:file-entry manifest:media-type="image/png" manifest:full-path="Pictures/100000000000035D0000001DC1B7290E.png"/>
  <manifest:file-entry manifest:media-type="" manifest:full-path="Pictures/200000070000663300001F18FD0B17E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break-before="page"/>
    </style:style>
    <style:style style:name="P3" style:family="paragraph" style:parent-style-name="Standard">
      <style:paragraph-properties fo:margin-left="1.249cm" fo:margin-right="0cm" fo:text-indent="0cm" style:auto-text-indent="false"/>
    </style:style>
    <style:style style:name="P4" style:family="paragraph" style:parent-style-name="Standard">
      <style:paragraph-properties fo:margin-left="1.249cm" fo:margin-right="0cm" fo:line-height="100%" fo:text-indent="0cm" style:auto-text-indent="false"/>
    </style:style>
    <style:style style:name="P5" style:family="paragraph" style:parent-style-name="Standard">
      <style:paragraph-properties fo:margin-left="1.249cm" fo:margin-right="0cm" fo:line-height="100%" fo:text-indent="0cm" style:auto-text-indent="false"/>
      <style:text-properties fo:language="en" fo:country="US"/>
    </style:style>
    <style:style style:name="P6" style:family="paragraph" style:parent-style-name="Text_20_body">
      <style:paragraph-properties fo:margin-left="1.249cm" fo:margin-right="0cm" fo:text-indent="0cm" style:auto-text-indent="false"/>
    </style:style>
    <style:style style:name="P7" style:family="paragraph" style:parent-style-name="Text_20_body">
      <style:paragraph-properties fo:margin-left="1.249cm" fo:margin-right="0cm" fo:text-indent="0cm" style:auto-text-indent="false"/>
      <style:text-properties fo:font-size="8pt" fo:language="en" fo:country="US" style:font-size-asian="8pt" style:font-size-complex="8pt"/>
    </style:style>
    <style:style style:name="P8" style:family="paragraph" style:parent-style-name="Text_20_body">
      <style:paragraph-properties fo:margin-left="1.249cm" fo:margin-right="0cm" fo:text-indent="0cm" style:auto-text-indent="false"/>
      <style:text-properties fo:font-size="11pt" fo:language="en" fo:country="US" style:font-size-asian="11pt" style:font-size-complex="11pt"/>
    </style:style>
    <style:style style:name="P9" style:family="paragraph" style:parent-style-name="List_20_Paragraph">
      <style:text-properties fo:font-size="8pt" fo:language="en" fo:country="US" fo:font-weight="bold" style:font-size-asian="8pt" style:font-weight-asian="bold" style:font-size-complex="8pt" style:font-weight-complex="bold"/>
    </style:style>
    <style:style style:name="P10" style:family="paragraph" style:parent-style-name="List_20_Paragraph">
      <style:paragraph-properties fo:line-height="100%"/>
      <style:text-properties fo:font-size="8pt" fo:language="en" fo:country="US" fo:font-weight="bold" style:font-size-asian="8pt" style:font-weight-asian="bold" style:font-size-complex="8pt" style:font-weight-complex="bold"/>
    </style:style>
    <style:style style:name="P11" style:family="paragraph" style:parent-style-name="Text_20_body">
      <style:text-properties fo:language="en" fo:country="US"/>
    </style:style>
    <style:style style:name="P12" style:family="paragraph" style:parent-style-name="Text_20_body">
      <style:paragraph-properties fo:margin-left="0cm" fo:margin-right="0cm" fo:text-indent="0cm" style:auto-text-indent="false"/>
      <style:text-properties fo:font-size="11pt" fo:language="en" fo:country="US" style:font-size-asian="11pt" style:font-size-complex="11pt"/>
    </style:style>
    <style:style style:name="P13" style:family="paragraph" style:parent-style-name="Heading" style:master-page-name="Standard">
      <style:paragraph-properties style:page-number="auto"/>
      <style:text-properties fo:font-size="20pt" style:font-size-asian="20pt" style:font-size-complex="20pt"/>
    </style:style>
    <style:style style:name="P14" style:family="paragraph" style:parent-style-name="List_20_Paragraph" style:list-style-name="WWNum1"/>
    <style:style style:name="P15" style:family="paragraph" style:parent-style-name="List_20_Paragraph" style:list-style-name="WWNum1">
      <style:text-properties fo:language="en" fo:country="US"/>
    </style:style>
    <style:style style:name="P16" style:family="paragraph" style:parent-style-name="Heading_20_1">
      <style:text-properties fo:language="en" fo:country="US"/>
    </style:style>
    <style:style style:name="P17" style:family="paragraph" style:parent-style-name="Heading_20_1">
      <style:paragraph-properties fo:break-before="page"/>
      <style:text-properties fo:language="en" fo:country="US"/>
    </style:style>
    <style:style style:name="P18" style:family="paragraph">
      <style:paragraph-properties fo:margin-left="1.245cm" fo:margin-right="0cm" fo:text-indent="0cm"/>
    </style:style>
    <style:style style:name="P19" style:family="paragraph">
      <style:paragraph-properties fo:margin-left="1.245cm" fo:margin-right="0cm" fo:text-indent="0cm"/>
      <style:text-properties fo:font-size="6pt" style:font-size-asian="6pt" style:font-size-complex="6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ize="8pt" fo:language="en" fo:country="US" fo:font-weight="bold" style:font-size-asian="8pt" style:font-weight-asian="bold" style:font-size-complex="8pt" style:font-weight-complex="bold"/>
    </style:style>
    <style:style style:name="T4" style:family="text">
      <style:text-properties fo:font-size="8pt" fo:language="en" fo:country="US" style:font-size-asian="8pt" style:font-size-complex="8pt"/>
    </style:style>
    <style:style style:name="T5" style:family="text">
      <style:text-properties fo:font-size="8pt" style:font-size-asian="8pt" style:font-size-complex="8pt"/>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6pt" style:font-size-asian="6pt" style:font-size-complex="6pt"/>
    </style:style>
    <style:style style:name="T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fo:padding="0cm" fo:border="none" style:mirror="none" fo:clip="rect(0cm, 14.34cm, 0.018cm, 0cm)" draw:luminance="0%" draw:contrast="0%" draw:red="0%" draw:green="0%" draw:blue="0%" draw:gamma="100%" draw:color-inversion="false" draw:image-opacity="100%" draw:color-mode="standard" style:flow-with-text="false"/>
    </style:style>
    <style:style style:name="gr1" style:family="graphic">
      <style:graphic-properties draw:stroke="solid" svg:stroke-width="0.019cm" svg:stroke-color="#000000" draw:marker-start-width="0.381cm" draw:marker-end-width="0.381cm" draw:fill="none" draw:fill-color="#ffffff" fo:min-height="3.29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26cm" style:run-through="foreground" style:wrap="run-through" style:number-wrapped-paragraphs="no-limit" style:vertical-pos="from-top" style:vertical-rel="page"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8" draw:style-name="gr2" svg:width="25.667cm" svg:height="0.526cm" svg:x="2.117cm" svg:y="20.137cm">
        <draw:text-box>
          <text:p>* The function <text:span text:style-name="T8">read_full_repository</text:span> in <text:span text:style-name="T8">/src/core/fas4sysmlv2API_helpers.py</text:span> provides an example for the handling of multiple pages.</text:p>
        </draw:text-box>
      </draw:frame>
      <text:p text:style-name="P13">SysML v2 API: Some learnings from playing with it</text:p>
      <text:list xml:id="list368696397943167796" text:style-name="Outline">
        <text:list-item>
          <text:h text:style-name="P16" text:outline-level="1"><draw:frame text:anchor-type="paragraph" draw:z-index="1" draw:style-name="gr1" draw:text-style-name="P19" svg:width="9.496cm" svg:height="3.315cm" svg:x="0.561cm" svg:y="-0.139cm"><draw:text-box><text:p text:style-name="P18"><text:span text:style-name="T7"/></text:p><text:p text:style-name="P18"><text:span text:style-name="T7"><text:s text:c="3"/></text:span><text:span text:style-name="T7">Copyright 2022 Gesellschaft für Systems Engineering e.V. (GfSE)</text:span></text:p><text:p text:style-name="P18"><text:span text:style-name="T7">   </text:span><text:span text:style-name="T7">Licensed under the Apache License, Version 2.0 (the "License");</text:span></text:p><text:p text:style-name="P18"><text:span text:style-name="T7">   </text:span><text:span text:style-name="T7">you may not use this file except in compliance with the License.</text:span></text:p><text:p text:style-name="P18"><text:span text:style-name="T7">   </text:span><text:span text:style-name="T7">You may obtain a copy of the License at</text:span></text:p><text:p text:style-name="P18"><text:span text:style-name="T7">       </text:span><text:span text:style-name="T7"><text:a xlink:href="http://www.apache.org/licenses/LICENSE-2.0">http://www.apache.org/licenses/LICENSE-2.0</text:a></text:span><text:span text:style-name="T7"> <text:s/></text:span></text:p><text:p text:style-name="P18"><text:span text:style-name="T7">   </text:span><text:span text:style-name="T7">Unless required by applicable law or agreed to in writing, software</text:span></text:p><text:p text:style-name="P18"><text:span text:style-name="T7">   </text:span><text:span text:style-name="T7">distributed under the License is distributed on an "AS IS" BASIS,</text:span></text:p><text:p text:style-name="P18"><text:span text:style-name="T7">   </text:span><text:span text:style-name="T7">WITHOUT WARRANTIES OR CONDITIONS OF ANY KIND, either express or implied.</text:span></text:p><text:p text:style-name="P18"><text:span text:style-name="T7">   </text:span><text:span text:style-name="T7">See the License for the specific language governing permissions and</text:span></text:p><text:p text:style-name="P18"><text:span text:style-name="T7">   </text:span><text:span text:style-name="T7">limitations under the License.</text:span></text:p></draw:text-box></draw:frame></text:h>
        </text:list-item>
        <text:list-item>
          <text:h text:style-name="P16" text:outline-level="1"/>
        </text:list-item>
        <text:list-item>
          <text:h text:style-name="P16" text:outline-level="1"/>
        </text:list-item>
      </text:list>
      <text:p text:style-name="Standard">This document describes some example uses of the SysML v2 API pilot implementation, in order to capture the corresponding learnings.</text:p>
      <text:list xml:id="list38295350" text:continue-numbering="true" text:style-name="Outline">
        <text:list-item>
          <text:h text:style-name="P16" text:outline-level="1">HTTP page-by-page access to the “elements” interface </text:h>
        </text:list-item>
      </text:list>
      <text:p text:style-name="P11">As we will see in the next section, the SysML v2 reference implementation performs a commit of a whole model via just one single HTTP POST command, whose payload will contain the exhaustive model information. As it can be seen from the number of pages in the present document, the corresponding payload is rather large in size.</text:p>
      <text:p text:style-name="P11">One might <text:s/>assume that it is as well possible to retrieve a complete model at once from the repository, using one single call of the “elements” interface of the REST API. However, it can be observed that sometimes an element was missing in model data that was obtained that way. This is because HTTP responses from the REST API Come in multiple pages</text:p>
      <text:p text:style-name="P7"><text:span text:style-name="T6">Example:</text:span> An experimental script demonstrates that the first HTTP “get” command only gets the first HTTP page: The script systematically commits projects of increasing size to the server and read them back. After read-back, the script looks for ConnectorUsage elements and compares the committed number to the number from the read-back. In addition to that, the script reports the lengths of the HTTP payload obtained when trying to read out the whole model in one go.</text:p>
      <text:p text:style-name="P6"><text:span text:style-name="T4">The script is stored here: </text:span><text:a xlink:type="simple" xlink:href="https://github.com/GfSE/fas4sysmlv2/blob/main/src/auxiliary/test_symlv2_repository_read_write.py" text:style-name="Internet_20_link" text:visited-style-name="Visited_20_Internet_20_Link"><text:span text:style-name="T5">https://github.com/GfSE/fas4sysmlv2/blob/main/src/auxiliary/test_symlv2_repository_read_write.py</text:span></text:a><text:span text:style-name="T4"><text:line-break/>The data below was obtained with its version from the v0.9.0 tag. </text:span></text:p>
      <text:p text:style-name="P7"><draw:frame draw:style-name="fr1" draw:name="graphics1" text:anchor-type="paragraph" svg:x="4.747cm" svg:y="-0.041cm" svg:width="6.981cm" svg:height="1.337cm" draw:z-index="2"><draw:image xlink:href="Pictures/200000070000663300001F18FD0B17E6.svm" xlink:type="simple" xlink:show="embed" xlink:actuate="onLoad"/></draw:frame>From looking at the above diagrams, one may presume that there is an approximate 256 k charaters size limitation on HTTP responses, which will lead to loss of elements, in case the total model is larger than 256 k characters.</text:p>
      <text:p text:style-name="P12">As a solution, one needs to get the HTTP response page-by-page*, with individual get commands. The “headers” field of the response will contain a link to the next page, if there is one:</text:p>
      <text:p text:style-name="P8"><draw:frame draw:style-name="fr1" draw:name="graphics2" text:anchor-type="paragraph" svg:x="2.424cm" svg:y="0.921cm" svg:width="19.823cm" svg:height="1.288cm" draw:z-index="7"><draw:image xlink:href="Pictures/2000000700005A8B00000B150C582ACC.svm" xlink:type="simple" xlink:show="embed" xlink:actuate="onLoad"/></draw:frame>qresult = requests.get(cServerName + "/projects/" + cProjectID + "/commits/"+sHeadCommit+"/elements")</text:p>
      <text:list xml:id="list38297506" text:continue-numbering="true" text:style-name="Outline">
        <text:list-item>
          <text:h text:style-name="P17" text:outline-level="1">Analysis of HTTP traffic with the SysML v2 REST API, <text:line-break/>captured with wireshark while publishing a Jukebox example model<text:line-break/></text:h>
        </text:list-item>
      </text:list>
      <text:list xml:id="list2073355202136172878" text:style-name="WWNum1">
        <text:list-item>
          <text:p text:style-name="P14"><text:span text:style-name="T1">Wireshark filter: <text:line-break/></text:span><draw:frame draw:style-name="fr2" draw:name="1" text:anchor-type="as-char" svg:width="3.775cm" svg:height="0.829cm" draw:z-index="3"><draw:image xlink:href="Pictures/10000000000000D60000002F8FEB31D2.png" xlink:type="simple" xlink:show="embed" xlink:actuate="onLoad"/></draw:frame><text:span text:style-name="T1"><text:line-break/></text:span></text:p>
        </text:list-item>
        <text:list-item>
          <text:p text:style-name="P15">Jukebox example model:</text:p>
        </text:list-item>
      </text:list>
      <text:p text:style-name="P10">package UseCaseActivities{</text:p>
      <text:p text:style-name="P10"><text:s text:c="6"/>action def GetMoney {</text:p>
      <text:p text:style-name="P10"><text:s text:c="9"/>out money;</text:p>
      <text:p text:style-name="P10"><text:s text:c="6"/>}</text:p>
      <text:p text:style-name="P9"><text:s text:c="6"/>action def MonitorPayment {</text:p>
      <text:p text:style-name="P9"><text:s text:c="9"/>in money;</text:p>
      <text:p text:style-name="P9"><text:s text:c="9"/>out clearance;</text:p>
      <text:p text:style-name="P9"><text:s text:c="6"/>}</text:p>
      <text:p text:style-name="P9"><text:s text:c="6"/>action def ProvideMusicTrack {</text:p>
      <text:p text:style-name="P9"><text:s text:c="9"/>in clearance;</text:p>
      <text:p text:style-name="P9"><text:s text:c="9"/>out music_track;</text:p>
      <text:p text:style-name="P9"><text:s text:c="6"/>}</text:p>
      <text:p text:style-name="P9"><text:s text:c="6"/>action def PlayMusicTrack {</text:p>
      <text:p text:style-name="P9"><text:s text:c="9"/>in music_track;</text:p>
      <text:p text:style-name="P9"><text:s text:c="9"/>out audio_signal;</text:p>
      <text:p text:style-name="P9"><text:s text:c="6"/>}</text:p>
      <text:p text:style-name="P9"><text:s text:c="6"/>action def ProduceSound {</text:p>
      <text:p text:style-name="P9"><text:s text:c="9"/>in audio_signal;</text:p>
      <text:p text:style-name="P9"><text:s text:c="6"/>}</text:p>
      <text:p text:style-name="P9"><text:s text:c="6"/>action def OverallUseCase {</text:p>
      <text:p text:style-name="P9"><text:soft-page-break/><text:s text:c="9"/>action a0:GetMoney;</text:p>
      <text:p text:style-name="P9"><text:s text:c="9"/>action a1:MonitorPayment;</text:p>
      <text:p text:style-name="P9"><text:s text:c="9"/>action a2:ProvideMusicTrack;</text:p>
      <text:p text:style-name="P9"><text:s text:c="9"/>action a3:PlayMusicTrack;</text:p>
      <text:p text:style-name="P9"><text:s text:c="9"/>action a4:ProduceSound;</text:p>
      <text:p text:style-name="P9"><text:s text:c="9"/>flow from a0.money to a1.money;</text:p>
      <text:p text:style-name="P9"><text:s text:c="9"/>flow from a1.clearance to a2.clearance;</text:p>
      <text:p text:style-name="P9"><text:s text:c="9"/>flow from a2.music_track to a3.music_track;</text:p>
      <text:p text:style-name="P9"><text:s text:c="9"/>flow from a3.audio_signal to a4.audio_signal;</text:p>
      <text:p text:style-name="P9"><text:s text:c="6"/>}</text:p>
      <text:p text:style-name="P9"><text:s text:c="6"/>package FunctionalGroups{</text:p>
      <text:p text:style-name="P9"><text:s text:c="9"/>package MusicPlayer{</text:p>
      <text:p text:style-name="P9"><text:s text:c="12"/>import PlayMusicTrack;</text:p>
      <text:p text:style-name="P9"><text:s text:c="9"/>}</text:p>
      <text:p text:style-name="P9"><text:s text:c="9"/>package Storage{</text:p>
      <text:p text:style-name="P9"><text:s text:c="12"/>import ProvideMusicTrack;</text:p>
      <text:p text:style-name="P9"><text:s text:c="9"/>}</text:p>
      <text:p text:style-name="P9"><text:s text:c="9"/>package Accounting{</text:p>
      <text:p text:style-name="P9"><text:s text:c="12"/>import MonitorPayment;</text:p>
      <text:p text:style-name="P9"><text:s text:c="9"/>}</text:p>
      <text:p text:style-name="P9"><text:s text:c="9"/>package IO_Customer{</text:p>
      <text:p text:style-name="P9"><text:s text:c="12"/>import GetMoney;</text:p>
      <text:p text:style-name="P9"><text:s text:c="12"/>import ProduceSound;</text:p>
      <text:p text:style-name="P9"><text:s text:c="9"/>}</text:p>
      <text:p text:style-name="P9"><text:s text:c="6"/>}</text:p>
      <text:p text:style-name="List_20_Paragraph"><text:span text:style-name="T3"><text:s text:c="3"/>}</text:span><text:span text:style-name="T1"> </text:span></text:p>
      <text:p text:style-name="P1"/>
      <text:p text:style-name="P1"/>
      <text:p text:style-name="P2"><text:span text:style-name="T1"><text:line-break/><text:line-break/></text:span><text:span text:style-name="T2">When publishing the above model from the SysML v2 reference implementation, the following HTTP traffic with the SysML v2 REST API can be observed:</text:span></text:p>
      <text:p text:style-name="Standard"><draw:frame draw:style-name="fr3" draw:name="2" text:anchor-type="as-char" svg:width="3.704cm" svg:height="0.6cm" draw:z-index="4"><draw:image xlink:href="Pictures/10000000000003FF00000023E560D2A6.png" xlink:type="simple" xlink:show="embed" xlink:actuate="onLoad"/></draw:frame></text:p>
      <text:p text:style-name="P4"><text:span text:style-name="T2">Payload:<text:line-break/></text:span><text:span text:style-name="T1">{"name":"UseCaseActivities Wed Apr 26 11:53:46 CEST 2023"}</text:span></text:p>
      <text:p text:style-name="P5"/>
      <text:p text:style-name="Standard"><draw:frame draw:style-name="fr2" draw:name="3" text:anchor-type="as-char" svg:width="17.921cm" svg:height="0.67cm" draw:z-index="5"><draw:image xlink:href="Pictures/10000000000003F8000000260AB7A5D0.png" xlink:type="simple" xlink:show="embed" xlink:actuate="onLoad"/></draw:frame></text:p>
      <text:p text:style-name="P4"><text:span text:style-name="T2">Payload:<text:line-break/></text:span><text:span text:style-name="T1">{"@id":"058765d5-70f5-40e9-a9a7-028e37218495","@type":"Project","created":"2023-04-26T11:55:21.1189167+02:00","defaultBranch":{"@id":"d7103aad-b2b5-40ec-b9bd-86f0b180cb77"},"description":null,"name":"UseCaseActivities Wed Apr 26 11:53:46 CEST 2023"}</text:span></text:p>
      <text:p text:style-name="P5"/>
      <text:p text:style-name="Standard"><draw:frame draw:style-name="fr2" draw:name="4" text:anchor-type="as-char" svg:width="15.187cm" svg:height="0.512cm" draw:z-index="6"><draw:image xlink:href="Pictures/100000000000035D0000001DC1B7290E.png" xlink:type="simple" xlink:show="embed" xlink:actuate="onLoad"/></draw:frame></text:p>
      <text:p text:style-name="P3"><text:span text:style-name="T2">Payload:<text:line-break/></text:span><text:span text:style-name="T1">{"change":[{"payload":{"owningMembership":{"@id":"137f7e39-c0e4-4337-a4d6-ca2a0b56554c"},"ownedTypeFeaturing":[],"usage":[],"ownedSubsetting":[],"type":[{"@id":"477e67c2-c81f-4fb1-9f82-a8515d537505"}],"nestedRequirement":[],"output":[],"nestedPort":[],"nestedTransition":[],"nestedConstraint":[],"isSufficient":false,"ownedDifferencing":[],"ownedRedefinition":[],"textualRepresentation":[],"isLibraryElement":false,"nestedAttribute":[],"nestedEnumeration":[],"ownedFeature":[],"documentation":[],"nestedAnalysisCase":[],"directedFeature":[],"input":[],"nestedCalculation":[],"nestedView":[],"ownedMember":[],"nestedOccurrence":[],"owningFeatureMembership":{"@id":"137f7e39-c0e4-4337-a4d6-ca2a0b56554c"},"nestedAllocation":[],"isPortion":false,"nestedReference":[],"owningNamespace":{"@id":"47e2766f-4dbc-4a1d-bcc5-c8e4d0152cb2"},"isReadOnly":false,"isVariation":false,"feature":[{"@id":"d577b35a-35c7-441b-a3b3-e81bc83d2618"},{"@id":"11a27f60-3e29-442a-972e-0fe392a4e10c"}],"member":[{"@id":"31d06923-025c-4072-9103-9e818666652e"},{"@id":"7a6e7934-6c14-4bfd-a606-206ad4d02f34"},{"@id":"d577b35a-35c7-441b-a3b3-e81bc83d2618"},{"@id":"5469ad50-0c81-4cf0-ba3e-f49c3bec6973"},{"@id":"11a27f60-3e29-442a-972e-0fe392a4e10c"}],"declaredName":"money","isReference":true,"inheritedFeature":[{"@id":"d577b35a-35c7-441b-a3b3-e81bc83d2618"},{"@id":"11a27f60-3e29-442a-972e-0fe392a4e10c"}],"importedMembership":[],"ownedElement":[],"aliasIds":[],"featureMembership":[{"@id":"307afcc1-f4b3-4444-b4d1-e3c211e3b222"},{"@id":"842aeb36-94d0-4e2e-8e47-9b266fff6920"}],"isAbstract":false,"nestedMetadata":[],"nestedRendering":[],"unioningType":[],"nestedConnection":[],"nestedInterface":[],"ownedSpecialization":[],"nestedViewpoint":[],"ownedFeatureInverting":[],"directedUsage":[],"nestedPart":[],"chainingFeature":[],"isConjugated":false,"isUnique":true,"nestedUsage":[],"variant":[],"nestedState":[],"isOrdered":false,"elementId":"9ec89e3b-900f-43b8-b6a7-6d05491fe156","ownedAnnotation":[],"isDerived":false,"qualifiedName":"UseCaseActivities::GetMoney::money","intersectingType":[],"owningType":{"@id":"47e2766f-4dbc-4a1d-bcc5-c8e4d0152cb2"},"nestedVerificationCase":[],"endFeature":[],"isEnd":false,"nestedItem":[],"featuringType":</text:span><text:soft-page-break/><text:span text:style-name="T1">[{"@id":"47e2766f-4dbc-4a1d-bcc5-c8e4d0152cb2"}],"isComposite":false,"name":"money","ownedMembership":[],"nestedFlow":[],"nestedCase":[],"@type":"ReferenceUsage","ownedDisjoining":[],"membership":[{"@id":"73066a9f-8517-4ab8-9e9b-2bf0c5256f14"},{"@id":"741ec789-c324-4c3b-972c-95859306ee7a"},{"@id":"307afcc1-f4b3-4444-b4d1-e3c211e3b222"},{"@id":"e23d27ba-7bb0-486a-8b43-b23257d6e805"},{"@id":"842aeb36-94d0-4e2e-8e47-9b266fff6920"}],"isImpliedIncluded":false,"isNonunique":false,"ownedFeatureChaining":[],"ownedTyping":[],"inheritedMembership":[{"@id":"73066a9f-8517-4ab8-9e9b-2bf0c5256f14"},{"@id":"741ec789-c324-4c3b-972c-95859306ee7a"},{"@id":"307afcc1-f4b3-4444-b4d1-e3c211e3b222"},{"@id":"e23d27ba-7bb0-486a-8b43-b23257d6e805"},{"@id":"842aeb36-94d0-4e2e-8e47-9b266fff6920"}],"ownedEndFeature":[],"ownedFeatureMembership":[],"definition":[{"@id":"477e67c2-c81f-4fb1-9f82-a8515d537505"}],"nestedUseCase":[],"direction":"out","owner":{"@id":"47e2766f-4dbc-4a1d-bcc5-c8e4d0152cb2"},"owningRelationship":{"@id":"137f7e39-c0e4-4337-a4d6-ca2a0b56554c"},"nestedAction":[],"ownedRelationship":[],"nestedConcern":[],"ownedImport":[],"differencingType":[],"variantMembership":[],"ownedUnioning":[],"owningDefinition":{"@id":"47e2766f-4dbc-4a1d-bcc5-c8e4d0152cb2"},"ownedIntersecting":[]},"identity":{"@id":"9ec89e3b-900f-43b8-b6a7-6d05491fe156"}},{"payload":{"@type":"FeatureMembership","ownedMemberElementId":"9ec89e3b-900f-43b8-b6a7-6d05491fe156","memberName":"money","source":[{"@id":"47e2766f-4dbc-4a1d-bcc5-c8e4d0152cb2"}],"ownedRelatedElement":[{"@id":"9ec89e3b-900f-43b8-b6a7-6d05491fe156"}],"type":{"@id":"47e2766f-4dbc-4a1d-bcc5-c8e4d0152cb2"},"memberElementId":"9ec89e3b-900f-43b8-b6a7-6d05491fe156","isImpliedIncluded":false,"owningRelatedElement":{"@id":"47e2766f-4dbc-4a1d-bcc5-c8e4d0152cb2"},"feature":{"@id":"9ec89e3b-900f-43b8-b6a7-6d05491fe156"},"ownedMemberName":"money","elementId":"137f7e39-c0e4-4337-a4d6-ca2a0b56554c","textualRepresentation":[],"isLibraryElement":false,"ownedElement":[],"ownedAnnotation":[],"isImplied":false,"ownedMemberFeature":{"@id":"9ec89e3b-900f-43b8-b6a7-6d05491fe156"},"aliasIds":[],"visibility":"public","ownedRelationship":[],"documentation":[],"owningType":{"@id":"47e2766f-4dbc-4a1d-bcc5-c8e4d0152cb2"},"ownedMemberElement":{"@id":"9ec89e3b-900f-43b8-b6a7-6d05491fe156"},"target":[{"@id":"9ec89e3b-900f-43b8-b6a7-6d05491fe156"}],"relatedElement":[{"@id":"47e2766f-4dbc-4a1d-bcc5-c8e4d0152cb2"},{"@id":"9ec89e3b-900f-43b8-b6a7-6d05491fe156"}],"membershipOwningNamespace":{"@id":"47e2766f-4dbc-4a1d-bcc5-c8e4d0152cb2"},"memberElement":{"@id":"9ec89e3b-900f-43b8-b6a7-6d05491fe156"}},"identity":{"@id":"137f7e39-c0e4-4337-a4d6-ca2a0b56554c"}},{"payload":{"ownedPort":[],"directedUsage":[{"@id":"9ec89e3b-900f-43b8-b6a7-6d05491fe156"},{"@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ingMembership":{"@id":"c5a83df9-159e-430a-9ddb-29edb4de4488"},"isConjugated":false,"usage":[{"@id":"9ec89e3b-900f-43b8-b6a7-6d05491fe156"},{"@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edVerificationCase":[],"ownedEnumeration":[],"ownedViewpoint":[],"ownedAnalysisCase":</text:span><text:soft-page-break/><text:span text:style-name="T1">[],"ownedRendering":</text:span><text:span text:style-name="T1">[],"ownedConstraint":[],"output":[{"@id":"9ec89e3b-900f-43b8-b6a7-6d05491fe156"}],"ownedMetadata":[],"variant":[],"action":[],"ownedItem":[],"isSufficient":false,"ownedDifferencing":[],"elementId":"47e2766f-4dbc-4a1d-bcc5-c8e4d0152cb2","textualRepresentation":[],"isLibraryElement":false,"ownedAnnotation":[],"ownedView":[],"ownedFeature":[{"@id":"9ec89e3b-900f-43b8-b6a7-6d05491fe156"}],"qualifiedName":"UseCaseActivities::GetMoney","documentation":[],"intersectingType":[],"endFeature":[],"directedFeature":[{"@id":"9ec89e3b-900f-43b8-b6a7-6d05491fe156"}],"ownedInterface":[],"ownedAllocation":[],"input":[],"ownedFlow":[],"ownedAction":[],"ownedCase":[],"ownedCalculation":[],"ownedOccurrence":[],"name":"GetMoney","ownedReference":[{"@id":"9ec89e3b-900f-43b8-b6a7-6d05491fe156"}],"ownedUsage":[{"@id":"9ec89e3b-900f-43b8-b6a7-6d05491fe156"}],"ownedMember":[{"@id":"9ec89e3b-900f-43b8-b6a7-6d05491fe156"}],"ownedMembership":[{"@id":"137f7e39-c0e4-4337-a4d6-ca2a0b56554c"}],"ownedUseCase":[],"@type":"ActionDefinition","ownedDisjoining":[],"ownedState":[],"membership":[{"@id":"137f7e39-c0e4-4337-a4d6-ca2a0b56554c"},{"@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text:span><text:soft-page-break/><text:span text:style-name="T1">{"@id":"57d6d32b-f268-4368-9e06-b7ea2465460b"},</text:span><text:span text:style-name="T1">{"@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sIndividual":false,"isImpliedIncluded":false,"owningNamespace":{"@id":"3c9e3480-748c-4a41-8063-298ea38aa13f"},"isVariation":false,"feature":[{"@id":"9ec89e3b-900f-43b8-b6a7-6d05491fe156"},{"@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text:span><text:soft-page-break/><text:span text:style-name="T1">45ae-a158-0b1f131e7964"},{"@id":"5a7b70d2-f7a4-4e91-ade8-2a8750bf4912"},{"@id":"fdeefa8f-64e6-4738-9ff4-</text:span><text:span text:style-name="T1">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nheritedMembership":[{"@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text:span><text:soft-page-break/><text:span text:style-name="T1">31a7-4f2a-9b5e-74ca9f02f544"},{"@id":"fbe9ab6f-fdb0-4408-9398-7e516a7f1fd7"},{"@id":"a9d471a8-bf83-4980-948a-0a76d2e36569"},{"@id":"43894bb8-88c7-4dd9-aa6f-05f3b6969242"},{"@id":"90ffbe4e-</text:span><text:span text:style-name="T1">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parameter":[{"@id":"9ec89e3b-900f-43b8-b6a7-6d05491fe156"}],"member":[{"@id":"9ec89e3b-900f-43b8-b6a7-6d05491fe156"},{"@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text:span><text:soft-page-break/><text:span text:style-name="T1">2a8750bf4912"},{"@id":"fdeefa8f-64e6-4738-9ff4-fd3109e3e03b"},{"@id":"3e622d49-8dae-436a-a885-315105fcf1ad"},{"@id":"5530db67-f31e-491c-99d4-d5e8af097713"},{"@id":"a3aa9688-339f-4c7a-b181-a66a9b91b9f5"},{"@id":"7c878540-1fea-46be-</text:span><text:span text:style-name="T1">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ownedEndFeature":[],"declaredName":"GetMoney","ownedFeatureMembership":[{"@id":"137f7e39-c0e4-4337-a4d6-ca2a0b56554c"}],"ownedSubclassification":[],"inheritedFeature":[{"@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text:span><text:soft-page-break/><text:span text:style-name="T1">2a8750bf4912"},{"@id":"fdeefa8f-64e6-4738-9ff4-fd3109e3e03b"},{"@id":"3e622d49-8dae-436a-a885-315105fcf1ad"},{"@id":"5530db67-f31e-491c-99d4-d5e8af097713"},{"@id":"a3aa9688-339f-4c7a-b181-a66a9b91b9f5"},{"@id":"7c878540-1fea-46be-</text:span><text:span text:style-name="T1">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ownedTransition":[],"owner":{"@id":"3c9e3480-748c-4a41-8063-298ea38aa13f"},"importedMembership":[],"ownedElement":[{"@id":"9ec89e3b-900f-43b8-b6a7-6d05491fe156"}],"owningRelationship":{"@id":"c5a83df9-159e-430a-9ddb-29edb4de4488"},"aliasIds":[],"ownedRelationship":[{"@id":"137f7e39-c0e4-4337-a4d6-ca2a0b56554c"}],"ownedConnection":[],"featureMembership":[{"@id":"137f7e39-c0e4-4337-a4d6-ca2a0b56554c"},{"@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text:span><text:soft-page-break/><text:span text:style-name="T1">4479-bcb8-cffad2d04a84"},{"@id":"25c9ecaf-3aa7-4198-8848-78f27798b936"},{"@id":"df224890-2ad3-4fe2-802f-04b5fa7be79b"},{"@id":"c9082fed-aec4-4959-9d57-ecfe2618d788"},{"@id":"57d6d32b-f268-4368-9e06-b7ea2465460b"},{"@id":"8bd81518-31a7-4f2a-9b5e-74ca9f02f544"},{"@id":"fbe9ab6f-fdb0-4408-9398-</text:span><text:span text:style-name="T1">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ownedImport":[],"ownedRequirement":[],"isAbstract":false,"differencingType":[],"variantMembership":[],"ownedUnioning":[],"unioningType":[],"ownedSpecialization":[],"ownedConcern":[],"step":[{"@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0a533d4-a067-4feb-8e87-fb4521180494"},{"@id":"92e9cc19-a6b7-432f-a0f8-023273e9491f"},{"@id":"ce247c61-1f22-42dc-80cd-ee3eaa1d5473"},{"@id":"0b7f5b6b-487b-4125-8ab0-250ff2d01fa3"},{"@id":"def2dd72-41e3-483b-b258-c8684c3780f2"},{"@id":"72a7c1c4-db6c-4d01-9631-d8029b99f6ad"},{"@id":"82dbbc00-8fcd-4c17-8bd6-87cf52b69da7"},{"@id":"9c1b6b5d-98be-4565-85e4-23abaf2b3537"},{"@id":"18596263-61ec-4801-88d1-04418b4cf6cd"},{"@id":"5530db67-f31e-491c-99d4-d5e8af097713"},{"@id":"60131259-c678-479f-bd2d-52513ed29905"},{"@id":"26591a6e-fa1f-4a03-bc30-0eccaf9b4c41"},{"@id":"1f833ff2-4d72-4c7c-818f-d4269808ec38"}],"ownedAttribute":[],"ownedIntersecting":[],"ownedPart":[]},"identity":{"@id":"47e2766f-4dbc-4a1d-bcc5-c8e4d0152cb2"}},{"payload":{"@type":"OwningMembership","ownedMemberElementId":"47e2766f-4dbc-4a1d-bcc5-c8e4d0152cb2","memberName":"GetMoney","source":[{"@id":"3c9e3480-748c-4a41-8063-298ea38aa13f"}],"ownedRelatedElement":[{"@id":"47e2766f-4dbc-4a1d-bcc5-c8e4d0152cb2"}],"memberElementId":"47e2766f-4dbc-4a1d-bcc5-c8e4d0152cb2","isImpliedIncluded":false,"owningRelatedElement":{"@id":"3c9e3480-748c-4a41-8063-298ea38aa13f"},"ownedMemberName":"GetMoney","elementId":"c5a83df9-159e-430a-9ddb-29edb4de4488","textualRepresentation":[],"isLibraryElement":false,"ownedElement":[],"ownedAnnotation":[],"isImplied":false,"aliasIds":[],"visibility":"public","ownedRelationship":[],"documentation":[],"ownedMemberElement":{"@id":"47e2766f-4dbc-4a1d-bcc5-c8e4d0152cb2"},"target":[{"@id":"47e2766f-4dbc-4a1d-bcc5-c8e4d0152cb2"}],"relatedElement":[{"@id":"3c9e3480-748c-4a41-8063-298ea38aa13f"},{"@id":"47e2766f-4dbc-4a1d-bcc5-c8e4d0152cb2"}],"membershipOwningNamespace":{"@id":"3c9e3480-748c-4a41-8063-298ea38aa13f"},"memberElement":{"@id":"47e2766f-4dbc-4a1d-bcc5-c8e4d0152cb2"}},"identity":{"@id":"c5a83df9-159e-430a-9ddb-29edb4de4488"}},{"payload":{"owningMembership":{"@id":"f24149f4-6b2c-496c-ab7f-b0d4e08a8539"},"ownedTypeFeaturing":[],"usage":[],"ownedSubsetting":[],"type":[{"@id":"477e67c2-c81f-4fb1-9f82-a8515d537505"}],"nestedRequirement":[],"output":[],"nestedPort":[],"nestedTransition":[],"nestedConstraint":[],"isSufficient":false,"ownedDifferencing":[],"ownedRedefinition":[],"textualRepresentation":[],"isLibraryElement":false,"nestedAttribute":[],"nestedEnumeration":[],"ownedFeature":[],"documentation":[],"nestedAnalysisCase":[],"directedFeature":[],"input":[],"nestedCalculation":</text:span><text:soft-page-break/><text:span text:style-name="T1">[],"nestedView":[],"ownedMember":[],"nestedOccurrence":[],"owningFeatureMembership":{"@id":"f24149f4-6b2c-496c-ab7f-b0d4e08a8539"},"nestedAllocation":[],"isPortion":false,"nestedReference":[],"owningNamespace":{"@id":"ca89822c-b145-4e44-9f02-69bd273375e7"},"isReadOnly":false,"isVariation":false,"feature":[{"@id":"d577b35a-35c7-441b-a3b3-</text:span><text:span text:style-name="T1">e81bc83d2618"},{"@id":"11a27f60-3e29-442a-972e-0fe392a4e10c"}],"member":[{"@id":"31d06923-025c-4072-9103-9e818666652e"},{"@id":"7a6e7934-6c14-4bfd-a606-206ad4d02f34"},{"@id":"d577b35a-35c7-441b-a3b3-e81bc83d2618"},{"@id":"5469ad50-0c81-4cf0-ba3e-f49c3bec6973"},{"@id":"11a27f60-3e29-442a-972e-0fe392a4e10c"}],"declaredName":"money","isReference":true,"inheritedFeature":[{"@id":"d577b35a-35c7-441b-a3b3-e81bc83d2618"},{"@id":"11a27f60-3e29-442a-972e-0fe392a4e10c"}],"importedMembership":[],"ownedElement":[],"aliasIds":[],"featureMembership":[{"@id":"307afcc1-f4b3-4444-b4d1-e3c211e3b222"},{"@id":"842aeb36-94d0-4e2e-8e47-9b266fff6920"}],"isAbstract":false,"nestedMetadata":[],"nestedRendering":[],"unioningType":[],"nestedConnection":[],"nestedInterface":[],"ownedSpecialization":[],"nestedViewpoint":[],"ownedFeatureInverting":[],"directedUsage":[],"nestedPart":[],"chainingFeature":[],"isConjugated":false,"isUnique":true,"nestedUsage":[],"variant":[],"nestedState":[],"isOrdered":false,"elementId":"7532f729-58b6-45fb-8a70-9e1feb73f454","ownedAnnotation":[],"isDerived":false,"qualifiedName":"UseCaseActivities::MonitorPayment::money","intersectingType":[],"owningType":{"@id":"ca89822c-b145-4e44-9f02-69bd273375e7"},"nestedVerificationCase":[],"endFeature":[],"isEnd":false,"nestedItem":[],"featuringType":[{"@id":"ca89822c-b145-4e44-9f02-69bd273375e7"}],"isComposite":false,"name":"money","ownedMembership":[],"nestedFlow":[],"nestedCase":[],"@type":"ReferenceUsage","ownedDisjoining":[],"membership":[{"@id":"73066a9f-8517-4ab8-9e9b-2bf0c5256f14"},{"@id":"741ec789-c324-4c3b-972c-95859306ee7a"},{"@id":"307afcc1-f4b3-4444-b4d1-e3c211e3b222"},{"@id":"e23d27ba-7bb0-486a-8b43-b23257d6e805"},{"@id":"842aeb36-94d0-4e2e-8e47-9b266fff6920"}],"isImpliedIncluded":false,"isNonunique":false,"ownedFeatureChaining":[],"ownedTyping":[],"inheritedMembership":[{"@id":"73066a9f-8517-4ab8-9e9b-2bf0c5256f14"},{"@id":"741ec789-c324-4c3b-972c-95859306ee7a"},{"@id":"307afcc1-f4b3-4444-b4d1-e3c211e3b222"},{"@id":"e23d27ba-7bb0-486a-8b43-b23257d6e805"},{"@id":"842aeb36-94d0-4e2e-8e47-9b266fff6920"}],"ownedEndFeature":[],"ownedFeatureMembership":[],"definition":[{"@id":"477e67c2-c81f-4fb1-9f82-a8515d537505"}],"nestedUseCase":[],"direction":"in","owner":{"@id":"ca89822c-b145-4e44-9f02-69bd273375e7"},"owningRelationship":{"@id":"f24149f4-6b2c-496c-ab7f-b0d4e08a8539"},"nestedAction":[],"ownedRelationship":[],"nestedConcern":[],"ownedImport":[],"differencingType":[],"variantMembership":[],"ownedUnioning":[],"owningDefinition":{"@id":"ca89822c-b145-4e44-9f02-69bd273375e7"},"ownedIntersecting":[]},"identity":{"@id":"7532f729-58b6-45fb-8a70-9e1feb73f454"}},{"payload":{"@type":"FeatureMembership","ownedMemberElementId":"7532f729-58b6-45fb-8a70-9e1feb73f454","memberName":"money","source":[{"@id":"ca89822c-b145-4e44-9f02-69bd273375e7"}],"ownedRelatedElement":[{"@id":"7532f729-58b6-45fb-8a70-9e1feb73f454"}],"type":{"@id":"ca89822c-b145-4e44-9f02-69bd273375e7"},"memberElementId":"7532f729-58b6-45fb-8a70-9e1feb73f454","isImpliedIncluded":false,"owningRelatedElement":{"@id":"ca89822c-b145-4e44-9f02-69bd273375e7"},"feature":{"@id":"7532f729-58b6-45fb-8a70-9e1feb73f454"},"ownedMemberName":"money","elementId":"f24149f4-6b2c-496c-ab7f-b0d4e08a8539","textualRepresentation":[],"isLibraryElement":false,"ownedElement":[],"ownedAnnotation":[],"isImplied":false,"ownedMemberFeature":{"@id":"7532f729-58b6-45fb-8a70-9e1feb73f454"},"aliasIds":[],"visibility":"public","ownedRelationship":[],"documentation":[],"owningType":{"@id":"ca89822c-b145-4e44-9f02-69bd273375e7"},"ownedMemberElement":{"@id":"7532f729-58b6-45fb-8a70-9e1feb73f454"},"target":[{"@id":"7532f729-58b6-45fb-8a70-9e1feb73f454"}],"relatedElement":[{"@id":"ca89822c-b145-4e44-9f02-69bd273375e7"},{"@id":"7532f729-58b6-45fb-8a70-9e1feb73f454"}],"membershipOwningNamespace":{"@id":"ca89822c-b145-4e44-9f02-69bd273375e7"},"memberElement":{"@id":"7532f729-58b6-45fb-8a70-9e1feb73f454"}},"identity":{"@id":"f24149f4-6b2c-496c-ab7f-b0d4e08a8539"}},{"payload":{"owningMembership":{"@id":"0061f486-291e-4165-a678-22c276235ad8"},"ownedTypeFeaturing":[],"usage":[],"ownedSubsetting":[],"type":[{"@id":"477e67c2-c81f-4fb1-9f82-a8515d537505"}],"nestedRequirement":[],"output":[],"nestedPort":[],"nestedTransition":[],"nestedConstraint":[],"isSufficient":false,"ownedDifferencing":[],"ownedRedefinition":[],"textualRepresentation":[],"isLibraryElement":false,"nestedAttribute":</text:span><text:soft-page-break/><text:span text:style-name="T1">[],"nestedEnumeration":[],"ownedFeature":[],"documentation":[],"nestedAnalysisCase":[],"directedFeature":[],"input":[],"nestedCalculation":[],"nestedView":[],"ownedMember":[],"nestedOccurrence":[],"owningFeatureMembership":{"@id":"0061f486-291e-4165-a678-22c276235ad8"},"nestedAllocation":[],"isPortion":false,"nestedReference":[],"owningNamespace":</text:span><text:span text:style-name="T1">{"@id":"ca89822c-b145-4e44-9f02-69bd273375e7"},"isReadOnly":false,"isVariation":false,"feature":[{"@id":"d577b35a-35c7-441b-a3b3-e81bc83d2618"},{"@id":"11a27f60-3e29-442a-972e-0fe392a4e10c"}],"member":[{"@id":"31d06923-025c-4072-9103-9e818666652e"},{"@id":"7a6e7934-6c14-4bfd-a606-206ad4d02f34"},{"@id":"d577b35a-35c7-441b-a3b3-e81bc83d2618"},{"@id":"5469ad50-0c81-4cf0-ba3e-f49c3bec6973"},{"@id":"11a27f60-3e29-442a-972e-0fe392a4e10c"}],"declaredName":"clearance","isReference":true,"inheritedFeature":[{"@id":"d577b35a-35c7-441b-a3b3-e81bc83d2618"},{"@id":"11a27f60-3e29-442a-972e-0fe392a4e10c"}],"importedMembership":[],"ownedElement":[],"aliasIds":[],"featureMembership":[{"@id":"307afcc1-f4b3-4444-b4d1-e3c211e3b222"},{"@id":"842aeb36-94d0-4e2e-8e47-9b266fff6920"}],"isAbstract":false,"nestedMetadata":[],"nestedRendering":[],"unioningType":[],"nestedConnection":[],"nestedInterface":[],"ownedSpecialization":[],"nestedViewpoint":[],"ownedFeatureInverting":[],"directedUsage":[],"nestedPart":[],"chainingFeature":[],"isConjugated":false,"isUnique":true,"nestedUsage":[],"variant":[],"nestedState":[],"isOrdered":false,"elementId":"7d1c4d99-4c13-4c28-b4c1-60ab9282ad64","ownedAnnotation":[],"isDerived":false,"qualifiedName":"UseCaseActivities::MonitorPayment::clearance","intersectingType":[],"owningType":{"@id":"ca89822c-b145-4e44-9f02-69bd273375e7"},"nestedVerificationCase":[],"endFeature":[],"isEnd":false,"nestedItem":[],"featuringType":[{"@id":"ca89822c-b145-4e44-9f02-69bd273375e7"}],"isComposite":false,"name":"clearance","ownedMembership":[],"nestedFlow":[],"nestedCase":[],"@type":"ReferenceUsage","ownedDisjoining":[],"membership":[{"@id":"73066a9f-8517-4ab8-9e9b-2bf0c5256f14"},{"@id":"741ec789-c324-4c3b-972c-95859306ee7a"},{"@id":"307afcc1-f4b3-4444-b4d1-e3c211e3b222"},{"@id":"e23d27ba-7bb0-486a-8b43-b23257d6e805"},{"@id":"842aeb36-94d0-4e2e-8e47-9b266fff6920"}],"isImpliedIncluded":false,"isNonunique":false,"ownedFeatureChaining":[],"ownedTyping":[],"inheritedMembership":[{"@id":"73066a9f-8517-4ab8-9e9b-2bf0c5256f14"},{"@id":"741ec789-c324-4c3b-972c-95859306ee7a"},{"@id":"307afcc1-f4b3-4444-b4d1-e3c211e3b222"},{"@id":"e23d27ba-7bb0-486a-8b43-b23257d6e805"},{"@id":"842aeb36-94d0-4e2e-8e47-9b266fff6920"}],"ownedEndFeature":[],"ownedFeatureMembership":[],"definition":[{"@id":"477e67c2-c81f-4fb1-9f82-a8515d537505"}],"nestedUseCase":[],"direction":"out","owner":{"@id":"ca89822c-b145-4e44-9f02-69bd273375e7"},"owningRelationship":{"@id":"0061f486-291e-4165-a678-22c276235ad8"},"nestedAction":[],"ownedRelationship":[],"nestedConcern":[],"ownedImport":[],"differencingType":[],"variantMembership":[],"ownedUnioning":[],"owningDefinition":{"@id":"ca89822c-b145-4e44-9f02-69bd273375e7"},"ownedIntersecting":[]},"identity":{"@id":"7d1c4d99-4c13-4c28-b4c1-60ab9282ad64"}},{"payload":{"@type":"FeatureMembership","ownedMemberElementId":"7d1c4d99-4c13-4c28-b4c1-60ab9282ad64","memberName":"clearance","source":[{"@id":"ca89822c-b145-4e44-9f02-69bd273375e7"}],"ownedRelatedElement":[{"@id":"7d1c4d99-4c13-4c28-b4c1-60ab9282ad64"}],"type":{"@id":"ca89822c-b145-4e44-9f02-69bd273375e7"},"memberElementId":"7d1c4d99-4c13-4c28-b4c1-60ab9282ad64","isImpliedIncluded":false,"owningRelatedElement":{"@id":"ca89822c-b145-4e44-9f02-69bd273375e7"},"feature":{"@id":"7d1c4d99-4c13-4c28-b4c1-60ab9282ad64"},"ownedMemberName":"clearance","elementId":"0061f486-291e-4165-a678-22c276235ad8","textualRepresentation":[],"isLibraryElement":false,"ownedElement":[],"ownedAnnotation":[],"isImplied":false,"ownedMemberFeature":{"@id":"7d1c4d99-4c13-4c28-b4c1-60ab9282ad64"},"aliasIds":[],"visibility":"public","ownedRelationship":[],"documentation":[],"owningType":{"@id":"ca89822c-b145-4e44-9f02-69bd273375e7"},"ownedMemberElement":{"@id":"7d1c4d99-4c13-4c28-b4c1-60ab9282ad64"},"target":[{"@id":"7d1c4d99-4c13-4c28-b4c1-60ab9282ad64"}],"relatedElement":[{"@id":"ca89822c-b145-4e44-9f02-69bd273375e7"},{"@id":"7d1c4d99-4c13-4c28-b4c1-60ab9282ad64"}],"membershipOwningNamespace":{"@id":"ca89822c-b145-4e44-9f02-69bd273375e7"},"memberElement":{"@id":"7d1c4d99-4c13-4c28-b4c1-60ab9282ad64"}},"identity":{"@id":"0061f486-291e-4165-a678-22c276235ad8"}},{"payload":{"ownedPort":[],"directedUsage":[{"@id":"7532f729-58b6-45fb-8a70-9e1feb73f454"},{"@id":"7d1c4d99-4c13-4c28-b4c1-60ab9282ad64"},{"@id":"04d0fe3f-5c06-4a18-a0a2-</text:span><text:soft-page-break/><text:span text:style-name="T1">32971bf9e96d"},{"@id":"c47bd4a7-67cf-43d0-bb9d-83b8d6fdb384"},{"@id":"f17b470b-5cd3-4d27-a325-03df3bebfbd1"},{"@id":"c62a6159-da01-453f-a0b2-1d771fb4526c"},{"@id":"f68c5609-cc1d-4bf0-9351-c5e66cbae31c"},{"@id":"4125b7bd-c70e-4383-8f33-63e5e310516a"},{"@id":"6be93dc6-cb29-49e4-a7fc-0af7c3e9f039"},{"@id":"c1b6485d-ca61-4f67-9d7b-a40b9d62b9b4"},</text:span><text:span text:style-name="T1">{"@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ingMembership":{"@id":"a9141b73-a682-480b-a9d9-5c937dddebc9"},"isConjugated":false,"usage":[{"@id":"7532f729-58b6-45fb-8a70-9e1feb73f454"},{"@id":"7d1c4d99-4c13-4c28-b4c1-60ab9282ad64"},{"@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edVerificationCase":[],"ownedEnumeration":[],"ownedViewpoint":[],"ownedAnalysisCase":[],"ownedRendering":[],"ownedConstraint":[],"output":[{"@id":"7d1c4d99-4c13-4c28-b4c1-60ab9282ad64"}],"ownedMetadata":[],"variant":[],"action":[],"ownedItem":[],"isSufficient":false,"ownedDifferencing":[],"elementId":"ca89822c-b145-4e44-9f02-69bd273375e7","textualRepresentation":[],"isLibraryElement":false,"ownedAnnotation":[],"ownedView":[],"ownedFeature":[{"@id":"7532f729-58b6-45fb-8a70-9e1feb73f454"},{"@id":"7d1c4d99-4c13-4c28-b4c1-60ab9282ad64"}],"qualifiedName":"UseCaseActivities::MonitorPayment","documentation":[],"intersectingType":[],"endFeature":[],"directedFeature":[{"@id":"7532f729-58b6-45fb-8a70-9e1feb73f454"},{"@id":"7d1c4d99-4c13-4c28-b4c1-60ab9282ad64"}],"ownedInterface":[],"ownedAllocation":[],"input":[{"@id":"7532f729-58b6-45fb-8a70-9e1feb73f454"}],"ownedFlow":[],"ownedAction":[],"ownedCase":[],"ownedCalculation":[],"ownedOccurrence":[],"name":"MonitorPayment","ownedReference":[{"@id":"7532f729-58b6-45fb-8a70-9e1feb73f454"},{"@id":"7d1c4d99-4c13-4c28-b4c1-60ab9282ad64"}],"ownedUsage":[{"@id":"7532f729-58b6-45fb-8a70-9e1feb73f454"},{"@id":"7d1c4d99-4c13-4c28-b4c1-60ab9282ad64"}],"ownedMember":[{"@id":"7532f729-58b6-45fb-8a70-9e1feb73f454"},{"@id":"7d1c4d99-4c13-4c28-b4c1-60ab9282ad64"}],"ownedMembership":[{"@id":"f24149f4-6b2c-496c-ab7f-b0d4e08a8539"},{"@id":"0061f486-291e-4165-a678-22c276235ad8"}],"ownedUseCase":[],"@type":"ActionDefinition","ownedDisjoining":[],"ownedState":[],"membership":[{"@id":"f24149f4-6b2c-496c-ab7f-b0d4e08a8539"},{"@id":"0061f486-291e-4165-a678-22c276235ad8"},{"@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text:span><text:soft-page-break/><text:span text:style-name="T1">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text:span><text:span text:style-name="T1">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sIndividual":false,"isImpliedIncluded":false,"owningNamespace":{"@id":"3c9e3480-748c-4a41-8063-298ea38aa13f"},"isVariation":false,"feature":[{"@id":"7532f729-58b6-45fb-8a70-9e1feb73f454"},{"@id":"7d1c4d99-4c13-4c28-b4c1-60ab9282ad64"},{"@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text:span><text:soft-page-break/><text:span text:style-name="T1">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text:span><text:span text:style-name="T1">{"@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nheritedMembership":[{"@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text:span><text:soft-page-break/><text:span text:style-name="T1">{"@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text:span><text:span text:style-name="T1">9a3e3797d009"},{"@id":"b8067471-1998-4310-9ed5-7f4d9c877496"},{"@id":"4e379575-c5c7-4c3c-b5c6-3cf458db85cb"},{"@id":"96115f76-39fb-4acf-b3e3-9e3d4eed46e3"},{"@id":"88e0b267-2aac-476d-be0f-022cb7469818"},{"@id":"a92ab926-31fe-44bb-badb-c403d10f6934"},{"@id":"a57f694e-b98f-4c0c-a8f2-816be03215d6"},{"@id":"b0761b70-f477-</text:span>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text:p>
      <text:p text:style-name="Standard">-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parameter":[{"@id":"7532f729-58b6-45fb-8a70-9e1feb73f454"},{"@id":"7d1c4d99-4c13-4c28-b4c1-60ab9282ad64"}],"member":[{"@id":"7532f729-58b6-45fb-8a70-9e1feb73f454"},{"@id":"7d1c4d99-4c13-4c28-b4c1-60ab9282ad64"},{"@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text:soft-page-break/>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text:span text:style-name="T1">58a5e092300a"},{"@id":"efce0eea-b066-4276-b660-1e936483362b"},{"@id":"e5d7d3bf-</text:span>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text:span text:style-name="T1">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ownedEndFeature":[],"declaredName":"MonitorPayment","ownedFeatureMembership":[{"@id":"f24149f4-6b2c-496c-ab7f-b0d4e08a8539"},{"@id":"0061f486-291e-4165-a678-22c276235ad8"}],"ownedSubclassification":[],"inheritedFeature":[{"@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text:span><text:soft-page-break/><text:span text:style-name="T1">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text:span><text:span text:style-name="T1">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ownedTransition":[],"owner":{"@id":"3c9e3480-748c-4a41-8063-298ea38aa13f"},"importedMembership":[],"ownedElement":[{"@id":"7532f729-58b6-45fb-8a70-9e1feb73f454"},{"@id":"7d1c4d99-4c13-4c28-b4c1-60ab9282ad64"}],"owningRelationship":{"@id":"a9141b73-a682-480b-a9d9-5c937dddebc9"},"aliasIds":[],"ownedRelationship":[{"@id":"f24149f4-6b2c-496c-ab7f-b0d4e08a8539"},{"@id":"0061f486-291e-4165-a678-22c276235ad8"}],"ownedConnection":[],"featureMembership":[{"@id":"f24149f4-6b2c-496c-ab7f-b0d4e08a8539"},{"@id":"0061f486-291e-4165-a678-22c276235ad8"},{"@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text:span><text:soft-page-break/><text:span text:style-name="T1">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text:span><text:span text:style-name="T1">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ownedImport":[],"ownedRequirement":[],"isAbstract":false,"differencingType":[],"variantMembership":[],"ownedUnioning":[],"unioningType":[],"ownedSpecialization":[],"ownedConcern":[],"step":[{"@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0a533d4-a067-4feb-8e87-fb4521180494"},{"@id":"92e9cc19-a6b7-432f-a0f8-023273e9491f"},{"@id":"ce247c61-1f22-42dc-80cd-ee3eaa1d5473"},{"@id":"0b7f5b6b-487b-4125-8ab0-250ff2d01fa3"},{"@id":"def2dd72-41e3-483b-b258-c8684c3780f2"},{"@id":"72a7c1c4-db6c-4d01-9631-d8029b99f6ad"},{"@id":"82dbbc00-8fcd-4c17-8bd6-87cf52b69da7"},{"@id":"9c1b6b5d-98be-4565-85e4-23abaf2b3537"},{"@id":"18596263-61ec-4801-88d1-04418b4cf6cd"},{"@id":"5530db67-f31e-491c-99d4-d5e8af097713"},{"@id":"60131259-c678-479f-bd2d-52513ed29905"},{"@id":"26591a6e-fa1f-4a03-bc30-0eccaf9b4c41"},{"@id":"1f833ff2-4d72-4c7c-818f-d4269808ec38"}],"ownedAttribute":[],"ownedIntersecting":[],"ownedPart":[]},"identity":{"@id":"ca89822c-b145-4e44-9f02-69bd273375e7"}},{"payload":{"@type":"OwningMembership","ownedMemberElementId":"ca89822c-b145-4e44-9f02-69bd273375e7","memberName":"MonitorPayment","source":[{"@id":"3c9e3480-748c-4a41-8063-298ea38aa13f"}],"ownedRelatedElement":[{"@id":"ca89822c-b145-4e44-9f02-69bd273375e7"}],"memberElementId":"ca89822c-b145-4e44-9f02-</text:span><text:soft-page-break/><text:span text:style-name="T1">69bd273375e7","isImpliedIncluded":false,"owningRelatedElement":{"@id":"3c9e3480-748c-4a41-8063-298ea38aa13f"},"ownedMemberName":"MonitorPayment","elementId":"a9141b73-a682-480b-a9d9-5c937dddebc9","textualRepresentation":[],"isLibraryElement":false,"ownedElement":[],"ownedAnnotation":[],"isImplied":false,"aliasIds":[],"visibility":"public","ownedRelationship":[],"documentation":[],"ownedMemberElement":{"@id":"ca89822c-b145-4e44-9f02-69bd273375e7"},"target":[{"@id":"ca89822c-b145-4e44-9f02-69bd273375e7"}],"relatedElement":[{"@id":"3c9e3480-748c-4a41-8063-298ea38aa13f"},{"@id":"ca89822c-b145-4e44-9f02-69bd273375e7"}],"membershipOwningNamespace":{"@id":"3c9e3480-748c-4a41-8063-298ea38aa13f"},"memberElement":{"@id":"ca89822c-b145-4e44-</text:span><text:span text:style-name="T1">9f02-69bd273375e7"}},"identity":{"@id":"a9141b73-a682-480b-a9d9-5c937dddebc9"}},{"payload":{"owningMembership":{"@id":"7e1ed04c-6b7b-4af5-8a29-0545c33ce14a"},"ownedTypeFeaturing":[],"usage":[],"ownedSubsetting":[],"type":[{"@id":"477e67c2-c81f-4fb1-9f82-a8515d537505"}],"nestedRequirement":[],"output":[],"nestedPort":[],"nestedTransition":[],"nestedConstraint":[],"isSufficient":false,"ownedDifferencing":[],"ownedRedefinition":[],"textualRepresentation":[],"isLibraryElement":false,"nestedAttribute":[],"nestedEnumeration":[],"ownedFeature":[],"documentation":[],"nestedAnalysisCase":[],"directedFeature":[],"input":[],"nestedCalculation":[],"nestedView":[],"ownedMember":[],"nestedOccurrence":[],"owningFeatureMembership":{"@id":"7e1ed04c-6b7b-4af5-8a29-0545c33ce14a"},"nestedAllocation":[],"isPortion":false,"nestedReference":[],"owningNamespace":{"@id":"94173da1-3f61-4209-aa19-f67ef8747532"},"isReadOnly":false,"isVariation":false,"feature":[{"@id":"d577b35a-35c7-441b-a3b3-e81bc83d2618"},{"@id":"11a27f60-3e29-442a-972e-0fe392a4e10c"}],"member":[{"@id":"31d06923-025c-4072-9103-9e818666652e"},{"@id":"7a6e7934-6c14-4bfd-a606-206ad4d02f34"},{"@id":"d577b35a-35c7-441b-a3b3-e81bc83d2618"},{"@id":"5469ad50-0c81-4cf0-ba3e-f49c3bec6973"},{"@id":"11a27f60-3e29-442a-972e-0fe392a4e10c"}],"declaredName":"clearance","isReference":true,"inheritedFeature":[{"@id":"d577b35a-35c7-441b-a3b3-e81bc83d2618"},{"@id":"11a27f60-3e29-442a-972e-0fe392a4e10c"}],"importedMembership":[],"ownedElement":[],"aliasIds":[],"featureMembership":[{"@id":"307afcc1-f4b3-4444-b4d1-e3c211e3b222"},{"@id":"842aeb36-94d0-4e2e-8e47-9b266fff6920"}],"isAbstract":false,"nestedMetadata":[],"nestedRendering":[],"unioningType":[],"nestedConnection":[],"nestedInterface":[],"ownedSpecialization":[],"nestedViewpoint":[],"ownedFeatureInverting":[],"directedUsage":[],"nestedPart":[],"chainingFeature":[],"isConjugated":false,"isUnique":true,"nestedUsage":[],"variant":[],"nestedState":[],"isOrdered":false,"elementId":"107bdf91-9b3a-45d0-8b96-133e4639ee18","ownedAnnotation":[],"isDerived":false,"qualifiedName":"UseCaseActivities::ProvideMusicTrack::clearance","intersectingType":[],"owningType":{"@id":"94173da1-3f61-4209-aa19-f67ef8747532"},"nestedVerificationCase":[],"endFeature":[],"isEnd":false,"nestedItem":[],"featuringType":[{"@id":"94173da1-3f61-4209-aa19-f67ef8747532"}],"isComposite":false,"name":"clearance","ownedMembership":[],"nestedFlow":[],"nestedCase":[],"@type":"ReferenceUsage","ownedDisjoining":[],"membership":[{"@id":"73066a9f-8517-4ab8-9e9b-2bf0c5256f14"},{"@id":"741ec789-c324-4c3b-972c-95859306ee7a"},{"@id":"307afcc1-f4b3-4444-b4d1-e3c211e3b222"},{"@id":"e23d27ba-7bb0-486a-8b43-b23257d6e805"},{"@id":"842aeb36-94d0-4e2e-8e47-9b266fff6920"}],"isImpliedIncluded":false,"isNonunique":false,"ownedFeatureChaining":[],"ownedTyping":[],"inheritedMembership":[{"@id":"73066a9f-8517-4ab8-9e9b-2bf0c5256f14"},{"@id":"741ec789-c324-4c3b-972c-95859306ee7a"},{"@id":"307afcc1-f4b3-4444-b4d1-e3c211e3b222"},{"@id":"e23d27ba-7bb0-486a-8b43-b23257d6e805"},{"@id":"842aeb36-94d0-4e2e-8e47-9b266fff6920"}],"ownedEndFeature":[],"ownedFeatureMembership":[],"definition":[{"@id":"477e67c2-c81f-4fb1-9f82-a8515d537505"}],"nestedUseCase":[],"direction":"in","owner":{"@id":"94173da1-3f61-4209-aa19-f67ef8747532"},"owningRelationship":{"@id":"7e1ed04c-6b7b-4af5-8a29-0545c33ce14a"},"nestedAction":[],"ownedRelationship":[],"nestedConcern":[],"ownedImport":[],"differencingType":[],"variantMembership":[],"ownedUnioning":[],"owningDefinition":{"@id":"94173da1-3f61-4209-aa19-f67ef8747532"},"ownedIntersecting":[]},"identity":{"@id":"107bdf91-9b3a-45d0-8b96-133e4639ee18"}},{"payload":{"@type":"FeatureMembership","ownedMemberElementId":"107bdf91-9b3a-45d0-8b96-133e4639ee18","memberName":"clearance","source":[{"@id":"94173da1-3f61-4209-aa19-f67ef8747532"}],"ownedRelatedElement":[{"@id":"107bdf91-9b3a-45d0-8b96-133e4639ee18"}],"type":{"@id":"94173da1-3f61-4209-aa19-f67ef8747532"},"memberElementId":"107bdf91-9b3a-45d0-8b96-133e4639ee18","isImpliedIncluded":false,"owningRelatedElement":{"@id":"94173da1-3f61-4209-aa19-f67ef8747532"},"feature":{"@id":"107bdf91-9b3a-</text:span><text:soft-page-break/><text:span text:style-name="T1">45d0-8b96-133e4639ee18"},"ownedMemberName":"clearance","elementId":"7e1ed04c-6b7b-4af5-8a29-0545c33ce14a","textualRepresentation":[],"isLibraryElement":false,"ownedElement":[],"ownedAnnotation":[],"isImplied":false,"ownedMemberFeature":{"@id":"107bdf91-9b3a-45d0-8b96-133e4639ee18"},"aliasIds":[],"visibility":"public","ownedRelationship":[],"documentation":[],"owningType":{"@id":"94173da1-3f61-4209-aa19-f67ef8747532"},"ownedMemberElement":{"@id":"107bdf91-9b3a-45d0-8b96-133e4639ee18"},"target":[{"@id":"107bdf91-9b3a-45d0-8b96-133e4639ee18"}],"relatedElement":[{"@id":"94173da1-3f61-4209-aa19-f67ef8747532"},{"@id":"107bdf91-9b3a-45d0-8b96-133e4639ee18"}],"membershipOwningNamespace":{"@id":"94173da1-3f61-4209-aa19-f67ef8747532"},"memberElement":{"@id":"107bdf91-9b3a-45d0-</text:span><text:span text:style-name="T1">8b96-133e4639ee18"}},"identity":{"@id":"7e1ed04c-6b7b-4af5-8a29-0545c33ce14a"}},{"payload":{"owningMembership":{"@id":"aa185ec6-7dd2-419a-9d7d-ba5573d64e77"},"ownedTypeFeaturing":[],"usage":[],"ownedSubsetting":[],"type":[{"@id":"477e67c2-c81f-4fb1-9f82-a8515d537505"}],"nestedRequirement":[],"output":[],"nestedPort":[],"nestedTransition":[],"nestedConstraint":[],"isSufficient":false,"ownedDifferencing":[],"ownedRedefinition":[],"textualRepresentation":[],"isLibraryElement":false,"nestedAttribute":[],"nestedEnumeration":[],"ownedFeature":[],"documentation":[],"nestedAnalysisCase":[],"directedFeature":[],"input":[],"nestedCalculation":[],"nestedView":[],"ownedMember":[],"nestedOccurrence":[],"owningFeatureMembership":{"@id":"aa185ec6-7dd2-419a-9d7d-ba5573d64e77"},"nestedAllocation":[],"isPortion":false,"nestedReference":[],"owningNamespace":{"@id":"94173da1-3f61-4209-aa19-f67ef8747532"},"isReadOnly":false,"isVariation":false,"feature":[{"@id":"d577b35a-35c7-441b-a3b3-e81bc83d2618"},{"@id":"11a27f60-3e29-442a-972e-0fe392a4e10c"}],"member":[{"@id":"31d06923-025c-4072-9103-9e818666652e"},{"@id":"7a6e7934-6c14-4bfd-a606-206ad4d02f34"},{"@id":"d577b35a-35c7-441b-a3b3-e81bc83d2618"},{"@id":"5469ad50-0c81-4cf0-ba3e-f49c3bec6973"},{"@id":"11a27f60-3e29-442a-972e-0fe392a4e10c"}],"declaredName":"music_track","isReference":true,"inheritedFeature":[{"@id":"d577b35a-35c7-441b-a3b3-e81bc83d2618"},{"@id":"11a27f60-3e29-442a-972e-0fe392a4e10c"}],"importedMembership":[],"ownedElement":[],"aliasIds":[],"featureMembership":[{"@id":"307afcc1-f4b3-4444-b4d1-e3c211e3b222"},{"@id":"842aeb36-94d0-4e2e-8e47-9b266fff6920"}],"isAbstract":false,"nestedMetadata":[],"nestedRendering":[],"unioningType":[],"nestedConnection":[],"nestedInterface":[],"ownedSpecialization":[],"nestedViewpoint":[],"ownedFeatureInverting":[],"directedUsage":[],"nestedPart":[],"chainingFeature":[],"isConjugated":false,"isUnique":true,"nestedUsage":[],"variant":[],"nestedState":[],"isOrdered":false,"elementId":"baf358c0-406c-462d-b9c5-73859bf65bd3","ownedAnnotation":[],"isDerived":false,"qualifiedName":"UseCaseActivities::ProvideMusicTrack::music_track","intersectingType":[],"owningType":{"@id":"94173da1-3f61-4209-aa19-f67ef8747532"},"nestedVerificationCase":[],"endFeature":[],"isEnd":false,"nestedItem":[],"featuringType":[{"@id":"94173da1-3f61-4209-aa19-f67ef8747532"}],"isComposite":false,"name":"music_track","ownedMembership":[],"nestedFlow":[],"nestedCase":[],"@type":"ReferenceUsage","ownedDisjoining":[],"membership":[{"@id":"73066a9f-8517-4ab8-9e9b-2bf0c5256f14"},{"@id":"741ec789-c324-4c3b-972c-95859306ee7a"},{"@id":"307afcc1-f4b3-4444-b4d1-e3c211e3b222"},{"@id":"e23d27ba-7bb0-486a-8b43-b23257d6e805"},{"@id":"842aeb36-94d0-4e2e-8e47-9b266fff6920"}],"isImpliedIncluded":false,"isNonunique":false,"ownedFeatureChaining":[],"ownedTyping":[],"inheritedMembership":[{"@id":"73066a9f-8517-4ab8-9e9b-2bf0c5256f14"},{"@id":"741ec789-c324-4c3b-972c-95859306ee7a"},{"@id":"307afcc1-f4b3-4444-b4d1-e3c211e3b222"},{"@id":"e23d27ba-7bb0-486a-8b43-b23257d6e805"},{"@id":"842aeb36-94d0-4e2e-8e47-9b266fff6920"}],"ownedEndFeature":[],"ownedFeatureMembership":[],"definition":[{"@id":"477e67c2-c81f-4fb1-9f82-a8515d537505"}],"nestedUseCase":[],"direction":"out","owner":{"@id":"94173da1-3f61-4209-aa19-f67ef8747532"},"owningRelationship":{"@id":"aa185ec6-7dd2-419a-9d7d-ba5573d64e77"},"nestedAction":[],"ownedRelationship":[],"nestedConcern":[],"ownedImport":[],"differencingType":[],"variantMembership":[],"ownedUnioning":[],"owningDefinition":{"@id":"94173da1-3f61-4209-aa19-f67ef8747532"},"ownedIntersecting":[]},"identity":{"@id":"baf358c0-406c-462d-b9c5-73859bf65bd3"}},{"payload":{"@type":"FeatureMembership","ownedMemberElementId":"baf358c0-406c-462d-b9c5-73859bf65bd3","memberName":"music_track","source":[{"@id":"94173da1-3f61-4209-aa19-f67ef8747532"}],"ownedRelatedElement":[{"@id":"baf358c0-406c-462d-b9c5-73859bf65bd3"}],"type":{"@id":"94173da1-3f61-4209-aa19-f67ef8747532"},"memberElementId":"baf358c0-406c-462d-b9c5-73859bf65bd3","isImpliedIncluded":false,"owningRelatedElement":{"@id":"94173da1-3f61-4209-aa19-f67ef8747532"},"feature":{"@id":"baf358c0-406c-</text:span><text:soft-page-break/><text:span text:style-name="T1">462d-b9c5-73859bf65bd3"},"ownedMemberName":"music_track","elementId":"aa185ec6-7dd2-419a-9d7d-ba5573d64e77","textualRepresentation":[],"isLibraryElement":false,"ownedElement":[],"ownedAnnotation":[],"isImplied":false,"ownedMemberFeature":{"@id":"baf358c0-406c-462d-b9c5-73859bf65bd3"},"aliasIds":[],"visibility":"public","ownedRelationship":[],"documentation":[],"owningType":{"@id":"94173da1-3f61-4209-aa19-f67ef8747532"},"ownedMemberElement":{"@id":"baf358c0-406c-462d-b9c5-73859bf65bd3"},"target":[{"@id":"baf358c0-406c-462d-b9c5-73859bf65bd3"}],"relatedElement":[{"@id":"94173da1-3f61-4209-aa19-f67ef8747532"},{"@id":"baf358c0-406c-462d-b9c5-73859bf65bd3"}],"membershipOwningNamespace":{"@id":"94173da1-3f61-4209-aa19-f67ef8747532"},"memberElement":{"@id":"baf358c0-406c-462d-b9c5-</text:span><text:span text:style-name="T1">73859bf65bd3"}},"identity":{"@id":"aa185ec6-7dd2-419a-9d7d-ba5573d64e77"}},{"payload":{"ownedPort":[],"directedUsage":[{"@id":"107bdf91-9b3a-45d0-8b96-133e4639ee18"},{"@id":"baf358c0-406c-462d-b9c5-73859bf65bd3"},{"@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ingMembership":{"@id":"6048be1b-0429-47ae-a656-c923b045ba4f"},"isConjugated":false,"usage":[{"@id":"107bdf91-9b3a-45d0-8b96-133e4639ee18"},{"@id":"baf358c0-406c-462d-b9c5-73859bf65bd3"},{"@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edVerificationCase":[],"ownedEnumeration":[],"ownedViewpoint":[],"ownedAnalysisCase":[],"ownedRendering":[],"ownedConstraint":[],"output":[{"@id":"baf358c0-406c-462d-b9c5-73859bf65bd3"}],"ownedMetadata":[],"variant":[],"action":[],"ownedItem":[],"isSufficient":false,"ownedDifferencing":[],"elementId":"94173da1-3f61-4209-aa19-f67ef8747532","textualRepresentation":[],"isLibraryElement":false,"ownedAnnotation":[],"ownedView":[],"ownedFeature":[{"@id":"107bdf91-9b3a-45d0-8b96-133e4639ee18"},{"@id":"baf358c0-406c-462d-b9c5-73859bf65bd3"}],"qualifiedName":"UseCaseActivities::ProvideMusicTrack","documentation":[],"intersectingType":[],"endFeature":[],"directedFeature":[{"@id":"107bdf91-9b3a-45d0-8b96-133e4639ee18"},{"@id":"baf358c0-406c-462d-b9c5-73859bf65bd3"}],"ownedInterface":[],"ownedAllocation":[],"input":[{"@id":"107bdf91-9b3a-45d0-8b96-133e4639ee18"}],"ownedFlow":[],"ownedAction":[],"ownedCase":[],"ownedCalculation":[],"ownedOccurrence":[],"name":"ProvideMusicTrack","ownedReference":[{"@id":"107bdf91-9b3a-45d0-8b96-133e4639ee18"},{"@id":"baf358c0-406c-462d-b9c5-73859bf65bd3"}],"ownedUsage":[{"@id":"107bdf91-9b3a-45d0-8b96-133e4639ee18"},{"@id":"baf358c0-406c-462d-b9c5-73859bf65bd3"}],"ownedMember":[{"@id":"107bdf91-9b3a-45d0-8b96-133e4639ee18"},{"@id":"baf358c0-406c-462d-b9c5-73859bf65bd3"}],"ownedMembership":[{"@id":"7e1ed04c-6b7b-4af5-8a29-0545c33ce14a"},{"@id":"aa185ec6-7dd2-419a-9d7d-ba5573d64e77"}],"ownedUseCase":[],"@type":"ActionDefinition","ownedDisjoining":[],"ownedState":[],"membership":[{"@id":"7e1ed04c-6b7b-4af5-8a29-0545c33ce14a"},{"@id":"aa185ec6-7dd2-419a-9d7d-ba5573d64e77"},{"@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text:span><text:soft-page-break/><text:span text:style-name="T1">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text:span><text:span text:style-name="T1">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sIndividual":false,"isImpliedIncluded":false,"owningNamespace":{"@id":"3c9e3480-748c-4a41-8063-298ea38aa13f"},"isVariation":false,"feature":[{"@id":"107bdf91-9b3a-45d0-8b96-133e4639ee18"},{"@id":"baf358c0-406c-462d-b9c5-73859bf65bd3"},{"@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text:span><text:soft-page-break/><text:span text:style-name="T1">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text:span><text:span text:style-name="T1">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nheritedMembership":[{"@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text:span><text:soft-page-break/><text:span text:style-name="T1">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text:span><text:span text:style-name="T1">{"@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parameter":[{"@id":"107bdf91-9b3a-45d0-8b96-133e4639ee18"},{"@id":"baf358c0-406c-462d-b9c5-73859bf65bd3"}],"member":[{"@id":"107bdf91-9b3a-45d0-8b96-133e4639ee18"},{"@id":"baf358c0-406c-462d-b9c5-73859bf65bd3"},{"@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text:span><text:soft-page-break/><text:span text:style-name="T1">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text:span><text:span text:style-name="T1">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ownedEndFeature":[],"declaredName":"ProvideMusicTrack","ownedFeatureMembership":[{"@id":"7e1ed04c-6b7b-4af5-8a29-0545c33ce14a"},{"@id":"aa185ec6-7dd2-419a-9d7d-ba5573d64e77"}],"ownedSubclassification":[],"inheritedFeature":[{"@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text:span><text:soft-page-break/><text:span text:style-name="T1">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text:span><text:span text:style-name="T1">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ownedTransition":[],"owner":{"@id":"3c9e3480-748c-4a41-8063-298ea38aa13f"},"importedMembership":[],"ownedElement":[{"@id":"107bdf91-9b3a-45d0-8b96-133e4639ee18"},{"@id":"baf358c0-406c-462d-b9c5-73859bf65bd3"}],"owningRelationship":{"@id":"6048be1b-0429-47ae-a656-c923b045ba4f"},"aliasIds":[],"ownedRelationship":[{"@id":"7e1ed04c-6b7b-4af5-8a29-0545c33ce14a"},{"@id":"aa185ec6-7dd2-419a-9d7d-ba5573d64e77"}],"ownedConnection":[],"featureMembership":[{"@id":"7e1ed04c-6b7b-4af5-8a29-0545c33ce14a"},{"@id":"aa185ec6-7dd2-419a-9d7d-ba5573d64e77"},{"@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text:span><text:soft-page-break/><text:span text:style-name="T1">{"@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text:span><text:span text:style-name="T1">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ownedImport":[],"ownedRequirement":[],"isAbstract":false,"differencingType":[],"variantMembership":[],"ownedUnioning":[],"unioningType":[],"ownedSpecialization":[],"ownedConcern":[],"step":[{"@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text:span>8fb9-9eda87317700"},{"@id":"9e024cc1-3e05-4b25-9c0e-749c2e9e7269"},{"@id":"cf65c0e5-5509-4fc4-bb1c-112f61f71f15"},{"@id":"00d7ec59-af32-4788-b64f-2b77667640bf"},{"@id":"bab17dea-269b-4f61-938b-44aff3bece46"},{"@id":"0113073f-06fe-4420-9492-a81738cc62e9"},{"@id":"1c8d35e5-d940-4cc3-b49d-2e574a751d52"},{"@id":"e0a533d4-a067-4feb-8e87-fb4521180494"},{"@id":"92e9cc19-a6b7-432f-a0f8-023273e9491f"},{"@id":"ce247c61-1f22-42dc-80cd-ee3eaa1d5473"},{"@id":"0b7f5b6b-487b-4125-8ab0-250ff2d01fa3"},{"@id":"def2dd72-41e3-483b-b258-c8684c3780f2"},{"@id":"72a7c1c4-db6c-4d01-9631-d8029b99f6ad"},{"@id":"82dbbc00-8fcd-4c17-8bd6-87cf52b69da7"},{"@id":"9c1b6b5d-98be-4565-85e4-23abaf2b3537"},{"@id":"18596263-61ec-4801-88d1-04418b4cf6cd"},{"@id":"5530db67-f31e-491c-99d4-d5e8af097713"},{"@id":"60131259-c678-479f-bd2d-52513ed29905"},{"@id":"26591a6e-fa1f-4a03-bc30-0eccaf9b4c41"},{"@id":"1f833ff2-4d72-4c7c-818f-d4269808ec38"}],"ownedAttribute":[],"ownedIntersecting":[],"ownedPart":[]},"identity":{"@id":"94173da1-3f61-4209-aa19-f67ef8747532"}},{"payload":{"@type":"OwningMembership","ownedMemberElementId":"94173da1-3f61-4209-aa19-f67ef8747532","memberName":"ProvideMusicTrack","source":[{"@id":"3c9e3480-748c-4a41-8063-298ea38aa13f"}],"ownedRelatedElement":[{"@id":"94173da1-3f61-4209-aa19-f67ef8747532"}],"memberElementId":"94173da1-3f61-4209-aa19-f67ef8747532","isImpliedIncluded":false,"owningRelatedElement":{"@id":"3c9e3480-748c-4a41-8063-298ea38aa13f"},"ownedMemberName":"ProvideMusicTrack","elementId":"6048be1b-0429-47ae-a656-c923b045ba4f","textualRepresentation":[],"isLibraryElement":false,"ownedElement":[],"ownedAnnotation":[],"isImplied":false,"aliasIds":[],"visibility":"public","ownedRelationship":[],"documentation":[],"ownedMemberElement":{"@id":"94173da1-3f61-4209-aa19-f67ef8747532"},"target":[{"@id":"94173da1-3f61-4209-aa19-f67ef8747532"}],"relatedElement":[{"@id":"3c9e3480-748c-4a41-8063-298ea38aa13f"},{"@id":"94173da1-3f61-4209-aa19-<text:soft-page-break/>f67ef8747532"}],"membershipOwningNamespace":{"@id":"3c9e3480-748c-4a41-8063-298ea38aa13f"},"memberElement":{"@id":"94173da1-3f61-4209-aa19-f67ef8747532"}},"identity":{"@id":"6048be1b-0429-47ae-a656-c923b045ba4f"}},{"payload":{"owningMembership":{"@id":"d0ffb31b-cdf5-4c9c-96dd-b7a4fd5d9c6e"},"ownedTypeFeaturing":[],"usage":[],"ownedSubsetting":[],"type":[{"@id":"477e67c2-c81f-4fb1-9f82-a8515d537505"}],"nestedRequirement":[],"output":[],"nestedPort":[],"nestedTransition":[],"nestedConstraint":[],"isSufficient":false,"ownedDifferencing":[],"ownedRedefinition":[],"textualRepresentation":[],"isLibraryElement":false,"nestedAttribute":[],"nestedEnumeration":[],"ownedFeature":[],"documentation":[],"nestedAnalysisCase":[],"directedFeature":[],"input":[],"nestedCalculation":[],"nestedView":[],"ownedMember":[],"nestedOccurrence":[],"owningFeatureMembership":{"@id":"d0ffb31b-cdf5-4c9c-96dd-b7a4fd5d9c6e"},"nestedAllocation":[],"isPortion":false,"nestedReference":[],"owningNamespace":{"@id":"ca796477-161f-4ffb-b3fb-53e5c002be89"},"isReadOnly":false,"isVariation":false,"feature":[{"@id":"d577b35a-35c7-441b-a3b3-e81bc83d2618"},{"@id":"11a27f60-3e29-442a-972e-0fe392a4e10c"}],"member":[{"@id":"31d06923-025c-4072-9103-9e818666652e"},{"@id":"7a6e7934-6c14-4bfd-a606-206ad4d02f34"},{"@id":"d577b35</text:p>
      <text:p text:style-name="Standard">-35c7-441b-a3b3-e81bc83d2618"},{"@id":"5469ad50-0c81-4cf0-ba3e-f49c3bec6973"},{"@id":"11a27f60-3e29-442a-972e-0fe392a4e10c"}],"declaredName":"music_track","isReference":true,"inheritedFeature":[{"@id":"d577b35a-35c7-441b-a3b3-e81bc83d2618"},{"@id":"11a27f60-3e29-442a-972e-0fe392a4e10c"}],"importedMembership":[],"ownedElement":[],"aliasIds":[],"featureMembership":[{"@id":"307afcc1-f4b3-4444-b4d1-e3c211e3b222"},{"@id":"842aeb36-94d0-4e2e-8e47-9b266fff6920"}],"isAbstract":false,"nestedMetadata":[],"nestedRendering":[],"unioningType":[],"nestedConnection":[],"nestedInterface":[],"ownedSpecialization":[],"nestedViewpoint":[],"ownedFeatureInverting":[],"directedUsage":[],"nestedPart":[],"chainingFeature":[],"isConjugated":false,"isUnique":true,"nestedUsage":[],"variant":[],"nestedState":[],"isOrdered":false,"elementId":"5410b457-65fe-42c4-bb9c-2dcd31942337","ownedAnnotation":[],"isDerived":false,"qualifiedName":"Us<text:span text:style-name="T1">eCaseActivities::PlayMusicTrack::music_track","intersectingType":[],"owningType":{"@id":"ca796477-161f-4ffb-b3fb-</text:span>53e5c002be89"},"nestedVerificationCase":[],"endFeature":[],"isEnd":false,"nestedItem":[],"featuringType":[{"@id":"ca796477-161f-4ffb-b3fb-53e5c002be89"}],"isComposite":false,"name":"music_track","ownedMembership":[],"nestedFlow":[],"nestedCase":[],"@type":"ReferenceUsage","ownedDisjoining":[],"membership":[{"@id":"73066a9f-8517-4ab8-9e9b-2bf0c5256f14"},{"@id":"741ec789-c324-4c3b-972c-95859306ee7a"},{"@id":"307afcc1-f4b3-4444-b4d1-e3c211e3b222"},{"@id":"e23d27ba-7bb0-486a-8b43-b23257d6e805"},{"@id":"842aeb36-94d0-4e2e-8e47-9b266fff6920"}],"isImpliedIncluded":false,"isNonunique":false,"ownedFeatureChaining":[],"ownedTyping":[],"inheritedMembership":[{"@id":"73066a9f-8517-4ab8-9e9b-2bf0c5256f14"},{"@id":"741ec789-c324-4c3b-972c-95859306ee7a"},{"@id":"307afcc1-f4b3-4444-b4d1-e3c211e3b222"},{"@id":"e23d27ba-7bb0-486a-8b43-b23257d6e805"},{"@id":"842aeb36-94d0-4e2e-8e47-9b266fff6920"}],"ownedEndFeature":[],"ownedFeatureMembership":[],"definition":[{"@id":"477e67c2-c81f-4fb1-9f82-a8515d537505"}],"nestedUseCase":[],"direction":"in","owner":{"@id":"ca796477-161f-4ffb-b3fb-53e5c002be89"},"owningRelationship":{"@id":"d0ffb31b-cdf5-4c9c-96dd-b7a4fd5d9c6e"},"nestedAction":[],"ownedRelationship":[],"nestedConcern":[],"ownedImport":[],"differencingType":[],"variantMembership":[],"ownedUnioning":[],"owningDefinition":{"@id":"ca796477-161f-4ffb-b3fb-53e5c002be89"},"ownedIntersecting":[]},"identity":{"@id":"5410b457-65fe-42c4-bb9c-2dcd31942337"}},{"payload":{"@type":"FeatureMembership","ownedMemberElementId":"5410b457-65fe-42c4-bb9c-2dcd31942337","memberName":"music_t<text:span text:style-name="T1">rack","source":[{"@id":"ca796477-161f-4ffb-b3fb-53e5c002be89"}],"ownedRelatedElement":[{"@id":"5410b457-65fe-42c4-bb9c-2dcd31942337"}],"type":{"@id":"ca796477-161f-4ffb-b3fb-53e5c002be89"},"memberElementId":"5410b457-65fe-42c4-bb9c-2dcd31942337","isImpliedIncluded":false,"owningRelatedElement":{"@id":"ca796477-161f-4ffb-b3fb-53e5c002be89"},"feature":{"@id":"5410b457-65fe-42c4-bb9c-2dcd31942337"},"ownedMemberName":"music_track","elementId":"d0ffb31b-cdf5-4c9c-96dd-b7a4fd5d9c6e","textualRepresentation":[],"isLibraryElement":false,"ownedElement":[],"ownedAnnotation":[],"isImplied":false,"ownedMemberFeature":{"@id":"5410b457-65fe-42c4-bb9c-2dcd31942337"},"aliasIds":[],"visibility":"public","ownedRelationship":[],"documentation":[],"owningType":{"@id":"ca796477-161f-4ffb-b3fb-53e5c002be89"},"ownedMemberElement":{"@id":"5410b457-65fe-42c4-bb9c-2dcd31942337"},"target":[{"@id":"5410b457-65fe-42c4-bb9c-2dcd31942337"}],"relatedElement":[{"@id":"ca796477-161f-4ffb-b3fb-53e5c002be89"},{"@id":"5410b457-65fe-42c4-bb9c-</text:span><text:soft-page-break/><text:span text:style-name="T1">2dcd31942337"}],"membershipOwningNamespace":{"@id":"ca796477-161f-4ffb-b3fb-53e5c002be89"},"memberElement":{"@id":"5410b457-65fe-42c4-bb9c-2dcd31942337"}},"identity":{"@id":"d0ffb31b-cdf5-4c9c-96dd-b7a4fd5d9c6e"}},{"payload":{"owningMembership":{"@id":"d8063356-7732-40d9-a583-36b307843f29"},"ownedTypeFeaturing":[],"usage":[],"ownedSubsetting":[],"type":[{"@id":"477e67c2-c81f-4fb1-9f82-a8515d537505"}],"nestedRequirement":[],"output":[],"nestedPort":[],"nestedTransition":[],"nestedConstraint":[],"isSufficient":false,"ownedDifferencing":[],"ownedRedefinition":[],"textualRepresentation":[],"isLibraryElement":false,"nestedAttribute":[],"nestedEnumeration":[],"ownedFeature":[],"documentation":[],"nestedAnalysisCase":[],"directedFeature":[],"input":[],"nestedCalculation":[],"nestedView":[],"ownedMember":[],"nestedOccurrence":[],"owningFeatureMembership":{"@id":"d8063356-7732-40d9-a583-36b307843f29"},"nestedAllocation":[],"isPortion":false,"nestedReference":</text:span><text:span text:style-name="T1">[],"owningNamespace":{"@id":"ca796477-161f-4ffb-b3fb-53e5c002be89"},"isReadOnly":false,"isVariation":false,"feature":[{"@id":"d577b35a-35c7-441b-a3b3-e81bc83d2618"},{"@id":"11a27f60-3e29-442a-972e-0fe392a4e10c"}],"member":[{"@id":"31d06923-025c-4072-9103-9e818666652e"},{"@id":"7a6e7934-6c14-4bfd-a606-206ad4d02f34"},{"@id":"d577b35a-35c7-441b-a3b3-e81bc83d2618"},{"@id":"5469ad50-0c81-4cf0-ba3e-f49c3bec6973"},{"@id":"11a27f60-3e29-442a-972e-0fe392a4e10c"}],"declaredName":"audio_signal","isReference":true,"inheritedFeature":[{"@id":"d577b35a-35c7-441b-a3b3-e81bc83d2618"},{"@id":"11a27f60-3e29-442a-972e-0fe392a4e10c"}],"importedMembership":[],"ownedElement":[],"aliasIds":[],"featureMembership":[{"@id":"307afcc1-f4b3-4444-b4d1-e3c211e3b222"},{"@id":"842aeb36-94d0-4e2e-8e47-9b266fff6920"}],"isAbstract":false,"nestedMetadata":[],"nestedRendering":[],"unioningType":[],"nestedConnection":[],"nestedInterface":[],"ownedSpecialization":[],"nestedViewpoint":[],"ownedFeatureInverting":[],"directedUsage":[],"nestedPart":[],"chainingFeature":[],"isConjugated":false,"isUnique":true,"nestedUsage":[],"variant":[],"nestedState":[],"isOrdered":false,"elementId":"df215e8f-e745-4b51-8cb7-40ba9df9e510","ownedAnnotation":[],"isDerived":false,"qualifiedName":"UseCaseActivities::PlayMusicTrack::audio_signal","intersectingType":[],"owningType":{"@id":"ca796477-161f-4ffb-b3fb-53e5c002be89"},"nestedVerificationCase":[],"endFeature":[],"isEnd":false,"nestedItem":[],"featuringType":[{"@id":"ca796477-161f-4ffb-b3fb-53e5c002be89"}],"isComposite":false,"name":"audio_signal","ownedMembership":[],"nestedFlow":[],"nestedCase":[],"@type":"ReferenceUsage","ownedDisjoining":[],"membership":[{"@id":"73066a9f-8517-4ab8-9e9b-2bf0c5256f14"},{"@id":"741ec789-c324-4c3b-972c-95859306ee7a"},{"@id":"307afcc1-f4b3-4444-b4d1-e3c211e3b222"},{"@id":"e23d27ba-7bb0-486a-8b43-b23257d6e805"},{"@id":"842aeb36-94d0-4e2e-8e47-9b266fff6920"}],"isImpliedIncluded":false,"isNonunique":false,"ownedFeatureChaining":[],"ownedTyping":[],"inheritedMembership":[{"@id":"73066a9f-8517-4ab8-9e9b-2bf0c5256f14"},{"@id":"741ec789-c324-4c3b-972c-95859306ee7a"},{"@id":"307afcc1-f4b3-4444-b4d1-e3c211e3b222"},{"@id":"e23d27ba-7bb0-486a-8b43-b23257d6e805"},{"@id":"842aeb36-94d0-4e2e-8e47-9b266fff6920"}],"ownedEndFeature":[],"ownedFeatureMembership":[],"definition":[{"@id":"477e67c2-c81f-4fb1-9f82-a8515d537505"}],"nestedUseCase":[],"direction":"out","owner":{"@id":"ca796477-161f-4ffb-b3fb-53e5c002be89"},"owningRelationship":{"@id":"d8063356-7732-40d9-a583-36b307843f29"},"nestedAction":[],"ownedRelationship":[],"nestedConcern":[],"ownedImport":[],"differencingType":[],"variantMembership":[],"ownedUnioning":[],"owningDefinition":{"@id":"ca796477-161f-4ffb-b3fb-53e5c002be89"},"ownedIntersecting":[]},"identity":{"@id":"df215e8f-e745-4b51-8cb7-40ba9df9e510"}},{"payload":{"@type":"FeatureMembership","ownedMemberElementId":"df215e8f-e745-4b51-8cb7-40ba9df9e510","memberName":"audio_signal","source":[{"@id":"ca796477-161f-4ffb-b3fb-53e5c002be89"}],"ownedRelatedElement":[{"@id":"df215e8f-e745-4b51-8cb7-40ba9df9e510"}],"type":{"@id":"ca796477-161f-4ffb-b3fb-53e5c002be89"},"memberElementId":"df215e8f-e745-4b51-8cb7-40ba9df9e510","isImpliedIncluded":false,"owningRelatedElement":{"@id":"ca796477-161f-4ffb-b3fb-53e5c002be89"},"feature":{"@id":"df215e8f-e745-4b51-8cb7-40ba9df9e510"},"ownedMemberName":"audio_signal","elementId":"d8063356-7732-40d9-a583-36b307843f29","textualRepresentation":[],"isLibraryElement":false,"ownedElement":[],"ownedAnnotation":[],"isImplied":false,"ownedMemberFeature":{"@id":"df215e8f-e745-4b51-8cb7-40ba9df9e510"},"aliasIds":[],"visibility":"public","ownedRelationship":[],"documentation":[],"owningType":{"@id":"ca796477-161f-4ffb-b3fb-53e5c002be89"},"ownedMemberElement":{"@id":"df215e8f-e745-4b51-8cb7-40ba9df9e510"},"target":[{"@id":"df215e8f-e745-4b51-8cb7-40ba9df9e510"}],"relatedElement":[{"@id":"ca796477-161f-4ffb-b3fb-53e5c002be89"},{"@id":"df215e8f-e745-4b51-8cb7-</text:span><text:soft-page-break/><text:span text:style-name="T1">40ba9df9e510"}],"membershipOwningNamespace":{"@id":"ca796477-161f-4ffb-b3fb-53e5c002be89"},"memberElement":{"@id":"df215e8f-e745-4b51-8cb7-40ba9df9e510"}},"identity":{"@id":"d8063356-7732-40d9-a583-36b307843f29"}},{"payload":{"ownedPort":[],"directedUsage":[{"@id":"5410b457-65fe-42c4-bb9c-2dcd31942337"},{"@id":"df215e8f-e745-4b51-8cb7-40ba9df9e510"},{"@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text:span><text:span text:style-name="T1">938b-44aff3bece46"},{"@id":"0113073f-06fe-4420-9492-a81738cc62e9"},{"@id":"1c8d35e5-d940-4cc3-b49d-2e574a751d52"}],"owningMembership":{"@id":"075dd8cf-75c9-4740-aa83-2014b36844e6"},"isConjugated":false,"usage":[{"@id":"5410b457-65fe-42c4-bb9c-2dcd31942337"},{"@id":"df215e8f-e745-4b51-8cb7-40ba9df9e510"},{"@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edVerificationCase":[],"ownedEnumeration":[],"ownedViewpoint":[],"ownedAnalysisCase":[],"ownedRendering":[],"ownedConstraint":[],"output":[{"@id":"df215e8f-e745-4b51-8cb7-40ba9df9e510"}],"ownedMetadata":[],"variant":[],"action":[],"ownedItem":[],"isSufficient":false,"ownedDifferencing":[],"elementId":"ca796477-161f-4ffb-b3fb-53e5c002be89","textualRepresentation":[],"isLibraryElement":false,"ownedAnnotation":[],"ownedView":[],"ownedFeature":[{"@id":"5410b457-65fe-42c4-bb9c-2dcd31942337"},{"@id":"df215e8f-e745-4b51-8cb7-40ba9df9e510"}],"qualifiedName":"UseCaseActivities::PlayMusicTrack","documentation":[],"intersectingType":[],"endFeature":[],"directedFeature":[{"@id":"5410b457-65fe-42c4-bb9c-2dcd31942337"},{"@id":"df215e8f-e745-4b51-8cb7-40ba9df9e510"}],"ownedInterface":[],"ownedAllocation":[],"input":[{"@id":"5410b457-65fe-42c4-bb9c-2dcd31942337"}],"ownedFlow":[],"ownedAction":[],"ownedCase":[],"ownedCalculation":[],"ownedOccurrence":[],"name":"PlayMusicTrack","ownedReference":[{"@id":"5410b457-65fe-42c4-bb9c-2dcd31942337"},{"@id":"df215e8f-e745-4b51-8cb7-40ba9df9e510"}],"ownedUsage":[{"@id":"5410b457-65fe-42c4-bb9c-2dcd31942337"},{"@id":"df215e8f-e745-4b51-8cb7-40ba9df9e510"}],"ownedMember":[{"@id":"5410b457-65fe-42c4-bb9c-2dcd31942337"},{"@id":"df215e8f-e745-4b51-8cb7-40ba9df9e510"}],"ownedMembership":[{"@id":"d0ffb31b-cdf5-4c9c-96dd-b7a4fd5d9c6e"},{"@id":"d8063356-7732-40d9-a583-36b307843f29"}],"ownedUseCase":[],"@type":"ActionDefinition","ownedDisjoining":[],"ownedState":[],"membership":[{"@id":"d0ffb31b-cdf5-4c9c-96dd-b7a4fd5d9c6e"},{"@id":"d8063356-7732-40d9-a583-36b307843f2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text:span><text:soft-page-break/><text:span text:style-name="T1">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text:span><text:span text:style-name="T1">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sIndividual":false,"isImpliedIncluded":false,"owningNamespace":{"@id":"3c9e3480-748c-4a41-8063-298ea38aa13f"},"isVariation":false,"feature":[{"@id":"5410b457-65fe-42c4-bb9c-2dcd31942337"},{"@id":"df215e8f-e745-4b51-8cb7-40ba9df9e510"},{"@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text:span><text:soft-page-break/><text:span text:style-name="T1">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text:span><text:span text:style-name="T1">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nheritedMembership":[{"@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text:span><text:soft-page-break/><text:span text:style-name="T1">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text:span><text:span text:style-name="T1">{"@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parameter":[{"@id":"5410b457-65fe-42c4-bb9c-2dcd31942337"},{"@id":"df215e8f-e745-4b51-8cb7-40ba9df9e510"}],"member":[{"@id":"5410b457-65fe-42c4-bb9c-2dcd31942337"},{"@id":"df215e8f-e745-4b51-8cb7-40ba9df9e510"},{"@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text:span><text:soft-page-break/><text:span text:style-name="T1">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text:span><text:span text:style-name="T1">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ownedEndFeature":[],"declaredName":"PlayMusicTrack","ownedFeatureMembership":[{"@id":"d0ffb31b-cdf5-4c9c-96dd-b7a4fd5d9c6e"},{"@id":"d8063356-7732-40d9-a583-36b307843f29"}],"ownedSubclassification":[],"inheritedFeature":[{"@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text:span><text:soft-page-break/><text:span text:style-name="T1">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text:span><text:span text:style-name="T1">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ownedTransition":[],"owner":{"@id":"3c9e3480-748c-4a41-8063-298ea38aa13f"},"importedMembership":[],"ownedElement":[{"@id":"5410b457-65fe-42c4-bb9c-2dcd31942337"},{"@id":"df215e8f-e745-4b51-8cb7-40ba9df9e510"}],"owningRelationship":{"@id":"075dd8cf-75c9-4740-aa83-2014b36844e6"},"aliasIds":[],"ownedRelationship":[{"@id":"d0ffb31b-cdf5-4c9c-96dd-b7a4fd5d9c6e"},{"@id":"d8063356-7732-40d9-a583-36b307843f29"}],"ownedConnection":[],"featureMembership":[{"@id":"d0ffb31b-cdf5-4c9c-96dd-b7a4fd5d9c6e"},{"@id":"d8063356-7732-40d9-a583-36b307843f29"},{"@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text:span><text:soft-page-break/><text:span text:style-name="T1">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text:span><text:span text:style-name="T1">2da2427b11f2"},{"@id":"090aece4-ae3c-4f0a-8164-ca04a89e02c2"},{"@id":"6f0d57d6-44ad-4bb8-adba-a4be629a5806"},{"@id":"87c69e33-aa72-43ca-bcdf-2e5b14f6ced9"},{"@id":"94dbc9fa-9d77-4a8a-8530-ed1d1061c582"},{"@id":"10688a04-ac4d-4dac-8892-d5896590c6b9"},{"@id":"7d34f925-8297-4591-8e17-ddd0c1ceeacb"},{"@id":"5a555ea4-2ece-4c0d-8c7f-3e70c946a68b"}],"ownedImport":[],"ownedRequirement":[],"isAbstract":false,"differencingType":[],"variantMembership":[],"ownedUnioning":[],"unioningType":[],"ownedSpecialization":[],"ownedConcern":[],"step":[{"@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0a533d4-a067-4feb-8e87-fb4521180494"},{"@id":"92e9cc19-a6b7-432f-a0f8-023273e9491f"},{"@id":"ce247c61-1f22-42dc-80cd-ee3eaa1d5473"},{"@id":"0b7f5b6b-487b-4125-8ab0-250ff2d01fa3"},{"@id":"def2dd72-41e3-483b-b258-c8684c3780f2"},{"@id":"72a7c1c4-db6c-4d01-9631-d8029b99f6ad"},{"@id":"82dbbc00-8fcd-4c17-8bd6-87cf52b69da7"},{"@id":"9c1b6b5d-98be-4565-85e4-23abaf2b3537"},{"@id":"18596263-61ec-4801-88d1-04418b4cf6cd"},{"@id":"5530db67-f31e-491c-99d4-d5e8af097713"},{"@id":"60131259-c678-479f-bd2d-52513ed29905"},{"@id":"26591a6e-fa1f-4a03-bc30-0eccaf9b4c41"},{"@id":"1f833ff2-4d72-4c7c-818f-d4269808ec38"}],"ownedAttribute":[],"ownedIntersecting":[],"ownedPart":[]},"identity":{"@id":"ca796477-161f-4ffb-b3fb-53e5c002be89"}},{"payload":{"@type":"OwningMembership","ownedMemberElementId":"ca796477-161f-4ffb-b3fb-53e5c002be89","memberName":"PlayMusicTrack","source":[{"@id":"3c9e3480-748c-4a41-8063-298ea38aa13f"}],"ownedRelatedElement":[{"@id":"ca796477-161f-4ffb-b3fb-53e5c002be89"}],"memberElementId":"ca796477-161f-4ffb-b3fb-53e5c002be89","isImpliedIncluded":false,"owningRelatedElement":{"@id":"3c9e3480-748c-4a41-8063-298ea38aa13f"},"ownedMemberName":"PlayMusicTrack","elementId":"075dd8cf-75c9-4740-aa83-2014b36844e6","textualRepresentation":[],"isLibraryElement":false,"ownedElement":[],"ownedAnnotation":[],"isImplied":false,"aliasIds":[],"visibility":"public","ownedRelationship":[],"documentation":[],"ownedMemberElement":{"@id":"ca796477-161f-4ffb-b3fb-53e5c002be89"},"target":[{"@id":"ca796477-161f-4ffb-b3fb-53e5c002be89"}],"relatedElement":[{"@id":"3c9e3480-748c-4a41-8063-298ea38aa13f"},{"@id":"ca796477-161f-4ffb-b3fb-53e5c002be89"}],"membershipOwningNamespace":{"@id":"3c9e3480-748c-4a41-8063-298ea38aa13f"},"memberElement":{"@id":"ca796477-161f-4ffb-b3fb-53e5c002be89"}},"identity":{"@id":"075dd8cf-75c9-4740-aa83-2014b36844e6"}},{"payload":{"owningMembership":{"@id":"8ccdf726-f040-4e3a-b1f2-0448bc8344f9"},"ownedTypeFeaturing":[],"usage":[],"ownedSubsetting":[],"type":[{"@id":"477e67c2-c81f-4fb1-9f82-a8515d537505"}],"nestedRequirement":[],"output":[],"nestedPort":[],"nestedTransition":[],"nestedConstraint":[],"isSufficient":false,"ownedDifferencing":[],"ownedRedefinition":[],"textualRepresentation":[],"isLibraryElement":false,"nestedAttribute":[],"nestedEnumeration":[],"ownedFeature":[],"documentation":</text:span><text:soft-page-break/><text:span text:style-name="T1">[],"nestedAnalysisCase":[],"directedFeature":[],"input":[],"nestedCalculation":[],"nestedView":[],"ownedMember":[],"nestedOccurrence":[],"owningFeatureMembership":{"@id":"8ccdf726-f040-4e3a-b1f2-0448bc8344f9"},"nestedAllocation":[],"isPortion":false,"nestedReference":[],"owningNamespace":{"@id":"fef6a6d9-61cd-4bf0-a67d-438346871da6"},"isReadOnly":false,"isVariation":false,"feature":[{"@id":"d577b35a-35c7-441b-a3b3-e81bc83d2618"},{"@id":"11a27f60-3e29-442a-972e-0fe392a4e10c"}],"member":[{"@id":"31d06923-025c-4072-9103-9e818666652e"},{"@id":"7a6e7934-6c14-4bfd-a606-206ad4d02f34"},{"@id":"d577b35a-35c7-441b-a3b3-e81bc83d2618"},{"@id":"5469ad50-0c81-4cf0-ba3e-f49c3bec6973"},{"@id":"11a27f60-3e29-442a-972e-0fe392a4e10c"}],"declaredName":"audio_signal","isReference":true,"inheritedFeature":[{"@id":"d577b35a-35c7-441b-a3b3-e81bc83d2618"},{"@id":"11a27f60-3e29-442a-972e-0fe392a4e10c"}],"importedMembership":[],"ownedElement":[],"aliasIds":[],"featureMembership":[{"@id":"307afcc1-f4b3-4444-b4d1-e3c211e3b222"},{"@id":"842aeb36-94d0-4e2e-8e47-9b266fff6920"}],"isAbstract":false,"nestedMetadata":[],"nestedRendering":[],"unioningType":[],"nestedConnection":[],"nestedInterface":[],"ownedSpecialization":[],"nestedViewpoint":[],"ownedFeatureInverting":[],"directedUsage":[],"nestedPart":[],"chainingFeature":[],"isConjugated":false,"isUnique":true,"nestedUsage":[],"variant":[],"nestedState":</text:span><text:span text:style-name="T1">[],"isOrdered":false,"elementId":"7e0813bc-332c-427e-a74e-07ef3f05076b","ownedAnnotation":[],"isDerived":false,"qualifiedName":"UseCaseActivities::ProduceSound::audio_signal","intersectingType":[],"owningType":{"@id":"fef6a6d9-61cd-4bf0-a67d-438346871da6"},"nestedVerificationCase":[],"endFeature":[],"isEnd":false,"nestedItem":[],"featuringType":[{"@id":"fef6a6d9-61cd-4bf0-a67d-438346871da6"}],"isComposite":false,"name":"audio_signal","ownedMembership":[],"nestedFlow":[],"nestedCase":[],"@type":"ReferenceUsage","ownedDisjoining":[],"membership":[{"@id":"73066a9f-8517-4ab8-9e9b-2bf0c5256f14"},{"@id":"741ec789-c324-4c3b-972c-95859306ee7a"},{"@id":"307afcc1-f4b3-4444-b4d1-e3c211e3b222"},{"@id":"e23d27ba-7bb0-486a-8b43-b23257d6e805"},{"@id":"842aeb36-94d0-4e2e-8e47-9b266fff6920"}],"isImpliedIncluded":false,"isNonunique":false,"ownedFeatureChaining":[],"ownedTyping":[],"inheritedMembership":[{"@id":"73066a9f-8517-4ab8-9e9b-2bf0c5256f14"},{"@id":"741ec789-c324-4c3b-972c-95859306ee7a"},{"@id":"307afcc1-f4b3-4444-b4d1-e3c211e3b222"},{"@id":"e23d27ba-7bb0-486a-8b43-b23257d6e805"},{"@id":"842aeb36-94d0-4e2e-8e47-9b266fff6920"}],"ownedEndFeature":[],"ownedFeatureMembership":[],"definition":[{"@id":"477e67c2-c81f-4fb1-9f82-a8515d537505"}],"nestedUseCase":[],"direction":"in","owner":{"@id":"fef6a6d9-61cd-4bf0-a67d-438346871da6"},"owningRelationship":{"@id":"8ccdf726-f040-4e3a-b1f2-0448bc8344f9"},"nestedAction":[],"ownedRelationship":[],"nestedConcern":[],"ownedImport":[],"differencingType":[],"variantMembership":[],"ownedUnioning":[],"owningDefinition":{"@id":"fef6a6d9-61cd-4bf0-a67d-438346871da6"},"ownedIntersecting":[]},"identity":{"@id":"7e0813bc-332c-427e-a74e-07ef3f05076b"}},{"payload":{"@type":"FeatureMembership","ownedMemberElementId":"7e0813bc-332c-427e-a74e-07ef3f05076b","memberName":"audio_signal","source":[{"@id":"fef6a6d9-61cd-4bf0-a67d-438346871da6"}],"ownedRelatedElement":[{"@id":"7e0813bc-332c-427e-a74e-07ef3f05076b"}],"type":{"@id":"fef6a6d9-61cd-4bf0-a67d-438346871da6"},"memberElementId":"7e0813bc-332c-427e-a74e-07ef3f05076b","isImpliedIncluded":false,"owningRelatedElement":{"@id":"fef6a6d9-61cd-4bf0-a67d-438346871da6"},"feature":{"@id":"7e0813bc-332c-427e-a74e-07ef3f05076b"},"ownedMemberName":"audio_signal","elementId":"8ccdf726-f040-4e3a-b1f2-0448bc8344f9","textualRepresentation":[],"isLibraryElement":false,"ownedElement":[],"ownedAnnotation":[],"isImplied":false,"ownedMemberFeature":{"@id":"7e0813bc-332c-427e-a74e-07ef3f05076b"},"aliasIds":[],"visibility":"public","ownedRelationship":[],"documentation":[],"owningType":{"@id":"fef6a6d9-61cd-4bf0-a67d-438346871da6"},"ownedMemberElement":{"@id":"7e0813bc-332c-427e-a74e-07ef3f05076b"},"target":[{"@id":"7e0813bc-332c-427e-a74e-07ef3f05076b"}],"relatedElement":[{"@id":"fef6a6d9-61cd-4bf0-a67d-438346871da6"},{"@id":"7e0813bc-332c-427e-a74e-07ef3f05076b"}],"membershipOwningNamespace":{"@id":"fef6a6d9-61cd-4bf0-a67d-438346871da6"},"memberElement":{"@id":"7e0813bc-332c-427e-a74e-07ef3f05076b"}},"identity":{"@id":"8ccdf726-f040-4e3a-b1f2-0448bc8344f9"}},{"payload":{"ownedPort":[],"directedUsage":[{"@id":"7e0813bc-332c-427e-a74e-07ef3f05076b"},{"@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text:span><text:soft-page-break/><text:span text:style-name="T1">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ingMembership":{"@id":"fe45ff3a-cb33-4b90-8ba8-0cc588d17b73"},"isConjugated":false,"usage":[{"@id":"7e0813bc-332c-427e-a74e-07ef3f05076b"},{"@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text:span><text:span text:style-name="T1">{"@id":"bab17dea-269b-4f61-938b-44aff3bece46"},{"@id":"0113073f-06fe-4420-9492-a81738cc62e9"},{"@id":"1c8d35e5-d940-4cc3-b49d-2e574a751d52"}],"ownedVerificationCase":[],"ownedEnumeration":[],"ownedViewpoint":[],"ownedAnalysisCase":[],"ownedRendering":[],"ownedConstraint":[],"output":[],"ownedMetadata":[],"variant":[],"action":[],"ownedItem":[],"isSufficient":false,"ownedDifferencing":[],"elementId":"fef6a6d9-61cd-4bf0-a67d-438346871da6","textualRepresentation":[],"isLibraryElement":false,"ownedAnnotation":[],"ownedView":[],"ownedFeature":[{"@id":"7e0813bc-332c-427e-a74e-07ef3f05076b"}],"qualifiedName":"UseCaseActivities::ProduceSound","documentation":[],"intersectingType":[],"endFeature":[],"directedFeature":[{"@id":"7e0813bc-332c-427e-a74e-07ef3f05076b"}],"ownedInterface":[],"ownedAllocation":[],"input":[{"@id":"7e0813bc-332c-427e-a74e-07ef3f05076b"}],"ownedFlow":[],"ownedAction":[],"ownedCase":[],"ownedCalculation":[],"ownedOccurrence":[],"name":"ProduceSound","ownedReference":[{"@id":"7e0813bc-332c-427e-a74e-07ef3f05076b"}],"ownedUsage":[{"@id":"7e0813bc-332c-427e-a74e-07ef3f05076b"}],"ownedMember":[{"@id":"7e0813bc-332c-427e-a74e-07ef3f05076b"}],"ownedMembership":[{"@id":"8ccdf726-f040-4e3a-b1f2-0448bc8344f9"}],"ownedUseCase":[],"@type":"ActionDefinition","ownedDisjoining":[],"ownedState":[],"membership":[{"@id":"8ccdf726-f040-4e3a-b1f2-0448bc8344f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text:span><text:soft-page-break/><text:span text:style-name="T1">{"@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text:span><text:span text:style-name="T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sIndividual":false,"isImpliedIncluded":false,"owningNamespace":{"@id":"3c9e3480-748c-4a41-8063-298ea38aa13f"},"isVariation":false,"feature":[{"@id":"7e0813bc-332c-427e-a74e-07ef3f05076b"},{"@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text:span><text:soft-page-break/><text:span text:style-name="T1">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text:span><text:span text:style-name="T1">{"@id":"6bde0410-11e4-48f4-84c6-607f990c7122"},{"@id":"26e69227-7492-432d-bbe6-9e1cd18fd9ae"},{"@id":"cf05e598-6b53-428c-8259-b0d3ce995a14"},{"@id":"3816ef80-45a5-47b6-8d15-45b966f22c75"},{"@id":"2e91295c-8232-40dc-b57a-85d031fdafb7"},{"@id":"fd813843-c70e-401f-b9f7-cb3832adca01"},{"@id":"e1ec2168-2ea2-4c0e-918d-f12b31ff7f99"},{"@id":"b20cac18-3a92-4927-a908-92890230ab84"}],"inheritedMembership":[{"@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text:span>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text:soft-page-break/>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text:p>
      <text:p text:style-name="Standard">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parameter":[{"@id":"7e0813bc-332c-427e-a74e-07ef3f05076b"}],"member":[{"@id":"7e0813bc-332c-427e-a74e-07ef3f05076b"},{"@id":"16fb0a71-e155-4e78-8686-49e25fa695d5"},{"@id":"04d0fe3f-5c06-4a18-a0a2-32971bf9e96d"},{"@id":"c47bd4a7-67cf-43d0-bb<text:span text:style-name="T1">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text:span><text:soft-page-break/><text:span text:style-name="T1">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ownedEndFeature":[],"declaredName":"ProduceSound","ownedFeatureMembership":[{"@id":"8ccdf726-f040-4e3a-b1f2-0448bc8344f9"}],"ownedSubclassification":[],"inheritedFeature":[{"@id":"04d0fe3f-5c06-4a18-a0a2-32971bf9e96d"},{"@id":"c47bd4a7-67cf-43d0-bb9d-83b8d6fdb384"},{"@id":"f17b470b-5cd3-4d27-a325-03df3bebfbd1"},{"@id":"c62a6159-da01-453f-a0b2-1d771fb4526c"},{"@id":"f68c5609-cc1d-4bf0-9351-c5e66cbae31c"},{"@id":"4125b7bd-c70e-4383-8f33-63e5e310516a"},{"@id":"6be93dc6-cb29-49e4-a7fc-0af7c3e9f039"},{"@id":"c1b6485d-ca61-4f67-9d7b-</text:span><text:span text:style-name="T1">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text:span><text:soft-page-break/><text:span text:style-name="T1">48f4-84c6-607f990c7122"},{"@id":"26e69227-7492-432d-bbe6-9e1cd18fd9ae"},{"@id":"cf05e598-6b53-428c-8259-b0d3ce995a14"},{"@id":"3816ef80-45a5-47b6-8d15-45b966f22c75"},{"@id":"2e91295c-8232-40dc-b57a-85d031fdafb7"},{"@id":"fd813843-c70e-401f-b9f7-cb3832adca01"},{"@id":"e1ec2168-2ea2-4c0e-918d-f12b31ff7f99"},{"@id":"b20cac18-3a92-4927-a908-92890230ab84"}],"ownedTransition":[],"owner":{"@id":"3c9e3480-748c-4a41-8063-298ea38aa13f"},"importedMembership":[],"ownedElement":[{"@id":"7e0813bc-332c-427e-a74e-07ef3f05076b"}],"owningRelationship":{"@id":"fe45ff3a-cb33-4b90-8ba8-0cc588d17b73"},"aliasIds":[],"ownedRelationship":[{"@id":"8ccdf726-f040-4e3a-b1f2-0448bc8344f9"}],"ownedConnection":[],"featureMembership":[{"@id":"8ccdf726-f040-4e3a-b1f2-0448bc8344f9"},{"@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text:span><text:span text:style-name="T1">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text:span><text:soft-page-break/><text:span text:style-name="T1">d5896590c6b9"},{"@id":"7d34f925-8297-4591-8e17-ddd0c1ceeacb"},{"@id":"5a555ea4-2ece-4c0d-8c7f-3e70c946a68b"}],"ownedImport":[],"ownedRequirement":[],"isAbstract":false,"differencingType":[],"variantMembership":[],"ownedUnioning":[],"unioningType":[],"ownedSpecialization":[],"ownedConcern":[],"step":[{"@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0a533d4-a067-4feb-8e87-fb4521180494"},{"@id":"92e9cc19-a6b7-432f-a0f8-023273e9491f"},{"@id":"ce247c61-1f22-42dc-80cd-ee3eaa1d5473"},{"@id":"0b7f5b6b-487b-4125-8ab0-250ff2d01fa3"},{"@id":"def2dd72-41e3-483b-b258-c8684c3780f2"},{"@id":"72a7c1c4-db6c-4d01-9631-</text:span><text:span text:style-name="T1">d8029b99f6ad"},{"@id":"82dbbc00-8fcd-4c17-8bd6-87cf52b69da7"},{"@id":"9c1b6b5d-98be-4565-85e4-23abaf2b3537"},{"@id":"18596263-61ec-4801-88d1-04418b4cf6cd"},{"@id":"5530db67-f31e-491c-99d4-d5e8af097713"},{"@id":"60131259-c678-479f-bd2d-52513ed29905"},{"@id":"26591a6e-fa1f-4a03-bc30-0eccaf9b4c41"},{"@id":"1f833ff2-4d72-4c7c-818f-d4269808ec38"}],"ownedAttribute":[],"ownedIntersecting":[],"ownedPart":[]},"identity":{"@id":"fef6a6d9-61cd-4bf0-a67d-438346871da6"}},{"payload":{"@type":"OwningMembership","ownedMemberElementId":"fef6a6d9-61cd-4bf0-a67d-438346871da6","memberName":"ProduceSound","source":[{"@id":"3c9e3480-748c-4a41-8063-298ea38aa13f"}],"ownedRelatedElement":[{"@id":"fef6a6d9-61cd-4bf0-a67d-438346871da6"}],"memberElementId":"fef6a6d9-61cd-4bf0-a67d-438346871da6","isImpliedIncluded":false,"owningRelatedElement":{"@id":"3c9e3480-748c-4a41-8063-298ea38aa13f"},"ownedMemberName":"ProduceSound","elementId":"fe45ff3a-cb33-4b90-8ba8-0cc588d17b73","textualRepresentation":[],"isLibraryElement":false,"ownedElement":[],"ownedAnnotation":[],"isImplied":false,"aliasIds":[],"visibility":"public","ownedRelationship":[],"documentation":[],"ownedMemberElement":{"@id":"fef6a6d9-61cd-4bf0-a67d-438346871da6"},"target":[{"@id":"fef6a6d9-61cd-4bf0-a67d-438346871da6"}],"relatedElement":[{"@id":"3c9e3480-748c-4a41-8063-298ea38aa13f"},{"@id":"fef6a6d9-61cd-4bf0-a67d-438346871da6"}],"membershipOwningNamespace":{"@id":"3c9e3480-748c-4a41-8063-298ea38aa13f"},"memberElement":{"@id":"fef6a6d9-61cd-4bf0-a67d-438346871da6"}},"identity":{"@id":"fe45ff3a-cb33-4b90-8ba8-0cc588d17b73"}},{"payload":{"@type":"FeatureTyping","source":[{"@id":"fabecd98-4f3d-4bb1-a6dd-c9ca78c0f57b"}],"ownedRelatedElement":[],"type":{"@id":"47e2766f-4dbc-4a1d-bcc5-c8e4d0152cb2"},"isImpliedIncluded":false,"owningRelatedElement":{"@id":"fabecd98-4f3d-4bb1-a6dd-c9ca78c0f57b"},"general":{"@id":"47e2766f-4dbc-4a1d-bcc5-c8e4d0152cb2"},"owningFeature":{"@id":"fabecd98-4f3d-4bb1-a6dd-c9ca78c0f57b"},"elementId":"2a19e927-f251-4907-b4a1-f1759d9e59ff","textualRepresentation":[],"isLibraryElement":false,"ownedElement":[],"ownedAnnotation":[],"isImplied":false,"aliasIds":[],"typedFeature":{"@id":"fabecd98-4f3d-4bb1-a6dd-c9ca78c0f57b"},"ownedRelationship":[],"documentation":[],"owningType":{"@id":"fabecd98-4f3d-4bb1-a6dd-c9ca78c0f57b"},"specific":{"@id":"fabecd98-4f3d-4bb1-a6dd-c9ca78c0f57b"},"target":[{"@id":"47e2766f-4dbc-4a1d-bcc5-c8e4d0152cb2"}],"relatedElement":[{"@id":"fabecd98-4f3d-4bb1-a6dd-c9ca78c0f57b"},{"@id":"47e2766f-4dbc-4a1d-bcc5-c8e4d0152cb2"}]},"identity":{"@id":"2a19e927-f251-4907-b4a1-f1759d9e59ff"}},{"payload":{"owningMembership":{"@id":"0df67b08-70de-46cd-b70d-f698881ef1c9"},"ownedTypeFeaturing":[],"usage":[{"@id":"9ec89e3b-900f-43b8-b6a7-6d05491fe156"},{"@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text:span><text:soft-page-break/><text:span text:style-name="T1">06fe-4420-9492-a81738cc62e9"},{"@id":"1c8d35e5-d940-4cc3-b49d-2e574a751d52"},{"@id":"fb3a8886-6caa-41b9-a766-c01b601c4f05"}],"ownedSubsetting":[],"type":[{"@id":"47e2766f-4dbc-4a1d-bcc5-c8e4d0152cb2"}],"nestedRequirement":[],"output":[{"@id":"9ec89e3b-900f-43b8-b6a7-6d05491fe156"}],"nestedPort":[],"nestedTransition":[],"nestedConstraint":[],"isSufficient":false,"ownedDifferencing":[],"ownedRedefinition":[],"textualRepresentation":[],"isLibraryElement":false,"nestedAttribute":[],"nestedEnumeration":[],"ownedFeature":[],"documentation":[],"nestedAnalysisCase":[],"directedFeature":[{"@id":"9ec89e3b-900f-43b8-b6a7-6d05491fe156"}],"actionDefinition":[{"@id":"47e2766f-4dbc-4a1d-bcc5-c8e4d0152cb2"}],"input":[],"nestedCalculation":[],"nestedView":[],"ownedMember":[],"nestedOccurrence":[],"owningFeatureMembership":{"@id":"0df67b08-70de-46cd-b70d-f698881ef1c9"},"nestedAllocation":[],"isPortion":false,"nestedReference":[],"owningNamespace":{"@id":"623f2dd6-0423-442c-a741-ce8d63afa558"},"isReadOnly":false,"isVariation":false,"feature":[{"@id":"9ec89e3b-900f-43b8-b6a7-6d05491fe156"},{"@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text:span><text:span text:style-name="T1">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text:span><text:soft-page-break/><text:span text:style-name="T1">{"@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member":[{"@id":"9ec89e3b-900f-43b8-b6a7-6d05491fe156"},{"@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text:span><text:span text:style-name="T1">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text:span><text:soft-page-break/><text:span text:style-name="T1">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text:span><text:span text:style-name="T1">f1c9-4ea2-8b31-8753382b7355"}],"declaredName":"a0","isReference":false,"inheritedFeature":[{"@id":"9ec89e3b-900f-43b8-b6a7-6d05491fe156"},{"@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text:span><text:soft-page-break/><text:span text:style-name="T1">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behavior":[{"@id":"47e2766f-4dbc-4a1d-bcc5-c8e4d0152cb2"}],"importedMembership":[],"ownedElement":[],"aliasIds":[],"featureMembership":[{"@id":"137f7e39-c0e4-4337-a4d6-ca2a0b56554c"},{"@id":"fa78423c-977b-49d0-8ecb-</text:span><text:span text:style-name="T1">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text:span><text:soft-page-break/><text:span text:style-name="T1">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isAbstract":false,"nestedMetadata":[],"nestedRendering":[],"unioningType":[],"nestedConnection":[],"nestedInterface":[],"ownedSpecialization":[{"@id":"2a19e927-f251-4907-b4a1-f1759d9e59ff"}],"nestedViewpoint":[],"ownedFeatureInverting":[],"directedUsage":[{"@id":"9ec89e3b-900f-43b8-b6a7-6d05491fe156"}],"nestedPart":[],"chainingFeature":[],"isConjugated":false,"isUnique":true,"nestedUsage":[],"variant":</text:span><text:span text:style-name="T1">[],"nestedState":[],"isOrdered":false,"elementId":"fabecd98-4f3d-4bb1-a6dd-c9ca78c0f57b","ownedAnnotation":[],"isDerived":false,"qualifiedName":"UseCaseActivities::OverallUseCase::a0","intersectingType":[],"owningType":{"@id":"623f2dd6-0423-442c-a741-ce8d63afa558"},"nestedVerificationCase":[],"endFeature":[],"isEnd":false,"nestedItem":[],"featuringType":[{"@id":"623f2dd6-0423-442c-a741-ce8d63afa558"}],"isComposite":true,"name":"a0","ownedMembership":[],"nestedFlow":[],"nestedCase":[],"@type":"ActionUsage","ownedDisjoining":[],"membership":[{"@id":"137f7e39-c0e4-4337-a4d6-ca2a0b56554c"},{"@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text:span><text:soft-page-break/><text:span text:style-name="T1">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text:span><text:span text:style-name="T1">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sIndividual":false,"isImpliedIncluded":false,"isNonunique":false,"ownedFeatureChaining":[],"ownedTyping":[{"@id":"2a19e927-f251-4907-b4a1-f1759d9e59ff"}],"inheritedMembership":[{"@id":"137f7e39-c0e4-4337-a4d6-ca2a0b56554c"},{"@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text:span><text:soft-page-break/><text:span text:style-name="T1">{"@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text:span><text:span text:style-name="T1">{"@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parameter":[{"@id":"9ec89e3b-900f-43b8-b6a7-6d05491fe156"}],"ownedEndFeature":[],"occurrenceDefinition":[{"@id":"47e2766f-4dbc-4a1d-bcc5-c8e4d0152cb2"}],"ownedFeatureMembership":[],"definition":[{"@id":"47e2766f-4dbc-4a1d-bcc5-c8e4d0152cb2"}],"nestedUseCase":[],"owner":{"@id":"623f2dd6-0423-442c-a741-ce8d63afa558"},"owningRelationship":{"@id":"0df67b08-70de-46cd-b70d-f698881ef1c9"},"nestedAction":[],"ownedRelationship":[{"@id":"2a19e927-f251-4907-b4a1-f1759d9e59ff"}],"nestedConcern":[],"ownedImport":[],"differencingType":[],"variantMembership":[],"ownedUnioning":[],"owningDefinition":{"@id":"623f2dd6-0423-442c-a741-ce8d63afa558"},"ownedIntersecting":[]},"identity":{"@id":"fabecd98-4f3d-4bb1-a6dd-c9ca78c0f57b"}},{"payload":{"@type":"FeatureMembership","ownedMemberElementId":"fabecd98-4f3d-4bb1-a6dd-c9ca78c0f57b","memberName":"a0","source":[{"@id":"623f2dd6-0423-442c-a741-ce8d63afa558"}],"ownedRelatedElement":[{"@id":"fabecd98-4f3d-4bb1-</text:span><text:soft-page-break/><text:span text:style-name="T1">a6dd-c9ca78c0f57b"}],"type":{"@id":"623f2dd6-0423-442c-a741-ce8d63afa558"},"memberElementId":"fabecd98-4f3d-4bb1-a6dd-c9ca78c0f57b","isImpliedIncluded":false,"owningRelatedElement":{"@id":"623f2dd6-0423-442c-a741-ce8d63afa558"},"feature":{"@id":"fabecd98-4f3d-4bb1-a6dd-c9ca78c0f57b"},"ownedMemberName":"a0","elementId":"0df67b08-70de-46cd-b70d-f698881ef1c9","textualRepresentation":[],"isLibraryElement":false,"ownedElement":[],"ownedAnnotation":[],"isImplied":false,"ownedMemberFeature":{"@id":"fabecd98-4f3d-4bb1-a6dd-c9ca78c0f57b"},"aliasIds":[],"visibility":"public","ownedRelationship":[],"documentation":[],"owningType":{"@id":"623f2dd6-0423-442c-a741-ce8d63afa558"},"ownedMemberElement":{"@id":"fabecd98-4f3d-4bb1-a6dd-c9ca78c0f57b"},"target":[{"@id":"fabecd98-4f3d-4bb1-a6dd-c9ca78c0f57b"}],"relatedElement":[{"@id":"623f2dd6-0423-442c-a741-ce8d63afa558"},{"@id":"fabecd98-4f3d-4bb1-a6dd-c9ca78c0f57b"}],"membershipOwningNamespace":{"@id":"623f2dd6-0423-442c-a741-ce8d63afa558"},"memberElement":{"@id":"fabecd98-4f3d-4bb1-a6dd-c9ca78c0f57b"}},"identity":{"@id":"0df67b08-70de-46cd-b70d-f698881ef1c9"}},{"payload":{"@type":"FeatureTyping","source":[{"@id":"48d77c81-7a6c-4d28-85dc-335cec3c9f29"}],"ownedRelatedElement":[],"type":{"@id":"ca89822c-b145-4e44-9f02-69bd273375e7"},"isImpliedIncluded":false,"owningRelatedElement":{"@id":"48d77c81-7a6c-4d28-85dc-335cec3c9f29"},"general":{"@id":"ca89822c-b145-4e44-9f02-69bd273375e7"},"owningFeature":{"@id":"48d77c81-7a6c-4d28-85dc-335cec3c9f29"},"elementId":"54d4816d-0f7a-4dab-888b-650d0f425e22","textualRepresentation":[],"isLibraryElement":false,"ownedElement":[],"ownedAnnotation":[],"isImplied":false,"aliasIds":[],"typedFeature":</text:span><text:span text:style-name="T1">{"@id":"48d77c81-7a6c-4d28-85dc-335cec3c9f29"},"ownedRelationship":[],"documentation":[],"owningType":{"@id":"48d77c81-7a6c-4d28-85dc-335cec3c9f29"},"specific":{"@id":"48d77c81-7a6c-4d28-85dc-335cec3c9f29"},"target":[{"@id":"ca89822c-b145-4e44-9f02-69bd273375e7"}],"relatedElement":[{"@id":"48d77c81-7a6c-4d28-85dc-335cec3c9f29"},{"@id":"ca89822c-b145-4e44-9f02-69bd273375e7"}]},"identity":{"@id":"54d4816d-0f7a-4dab-888b-650d0f425e22"}},{"payload":{"owningMembership":{"@id":"92db7b0d-5c33-426f-95c9-4211d679b26c"},"ownedTypeFeaturing":[],"usage":[{"@id":"7532f729-58b6-45fb-8a70-9e1feb73f454"},{"@id":"7d1c4d99-4c13-4c28-b4c1-60ab9282ad64"},{"@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fb3a8886-6caa-41b9-a766-c01b601c4f05"}],"ownedSubsetting":[],"type":[{"@id":"ca89822c-b145-4e44-9f02-69bd273375e7"}],"nestedRequirement":[],"output":[{"@id":"7d1c4d99-4c13-4c28-b4c1-60ab9282ad64"}],"nestedPort":[],"nestedTransition":[],"nestedConstraint":[],"isSufficient":false,"ownedDifferencing":[],"ownedRedefinition":[],"textualRepresentation":[],"isLibraryElement":false,"nestedAttribute":[],"nestedEnumeration":[],"ownedFeature":[],"documentation":[],"nestedAnalysisCase":[],"directedFeature":[{"@id":"7532f729-58b6-45fb-8a70-9e1feb73f454"},{"@id":"7d1c4d99-4c13-4c28-b4c1-60ab9282ad64"}],"actionDefinition":[{"@id":"ca89822c-b145-4e44-9f02-69bd273375e7"}],"input":[{"@id":"7532f729-58b6-45fb-8a70-9e1feb73f454"}],"nestedCalculation":[],"nestedView":[],"ownedMember":[],"nestedOccurrence":[],"owningFeatureMembership":{"@id":"92db7b0d-5c33-426f-95c9-4211d679b26c"},"nestedAllocation":[],"isPortion":false,"nestedReference":[],"owningNamespace":{"@id":"623f2dd6-0423-442c-a741-ce8d63afa558"},"isReadOnly":false,"isVariation":false,"feature":[{"@id":"7532f729-58b6-45fb-8a70-9e1feb73f454"},{"@id":"7d1c4d99-4c13-4c28-b4c1-60ab9282ad64"},{"@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text:span><text:soft-page-break/><text:span text:style-name="T1">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text:span><text:span text:style-name="T1">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text:span>"@id":"e1ec2168-2ea2-4c0e-918d-f12b31ff7f99"},{"@id":"b20cac18-3a92-4927-a908-92890230ab84"},{"@id":"fb3a8886-6caa-41b9-a766-c01b601c4f05"},{"@id":"d577b35a-35c7-441b-a3b3-e81bc83d2618"},{"@id":"ca865e96-d5d4-4ff3-9378-594dee999f02"},{"@id":"1c42d2b5-795e-4a8b-a505-54ef529e0108"},{"@id":"d491b83e-6c5b-4f7d-9bd2-c29935c5967c"},{"@id":"d07a4e3c-64f3-4b63-a22c-abcd44f8dcb8"},{"@id":"1a</text:p>
      <text:p text:style-name="Standard">69973-f1c9-4ea2-8b31-8753382b7355"}],"member":[{"@id":"7532f729-58b6-45fb-8a70-9e1feb73f454"},{"@id":"7d1c4d99-4c13-4c28-b4c1-60ab9282ad64"},{"@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text:soft-page-break/>{"@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text:span text:style-name="T1">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text:span><text:span text:style-name="T1">{"@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text:span>{"@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text:span text:style-name="T1">1b59ee89a7d8"},{"@id":"5fc0c47b-781f-4fbf-aa56-6c57980194ce"},{"@id":"f9609963-31ec-4035-83c7-3e21b2a22e2b"},{"@id":"e7cdf41a-8bad-</text:span><text:soft-page-break/><text:span text:style-name="T1">4549-8782-728311999c82"},{"@id":"d07a4e3c-64f3-4b63-a22c-abcd44f8dcb8"},{"@id":"1a869973-f1c9-4ea2-8b31-8753382b7355"}],"declaredName":"a1","isReference":false,"inheritedFeature":[{"@id":"7532f729-58b6-45fb-8a70-9e1feb73f454"},{"@id":"7d1c4d99-4c13-4c28-b4c1-60ab9282ad64"},{"@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text:span><text:span text:style-name="T1">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behavior":[{"@id":"ca89822c-</text:span><text:soft-page-break/><text:span text:style-name="T1">b145-4e44-9f02-69bd273375e7"}],"importedMembership":[],"ownedElement":[],"aliasIds":[],"featureMembership":[{"@id":"f24149f4-6b2c-496c-ab7f-b0d4e08a8539"},{"@id":"0061f486-291e-4165-a678-22c276235ad8"},{"@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text:span><text:span text:style-name="T1">{"@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isAbstract":false,"nestedMetadata":[],"nestedRendering":[],"unioningType":[],"nestedConnection":[],"nestedInterface":</text:span><text:soft-page-break/><text:span text:style-name="T1">[],"ownedSpecialization":[{"@id":"54d4816d-0f7a-4dab-888b-650d0f425e22"}],"nestedViewpoint":[],"ownedFeatureInverting":[],"directedUsage":[{"@id":"7532f729-58b6-45fb-8a70-9e1feb73f454"},{"@id":"7d1c4d99-4c13-4c28-b4c1-60ab9282ad64"}],"nestedPart":[],"chainingFeature":[],"isConjugated":false,"isUnique":true,"nestedUsage":[],"variant":[],"nestedState":[],"isOrdered":false,"elementId":"48d77c81-7a6c-4d28-85dc-335cec3c9f29","ownedAnnotation":[],"isDerived":false,"qualifiedName":"UseCaseActivities::OverallUseCase::a1","intersectingType":[],"owningType":{"@id":"623f2dd6-0423-442c-a741-ce8d63afa558"},"nestedVerificationCase":[],"endFeature":[],"isEnd":false,"nestedItem":[],"featuringType":[{"@id":"623f2dd6-0423-442c-a741-ce8d63afa558"}],"isComposite":true,"name":"a1","ownedMembership":[],"nestedFlow":[],"nestedCase":[],"@type":"ActionUsage","ownedDisjoining":[],"membership":[{"@id":"f24149f4-6b2c-496c-ab7f-b0d4e08a8539"},{"@id":"0061f486-291e-4165-a678-22c276235ad8"},{"@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text:span><text:span text:style-name="T1">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text:span><text:soft-page-break/><text:span text:style-name="T1">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sIndividual":false,"isImpliedIncluded":false,"isNonunique":false,"ownedFeatureChaining":[],"ownedTyping":[{"@id":"54d4816d-0f7a-4dab-</text:span><text:span text:style-name="T1">888b-650d0f425e22"}],"inheritedMembership":[{"@id":"f24149f4-6b2c-496c-ab7f-b0d4e08a8539"},{"@id":"0061f486-291e-4165-a678-22c276235ad8"},{"@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text:span><text:soft-page-break/><text:span text:style-name="T1">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text:span><text:span text:style-name="T1">{"@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parameter":[{"@id":"7532f729-58b6-45fb-8a70-9e1feb73f454"},{"@id":"7d1c4d99-4c13-4c28-b4c1-60ab9282ad64"}],"ownedEndFeature":[],"occurrenceDefinition":[{"@id":"ca89822c-b145-4e44-9f02-69bd273375e7"}],"ownedFeatureMembership":[],"definition":[{"@id":"ca89822c-b145-4e44-9f02-69bd273375e7"}],"nestedUseCase":[],"owner":{"@id":"623f2dd6-0423-442c-a741-ce8d63afa558"},"owningRelationship":{"@id":"92db7b0d-5c33-426f-95c9-4211d679b26c"},"nestedAction":[],"ownedRelationship":[{"@id":"54d4816d-0f7a-4dab-888b-650d0f425e22"}],"nestedConcern":[],"ownedImport":[],"differencingType":[],"variantMembership":[],"ownedUnioning":[],"owningDefinition":{"@id":"623f2dd6-0423-442c-a741-ce8d63afa558"},"ownedIntersecting":[]},"identity":{"@id":"48d77c81-7a6c-4d28-85dc-335cec3c9f29"}},{"payload":{"@type":"FeatureMembership","ownedMemberElementId":"48d77c81-7a6c-4d28-85dc-335cec3c9f29","memberName":"a1","source":[{"@id":"623f2dd6-0423-442c-a741-ce8d63afa558"}],"ownedRelatedElement":[{"@id":"48d77c81-7a6c-4d28-85dc-335cec3c9f29"}],"type":{"@id":"623f2dd6-0423-442c-a741-ce8d63afa558"},"memberElementId":"48d77c81-7a6c-4d28-85dc-335cec3c9f29","isImpliedIncluded":false,"owningRelatedElement":{"@id":"623f2dd6-0423-442c-a741-ce8d63afa558"},"feature":{"@id":"48d77c81-7a6c-4d28-85dc-335cec3c9f29"},"ownedMemberName":"a1","elementId":"92db7b0d-5c33-426f-95c9-4211d679b26c","textualRepresentation":[],"isLibraryElement":false,"ownedElement":[],"ownedAnnotation":[],"isImplied":false,"ownedMemberFeature":{"@id":"48d77c81-7a6c-4d28-85dc-335cec3c9f29"},"aliasIds":[],"visibility":"public","ownedRelationship":[],"documentation":[],"owningType":{"@id":"623f2dd6-0423-442c-a741-ce8d63afa558"},"ownedMemberElement":{"@id":"48d77c81-7a6c-4d28-85dc-335cec3c9f29"},"target":[{"@id":"48d77c81-7a6c-4d28-85dc-335cec3c9f29"}],"relatedElement":[{"@id":"623f2dd6-0423-442c-a741-ce8d63afa558"},{"@id":"48d77c81-7a6c-4d28-85dc-335cec3c9f29"}],"membershipOwningNamespace":{"@id":"623f2dd6-0423-442c-a741-ce8d63afa558"},"memberElement":{"@id":"48d77c81-7a6c-4d28-85dc-335cec3c9f29"}},"identity":{"@id":"92db7b0d-5c33-426f-95c9-4211d679b26c"}},{"payload":{"@type":"FeatureTyping","source":[{"@id":"0bf2dd4c-</text:span><text:soft-page-break/><text:span text:style-name="T1">3deb-45fd-93eb-7d998ea69e74"}],"ownedRelatedElement":[],"type":{"@id":"94173da1-3f61-4209-aa19-f67ef8747532"},"isImpliedIncluded":false,"owningRelatedElement":{"@id":"0bf2dd4c-3deb-45fd-93eb-7d998ea69e74"},"general":{"@id":"94173da1-3f61-4209-aa19-f67ef8747532"},"owningFeature":{"@id":"0bf2dd4c-3deb-45fd-93eb-7d998ea69e74"},"elementId":"8649c3e4-0cbf-4218-90aa-075176955829","textualRepresentation":[],"isLibraryElement":false,"ownedElement":[],"ownedAnnotation":[],"isImplied":false,"aliasIds":[],"typedFeature":{"@id":"0bf2dd4c-3deb-45fd-93eb-7d998ea69e74"},"ownedRelationship":[],"documentation":[],"owningType":{"@id":"0bf2dd4c-3deb-45fd-93eb-7d998ea69e74"},"specific":{"@id":"0bf2dd4c-3deb-45fd-93eb-7d998ea69e74"},"target":[{"@id":"94173da1-3f61-4209-aa19-f67ef8747532"}],"relatedElement":[{"@id":"0bf2dd4c-3deb-45fd-93eb-7d998ea69e74"},{"@id":"94173da1-3f61-4209-aa19-f67ef8747532"}]},"identity":{"@id":"8649c3e4-0cbf-4218-90aa-075176955829"}},{"payload":{"owningMembership":{"@id":"afd795ef-d5b4-4dee-9f01-6f3be920512c"},"ownedTypeFeaturing":[],"usage":[{"@id":"107bdf91-9b3a-45d0-8b96-133e4639ee18"},{"@id":"baf358c0-406c-462d-b9c5-73859bf65bd3"},{"@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text:span><text:span text:style-name="T1">{"@id":"00d7ec59-af32-4788-b64f-2b77667640bf"},{"@id":"bab17dea-269b-4f61-938b-44aff3bece46"},{"@id":"0113073f-06fe-4420-9492-a81738cc62e9"},{"@id":"1c8d35e5-d940-4cc3-b49d-2e574a751d52"},{"@id":"fb3a8886-6caa-41b9-a766-c01b601c4f05"}],"ownedSubsetting":[],"type":[{"@id":"94173da1-3f61-4209-aa19-f67ef8747532"}],"nestedRequirement":[],"output":[{"@id":"baf358c0-406c-462d-b9c5-73859bf65bd3"}],"nestedPort":[],"nestedTransition":[],"nestedConstraint":[],"isSufficient":false,"ownedDifferencing":[],"ownedRedefinition":[],"textualRepresentation":[],"isLibraryElement":false,"nestedAttribute":[],"nestedEnumeration":[],"ownedFeature":[],"documentation":[],"nestedAnalysisCase":[],"directedFeature":[{"@id":"107bdf91-9b3a-45d0-8b96-133e4639ee18"},{"@id":"baf358c0-406c-462d-b9c5-73859bf65bd3"}],"actionDefinition":[{"@id":"94173da1-3f61-4209-aa19-f67ef8747532"}],"input":[{"@id":"107bdf91-9b3a-45d0-8b96-133e4639ee18"}],"nestedCalculation":[],"nestedView":[],"ownedMember":[],"nestedOccurrence":[],"owningFeatureMembership":{"@id":"afd795ef-d5b4-4dee-9f01-6f3be920512c"},"nestedAllocation":[],"isPortion":false,"nestedReference":[],"owningNamespace":{"@id":"623f2dd6-0423-442c-a741-ce8d63afa558"},"isReadOnly":false,"isVariation":false,"feature":[{"@id":"107bdf91-9b3a-45d0-8b96-133e4639ee18"},{"@id":"baf358c0-406c-462d-b9c5-73859bf65bd3"},{"@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text:span><text:soft-page-break/><text:span text:style-name="T1">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text:span><text:span text:style-name="T1">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member":[{"@id":"107bdf91-9b3a-45d0-8b96-133e4639ee18"},{"@id":"baf358c0-406c-462d-b9c5-73859bf65bd3"},{"@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text:span><text:soft-page-break/><text:span text:style-name="T1">{"@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text:span><text:span text:style-name="T1">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declaredName":"a2","isReference":false,"inheritedFeature":[{"@id":"107bdf91-9b3a-45d0-8b96-133e4639ee18"},{"@id":"baf358c0-406c-462d-b9c5-73859bf65bd3"},{"@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text:span><text:soft-page-break/><text:span text:style-name="T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text:span><text:span text:style-name="T1">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behavior":[{"@id":"94173da1-3f61-4209-aa19-f67ef8747532"}],"importedMembership":[],"ownedElement":[],"aliasIds":[],"featureMembership":[{"@id":"7e1ed04c-6b7b-4af5-8a29-0545c33ce14a"},{"@id":"aa185ec6-7dd2-419a-9d7d-ba5573d64e77"},{"@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text:span><text:soft-page-break/><text:span text:style-name="T1">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text:span><text:span text:style-name="T1">{"@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isAbstract":false,"nestedMetadata":[],"nestedRendering":[],"unioningType":[],"nestedConnection":[],"nestedInterface":[],"ownedSpecialization":[{"@id":"8649c3e4-0cbf-4218-90aa-075176955829"}],"nestedViewpoint":[],"ownedFeatureInverting":[],"directedUsage":[{"@id":"107bdf91-9b3a-45d0-8b96-133e4639ee18"},{"@id":"baf358c0-406c-462d-b9c5-73859bf65bd3"}],"nestedPart":[],"chainingFeature":[],"isConjugated":false,"isUnique":true,"nestedUsage":[],"variant":[],"nestedState":[],"isOrdered":false,"elementId":"0bf2dd4c-3deb-45fd-93eb-7d998ea69e74","ownedAnnotation":[],"isDerived":false,"qualifiedName":"UseCaseActivities::OverallUseCase::a2","intersectingType":[],"owningType":{"@id":"623f2dd6-0423-442c-a741-ce8d63afa558"},"nestedVerificationCase":[],"endFeature":[],"isEnd":false,"nestedItem":[],"featuringType":[{"@id":"623f2dd6-0423-442c-a741-ce8d63afa558"}],"isComposite":true,"name":"a2","ownedMembership":[],"nestedFlow":[],"nestedCase":[],"@type":"ActionUsage","ownedDisjoining":[],"membership":[{"@id":"7e1ed04c-6b7b-4af5-8a29-0545c33ce14a"},{"@id":"aa185ec6-7dd2-419a-9d7d-ba5573d64e77"},{"@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text:span><text:soft-page-break/><text:span text:style-name="T1">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text:span><text:span text:style-name="T1">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text:span><text:soft-page-break/><text:span text:style-name="T1">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sIndividual":false,"isImpliedIncluded":false,"isNonunique":false,"ownedFeatureChaining":[],"ownedTyping":[{"@id":"8649c3e4-0cbf-4218-90aa-075176955829"}],"inheritedMembership":[{"@id":"7e1ed04c-6b7b-4af5-8a29-0545c33ce14a"},{"@id":"aa185ec6-7dd2-419a-9d7d-ba5573d64e77"},{"@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text:span><text:span text:style-name="T1">{"@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text:span>9e3d4eed46e3"},{"@id":"88e0b267-2aac-476d-be0f-022cb7469818"},{"@id":"a92ab926-31fe-44bb-badb-c403d10f6934"},{"@id":"a57f694e-b98f-4c0c-a8f2-816be03215d6"},{"@id":"b0761b70-f477-4463-afb7-3c1963877498"},{"@id":"dd620e35-b892-4254-9b02-ea6fe7101071"},{"@id"</text:p>
      <text:p text:style-name="Standar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text:soft-page-break/>{"@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parameter":[{"@id":"107bdf91-9b3a-45d0-8b96-133e4639ee18"},{"@id":"baf358c0-406c-462d-b9c5-73859bf65bd3"}],"ownedEndFeature":[],"occurrenceDefinition":[{"@id":"94173da1-3f61-4209-aa19-f67ef8747532"}],"ownedFeatureMembership":[],"definition":[{"@id":"94173da1-3f61-4209-aa19-f67e<text:span text:style-name="T1">f8747532"}],"nestedUseCase":[],"owner":</text:span><text:span text:style-name="T1">{"@id":"623f2dd6-0423-442c-a741-ce8d63afa558"},"owningRelationship":{"@id":"afd795ef-d5b4-4dee-9f01-6f3be920512c"},"nestedAction":[],"ownedRelationship":[{"@id":"8649c3e4-0cbf-4218-90aa-</text:span>075176955829"}],"nestedConcern":[],"ownedImport":[],"differencingType":[],"variantMembership":[],"ownedUnioning":[],"owningDefinition":{"@id":"623f2dd6-0423-442c-a741-ce8d63afa558"},"ownedIntersecting":[]},"identity":{"@id":"0bf2dd4c-3deb-45fd-93eb-7d998ea69e74"}},{"payload":{"@type":"FeatureMembership","ownedMemberElementId":"0bf2dd4c-3deb-45fd-93eb-7d998ea69e74","memberName":"a2","source":[{"@id":"623f2dd6-0423-442c-a741-ce8d63afa558"}],"ownedRelatedElement":[{"@id":"0bf2dd4c-3deb-45fd-93eb-7d998ea69e74"}],"type":{"@id":"623f2dd6-0423-442c-a741-ce8d63afa558"},"memberElementId":"0bf2dd4c-3deb-45fd-93eb-7d998ea69e74","isImpliedIncluded":false,"owningRelatedElement":{"@id":"623f2dd6-0423-442c-a741-ce8d63afa558"},"feature":{"@id":"0bf2dd4c-3deb-45fd-93eb-7d998ea69e74"},"ownedMemberName":"a2","elementId":"afd795ef-d5b4-4dee-9f01-6f3be920512c","textualRepresentation":[],"isLibraryElement":false,"ownedElement":[],"ownedAnnotation":[],"isImplied":false,"ownedMemberFeature":{"@id":"0bf2dd4c-3deb-45fd-93eb-7d998ea69e74"},"aliasIds":[],"visibility":"public","ownedRelationship":[],"documentation":[],"owningType":{"@id":"623f2dd6-0423-442c-a741-ce8d63afa558"},"ownedMemberElement":{"@id":"0bf2dd4c-3deb-45fd-93eb-7d998ea69e74"},"target":[{"@id":"0bf2dd4c-3deb-45fd-93eb-7d998ea69e74"}],"relatedElement":[{"@id":"623f2dd6-0423-442c-a741-ce8d63afa558"},{"@id":"0bf2dd4c-3deb-45fd-93eb-7d998ea69e74"}],"membershipOwningNamespace":{"@id":"623f2dd6-0423-442c-a741-ce8d63afa558"},"memberElement":{"@id":"0bf2dd4c-3deb-45fd-93eb-7d998ea69e74"}},"identity":{"@id":"afd795ef-d5b4-4dee-9f01-6f3be920512c"}},{"payload":{"@type":"FeatureTyping","source":[{"@id":"42373b1e-658d-47ba-953a-e87f0229074e"}],"ownedRelatedElement":[],"type":{"@id":"ca796477-161f-4ffb-b3fb-53e5c002be89"},"isImpliedIncluded":false,"owningRelatedElement":{"@id":"42373b1e-658d-47ba-953a-e87f0229074e"},"general":{"@id":"ca796477-161f-4ffb-b3fb-53e5c002be89"},"owningFeature":{"@id":"42373b1e-658d-47ba-953a-e87f0229074e"},"elementId":"607aca3a-bc66-476a-9ef1-f49924a3f8d1","textualRepresentation":[],"isLibraryElement":false,"ownedElement":[],"ownedAnnotation":[],"isImplied":false,"aliasIds":[],"typedFeature":{"@id":"42373b1e-658d-47ba-953a-e87f0229074e"},"ownedRelationship":[],"documentation":[],"owningType":{"@id":"42373b1e-658d-47ba-953a-e87f0229074e"},"specific":{"@id":"42373b1e-658d-47ba-953a-e87f0229074e"},"target":[{"@id":"ca796477-161f-4ffb-b3fb-53e5c002be89"}],"relatedElement":[{"@id":"42373b1e-658d-47ba-953a-e87f0229074e"},{"@id":"ca796477-161f-4ffb-b3fb-53e5c002be89"}]},"identity":{"@id":"607aca3a-bc66-476a-9ef1-f49924a3f8d1"}},{"payload":{"owningMembership":{"@id":"59b6fa60-86ec-47a9-be53-18a070f527b2"},"ownedTypeFeaturing":[],"usage":[{"@id":"5410b457-65fe-42c4-bb9c-2dcd31942337"},{"@id":"df215e8f-e745-4b51-8cb7-40ba9df9e510"},<text:soft-page-break/>{"@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fb3a8886-6caa-41b9-a766-c01b601c4f05"}],"ownedSubsetting":[],"type":[{"@id":"ca796477-161f-4ffb-b3fb-53e5c002be89"}],"nestedRequirement":[],"output":[{"@id":"df215e8f-e745-4b51-8cb7-40ba9df9e510"}],"nestedPort":[],"nestedTransition":[],"nestedConstraint":[],"isSufficient":false,"ownedDifferencing":[],"ownedRedefinition":[],"textualRepresentation":[],"isLibraryElement":false,"nestedAttribute":[],"nestedEnumeration":[],"ownedFeature":[],"documentation":[],"nestedAnalysisCase":[],"directedFeature":[{"@id":"5410b457-65fe-42c4-bb9c-2dcd31942337"},{"@id":"df215e8f-e745-4b51-8cb7-40ba9df9e510"}],"actionDefinition":[{"@id":"ca796477-161f-4ffb-b3fb-53e5c002be89"}],"input":[{"@id":"5410b457-65fe-42c4-bb9c-<text:span text:style-name="T1">2dcd31942337"}],"nestedCalculation":[],"nestedView":[],"ownedMember":[],"nestedOccurrence":[],"owningFeatureMembership":{"@id":"59b6fa60-86ec-47a9-be53-18a070f527b2"},"nestedAllocation":[],"isPortion":false,"nestedReference":[],"owningNamespace":{"@id":"623f2dd6-0423-442c-a741-ce8d63afa558"},"isReadOnly":false,"isVariation":false,"feature":[{"@id":"5410b457-65fe-42c4-bb9c-2dcd31942337"},{"@id":"df215e8f-e745-4b51-8cb7-</text:span><text:span text:style-name="T1">40ba9df9e510"},{"@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text:span><text:soft-page-break/><text:span text:style-name="T1">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member":[{"@id":"5410b457-65fe-42c4-bb9c-2dcd31942337"},{"@id":"df215e8f-e745-4b51-8cb7-40ba9df9e510"},{"@id":"16fb0a71-e155-4e78-8686-49e25fa695d5"},{"@id":"04d0fe3f-5c06-4a18-a0a2-32971bf9e96d"},{"@id":"c47bd4a7-67cf-43d0-bb9d-83b8d6fdb384"},{"@id":"f17b470b-5cd3-4d27-a325-03df3bebfbd1"},{"@id":"c62a6159-da01-453f-a0b2-1d771fb4526c"},{"@id":"f68c5609-</text:span><text:span text:style-name="T1">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text:span><text:soft-page-break/><text:span text:style-name="T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456f-9e90-e96c88a2db41"},{"@id":"bb8a6f01-219a-</text:span><text:span text:style-name="T1">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declaredName":"a3","isReference":false,"inheritedFeature":[{"@id":"5410b457-65fe-42c4-bb9c-2dcd31942337"},{"@id":"df215e8f-e745-4b51-8cb7-40ba9df9e510"},{"@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text:span><text:soft-page-break/><text:span text:style-name="T1">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text:span><text:span text:style-name="T1">3a92-4927-a908-92890230ab84"},{"@id":"fb3a8886-6caa-41b9-a766-c01b601c4f05"},{"@id":"d577b35a-35c7-441b-a3b3-e81bc83d2618"},{"@id":"ca865e96-d5d4-4ff3-9378-594dee999f02"},{"@id":"1c42d2b5-795e-4a8b-a505-54ef529e0108"},{"@id":"d491b83e-6c5b-4f7d-9bd2-c29935c5967c"},{"@id":"d07a4e3c-64f3-4b63-a22c-abcd44f8dcb8"},{"@id":"1a869973-f1c9-4ea2-8b31-8753382b7355"}],"behavior":[{"@id":"ca796477-161f-4ffb-b3fb-53e5c002be89"}],"importedMembership":[],"ownedElement":[],"aliasIds":[],"featureMembership":[{"@id":"d0ffb31b-cdf5-4c9c-96dd-b7a4fd5d9c6e"},{"@id":"d8063356-7732-40d9-a583-36b307843f29"},{"@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text:span><text:soft-page-break/><text:span text:style-name="T1">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text:span><text:span text:style-name="T1">{"@id":"dc59895f-07ad-46ca-aff6-3ffd38cfab1a"},{"@id":"01a8b711-7985-42f1-9c7c-cb8d39c8ec2b"},{"@id":"ca31c598-8d88-4caf-adbd-bb93f2c92f1e"},{"@id":"27e9ddfd-c2b0-4865-8df8-ba01b2e80b17"},{"@id":"852ed4df-dbd4-4302-8081-8e89dfac8052"}],"isAbstract":false,"nestedMetadata":[],"nestedRendering":[],"unioningType":[],"nestedConnection":[],"nestedInterface":[],"ownedSpecialization":[{"@id":"607aca3a-bc66-476a-9ef1-f49924a3f8d1"}],"nestedViewpoint":[],"ownedFeatureInverting":[],"directedUsage":[{"@id":"5410b457-65fe-42c4-bb9c-2dcd31942337"},{"@id":"df215e8f-e745-4b51-8cb7-40ba9df9e510"}],"nestedPart":[],"chainingFeature":[],"isConjugated":false,"isUnique":true,"nestedUsage":[],"variant":[],"nestedState":[],"isOrdered":false,"elementId":"42373b1e-658d-47ba-953a-e87f0229074e","ownedAnnotation":[],"isDerived":false,"qualifiedName":"UseCaseActivities::OverallUseCase::a3","intersectingType":[],"owningType":{"@id":"623f2dd6-0423-442c-a741-ce8d63afa558"},"nestedVerificationCase":[],"endFeature":[],"isEnd":false,"nestedItem":[],"featuringType":[{"@id":"623f2dd6-0423-442c-a741-ce8d63afa558"}],"isComposite":true,"name":"a3","ownedMembership":[],"nestedFlow":[],"nestedCase":[],"@type":"ActionUsage","ownedDisjoining":[],"membership":[{"@id":"d0ffb31b-cdf5-4c9c-96dd-b7a4fd5d9c6e"},{"@id":"d8063356-7732-40d9-a583-36b307843f2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text:span><text:soft-page-break/><text:span text:style-name="T1">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text:span><text:span text:style-name="T1">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sIndividual":false,"isImpliedIncluded":false,"isNonunique":false,"ownedFeatureChaining":[],"ownedTyping":[{"@id":"607aca3a-bc66-476a-9ef1-f49924a3f8d1"}],"inheritedMembership":[{"@id":"d0ffb31b-cdf5-4c9c-96dd-b7a4fd5d9c6e"},{"@id":"d8063356-7732-40d9-a583-36b307843f2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text:span><text:soft-page-break/><text:span text:style-name="T1">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text:span><text:span text:style-name="T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text:span><text:soft-page-break/><text:span text:style-name="T1">1918519c8105"},{"@id":"5973dde5-efa3-4c23-b812-53c2d7463b7e"},{"@id":"e637e87e-17f4-4c10-a87d-cc01a6c53e22"},{"@id":"ff504717-6acd-4511-963d-e6e787d12c89"},{"@id":"27e9ddfd-c2b0-4865-8df8-ba01b2e80b17"},{"@id":"852ed4df-dbd4-4302-8081-8e89dfac8052"}],"parameter":[{"@id":"5410b457-65fe-42c4-bb9c-2dcd31942337"},{"@id":"df215e8f-e745-4b51-8cb7-40ba9df9e510"}],"ownedEndFeature":[],"occurrenceDefinition":[{"@id":"ca796477-161f-4ffb-b3fb-53e5c002be89"}],"ownedFeatureMembership":[],"definition":[{"@id":"ca796477-161f-4ffb-b3fb-53e5c002be89"}],"nestedUseCase":[],"owner":{"@id":"623f2dd6-0423-442c-a741-ce8d63afa558"},"owningRelationship":{"@id":"59b6fa60-86ec-47a9-be53-18a070f527b2"},"nestedAction":[],"ownedRelationship":[{"@id":"607aca3a-bc66-476a-9ef1-f49924a3f8d1"}],"nestedConcern":[],"ownedImport":[],"differencingType":[],"variantMembership":[],"ownedUnioning":[],"owningDefinition":{"@id":"623f2dd6-0423-442c-a741-ce8d63afa558"},"ownedIntersecting":[]},"identity":{"@id":"42373b1e-658d-47ba-953a-e87f0229074e"}},{"payload":{"@type":"FeatureMembership","ownedMemberElementId":"42373b1e-658d-47ba-953a-e87f0229074e","memberName":"a3","source":[{"@id":"623f2dd6-0423-442c-a741-ce8d63afa558"}],"ownedRelatedElement":[{"@id":"42373b1e-658d-47ba-953a-e87f0229074e"}],"type":{"@id":"623f2dd6-0423-442c-a741-ce8d63afa558"},"memberElementId":"42373b1e-658d-47ba-953a-e87f0229074e","isImpliedIncluded":false,"owningRelatedElement":{"@id":"623f2dd6-0423-442c-a741-ce8d63afa558"},"feature":{"@id":"42373b1e-658d-47ba-953a-e87f0229074e"},"ownedMemberName":"a3","elementId":"59b6fa60-86ec-47a9-be53-18a070f527b2","textualRepresentation":[],"isLibraryElement":false,"ownedElement":[],"ownedAnnotation":[],"isImplied":false,"ownedMemberFeature":{"@id":"42373b1e-658d-47ba-953a-e87f0229074e"},"aliasIds":[],"visibility":"public","ownedRelationship":[],"documentation":[],"owningType":{"@id":"623f2dd6-0423-442c-a741-ce8d63afa558"},"ownedMemberElement":{"@id":"42373b1e-658d-47ba-953a-e87f0229074e"},"target":[{"@id":"42373b1e-658d-47ba-953a-</text:span><text:span text:style-name="T1">e87f0229074e"}],"relatedElement":[{"@id":"623f2dd6-0423-442c-a741-ce8d63afa558"},{"@id":"42373b1e-658d-47ba-953a-e87f0229074e"}],"membershipOwningNamespace":{"@id":"623f2dd6-0423-442c-a741-ce8d63afa558"},"memberElement":{"@id":"42373b1e-658d-47ba-953a-e87f0229074e"}},"identity":{"@id":"59b6fa60-86ec-47a9-be53-18a070f527b2"}},{"payload":{"@type":"FeatureTyping","source":[{"@id":"7f7dc8ac-cc7c-47e9-b159-9114dbe2faeb"}],"ownedRelatedElement":[],"type":{"@id":"fef6a6d9-61cd-4bf0-a67d-438346871da6"},"isImpliedIncluded":false,"owningRelatedElement":{"@id":"7f7dc8ac-cc7c-47e9-b159-9114dbe2faeb"},"general":{"@id":"fef6a6d9-61cd-4bf0-a67d-438346871da6"},"owningFeature":{"@id":"7f7dc8ac-cc7c-47e9-b159-9114dbe2faeb"},"elementId":"f29700db-a73a-4297-9d82-4a03b420fb3d","textualRepresentation":[],"isLibraryElement":false,"ownedElement":[],"ownedAnnotation":[],"isImplied":false,"aliasIds":[],"typedFeature":{"@id":"7f7dc8ac-cc7c-47e9-b159-9114dbe2faeb"},"ownedRelationship":[],"documentation":[],"owningType":{"@id":"7f7dc8ac-cc7c-47e9-b159-9114dbe2faeb"},"specific":{"@id":"7f7dc8ac-cc7c-47e9-b159-9114dbe2faeb"},"target":[{"@id":"fef6a6d9-61cd-4bf0-a67d-438346871da6"}],"relatedElement":[{"@id":"7f7dc8ac-cc7c-47e9-b159-9114dbe2faeb"},{"@id":"fef6a6d9-61cd-4bf0-a67d-438346871da6"}]},"identity":{"@id":"f29700db-a73a-4297-9d82-4a03b420fb3d"}},{"payload":{"owningMembership":{"@id":"b0b1d7cf-f781-40b5-a3d2-4fd591799a7f"},"ownedTypeFeaturing":[],"usage":[{"@id":"7e0813bc-332c-427e-a74e-07ef3f05076b"},{"@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fb3a8886-6caa-41b9-a766-c01b601c4f05"}],"ownedSubsetting":[],"type":[{"@id":"fef6a6d9-61cd-4bf0-a67d-438346871da6"}],"nestedRequirement":[],"output":[],"nestedPort":[],"nestedTransition":[],"nestedConstraint":[],"isSufficient":false,"ownedDifferencing":[],"ownedRedefinition":[],"textualRepresentation":[],"isLibraryElement":false,"nestedAttribute":[],"nestedEnumeration":[],"ownedFeature":[],"documentation":[],"nestedAnalysisCase":[],"directedFeature":[{"@id":"7e0813bc-332c-427e-a74e-07ef3f05076b"}],"actionDefinition":[{"@id":"fef6a6d9-61cd-4bf0-a67d-438346871da6"}],"input":[{"@id":"7e0813bc-</text:span><text:soft-page-break/><text:span text:style-name="T1">332c-427e-a74e-07ef3f05076b"}],"nestedCalculation":[],"nestedView":[],"ownedMember":[],"nestedOccurrence":[],"owningFeatureMembership":{"@id":"b0b1d7cf-f781-40b5-a3d2-4fd591799a7f"},"nestedAllocation":[],"isPortion":false,"nestedReference":[],"owningNamespace":{"@id":"623f2dd6-0423-442c-a741-ce8d63afa558"},"isReadOnly":false,"isVariation":false,"feature":[{"@id":"7e0813bc-332c-427e-a74e-07ef3f05076b"},{"@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text:span><text:span text:style-name="T1">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text:span><text:soft-page-break/><text:span text:style-name="T1">{"@id":"1a869973-f1c9-4ea2-8b31-8753382b7355"}],"member":[{"@id":"7e0813bc-332c-427e-a74e-07ef3f05076b"},{"@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text:span><text:span text:style-name="T1">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text:span><text:soft-page-break/><text:span text:style-name="T1">4bfd-a606-206ad4d02f34"},{"@id":"d577b35a-35c7-441b-a3b3-e81bc83d2618"},{"@id":"044786df-e11a-43bb-826d-ef226d42857f"},{"@id":"df9a9cc1-6219-4507-afb8-d6f7ceef6610"},{"@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declaredName":"a4","isReference":false,"inheritedFeature":[{"@id":"7e0813bc-332c-427e-a74e-07ef3f05076b"},{"@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text:span><text:span text:style-name="T1">{"@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text:span><text:soft-page-break/><text:span text:style-name="T1">48f4-84c6-607f990c7122"},{"@id":"26e69227-7492-432d-bbe6-9e1cd18fd9ae"},{"@id":"cf05e598-</text:span>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behavior":[{"@id":"fef6a6d9-61cd-4bf0-a67d-438346871da6"}],"importedMembership":[],"ownedElement":[],"aliasIds":[],"featureMembership":[{"@id":"8ccdf726-f040-4e3a-b1f2-0448bc8344f9"},{"@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text:p>
      <text:p text:style-name="Standard">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text:span text:style-name="T1">a76d2e36569"},{"@id":"43894bb8-88c7-4dd9-aa6f-05f3b6969242"},{"@id":"90ffbe4e-b877-4041-ab39-</text:span>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text:soft-page-break/>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isAbstract":false,"nestedMetadata":[],"nestedRendering":[],"unioningType":[],"nestedConnection":[],"nestedInterface":[],"ownedSpecialization":[{"@id":"f29700db-a73a-4297-9d82-4a03b420fb3d"}],"nestedViewpoint":[],"ownedFeatureInverting":[],"directedUsage":[{"@id":"7e0813bc-332c-427e-a74e-07ef3f05076b"}],"nestedPart":[],"chainingFeature":[],"isConjugated":false,"isUnique":true,"nestedUsage":[],"variant":[],"nestedState":[],"isOrdered":false,"elementId":"7f7dc8ac-cc7c-47e9-b159-9114dbe2faeb","ownedAnnotation":[],"isDerived":false,"qualifiedName":"UseCaseActivities::OverallUseCase::a4","intersectingType":[],"owningType":{"@id":"623f2dd6-0423-442c-a741-ce8d63afa558"},"nestedVerificationCase":[],"endFeature":[],"isEnd":false,"nestedItem":[],"featuringType":[{"@id":"623f2dd6-0423-442c-a741-ce8d63afa558"}],"isComposite":true,"name":"a4","ownedMembership":[],"nestedFlow":[],"nestedCase":[],"@type":"ActionUsage","ownedDisjoining":[],"membership":[{"@id":"8ccdf726-f040-4e3a-b1f2-0448bc8344f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text:span text:style-name="T1">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text:span><text:soft-page-break/><text:span text:style-name="T1">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text:span><text:span text:style-name="T1">412bd26779d3"},{"@id":"b1f338bb-05bb-4ff0-9bef-1918519c8105"},{"@id":"5973dde5-efa3-4c23-b812-53c2d7463b7e"},{"@id":"e637e87e-17f4-4c10-a87d-cc01a6c53e22"},{"@id":"ff504717-6acd-4511-963d-e6e787d12c89"},{"@id":"27e9ddfd-c2b0-4865-8df8-ba01b2e80b17"},{"@id":"852ed4df-dbd4-4302-8081-8e89dfac8052"}],"isIndividual":false,"isImpliedIncluded":false,"isNonunique":false,"ownedFeatureChaining":[],"ownedTyping":[{"@id":"f29700db-a73a-4297-9d82-4a03b420fb3d"}],"inheritedMembership":[{"@id":"8ccdf726-f040-4e3a-b1f2-0448bc8344f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text:span><text:soft-page-break/><text:span text:style-name="T1">{"@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text:span><text:span text:style-name="T1">{"@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parameter":[{"@id":"7e0813bc-332c-427e-a74e-07ef3f05076b"}],"ownedEndFeature":[],"occurrenceDefinition":[{"@id":"fef6a6d9-61cd-4bf0-a67d-438346871da6"}],"ownedFeatureMembership":[],"definition":[{"@id":"fef6a6d9-61cd-4bf0-a67d-438346871da6"}],"nestedUseCase":[],"owner":{"@id":"623f2dd6-0423-442c-a741-ce8d63afa558"},"owningRelationship":{"@id":"b0b1d7cf-f781-40b5-a3d2-4fd591799a7f"},"nestedAction":[],"ownedRelationship":[{"@id":"f29700db-a73a-4297-9d82-4a03b420fb3d"}],"nestedConcern":[],"ownedImport":[],"differencingType":[],"variantMembership":[],"ownedUnioning":[],"owningDefinition":{"@id":"623f2dd6-0423-442c-a741-ce8d63afa558"},"ownedIntersecting":[]},"identity":{"@id":"7f7dc8ac-cc7c-47e9-b159-9114dbe2faeb"}},{"payload":{"@type":"FeatureMembership","ownedMemberElementId":"7f7dc8ac-cc7c-47e9-b159-9114dbe2faeb","memberName":"a4","source":[{"@id":"623f2dd6-0423-442c-a741-ce8d63afa558"}],"ownedRelatedElement":[{"@id":"7f7dc8ac-cc7c-47e9-b159-9114dbe2faeb"}],"type":{"@id":"623f2dd6-0423-442c-a741-ce8d63afa558"},"memberElementId":"7f7dc8ac-cc7c-47e9-b159-9114dbe2faeb","isImpliedIncluded":false,"owningRelatedElement":{"@id":"623f2dd6-0423-442c-a741-ce8d63afa558"},"feature":{"@id":"7f7dc8ac-cc7c-47e9-b159-9114dbe2faeb"},"ownedMemberName":"a4","elementId":"b0b1d7cf-f781-40b5-a3d2-4fd591799a7f","textualRepresentation":[],"isLibraryElement":false,"ownedElement":[],"ownedAnnotation":[],"isImplied":false,"ownedMemberFeature":{"@id":"7f7dc8ac-cc7c-47e9-b159-9114dbe2faeb"},"aliasIds":[],"visibility":"public","ownedRelationship":[],"documentation":[],"owningType":{"@id":"623f2dd6-0423-442c-a741-</text:span><text:soft-page-break/><text:span text:style-name="T1">ce8d63afa558"},"ownedMemberElement":{"@id":"7f7dc8ac-cc7c-47e9-b159-9114dbe2faeb"},"target":[{"@id":"7f7dc8ac-cc7c-47e9-b159-9114dbe2faeb"}],"relatedElement":[{"@id":"623f2dd6-0423-442c-a741-ce8d63afa558"},{"@id":"7f7dc8ac-cc7c-47e9-b159-9114dbe2faeb"}],"membershipOwningNamespace":{"@id":"623f2dd6-0423-442c-a741-ce8d63afa558"},"memberElement":{"@id":"7f7dc8ac-cc7c-47e9-b159-9114dbe2faeb"}},"identity":{"@id":"b0b1d7cf-f781-40b5-a3d2-4fd591799a7f"}},{"payload":{"@type":"ReferenceSubsetting","source":[{"@id":"423e7670-9389-47bf-8672-abe1a93a0a41"}],"ownedRelatedElement":[],"isImpliedIncluded":false,"owningRelatedElement":{"@id":"423e7670-9389-47bf-8672-abe1a93a0a41"},"general":{"@id":"fabecd98-4f3d-4bb1-a6dd-c9ca78c0f57b"},"owningFeature":{"@id":"423e7670-9389-47bf-8672-abe1a93a0a41"},"elementId":"ad03cc61-2be5-49b8-bfb0-60ccdea336a2","textualRepresentation":[],"subsettingFeature":{"@id":"423e7670-9389-47bf-8672-abe1a93a0a41"},"isLibraryElement":false,"ownedElement":[],"ownedAnnotation":[],"isImplied":false,"aliasIds":[],"subsettedFeature":{"@id":"fabecd98-4f3d-4bb1-a6dd-c9ca78c0f57b"},"ownedRelationship":[],"documentation":[],"owningType":{"@id":"423e7670-9389-47bf-8672-abe1a93a0a41"},"specific":{"@id":"423e7670-9389-47bf-8672-abe1a93a0a41"},"target":[{"@id":"fabecd98-4f3d-4bb1-a6dd-c9ca78c0f57b"}],"referencingFeature":{"@id":"423e7670-9389-47bf-8672-abe1a93a0a41"},"referencedFeature":{"@id":"fabecd98-4f3d-4bb1-a6dd-c9ca78c0f57b"},"relatedElement":[{"@id":"423e7670-9389-47bf-8672-abe1a93a0a41"},{"@id":"fabecd98-4f3d-4bb1-a6dd-c9ca78c0f57b"}]},"identity":{"@id":"ad03cc61-2be5-49b8-bfb0-60ccdea336a2"}},{"payload":{"@type":"Redefinition","source":[{"@id":"7b59df81-f1af-4f9e-81a1-3b5e41197461"}],"ownedRelatedElement":[],"isImpliedIncluded":false,"owningRelatedElement":{"@id":"7b59df81-f1af-4f9e-81a1-3b5e41197461"},"general":{"@id":"9ec89e3b-900f-43b8-b6a7-6d05491fe156"},"owningFeature":{"@id":"7b59df81-f1af-4f9e-81a1-3b5e41197461"},"elementId":"b399c96a-4ea0-479a-92ac-b4a6e265bfff","textualRepresentation":[],"subsettingFeature":{"@id":"7b59df81-f1af-4f9e-81a1-3b5e41197461"},"isLibraryElement":false,"ownedElement":</text:span><text:span text:style-name="T1">[],"ownedAnnotation":[],"isImplied":false,"aliasIds":[],"subsettedFeature":{"@id":"9ec89e3b-900f-43b8-b6a7-6d05491fe156"},"ownedRelationship":[],"documentation":[],"owningType":{"@id":"7b59df81-f1af-4f9e-81a1-3b5e41197461"},"specific":{"@id":"7b59df81-f1af-4f9e-81a1-3b5e41197461"},"redefinedFeature":{"@id":"9ec89e3b-900f-43b8-b6a7-6d05491fe156"},"target":[{"@id":"9ec89e3b-900f-43b8-b6a7-6d05491fe156"}],"redefiningFeature":{"@id":"7b59df81-f1af-4f9e-81a1-3b5e41197461"},"relatedElement":[{"@id":"7b59df81-f1af-4f9e-81a1-3b5e41197461"},{"@id":"9ec89e3b-900f-43b8-b6a7-6d05491fe156"}]},"identity":{"@id":"b399c96a-4ea0-479a-92ac-b4a6e265bfff"}},{"payload":{"owningMembership":{"@id":"dfe6e91b-48df-46bb-b17f-d0f65fd87eae"},"ownedTypeFeaturing":[],"usage":[],"ownedSubsetting":[{"@id":"b399c96a-4ea0-479a-92ac-b4a6e265bfff"}],"type":[{"@id":"1d12b788-da70-40f3-bd9f-9315ae4640a8"}],"nestedRequirement":[],"output":[],"nestedPort":[],"nestedTransition":[],"nestedConstraint":[],"isSufficient":false,"ownedDifferencing":[],"ownedRedefinition":[{"@id":"b399c96a-4ea0-479a-92ac-b4a6e265bfff"}],"textualRepresentation":[],"isLibraryElement":false,"nestedAttribute":[],"nestedEnumeration":[],"ownedFeature":[],"documentation":[],"nestedAnalysisCase":[],"directedFeature":[],"input":[],"nestedCalculation":[],"nestedView":[],"ownedMember":[],"nestedOccurrence":[],"owningFeatureMembership":{"@id":"dfe6e91b-48df-46bb-b17f-d0f65fd87eae"},"nestedAllocation":[],"isPortion":false,"nestedReference":[],"owningNamespace":{"@id":"423e7670-9389-47bf-8672-abe1a93a0a41"},"isReadOnly":false,"isVariation":false,"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text:span><text:soft-page-break/><text:span text:style-name="T1">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member":[{"@id":"31d06923-025c-4072-9103-9e818666652e"},</text:span><text:span text:style-name="T1">{"@id":"7a6e7934-6c14-4bfd-a606-206ad4d02f34"},{"@id":"d577b35a-35c7-441b-a3b3-e81bc83d2618"},{"@id":"5469ad50-0c81-4cf0-ba3e-f49c3bec6973"},{"@id":"11a27f60-3e29-442a-972e-0fe392a4e10c"},{"@id":"3788c65e-8da7-403e-a0be-7cb84f49ba67"},{"@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text:span><text:soft-page-break/><text:span text:style-name="T1">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012ddf-efa6-4f26-a3e5-dc36f74595c9"}],"isReference":true,"inherited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text:span><text:span text:style-name="T1">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mportedMembership":[],"ownedElement":[],"aliasIds":[],"featureMembership":[{"@id":"307afcc1-f4b3-4444-b4d1-e3c211e3b222"},{"@id":"842aeb36-94d0-4e2e-8e47-9b266fff6920"},{"@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text:span><text:soft-page-break/><text:span text:style-name="T1">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text:span><text:span text:style-name="T1">{"@id":"090aece4-ae3c-4f0a-8164-ca04a89e02c2"},{"@id":"6f0d57d6-44ad-4bb8-adba-a4be629a5806"},{"@id":"87c69e33-aa72-43ca-bcdf-2e5b14f6ced9"},{"@id":"94dbc9fa-9d77-4a8a-8530-ed1d1061c582"},{"@id":"10688a04-ac4d-4dac-8892-d5896590c6b9"},{"@id":"7d34f925-8297-4591-8e17-ddd0c1ceeacb"},{"@id":"5a555ea4-2ece-4c0d-8c7f-3e70c946a68b"}],"isAbstract":false,"nestedMetadata":[],"nestedRendering":[],"unioningType":[],"nestedConnection":[],"nestedInterface":[],"ownedSpecialization":[{"@id":"b399c96a-4ea0-479a-92ac-b4a6e265bfff"}],"nestedViewpoint":[],"ownedFeatureInverting":[],"directedUsage":[],"nestedPart":[],"chainingFeature":[],"isConjugated":false,"isUnique":true,"nestedUsage":[],"variant":[],"nestedState":[],"isOrdered":false,"elementId":"7b59df81-f1af-4f9e-81a1-3b5e41197461","ownedAnnotation":[],"isDerived":false,"qualifiedName":"UseCaseActivities::OverallUseCase::null::source::money","intersectingType":[],"owningType":{"@id":"423e7670-9389-47bf-8672-abe1a93a0a41"},"nestedVerificationCase":[],"endFeature":[],"isEnd":false,"nestedItem":[],"featuringType":[{"@id":"423e7670-9389-47bf-8672-abe1a93a0a41"}],"isComposite":false,"name":"money","ownedMembership":[],"nestedFlow":[],"nestedCase":[],"@type":"ReferenceUsage","ownedDisjoining":[],"membership":[{"@id":"73066a9f-8517-4ab8-9e9b-2bf0c5256f14"},{"@id":"741ec789-c324-4c3b-972c-95859306ee7a"},{"@id":"307afcc1-f4b3-4444-b4d1-e3c211e3b222"},{"@id":"e23d27ba-7bb0-486a-8b43-b23257d6e805"},{"@id":"842aeb36-94d0-4e2e-8e47-9b266fff6920"},{"@id":"fce67c61-71c1-410d-84b9-a546083d2cc5"},{"@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text:span><text:soft-page-break/><text:span text:style-name="T1">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isImpliedIncluded":false,"isNonunique":false,"ownedFeatureChaining":[],"ownedTyping":[],"inheritedMembership":[{"@id":"73066a9f-8517-</text:span><text:span text:style-name="T1">4ab8-9e9b-2bf0c5256f14"},{"@id":"741ec789-c324-4c3b-972c-95859306ee7a"},{"@id":"307afcc1-f4b3-4444-b4d1-e3c211e3b222"},{"@id":"e23d27ba-7bb0-486a-8b43-b23257d6e805"},{"@id":"842aeb36-94d0-4e2e-8e47-9b266fff6920"},{"@id":"fce67c61-71c1-410d-84b9-a546083d2cc5"},{"@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text:span><text:soft-page-break/><text:span text:style-name="T1">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ownedEndFeature":[],"ownedFeatureMembership":[],"definition":[{"@id":"1d12b788-da70-40f3-bd9f-9315ae4640a8"}],"nestedUseCase":[],"owner":{"@id":"423e7670-9389-47bf-8672-abe1a93a0a41"},"owningRelationship":{"@id":"dfe6e91b-48df-46bb-b17f-d0f65fd87eae"},"nestedAction":[],"ownedRelationship":[{"@id":"b399c96a-4ea0-479a-92ac-b4a6e265bfff"}],"nestedConcern":[],"ownedImport":[],"differencingType":[],"variantMembership":[],"ownedUnioning":[],"ownedIntersecting":[]},"identity":{"@id":"7b59df81-f1af-4f9e-81a1-3b5e41197461"}},{"payload":{"@type":"FeatureMembership","ownedMemberElementId":"7b59df81-f1af-4f9e-81a1-3b5e41197461","memberName":"money","source":[{"@id":"423e7670-9389-47bf-8672-abe1a93a0a41"}],"ownedRelatedElement":[{"@id":"7b59df81-f1af-4f9e-81a1-3b5e41197461"}],"type":{"@id":"423e7670-9389-47bf-8672-abe1a93a0a41"},"memberElementId":"7b59df81-f1af-4f9e-81a1-3b5e41197461","isImpliedIncluded":false,"owningRelatedElement":{"@id":"423e7670-9389-47bf-8672-abe1a93a0a41"},"feature":{"@id":"7b59df81-f1af-4f9e-81a1-3b5e41197461"},"ownedMemberName":"money","elementId":"dfe6e91b-48df-46bb-b17f-d0f65fd87eae","textualRepresentation":[],"isLibraryElement":false,"ownedElement":[],"ownedAnnotation":[],"isImplied":false,"ownedMemberFeature":{"@id":"7b59df81-f1af-4f9e-81a1-3b5e41197461"},"aliasIds":[],"visibility":"public","ownedRelationship":[],"documentation":[],"owningType":{"@id":"423e7670-9389-47bf-8672-</text:span><text:span text:style-name="T1">abe1a93a0a41"},"ownedMemberElement":{"@id":"7b59df81-f1af-4f9e-81a1-3b5e41197461"},"target":[{"@id":"7b59df81-f1af-4f9e-81a1-3b5e41197461"}],"relatedElement":[{"@id":"423e7670-9389-47bf-8672-abe1a93a0a41"},{"@id":"7b59df81-f1af-4f9e-81a1-3b5e41197461"}],"membershipOwningNamespace":{"@id":"423e7670-9389-47bf-8672-abe1a93a0a41"},"memberElement":{"@id":"7b59df81-f1af-4f9e-81a1-3b5e41197461"}},"identity":{"@id":"dfe6e91b-48df-46bb-b17f-d0f65fd87eae"}},{"payload":{"owningMembership":{"@id":"38a24ee8-893f-4b65-be36-35145abf55fa"},"ownedTypeFeaturing":[],"chainingFeature":[],"isConjugated":false,"isUnique":true,"ownedSubsetting":[{"@id":"ad03cc61-2be5-49b8-bfb0-60ccdea336a2"}],"type":[{"@id":"47e2766f-4dbc-4a1d-bcc5-c8e4d0152cb2"}],"output":[],"isSufficient":false,"ownedDifferencing":[],"isOrdered":true,"ownedRedefinition":[],"elementId":"423e7670-9389-47bf-8672-abe1a93a0a41","textualRepresentation":[],"isLibraryElement":false,"ownedAnnotation":[],"isDerived":false,"ownedFeature":[{"@id":"7b59df81-f1af-4f9e-81a1-3b5e41197461"}],"qualifiedName":"UseCaseActivities::OverallUseCase::null::source","documentation":[],"intersectingType":[],"owningType":{"@id":"7aa341b3-8aa0-4be3-a9e1-a6823f468d1d"},"endFeature":[],"directedFeature":[],"isEnd":true,"featuringType":[{"@id":"7aa341b3-8aa0-4be3-a9e1-a6823f468d1d"}],"input":[],"isComposite":false,"name":"source","ownedMember":[{"@id":"7b59df81-f1af-4f9e-81a1-3b5e41197461"}],"ownedMembership":[{"@id":"dfe6e91b-48df-46bb-b17f-d0f65fd87eae"}],"endOwningType":{"@id":"7aa341b3-8aa0-4be3-a9e1-a6823f468d1d"},"@type":"ItemFlowEnd","ownedDisjoining":[],"owningFeatureMembership":{"@id":"38a24ee8-893f-4b65-be36-35145abf55fa"},"membership":[{"@id":"dfe6e91b-48df-46bb-b17f-d0f65fd87eae"},{"@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text:span><text:soft-page-break/><text:span text:style-name="T1">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text:span><text:span text:style-name="T1">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94f9681b-6fd0-4616-877a-18fe5abd52c9"},{"@id":"08f8ad47-d940-45a4-afac-</text:span><text:soft-page-break/><text:span text:style-name="T1">d7c30fca7766"},{"@id":"7cc8039b-c33c-4252-9f45-790a5414a2d4"},{"@id":"ba2dc5a9-7f3e-4723-9a29-0f1e603129de"},{"@id":"0e300469-1a65-4772-890f-0713dd308319"},{"@id":"1af209b8-300b-4c1e-bfd8-ccafc3752119"},{"@id":"740abcea-b9ed-460b-adb2-a56194d5f75e"},{"@id":"942c3c9d-c8be-4bc3-9813-de555e8526a6"},{"@id":"cc6eb1c0-3c4d-473a-99ff-b81cbf34e473"},{"@id":"7a4e53d5-04ae-4341-9f8f-284b9be55601"}],"isPortion":false,"isImpliedIncluded":false,"isNonunique":false,"ownedFeatureChaining":[],"owningNamespace":{"@id":"7aa341b3-8aa0-4be3-a9e1-a6823f468d1d"},"ownedTyping":[],"isReadOnly":false,"feature":[{"@id":"7b59df81-f1af-4f9e-81a1-3b5e41197461"},{"@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text:span><text:span text:style-name="T1">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text:span><text:soft-page-break/><text:span text:style-name="T1">{"@id":"fb3a8886-6caa-41b9-a766-c01b601c4f05"},{"@id":"d577b35a-35c7-441b-a3b3-e81bc83d2618"},{"@id":"ca865e96-d5d4-4ff3-9378-594dee999f02"},{"@id":"1c42d2b5-795e-4a8b-a505-54ef529e0108"},{"@id":"d491b83e-6c5b-4f7d-9bd2-c29935c5967c"},{"@id":"d07a4e3c-64f3-4b63-a22c-abcd44f8dcb8"},{"@id":"1a869973-f1c9-4ea2-8b31-8753382b7355"}],"inheritedMembership":[{"@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text:span>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text:soft-page-break/>dc9c020b8b2a"},{"@id":"f5ee8a15-f0b9-4a09-8d31-0a2c114feb11"},{"@id":"3a45f467-953b-4969-9774-49c69121a1c8"},{"@id":"dd0100b9-4780-472d-b9dc-ee87efcb3118"},{"@id":"6eaf4562-0970-401a-9dd1-f57c001eb05c"},{"@id":"73066a9f-8517-4ab8-9e9b-2bf0c5256f14"},{"@id":"741ec789-c324-4c3b-972c-95859306ee7a"},{"@id":"307afcc1-f4b3-4444-b4d1-e3c211e3b222"},{"@id":</text:p>
      <text:p text:style-name="Standar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94f9681b-6fd0-4616-877a-18fe5abd52c9"},{"@id":"08f8ad47-d940-45a4-afac-d7c30fca7766"},{"@id":"7cc8039b-c33c-4252-9f45-790a5414a2d4"},{"@id":"ba2dc5a9-7f3e-4723-9a29-0f1e603129de"},{"@id":"0e300469-1a65-4772-890f-0713dd308319"},{"@id":"1af209b8-300b-4c1e-bfd8-ccafc3752119"},{"@id":"740abcea-b9ed-460b-adb2-a56194d5f75e"},{"@id":"942c3c9d-c8be-4bc3-9813-de555e8526a6"},{"@id":"cc6eb1c0-3c4d-473a-99ff-b81cbf34e473"},{"@id":"7a4e53d5-04ae-4341-9f8f-<text:span text:style-name="T1">284b9b</text:span>e55601"}],"member":[{"@id":"7b59df81-f1af-4f9e-81a1-3b5e41197461"},{"@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text:soft-page-break/>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text:span text:style-name="T1">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text:span><text:span text:style-name="T1">6c57980194ce"},{"@id":"f9609963-31ec-4035-83c7-3e21b2a22e2b"},{"@id":"e7cdf41a-8bad-4549-8782-728311999c82"},{"@id":"d07a4e3c-64f3-4b63-a22c-abcd44f8dcb8"},{"@id":"1a869973-f1c9-4ea2-8b31-8753382b7355"},{"@id":"072a22e6-8286-4f26-8f11-1dfc489e0e7b"},{"@id":"df1b728c-fea7-44e9-8168-2fdabbc68447"},{"@id":"6654c499-5e34-4e4f-805f-b3e62a2b28f6"},{"@id":"2fbf9d54-c4db-49b5-b33d-27624201526c"},{"@id":"5a32fc3f-1f45-4863-9821-e19c6b7c3279"},{"@id":"ff7218ff-b620-4c4c-85a3-897c7727915b"},{"@id":"40b51b5b-7880-46b9-beff-321074647bdf"},{"@id":"16c28385-7816-4eb6-a997-92937a9e46a5"},{"@id":"01611c73-65d2-410f-ad60-85a21ebbd397"},{"@id":"1ee9f670-a1db-4d49-979d-b030c7604bce"}],"ownedEndFeature":[],"ownedFeatureMembership":[{"@id":"dfe6e91b-48df-46bb-b17f-d0f65fd87eae"}],"inheritedFeature":[{"@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text:span><text:soft-page-break/><text:span text:style-name="T1">{"@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text:span><text:span text:style-name="T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owner":{"@id":"7aa341b3-8aa0-4be3-a9e1-a6823f468d1d"},"importedMembership":[],"ownedReferenceSubsetting":{"@id":"ad03cc61-2be5-49b8-bfb0-60ccdea336a2"},"ownedElement":[{"@id":"7b59df81-f1af-4f9e-81a1-3b5e41197461"}],"owningRelationship":{"@id":"38a24ee8-893f-4b65-be36-35145abf55fa"},"aliasIds":[],"ownedRelationship":[{"@id":"ad03cc61-2be5-49b8-bfb0-60ccdea336a2"},{"@id":"dfe6e91b-48df-46bb-b17f-d0f65fd87eae"}],"featureMembership":[{"@id":"dfe6e91b-48df-46bb-b17f-d0f65fd87eae"},{"@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text:span><text:soft-page-break/><text:span text:style-name="T1">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text:span><text:span text:style-name="T1">{"@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ownedImport":[],"isAbstract":false,"differencingType":[],"ownedUnioning":[],"unioningType":[],"ownedSpecialization":[{"@id":"ad03cc61-2be5-49b8-bfb0-60ccdea336a2"}],"ownedIntersecting":[],"ownedFeatureInverting":[]},"identity":{"@id":"423e7670-9389-47bf-8672-abe1a93a0a41"}},{"payload":{"@type":"EndFeatureMembership","ownedMemberElementId":"423e7670-9389-47bf-8672-abe1a93a0a41","memberName":"source","source":[{"@id":"7aa341b3-8aa0-4be3-a9e1-a6823f468d1d"}],"ownedRelatedElement":[{"@id":"423e7670-9389-47bf-8672-abe1a93a0a41"}],"type":{"@id":"7aa341b3-8aa0-4be3-a9e1-a6823f468d1d"},"memberElementId":"423e7670-9389-47bf-8672-abe1a93a0a41","isImpliedIncluded":false,"owningRelatedElement":{"@id":"7aa341b3-8aa0-4be3-a9e1-a6823f468d1d"},"feature":{"@id":"423e7670-9389-47bf-8672-abe1a93a0a41"},"ownedMemberName":"source","elementId":"38a24ee8-893f-4b65-be36-35145abf55fa","textualRepresentation":[],"isLibraryElement":false,"ownedElement":[],"ownedAnnotation":[],"isImplied":false,"ownedMemberFeature":{"@id":"423e7670-9389-47bf-8672-abe1a93a0a41"},"aliasIds":[],"visibility":"public","ownedRelationship":[],"documentation":[],"owningType":{"@id":"7aa341b3-8aa0-4be3-a9e1-a6823f468d1d"},"ownedMemberElement":{"@id":"423e7670-9389-47bf-8672-abe1a93a0a41"},"target":[{"@id":"423e7670-9389-47bf-8672-abe1a93a0a41"}],"relatedElement":[{"@id":"7aa341b3-8aa0-4be3-a9e1-a6823f468d1d"},{"@id":"423e7670-9389-47bf-8672-abe1a93a0a41"}],"membershipOwningNamespace":{"@id":"7aa341b3-8aa0-4be3-a9e1-a6823f468d1d"},"memberElement":{"@id":"423e7670-9389-47bf-8672-abe1a93a0a41"}},"identity":{"@id":"38a24ee8-893f-4b65-be36-35145abf55fa"}},{"payload":{"@type":"ReferenceSubsetting","source":[{"@id":"c4418cd5-41b6-4556-83c2-ad8019e0c40f"}],"ownedRelatedElement":[],"isImpliedIncluded":false,"owningRelatedElement":{"@id":"c4418cd5-41b6-4556-83c2-ad8019e0c40f"},"general":{"@id":"48d77c81-7a6c-4d28-85dc-335cec3c9f29"},"owningFeature":{"@id":"c4418cd5-41b6-4556-83c2-</text:span><text:soft-page-break/><text:span text:style-name="T1">ad8019e0c40f"},"elementId":"f9ee5888-d4ca-4548-827d-e037330864f4","textualRepresentation":[],"subsettingFeature":{"@id":"c4418cd5-41b6-4556-83c2-ad8019e0c40f"},"isLibraryElement":false,"ownedElement":[],"ownedAnnotation":[],"isImplied":false,"aliasIds":[],"subsettedFeature":{"@id":"48d77c81-7a6c-4d28-85dc-335cec3c9f29"},"ownedRelationship":[],"documentation":[],"owningType":{"@id":"c4418cd5-41b6-4556-83c2-ad8019e0c40f"},"specific":{"@id":"c4418cd5-41b6-4556-83c2-ad8019e0c40f"},"target":[{"@id":"48d77c81-7a6c-4d28-85dc-335cec3c9f29"}],"referencingFeature":{"@id":"c4418cd5-41b6-4556-83c2-ad8019e0c40f"},"referencedFeature":{"@id":"48d77c81-7a6c-4d28-85dc-335cec3c9f29"},"relatedElement":[{"@id":"c4418cd5-41b6-4556-83c2-ad8019e0c40f"},{"@id":"48d77c81-7a6c-4d28-85dc-335cec3c9f29"}]},"identity":{"@id":"f9ee5888-d4ca-4548-827d-e037330864f4"}},{"payload":{"@type":"Redefinition","source":[{"@id":"22187ea2-f717-46a8-a22e-644c758ba89b"}],"ownedRelatedElement":[],"isImpliedIncluded":false,"owningRelatedElement":{"@id":"22187ea2-f717-46a8-a22e-644c758ba89b"},"general":{"@id":"7532f729-58b6-45fb-8a70-9e1feb73f454"},"owningFeature":{"@id":"22187ea2-f717-46a8-a22e-644c758ba89b"},"elementId":"0bfdd6db-ef1e-4489-9bb9-14b2fb947ea4","textualRepresentation":[],"subsettingFeature":{"@id":"22187ea2-f717-46a8-a22e-644c758ba89b"},"isLibraryElement":false,"ownedElement":[],"ownedAnnotation":[],"isImplied":false,"aliasIds":[],"subsettedFeature":{"@id":"7532f729-58b6-45fb-8a70-9e1feb73f454"},"ownedRelationship":[],"documentation":[],"owningType":{"@id":"22187ea2-f717-46a8-a22e-644c758ba89b"},"specific":{"@id":"22187ea2-f717-46a8-a22e-644c758ba89b"},"redefinedFeature":{"@id":"7532f729-58b6-45fb-8a70-9e1feb73f454"},"target":[{"@id":"7532f729-58b6-45fb-8a70-9e1feb73f454"}],"redefiningFeature":{"@id":"22187ea2-f717-46a8-a22e-644c758ba89b"},"relatedElement":[{"@id":"22187ea2-f717-46a8-a22e-644c758ba89b"},{"@id":"7532f729-58b6-45fb-8a70-9e1feb73f454"}]},"identity":{"@id":"0bfdd6db-ef1e-4489-9bb9-14b2fb947ea4"}},{"payload":{"owningMembership":{"@id":"f270e06b-90a1-4e85-8b69-3f23b07c709e"},"ownedTypeFeaturing":[],"usage":[],"ownedSubsetting":[{"@id":"0bfdd6db-ef1e-4489-9bb9-14b2fb947ea4"}],"type":[{"@id":"1d12b788-da70-40f3-bd9f-9315ae4640a8"}],"nestedRequirement":[],"output":[],"nestedPort":[],"nestedTransition":[],"nestedConstraint":[],"isSufficient":false,"ownedDifferencing":[],"ownedRedefinition":[{"@id":"0bfdd6db-ef1e-4489-9bb9-</text:span><text:span text:style-name="T1">14b2fb947ea4"}],"textualRepresentation":[],"isLibraryElement":false,"nestedAttribute":[],"nestedEnumeration":[],"ownedFeature":[],"documentation":[],"nestedAnalysisCase":[],"directedFeature":[],"input":[],"nestedCalculation":[],"nestedView":[],"ownedMember":[],"nestedOccurrence":[],"owningFeatureMembership":{"@id":"f270e06b-90a1-4e85-8b69-3f23b07c709e"},"nestedAllocation":[],"isPortion":false,"nestedReference":[],"owningNamespace":{"@id":"c4418cd5-41b6-4556-83c2-ad8019e0c40f"},"isReadOnly":false,"isVariation":false,"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text:span><text:soft-page-break/><text:span text:style-name="T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member":[{"@id":"31d06923-025c-4072-9103-9e818666652e"},{"@id":"7a6e7934-6c14-4bfd-a606-206ad4d02f34"},{"@id":"d577b35a-35c7-441b-a3b3-e81bc83d2618"},{"@id":"5469ad50-0c81-4cf0-ba3e-f49c3bec6973"},{"@id":"11a27f60-3e29-442a-972e-0fe392a4e10c"},{"@id":"75514f89-39d1-440f-a74a-efab5a9b8a40"},{"@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text:span><text:span text:style-name="T1">{"@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012ddf-efa6-4f26-a3e5-dc36f74595c9"}],"isReference":true,"inheritedFeature":[{"@id":"d577b35a-35c7-441b-a3b3-e81bc83d2618"},{"@id":"11a27f60-3e29-442a-</text:span><text:soft-page-break/><text:span text:style-name="T1">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text:span><text:span text:style-name="T1">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mportedMembership":[],"ownedElement":[],"aliasIds":[],"featureMembership":[{"@id":"307afcc1-f4b3-4444-b4d1-e3c211e3b222"},{"@id":"842aeb36-94d0-4e2e-8e47-9b266fff6920"},{"@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text:span><text:soft-page-break/><text:span text:style-name="T1">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sAbstract":false,"nestedMetadata":[],"nestedRendering":[],"unioningType":[],"nestedConnection":[],"nestedInterface":[],"ownedSpecialization":[{"@id":"0bfdd6db-ef1e-4489-9bb9-14b2fb947ea4"}],"nestedViewpoint":[],"ownedFeatureInverting":[],"directedUsage":[],"nestedPart":[],"chainingFeature":[],"isConjugated":false,"isUnique":true,"nestedUsage":[],"variant":[],"nestedState":[],"isOrdered":false,"elementId":"22187ea2-f717-46a8-a22e-644c758ba89b","ownedAnnotation":[],"isDerived":false,"qualifiedName":"UseCaseActivities::OverallUseCase::null::target::money","intersectingType":[],"owningType":{"@id":"c4418cd5-41b6-4556-83c2-ad8019e0c40f"},"nestedVerificationCase":[],"endFeature":[],"isEnd":false,"nestedItem":[],"featuringType":[{"@id":"c4418cd5-41b6-4556-83c2-</text:span><text:span text:style-name="T1">ad8019e0c40f"}],"isComposite":false,"name":"money","ownedMembership":[],"nestedFlow":[],"nestedCase":[],"@type":"ReferenceUsage","ownedDisjoining":[],"membership":[{"@id":"73066a9f-8517-4ab8-9e9b-2bf0c5256f14"},{"@id":"741ec789-c324-4c3b-972c-95859306ee7a"},{"@id":"307afcc1-f4b3-4444-b4d1-e3c211e3b222"},{"@id":"e23d27ba-7bb0-486a-8b43-b23257d6e805"},{"@id":"842aeb36-94d0-4e2e-8e47-9b266fff6920"},{"@id":"4d984ec1-3cf0-4aae-9362-9c6abd777afb"},{"@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text:span><text:soft-page-break/><text:span text:style-name="T1">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isImpliedIncluded":false,"isNonunique":false,"ownedFeatureChaining":[],"ownedTyping":[],"inheritedMembership":[{"@id":"73066a9f-8517-4ab8-9e9b-2bf0c5256f14"},{"@id":"741ec789-c324-4c3b-972c-95859306ee7a"},{"@id":"307afcc1-f4b3-4444-b4d1-e3c211e3b222"},{"@id":"e23d27ba-7bb0-486a-8b43-b23257d6e805"},{"@id":"842aeb36-94d0-4e2e-8e47-9b266fff6920"},{"@id":"4d984ec1-3cf0-4aae-9362-9c6abd777afb"},{"@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text:span><text:span text:style-name="T1">{"@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text:span><text:soft-page-break/><text:span text:style-name="T1">401a-9dd1-f57c001eb05c"}],"ownedEndFeature":[],"ownedFeatureMembership":[],"definition":[{"@id":"1d12b788-da70-40f3-bd9f-9315ae4640a8"}],"nestedUseCase":[],"owner":{"@id":"c4418cd5-41b6-4556-83c2-ad8019e0c40f"},"owningRelationship":{"@id":"f270e06b-90a1-4e85-8b69-3f23b07c709e"},"nestedAction":[],"ownedRelationship":[{"@id":"0bfdd6db-ef1e-4489-9bb9-14b2fb947ea4"}],"nestedConcern":[],"ownedImport":[],"differencingType":[],"variantMembership":[],"ownedUnioning":[],"ownedIntersecting":[]},"identity":{"@id":"22187ea2-f717-46a8-a22e-644c758ba89b"}},{"payload":{"@type":"FeatureMembership","ownedMemberElementId":"22187ea2-f717-46a8-a22e-644c758ba89b","memberName":"money","source":[{"@id":"c4418cd5-41b6-4556-83c2-ad8019e0c40f"}],"ownedRelatedElement":[{"@id":"22187ea2-f717-46a8-a22e-644c758ba89b"}],"type":{"@id":"c4418cd5-41b6-4556-83c2-ad8019e0c40f"},"memberElementId":"22187ea2-f717-46a8-a22e-644c758ba89b","isImpliedIncluded":false,"owningRelatedElement":{"@id":"c4418cd5-41b6-4556-83c2-ad8019e0c40f"},"feature":{"@id":"22187ea2-f717-46a8-a22e-644c758ba89b"},"ownedMemberName":"money","elementId":"f270e06b-90a1-4e85-8b69-3f23b07c709e","textualRepresentation":[],"isLibraryElement":false,"ownedElement":[],"ownedAnnotation":[],"isImplied":false,"ownedMemberFeature":{"@id":"22187ea2-f717-46a8-a22e-644c758ba89b"},"aliasIds":[],"visibility":"public","ownedRelationship":[],"documentation":[],"owningType":{"@id":"c4418cd5-41b6-4556-83c2-ad8019e0c40f"},"ownedMemberElement":{"@id":"22187ea2-f717-46a8-a22e-644c758ba89b"},"target":[{"@id":"22187ea2-f717-46a8-a22e-644c758ba89b"}],"relatedElement":[{"@id":"c4418cd5-41b6-4556-83c2-ad8019e0c40f"},{"@id":"22187ea2-f717-46a8-a22e-644c758ba89b"}],"membershipOwningNamespace":{"@id":"c4418cd5-41b6-4556-83c2-ad8019e0c40f"},"memberElement":{"@id":"22187ea2-f717-46a8-a22e-644c758ba89b"}},"identity":{"@id":"f270e06b-90a1-4e85-8b69-3f23b07c709e"}},{"payload":{"owningMembership":{"@id":"6eb1d6e2-9d1d-49ac-adcd-2fe199646f0a"},"ownedTypeFeaturing":[],"chainingFeature":[],"isConjugated":false,"isUnique":true,"ownedSubsetting":[{"@id":"f9ee5888-d4ca-4548-827d-e037330864f4"}],"type":[{"@id":"ca89822c-b145-4e44-9f02-69bd273375e7"}],"output":[{"@id":"7d1c4d99-4c13-4c28-b4c1-60ab9282ad64"}],"isSufficient":false,"ownedDifferencing":[],"isOrdered":true,"ownedRedefinition":[],"elementId":"c4418cd5-41b6-4556-83c2-ad8019e0c40f","textualRepresentation":[],"isLibraryElement":false,"ownedAnnotation":[],"isDerived":false,"ownedFeature":[{"@id":"22187ea2-f717-46a8-a22e-644c758ba89b"}],"qualifiedName":"UseCaseActivities::OverallUseCase::null::target","documentation":[],"intersectingType":[],"owningType":</text:span><text:span text:style-name="T1">{"@id":"7aa341b3-8aa0-4be3-a9e1-a6823f468d1d"},"endFeature":[],"directedFeature":[{"@id":"7d1c4d99-4c13-4c28-b4c1-60ab9282ad64"}],"isEnd":true,"featuringType":[{"@id":"7aa341b3-8aa0-4be3-a9e1-a6823f468d1d"}],"input":[],"isComposite":false,"name":"target","ownedMember":[{"@id":"22187ea2-f717-46a8-a22e-644c758ba89b"}],"ownedMembership":[{"@id":"f270e06b-90a1-4e85-8b69-3f23b07c709e"}],"endOwningType":{"@id":"7aa341b3-8aa0-4be3-a9e1-a6823f468d1d"},"@type":"ItemFlowEnd","ownedDisjoining":[],"owningFeatureMembership":{"@id":"6eb1d6e2-9d1d-49ac-adcd-2fe199646f0a"},"membership":[{"@id":"f270e06b-90a1-4e85-8b69-3f23b07c709e"},{"@id":"0061f486-291e-4165-a678-22c276235ad8"},{"@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text:span><text:soft-page-break/><text:span text:style-name="T1">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text:span><text:span text:style-name="T1">{"@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fc1d61e5-fdd6-43e1-a08c-ebbedcdafce5"},{"@id":"f9349e83-7b73-4c03-86e9-514689d86b2e"},{"@id":"7801163c-e9a8-41a5-9f6f-47669b109e97"},{"@id":"9d1d11e8-a158-44c8-afe8-7acc7c63b6cf"},{"@id":"0e300469-1a65-4772-890f-0713dd308319"},{"@id":"1af209b8-300b-4c1e-bfd8-ccafc3752119"},{"@id":"bad122d6-4eb1-48dd-aff0-fc006e7eb349"},{"@id":"88628ec5-016d-4c82-93b5-b90f17a98bc8"},{"@id":"88263b35-6d63-4e86-b29b-1f99e2aadbc5"},{"@id":"79f28359-d7a3-4b7f-bbd4-4868cd0ab69f"}],"isPortion":false,"isImpliedIncluded":false,"isNonunique":false,"ownedFeatureChaining":[],"owningNamespace":{"@id":"7aa341b3-8aa0-4be3-a9e1-a6823f468d1d"},"ownedTyping":[],"isReadOnly":false,"feature":[{"@id":"22187ea2-f717-46a8-a22e-644c758ba89b"},{"@id":"7d1c4d99-4c13-</text:span><text:soft-page-break/><text:span text:style-name="T1">4c28-b4c1-60ab9282ad64"},{"@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text:span><text:span text:style-name="T1">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inheritedMembership":[{"@id":"0061f486-291e-4165-a678-22c276235ad8"},{"@id":"5cbae0a7-aca3-446c-90fc-3cc1b8f0cf30"},{"@id":"fa78423c-977b-49d0-8ecb-e4b87abfa3c5"},{"@id":"4d5f4393-2d82-4ef1-b18d-0fd39df57ebe"},{"@id":"c4a58803-9c1b-423b-8742-3dee1cbe8353"},{"@id":"0e1115a6-c215-4f41-85a5-2d9314595b84"},</text:span><text:soft-page-break/><text:span text:style-name="T1">{"@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text:span><text:span text:style-name="T1">{"@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text:span>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text:p>
      <text:p text:style-name="Standard">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text:soft-page-break/>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fc1d61e5-fdd6-43e1-a08c-ebbedcdafce5"},{"@id":"f9349e83-7b73-4c03-86e9-514689d86b2e"},{"@id":"7801163c-e9a8-41a5-9f6f-47669b109e97"},{"@id":"9d1d11e8-a158-44c8-afe8-7acc7c63b6cf"},{"@id":"0e300469-1a65-4772-890f-0713dd308319"},{"@id":"1af209b8-300b-4c1e-bfd8-ccafc3752119"},{"@id":"bad122d6-4eb1-48dd-aff0-fc006e7eb349"},{"@id":"88628ec5-016d-4c82-93b5-b90f17a98bc8"},{"@id":"88263b35-6d63-4e86-b29b-1f99e2aadbc5"},{"@id":"79f28359-d7a3-4b7f-bbd4-4868cd0ab69f"}],"member":[{"@id":"22187ea2-f717-46a8-a22e-644c758ba89b"},{"@id":"7d1c4d99-4c13-4c28-b4c1-60ab9282ad64"},{"@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text:span text:style-name="T1">f4e6aceb137"},{"@id":"22c79060-9d40-4388-9254-3bbee3dd645c"},{"@id":"a29b441f-764b-43f3-bbbd-873717424e18"},{"@id":"e91195d1-</text:span>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text:soft-page-break/>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id":"dee84fb5-c768-4807-a7ed-8f406d3af3d3"},{"@id":"041b27bf-823f-47dc-a7ab-0f664236234c"},{"@id":"4cfe58c4-d4b9-4af5-a9fb-e189f40edc10"},{"@id":"ba5b90a8-444a-4d0b-a904-b24ea74a3013"},{"@id":"5a32fc3f-1f45-4863-9821-e19c6b7c3279"},{"@id":"ff7218ff-b620-4c4c-85a3-897c7727915b"},{"@id":"2ed901b1-59cb-4d7c-ae75-4f51f4727255"},{"@id":"090d867f-f21a-4def-a3db-08ceee7afbd6"},{"@id":"1f0d0ed5-32f7-4cdd-ba7b-bc65a0d99f2e"},{"@id":"3a53db9a-7795-4f14-a08e-ee0b9cc248d1"}],"ownedEndFeature":[],"ownedFeatureMembership":[{"@id":"f270e06b-90a1-4e85-8b69-3f23b07c709e"}],"inheritedFeature":[{"@id":"7d1c4d99-4c13-4c28-b4c1-60ab9282ad64"},{"@id":"04d0fe3f-5c06-4a18-a0a2-32971bf9e96d"},{"@id":"c47bd4a7-67cf-43d0-bb9d-83b8d6fdb384"},{"@id":"f17b470b-5cd3-4d27-a325-03df3bebfbd1"},{"@id":"c62a6159-da01-453f-a0b2-1d771fb4526c"},{"@id":"f68c5609-cc1d-4bf0-9351-c5e66cbae31c"},{"@id":"4125b7bd-c70e-4383-8f33-63e5e310516a"},{"@id":"6be93dc6-cb29-<text:span text:style-name="T1">49e4-a7fc-0af7c3e9f039"},{"@id":"c1b6485d-ca61-4f67-9d7b-a40b9d62b9b4"},</text:span><text:span text:style-name="T1">{"@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text:span><text:soft-page-break/><text:span text:style-name="T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owner":{"@id":"7aa341b3-8aa0-4be3-a9e1-a6823f468d1d"},"importedMembership":[],"ownedReferenceSubsetting":{"@id":"f9ee5888-d4ca-4548-827d-e037330864f4"},"ownedElement":[{"@id":"22187ea2-f717-46a8-a22e-644c758ba89b"}],"owningRelationship":{"@id":"6eb1d6e2-9d1d-49ac-adcd-2fe199646f0a"},"aliasIds":[],"ownedRelationship":[{"@id":"f9ee5888-d4ca-4548-827d-e037330864f4"},{"@id":"f270e06b-90a1-4e85-8b69-3f23b07c709e"}],"featureMembership":[{"@id":"f270e06b-90a1-4e85-8b69-3f23b07c709e"},{"@id":"0061f486-291e-4165-a678-22c276235ad8"},{"@id":"fa78423c-977b-49d0-8ecb-e4b87abfa3c5"},{"@id":"4d5f4393-2d82-4ef1-b18d-0fd39df57ebe"},{"@id":"c4a58803-9c1b-423b-8742-3dee1cbe8353"},{"@id":"0e1115a6-c215-4f41-85a5-2d9314595b84"},</text:span><text:span text:style-name="T1">{"@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text:span><text:soft-page-break/><text:span text:style-name="T1">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ownedImport":[],"isAbstract":false,"differencingType":[],"ownedUnioning":[],"unioningType":[],"ownedSpecialization":[{"@id":"f9ee5888-d4ca-4548-827d-e037330864f4"}],"ownedIntersecting":[],"ownedFeatureInverting":[]},"identity":{"@id":"c4418cd5-41b6-4556-83c2-ad8019e0c40f"}},{"payload":{"@type":"EndFeatureMembership","ownedMemberElementId":"c4418cd5-41b6-4556-83c2-ad8019e0c40f","memberName":"target","source":[{"@id":"7aa341b3-8aa0-4be3-a9e1-a6823f468d1d"}],"ownedRelatedElement":[{"@id":"c4418cd5-41b6-4556-83c2-ad8019e0c40f"}],"type":</text:span><text:span text:style-name="T1">{"@id":"7aa341b3-8aa0-4be3-a9e1-a6823f468d1d"},"memberElementId":"c4418cd5-41b6-4556-83c2-ad8019e0c40f","isImpliedIncluded":false,"owningRelatedElement":{"@id":"7aa341b3-8aa0-4be3-a9e1-a6823f468d1d"},"feature":{"@id":"c4418cd5-41b6-4556-83c2-ad8019e0c40f"},"ownedMemberName":"target","elementId":"6eb1d6e2-9d1d-49ac-adcd-2fe199646f0a","textualRepresentation":[],"isLibraryElement":false,"ownedElement":[],"ownedAnnotation":[],"isImplied":false,"ownedMemberFeature":{"@id":"c4418cd5-41b6-4556-83c2-ad8019e0c40f"},"aliasIds":[],"visibility":"public","ownedRelationship":[],"documentation":[],"owningType":{"@id":"7aa341b3-8aa0-4be3-a9e1-a6823f468d1d"},"ownedMemberElement":{"@id":"c4418cd5-41b6-4556-83c2-ad8019e0c40f"},"target":[{"@id":"c4418cd5-41b6-4556-83c2-ad8019e0c40f"}],"relatedElement":[{"@id":"7aa341b3-8aa0-4be3-a9e1-a6823f468d1d"},{"@id":"c4418cd5-41b6-4556-83c2-ad8019e0c40f"}],"membershipOwningNamespace":{"@id":"7aa341b3-8aa0-4be3-a9e1-a6823f468d1d"},"memberElement":{"@id":"c4418cd5-41b6-4556-83c2-ad8019e0c40f"}},"identity":{"@id":"6eb1d6e2-9d1d-49ac-adcd-2fe199646f0a"}},{"payload":{"owningMembership":{"@id":"c434385b-ec14-4f3b-b8f9-708e5781dcf5"},"ownedTypeFeaturing":[],"usage":[{"@id":"779e4cc5-d210-491e-8693-bbf60846c062"},{"@id":"ca0a41a7-e5ca-4260-a70e-f42084a1b6a9"},{"@id":"c657a652-8d7d-4ea4-be52-b5addea22b38"},{"@id":"0f434e43-76a7-4b34-9bc7-582e34f3cddb"},{"@id":"055a4790-78ad-429d-8288-eb6aa7f5d5c4"},{"@id":"2ed283a9-bd68-486f-adf9-2d19cf6fe086"},{"@id":"6ccb058b-45f3-4152-a003-253aa2794992"},{"@id":"8c13e927-6829-46b5-a48b-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text:span><text:soft-page-break/><text:span text:style-name="T1">596cd3e783af"},{"@id":"71907731-ebf6-43da-bad2-26722bc974e7"},{"@id":"2b296c31-7a9f-44c5-b3db-7fb84e08931b"},{"@id":"c6d0fd1a-13df-494c-8015-671f183efd52"},{"@id":"8d321805-12fd-4142-9b87-9da329886fb4"},{"@id":"6bcb2322-9a3c-4fb6-9056-63415d246abf"},{"@id":"7800e17c-1a49-4894-945f-4e103670f157"},{"@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edSubsetting":[],"type":[{"@id":"5c6c533a-4419-41b7-98d7-eee0b69de3fe"}],"nestedRequirement":[],"output":[],"nestedPort":[],"sourceOutputFeature":{"@id":"7b59df81-f1af-4f9e-81a1-3b5e41197461"},"nestedTransition":[],"nestedConstraint":[],"isSufficient":false,"ownedDifferencing":[],"ownedRedefinition":[],"sourceFeature":{"@id":"fabecd98-4f3d-4bb1-a6dd-c9ca78c0f57b"},"textualRepresentation":[],"isLibraryElement":false,"nestedAttribute":[],"isImplied":false,"nestedEnumeration":[],"ownedFeature":[{"@id":"423e7670-9389-47bf-8672-abe1a93a0a41"},{"@id":"c4418cd5-41b6-4556-83c2-ad8019e0c40f"}],"documentation":[],"nestedAnalysisCase":[],"directedFeature":[{"@id":"ca0a41a7-e5ca-4260-a70e-f42084a1b6a9"},{"@id":"c657a652-8d7d-4ea4-be52-b5addea22b38"}],"actionDefinition":[{"@id":"5c6c533a-4419-41b7-98d7-eee0b69de3fe"}],"input":[{"@id":"ca0a41a7-e5ca-4260-a70e-f42084a1b6a9"},{"@id":"c657a652-8d7d-4ea4-be52-b5addea22b38"}],"nestedCalculation":[],"targetInputFeature":{"@id":"22187ea2-f717-46a8-a22e-644c758ba89b"},"relatedElement":[{"@id":"fabecd98-4f3d-4bb1-a6dd-c9ca78c0f57b"},{"@id":"48d77c81-7a6c-4d28-85dc-335cec3c9f29"}],"nestedView":[],"ownedMember":[{"@id":"423e7670-9389-47bf-8672-abe1a93a0a41"},{"@id":"c4418cd5-41b6-4556-83c2-ad8019e0c40f"}],"nestedOccurrence":[],"owningFeatureMembership":{"@id":"c434385b-ec14-4f3b-b8f9-708e5781dcf5"},"nestedAllocation":[],"association":[{"@id":"5c6c533a-4419-41b7-98d7-eee0b69de3fe"}],"isPortion":false,"nestedReference":[],"owningNamespace":{"@id":"623f2dd6-0423-442c-a741-ce8d63afa558"},"isReadOnly":false,"isVariation":false,"feature":[{"@id":"423e7670-9389-47bf-8672-abe1a93a0a41"},{"@id":"c4418cd5-41b6-4556-83c2-ad8019e0c40f"},{"@id":"779e4cc5-d210-491e-8693-bbf60846c062"},{"@id":"ca0a41a7-e5ca-4260-a70e-f42084a1b6a9"},{"@id":"c657a652-8d7d-4ea4-be52-</text:span><text:span text:style-name="T1">b5addea22b38"},{"@id":"0f434e43-76a7-4b34-9bc7-582e34f3cddb"},{"@id":"055a4790-78ad-429d-8288-eb6aa7f5d5c4"},{"@id":"2ed283a9-bd68-486f-adf9-2d19cf6fe086"},{"@id":"6ccb058b-45f3-4152-a003-253aa2794992"},{"@id":"b1b40176-bdad-4836-86fa-f954090fce76"},{"@id":"11a27f60-3e29-442a-972e-0fe392a4e10c"},{"@id":"095e9704-759b-4c7c-b9b7-c552f4404879"},{"@id":"22859d82-dea7-44da-8af2-c159bc1727f1"},{"@id":"d27e2303-8b9e-4f23-8c49-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text:span><text:soft-page-break/><text:span text:style-name="T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13e927-6829-46b5-a48b-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4e103670f157"},{"@id":"efe5d24c-efe7-405b-b4dd-85513da58125"},{"@id":"8dc43e1f-9c27-49d2-b6b4-1a5b5e0e4faa"},{"@id":"5ddce097-3429-4120-ab43-a45994d8257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text:span><text:span text:style-name="T1">023273e9491f"},{"@id":"ce247c61-1f22-42dc-80cd-ee3eaa1d5473"},{"@id":"0b7f5b6b-487b-4125-8ab0-250ff2d01fa3"},{"@id":"def2dd72-41e3-483b-b258-c8684c3780f2"},{"@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eef87a3-fabc-4ecc-acc9-ee210a19668c"},{"@id":"f9beffbe-e8e2-4745-ab81-244e3be7fb95"},{"@id":"f9b45ca1-d020-4016-ae77-ed42b8012836"},{"@id":"b7c0d0a0-b0de-4f1c-965d-944ba82062c6"},{"@id":"d577b35a-35c7-441b-a3b3-e81bc83d2618"},{"@id":"962ab9fe-0407-4594-95ec-4c93eac3d309"},{"@id":"ca865e96-d5d4-4ff3-9378-594dee999f02"},{"@id":"1c42d2b5-795e-4a8b-a505-54ef529e0108"},{"@id":"d491b83e-6c5b-4f7d-9bd2-c29935c5967c"},{"@id":"d07a4e3c-64f3-4b63-a22c-abcd44f8dcb8"},{"@id":"1a869973-f1c9-4ea2-8b31-8753382b7355"}],"member":[{"@id":"423e7670-9389-47bf-8672-abe1a93a0a41"},{"@id":"c4418cd5-41b6-4556-83c2-ad8019e0c40f"},{"@id":"625a4dfc-6203-458c-b3e4-2e00c2e780e4"},{"@id":"9b38da14-6612-4ded-b728-37c2533f587b"},{"@id":"c1ee5bf4-97b1-4a20-8451-5441ccfc2c20"},{"@id":"ee9e4729-cd8b-43ea-8c2a-c15a1d8bd82c"},{"@id":"779e4cc5-d210-491e-8693-bbf60846c062"},{"@id":"ca0a41a7-e5ca-4260-a70e-f42084a1b6a9"},{"@id":"c657a652-8d7d-4ea4-be52-b5addea22b38"},{"@id":"0f434e43-76a7-4b34-9bc7-582e34f3cddb"},{"@id":"055a4790-78ad-429d-</text:span><text:soft-page-break/><text:span text:style-name="T1">8288-eb6aa7f5d5c4"},{"@id":"2ed283a9-bd68-486f-adf9-2d19cf6fe086"},{"@id":"6ccb058b-45f3-4152-a003-253aa2794992"},{"@id":"6df228c2-2754-4f63-9638-63aa6a9f6c36"},{"@id":"4d81fed6-4a5c-42f6-a68d-63b47108a7a9"},{"@id":"e76a7583-75fd-4f84-876d-9416dc7c828c"},{"@id":"ea191ce0-0a90-4856-94d4-4b4b2a39962d"},{"@id":"b1b40176-bdad-4836-86fa-f954090fce76"},{"@id":"5469ad50-0c81-4cf0-ba3e-f49c3bec6973"},{"@id":"11a27f60-3e29-442a-972e-0fe392a4e10c"},{"@id":"0b6ae859-1928-4f1a-8b8f-40868fca2c6c"},{"@id":"095e9704-759b-4c7c-b9b7-c552f4404879"},{"@id":"22859d82-dea7-44da-8af2-c159bc1727f1"},{"@id":"d27e2303-8b9e-4f23-8c49-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text:span><text:span text:style-name="T1">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5d1af860-898d-4a97-bab3-19e99f7687d1"},{"@id":"8c13e927-6829-46b5-a48b-ffce6ea5f826"},{"@id":"4ecf5cec-bf01-4d43-9a14-6dd309bb5190"},{"@id":"44a4b579-cb5c-4f50-a800-1123e9725153"},{"@id":"565e8fa9-5aaa-482c-aefc-656ec37ae7f9"},{"@id":"e0bb9be9-1ef0-4011-9060-1a69f55dab2e"},{"@id":"c7d72693-1950-4c86-a261-dd3b37dd05b8"},{"@id":"5f124bc3-3032-47bf-ab29-d3f98c67d6d7"},{"@id":"44365066-8595-4639-b986-54fa8ced457a"},{"@id":"fcd081d7-9223-4c86-b71b-9e12adc61ed7"},{"@id":"9128dcb0-cd8e-4247-83b6-c9d93a0f2d87"},{"@id":"cbad04fe-7f5f-4e3c-bb43-596cd3e783af"},{"@id":"71907731-ebf6-43da-bad2-26722bc974e7"},{"@id":"2b296c31-7a9f-44c5-b3db-7fb84e08931b"},{"@id":"c6d0fd1a-13df-494c-8015-671f183efd52"},{"@id":"8d321805-12fd-4142-9b87-9da329886fb4"},{"@id":"6bcb2322-9a3c-4fb6-9056-63415d246abf"},{"@id":"7800e17c-1a49-4894-945f-4e103670f157"},{"@id":"1551de1a-3cfe-4ec0-ad74-acd6d2f3308d"},{"@id":"5e4a4154-5ada-4543-a074-e38fda4b88d8"},{"@id":"efe5d24c-efe7-405b-b4dd-85513da58125"},{"@id":"9817d286-1203-4e56-bd60-bc65fa0491bf"},{"@id":"8dc43e1f-9c27-49d2-b6b4-</text:span><text:soft-page-break/><text:span text:style-name="T1">1a5b5e0e4faa"},{"@id":"5ddce097-3429-4120-ab43-a45994d82570"},{"@id":"3f57fba1-8efd-4fa3-ad9f-564c0ebb5d6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834cc16c-6eed-4462-832a-9b8f8f6dadb3"},{"@id":"eeef87a3-fabc-4ecc-acc9-ee210a19668c"},{"@id":"f9beffbe-e8e2-4745-ab81-244e3be7fb95"},{"@id":"f9b45ca1-d020-4016-ae77-ed42b8012836"},{"@id":"b7c0d0a0-b0de-4f1c-965d-944ba82062c6"},{"@id":"cc0652a7-0d22-44d2-ac5d-d4cebf8e6f97"},{"@id":"9a6c524c-808d-427a-a372-110cbd96fc4d"},{"@id":"e9c0541b-c173-42bb-bdb6-664b58d9a1dc"},{"@id":"7093be0f-6765-467e-8a5c-3490abddc6bb"},{"@id":"dc49fc52-fa69-4e56-9d38-583b2525bc98"},{"@id":"4b89cbb4-79d1-4bc8-9e8d-c3e92bf87a77"},{"@id":"dbfac1f8-d65b-4680-9066-70d06f19ca88"},{"@id":"aa113029-6ebd-42a4-9fa3-33cfb9c772fb"},{"@id":"7e1b47e2-bb54-4393-ae3c-b3df95cb39a5"},{"@id":"b5e5fc2c-3107-4eab-96a3-8bcfaba91715"},{"@id":"31d06923-025c-4072-9103-9e818666652e"},{"@id":"7a6e7934-6c14-4bfd-a606-206ad4d02f34"},{"@id":"d577b35a-35c7-441b-a3b3-e81bc83d2618"},{"@id":"dda0ff8f-78db-4956-b316-2446b6855035"},{"@id":"a995ca01-645f-4c34-be45-5fe16f2f0749"},{"@id":"8c012ddf-efa6-4f26-a3e5-dc36f74595c9"},{"@id":"c7cc15d1-ad96-4db0-a690-aa4ce1d1e3cb"},{"@id":"2b259407-3b6e-4bd3-ba19-28215da33f90"},{"@id":"ced8a939-0f44-4bfc-8f19-ba9d9f77f90d"},{"@id":"640d0193-36fe-4d7f-9745-3fbd50078f93"},{"@id":"c658f390-f0eb-46e5-8be5-e08fdf09835b"},{"@id":"e19be599-b6b7-49ac-a185-00a1bef8d54f"},{"@id":"1a18000e-259a-403b-9d5d-3a403685e10d"},{"@id":"989087b6-f01f-487f-8196-dd392d6ce181"},{"@id":"3c0a3b90-ba04-497b-9c9b-82eb113e4741"},{"@id":"556a9ed9-8d65-4f63-86dc-93725673cb05"},{"@id":"0e22c16e-ddeb-479e-9b6f-3a70a170f5a4"},{"@id":"c88641ea-7cee-43fe-9f5e-a5385d880fc0"},{"@id":"27eca31d-c98b-</text:span><text:span text:style-name="T1">402a-b3e2-64f7ff69d505"},{"@id":"928e6902-ea16-4239-b1ce-e6693c649bdb"},{"@id":"7fb1202d-7b83-4f4b-8ec3-06611736245d"},{"@id":"cabad312-5aa0-461d-8f61-454da5110089"},{"@id":"044786df-e11a-43bb-826d-ef226d42857f"},{"@id":"df9a9cc1-6219-4507-afb8-d6f7ceef6610"},{"@id":"962ab9fe-0407-4594-95ec-4c93eac3d309"},{"@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id":"6f5f20fe-ce92-44dd-9c2a-ac1a3968d4b8"},{"@id":"1137535d-b52f-4e05-98ba-8ab8d57e80cc"}],"isReference":false,"inheritedFeature":[{"@id":"779e4cc5-d210-491e-8693-bbf60846c062"},{"@id":"ca0a41a7-e5ca-4260-a70e-f42084a1b6a9"},{"@id":"c657a652-8d7d-4ea4-be52-b5addea22b38"},{"@id":"0f434e43-76a7-4b34-9bc7-582e34f3cddb"},{"@id":"055a4790-78ad-429d-8288-eb6aa7f5d5c4"},{"@id":"2ed283a9-bd68-486f-adf9-2d19cf6fe086"},{"@id":"6ccb058b-45f3-4152-a003-253aa2794992"},{"@id":"b1b40176-bdad-4836-86fa-f954090fce76"},{"@id":"11a27f60-3e29-442a-972e-0fe392a4e10c"},{"@id":"095e9704-759b-4c7c-b9b7-c552f4404879"},{"@id":"22859d82-dea7-44da-8af2-c159bc1727f1"},{"@id":"d27e2303-8b9e-4f23-8c49-ddae49c22cc4"},{"@id":"a059aed4-f06a-428d-9f66-7097182ec004"},{"@id":"e6e09180-3c9a-410a-857b-44d87d4eaffc"},{"@id":"3ef6e7f8-d86d-4f0d-ae30-02029f3db52d"},{"@id":"e794d2d8-ba1a-4d51-9df4-3b0a8013c4b2"},{"@id":"4d27fac8-8dd7-41de-</text:span><text:soft-page-break/><text:span text:style-name="T1">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text:span><text:span text:style-name="T1">92890230ab84"},{"@id":"8c13e927-6829-46b5-a48b-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4e103670f157"},{"@id":"efe5d24c-efe7-405b-b4dd-85513da58125"},{"@id":"8dc43e1f-9c27-49d2-b6b4-1a5b5e0e4faa"},{"@id":"5ddce097-3429-4120-ab43-a45994d8257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text:span><text:soft-page-break/><text:span text:style-name="T1">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eef87a3-fabc-4ecc-acc9-ee210a19668c"},{"@id":"f9beffbe-e8e2-4745-ab81-244e3be7fb95"},{"@id":"f9b45ca1-d020-4016-ae77-ed42b8012836"},{"@id":"b7c0d0a0-b0de-4f1c-965d-944ba82062c6"},{"@id":"d577b35a-35c7-441b-a3b3-e81bc83d2618"},{"@id":"962ab9fe-0407-4594-95ec-4c93eac3d309"},{"@id":"ca865e96-d5d4-4ff3-9378-594dee999f02"},{"@id":"1c42d2b5-795e-4a8b-a505-54ef529e0108"},{"@id":"d491b83e-6c5b-4f7d-9bd2-c29935c5967c"},{"@id":"d07a4e3c-64f3-4b63-a22c-abcd44f8dcb8"},{"@id":"1a869973-f1c9-4ea2-8b31-8753382b7355"}],"behavior":[{"@id":"5c6c533a-4419-41b7-98d7-eee0b69de3fe"}],"importedMembership":[],"ownedElement":[{"@id":"423e7670-9389-47bf-8672-abe1a93a0a41"},{"@id":"c4418cd5-41b6-4556-83c2-ad8019e0c40f"}],"partDefinition":[{"@id":"5c6c533a-4419-41b7-98d7-eee0b69de3fe"}],"aliasIds":[],"featureMembership":[{"@id":"38a24ee8-893f-4b65-be36-35145abf55fa"},{"@id":"6eb1d6e2-9d1d-49ac-adcd-2fe199646f0a"},{"@id":"9e51d73e-ac19-46f7-82fe-be8f05d0c482"},{"@id":"9e0a950f-d504-41c1-8f57-3127acafe6c3"},{"@id":"2b30637c-95b5-462d-b4ee-c35c6fb23fdb"},{"@id":"8814e4e7-6f03-4b12-8423-ffca60209329"},{"@id":"57a808cc-8a48-4670-9412-d675d734f957"},{"@id":"fc379771-0faa-40c0-9154-fd7af1d15c85"},{"@id":"d81bae63-ff3b-4e5a-8fd7-349250d5f903"},{"@id":"c396aabe-233a-4a38-9b1e-6337ef74aadd"},{"@id":"842aeb36-94d0-4e2e-8e47-9b266fff6920"},{"@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text:span><text:span text:style-name="T1">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text:span><text:soft-page-break/><text:span text:style-name="T1">{"@id":"87c69e33-aa72-43ca-bcdf-2e5b14f6ced9"},{"@id":"94dbc9fa-9d77-4a8a-8530-ed1d1061c582"},{"@id":"10688a04-ac4d-4dac-8892-d5896590c6b9"},{"@id":"7d34f925-8297-4591-8e17-ddd0c1ceeacb"},{"@id":"5a555ea4-2ece-4c0d-8c7f-3e70c946a68b"},{"@id":"adfd1f71-f1e6-45f6-8f59-a9cacc2790e9"},{"@id":"4b8cec6a-3663-4640-b919-dd50679bf373"},{"@id":"23f3191c-1072-4200-9eea-83fd8f68b207"},{"@id":"6412e4e1-a05a-4c69-a054-1176f72f39c2"},{"@id":"911e2b05-f278-4612-a359-72c569503570"},{"@id":"7b7e63ce-0ade-4cf5-8267-d31979407fd8"},{"@id":"6dc50e0e-bfd2-4f01-929e-89f8e3f3e6ad"},{"@id":"4cf2247c-2b47-474c-a66f-bb81cabedba5"},{"@id":"7d7cf605-2013-4842-a6e6-4d33f3cb29f2"},{"@id":"9efbb45b-3fb2-4bd0-9b06-152cb2e37f9c"},{"@id":"96d0aa28-b0a0-40aa-8b97-baa5bc12f840"},{"@id":"5b341295-406a-4c14-8585-4b623a9f5ebf"},{"@id":"09e02747-267e-4f5a-b79a-68c06c8df7ff"},{"@id":"4df5b5f4-3d79-4380-89ec-7c176c02f57b"},{"@id":"39758e0d-1ddd-47fd-9101-6c6d8d4aacab"},{"@id":"f4e0277b-3c3e-4141-8482-0a99c8644615"},{"@id":"4aa53040-728e-4f31-9575-a726469ea707"},{"@id":"46086ed8-9a30-410a-8ea2-0cbfc411c0b0"},{"@id":"204c4c80-23f1-473e-bd95-c539461cef5b"},{"@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3ed8585b-76bc-4f6d-a83e-18b40e659a13"},{"@id":"73a63ab2-6198-4377-9ddb-5a3bdb3c7fbc"},{"@id":"2da0e845-266a-459d-881e-0381b8519f9b"},{"@id":"dce1b2ea-f2b8-46d8-83e3-918b536e63f9"},{"@id":"307afcc1-f4b3-4444-b4d1-e3c211e3b222"},{"@id":"2626432b-2724-4972-b08c-341cd7f0aa9f"},{"@id":"dc59895f-07ad-46ca-aff6-3ffd38cfab1a"},{"@id":"01a8b711-7985-42f1-9c7c-cb8d39c8ec2b"},{"@id":"ca31c598-8d88-4caf-adbd-bb93f2c92f1e"},{"@id":"27e9ddfd-c2b0-4865-8df8-ba01b2e80b17"},{"@id":"852ed4df-dbd4-4302-8081-8e89dfac8052"}],"isAbstract":false,"relatedFeature":[{"@id":"fabecd98-4f3d-4bb1-a6dd-c9ca78c0f57b"},{"@id":"48d77c81-7a6c-4d28-85dc-335cec3c9f29"}],"nestedMetadata":[],"nestedRendering":[],"unioningType":[],"nestedConnection":[],"nestedInterface":</text:span><text:span text:style-name="T1">[],"ownedSpecialization":[],"nestedViewpoint":[],"ownedFeatureInverting":[],"directedUsage":[{"@id":"ca0a41a7-e5ca-4260-a70e-f42084a1b6a9"},{"@id":"c657a652-8d7d-4ea4-be52-b5addea22b38"}],"nestedPart":[],"chainingFeature":[],"isConjugated":false,"isUnique":true,"nestedUsage":[],"source":[{"@id":"fabecd98-4f3d-4bb1-a6dd-c9ca78c0f57b"}],"variant":[],"nestedState":[],"isOrdered":false,"elementId":"7aa341b3-8aa0-4be3-a9e1-a6823f468d1d","ownedAnnotation":[],"isDerived":false,"qualifiedName":"UseCaseActivities::OverallUseCase::null","intersectingType":[],"owningType":{"@id":"623f2dd6-0423-442c-a741-ce8d63afa558"},"nestedVerificationCase":[],"endFeature":[{"@id":"423e7670-9389-47bf-8672-abe1a93a0a41"},{"@id":"c4418cd5-41b6-4556-83c2-ad8019e0c40f"}],"isEnd":false,"nestedItem":[],"featuringType":[{"@id":"623f2dd6-0423-442c-a741-ce8d63afa558"}],"isComposite":true,"connectorEnd":[{"@id":"423e7670-9389-47bf-8672-abe1a93a0a41"},{"@id":"c4418cd5-41b6-4556-83c2-ad8019e0c40f"}],"connectionDefinition":[{"@id":"5c6c533a-4419-41b7-98d7-eee0b69de3fe"}],"itemFlowEnd":[{"@id":"423e7670-9389-47bf-8672-abe1a93a0a41"},{"@id":"c4418cd5-41b6-4556-83c2-ad8019e0c40f"}],"ownedMembership":[{"@id":"38a24ee8-893f-4b65-be36-35145abf55fa"},{"@id":"6eb1d6e2-9d1d-49ac-adcd-2fe199646f0a"}],"nestedFlow":[],"itemType":[],"nestedCase":[],"@type":"FlowConnectionUsage","ownedDisjoining":[],"membership":[{"@id":"38a24ee8-893f-4b65-be36-35145abf55fa"},{"@id":"6eb1d6e2-9d1d-49ac-adcd-2fe199646f0a"},{"@id":"4c97bdfe-392b-4b9d-bfbc-0ec2fd64291b"},{"@id":"b7c74177-f0c5-4a23-a36f-8f2c4fd5ee31"},{"@id":"65e9d761-2af7-48c3-927b-9c1555a683bb"},{"@id":"263f04e3-3044-4c4e-bf72-1df17fbdc8c3"},{"@id":"9e51d73e-ac19-46f7-82fe-be8f05d0c482"},{"@id":"9e0a950f-d504-41c1-8f57-3127acafe6c3"},{"@id":"2b30637c-95b5-462d-b4ee-c35c6fb23fdb"},{"@id":"8814e4e7-</text:span><text:soft-page-break/><text:span text:style-name="T1">6f03-4b12-8423-ffca60209329"},{"@id":"57a808cc-8a48-4670-9412-d675d734f957"},{"@id":"fc379771-0faa-40c0-9154-fd7af1d15c85"},{"@id":"d81bae63-ff3b-4e5a-8fd7-349250d5f903"},{"@id":"5a39577d-3348-429a-ab2c-e37d2d01bd62"},{"@id":"c867b926-2a54-4682-b856-8d6fb5927fd4"},{"@id":"eec844ec-faf7-4c27-8b0b-c19db176ac1d"},{"@id":"b7b81eef-8ab0-420e-957f-610d28e0d3a6"},{"@id":"c396aabe-233a-4a38-9b1e-6337ef74aadd"},{"@id":"e23d27ba-7bb0-486a-8b43-b23257d6e805"},{"@id":"842aeb36-94d0-4e2e-8e47-9b266fff6920"},{"@id":"713cf549-087f-47f3-8b04-4dcd6952a347"},{"@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text:span><text:span text:style-name="T1">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9d74b0f-cbde-408f-b78d-bb87c9551a7c"},{"@id":"adfd1f71-f1e6-45f6-8f59-a9cacc2790e9"},{"@id":"4b8cec6a-3663-4640-b919-dd50679bf373"},{"@id":"23f3191c-1072-4200-9eea-83fd8f68b207"},{"@id":"6412e4e1-a05a-4c69-a054-1176f72f39c2"},{"@id":"911e2b05-f278-4612-a359-72c569503570"},{"@id":"7b7e63ce-0ade-4cf5-8267-d31979407fd8"},{"@id":"6dc50e0e-bfd2-4f01-929e-89f8e3f3e6ad"},{"@id":"4cf2247c-2b47-474c-a66f-bb81cabedba5"},{"@id":"ae296a10-a133-4fbe-8cd2-0da5b6ac7682"},{"@id":"7d7cf605-2013-4842-a6e6-4d33f3cb29f2"},{"@id":"9efbb45b-3fb2-4bd0-9b06-152cb2e37f9c"},{"@id":"96d0aa28-b0a0-40aa-8b97-baa5bc12f840"},{"@id":"5b341295-406a-4c14-8585-4b623a9f5ebf"},{"@id":"09e02747-267e-4f5a-b79a-68c06c8df7ff"},{"@id":"4df5b5f4-3d79-4380-89ec-7c176c02f57b"},{"@id":"39758e0d-1ddd-47fd-9101-6c6d8d4aacab"},{"@id":"f4e0277b-3c3e-4141-8482-0a99c8644615"},{"@id":"4e4c186e-1daa-48a4-8a65-9bc7ed7fb2b7"},{"@id":"a76a0d18-7788-4cb2-8cab-47f290a8aaf4"},{"@id":"4aa53040-728e-4f31-9575-a726469ea707"},{"@id":"4c729d15-924d-4ed8-9a96-</text:span><text:soft-page-break/><text:span text:style-name="T1">f55ad73a4c2d"},{"@id":"46086ed8-9a30-410a-8ea2-0cbfc411c0b0"},{"@id":"204c4c80-23f1-473e-bd95-c539461cef5b"},{"@id":"ed3e5d8e-d28a-4d10-b092-6198d2ceddd4"},{"@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1a5fa0d-69a6-47e4-b530-a50bd26eba8b"},{"@id":"3ed8585b-76bc-4f6d-a83e-</text:span>18b40e659a13"},{"@id":"73a63ab2-6198-4377-9ddb-5a3bdb3c7fbc"},{"@id":"2da0e845-266a-459d-881e-0381b8519f9b"},{"@id":"dce1b2ea-f2b8-46d8-83e3-918b536e63f9"},{"@id":"4e8727a4-a30a-47ad-82a0-e73526c48130"},{"@id":"f2d966b6-dea2-4d66-991c-2a2eae79c4f5"},{"@id":"dd92acbe-2683-4c45-b4d1-f36d0a727b40"},{"@id":"9f80d499-a847-430b-8ec1-77eb3b5e662f"},{"@id":"3f8a224c-3cbd-4ba6-9415-4cbcc4e49e2e"},{"@id":"037bedd0-1b58-40af-8d3d-46e7375ebb2a"},{"@id":"6a49d63e-7ad6-4dde-9172-09fb4c95343e"},{"@id":"36679f7d-6bb1-448e-b7a6-907467a1cfd8"},{"@id":"3e24be55-28e5-4607-b50b-f71deb196c14"},{"@id":"505c22ef-a693-40bd-9f10-b0c82e879160"},{"@id":"73066a9f-8517-4ab8-9e9b-2bf0c5256f14"},{"@id":"741ec789-c324-4c3b-972c-95859306ee7a"},{"@id":"307afcc1-f4b3-4444-b4d1-e3c211e3b222"},{"@id":"322cbc9a-8809-4ffb-b8d4-5367bd224fcb"},{"@id":"364187cd-340e-41a8-a014-39002f9d4571"},{"@id":"6eaf4562-0970-401a-9dd1-f57c001eb05c"},{"@id":"ad2904d9-e797-421f-b905-f4b9be2b11cd"},{"@id":"644469b4-ba37-42e9-aa22-ac8cbc3e50f1"},{"@id":"2fe997ab-365c-46ac-93c8-390c864bb2d5"},{"@id":"8f246dfc-7f94-48a0-a69e-456f33b08c90"},{"@id":"b3264f89-b166-4410-9d21-2c775b002eca"},{"@id":"012e6259-1976-4450-b01c-7142e222f1c0"},{"@id":"9480f0dd-a78f-4cb4-8193-ce5a8c360ea4"},{"@id":"29b0eaf5-e858-431f-a655</text:p>
      <text:p text:style-name="Standard">006104e57bba"},{"@id":"ac0f37ab-1cf7-4257-bc09-cee3056e9ddb"},{"@id":"8248ea15-77f5-4463-9ffe-69544a3cbe66"},{"@id":"3a45f467-953b-4969-9774-49c69121a1c8"},{"@id":"dd0100b9-4780-472d-b9dc-ee87efcb3118"},{"@id":"774af91f-30ad-4369-b851-dc9c020b8b2a"},{"@id":"f5ee8a15-f0b9-4a09-8d31-0a2c114feb11"},{"@id":"f173aaad-3989-470f-99bf-0baef748c6a8"},{"@id":"6b6efa5a-5e6c-4571-9a14-1ed7f74b1e2b"},{"@id":"4d4f988d-db2d-481d-86ca-ed5070ce90df"},{"@id":"6ccbe32b-2f37-4b34-a880-8701708a04e8"},{"@id":"2626432b-2724-4972-b08c-341cd7f0aa9f"},{"@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b68e6989-30f0-4e69-9c27-cebee25a99b4"},{"@id":"f299ec7f-1b29-4b60-8fbd-b1907c05a229"}],"ownedRelatedElement":[],"isIndividual":false,"flowConnectionDefinition":[{"@id":"5c6c533a-4419-41b7-98d7-eee0b69de3fe"}],"isImpliedIncluded":false,"isNonunique":false,"targetFeature":[{"@id":"48d77c81-7a6c-4d28-85dc-335cec3c9f29"}],"ownedFeatureChaining":[],"ownedTyping":[],"inheritedMembership":[{"@id":"4c97bdfe-392b-4b9d-bfbc-0ec2fd64291b"},{"@id":"b7c74177-f0c5-4a23-a36f-8f2c4fd5ee31"},{"@id":"65e9d761-2af7-48c3-927b-9c1555a683bb"},{"@id":"263f04e3-3044-4c4e-bf72-1df17fbdc8c3"},{"@id":"9e51d73e-ac19-46f7-82fe-be8f05d0c482"},{"@id":"9e0a950f-d504-41c1-8f57-3127acafe6c3"},{"@id":"2b30637c-95b5-462d-b4ee-c35c6fb23fdb"},<text:soft-page-break/>{"@id":"8814e4e7-6f03-4b12-8423-ffca60209329"},{"@id":"57a808cc-8a48-4670-9412-d675d734f957"},{"@id":"fc379771-0faa-40c0-9154-fd7af1d15c85"},{"@id":"d81bae63-ff3b-4e5a-8fd7-349250d5f903"},{"@id":"5a39577d-3348-429a-ab2c-e37d2d01bd62"},{"@id":"c867b926-2a54-4682-b856-8d6fb5927fd4"},{"@id":"eec844ec-faf7-4c27-8b0b-c19db176ac1d"},{"@id":"b7b81eef-8ab0-420e-957f-610d28e0d3a6"},{"@id":"c396aabe-233a-4a38-9b1e-6337ef74aadd"},{"@id":"e23d27ba-7bb0-486a-8b43-b23257d6e805"},{"@id":"842aeb36-94d0-4e2e-8e47-9b266fff6920"},{"@id":"713cf549-087f-47f3-8b04-4dcd6952a347"},{"@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text:span text:style-name="T1">816be03215d6"},{"@id":"b0761b70-f477-4463-afb7-3c1963877498"},{"@id":"dd620e35-b892-4254-9b02-ea6fe7101071"},{"@i</text:span>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9d74b0f-cbde-408f-b78d-bb87c9551a7c"},{"@id":"adfd1f71-f1e6-45f6-8f59-a9cacc2790e9"},{"@id":"4b8cec6a-3663-4640-b919-dd50679bf373"},{"@id":"23f3191c-1072-4200-9eea-83fd8f68b207"},{"@id":"6412e4e1-a05a-4c69-a054-1176f72f39c2"},{"@id":"911e2b05-f278-4612-a359-72c569503570"},{"@id":"7b7e63ce-0ade-4cf5-8267-d31979407fd8"},{"@id":"6dc50e0e-bfd2-4f01-929e-89f8e3f3e6ad"},{"@id":"4cf2247c-2b47-474c-a66f-bb81cabedba5"},{"@id":"ae296a10-a133-4fbe-8cd2-0da5b6ac7682"},{"@id":"7d7cf605-2013-4842-a6e6-4d33f3cb29f2"},{"@id":"9efbb45b-3fb2-4bd0-9b06-152cb2e37f9c"},{"@id":"96d0aa28-b0a0-40aa-8b97-baa5bc12f840"},{"@id":"5b341295-406a-4c14-8585-4b623a9f5ebf"},{"@id":"09e02747-267e-4f5a-b79a-68c06c8df7ff"},{"@id":"4df5b5f4-3d79-4380-89ec-7c176c02f57b"},{"@id":"39758e0d-1ddd-47fd-9101-6c6d8d4aacab"},{"@id":"f4e0277b-3c3e-4141-8482-0a99c8644615"},{"@id":"4e4c186e-1daa-48a4-8a65-9bc7ed7fb2b7"},{"@id":"a76a0d18-7788-4cb2-8cab-47f290a8aaf4"},{"@id":"4aa53040-728e-4f31-9575-a726469ea707"},{"@id":"4c729d15-924d-4ed8-9a96-<text:soft-page-break/>f55ad73a4c2d"},{"@id":"46086ed8-9a30-410a-8ea2-0cbfc411c0b0"},{"@id":"204c4c80-23f1-473e-bd95-c539461cef5b"},{"@id":"ed3e5d8e-d28a-4d10-b092-6198d2ceddd4"},{"@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5cbae0a7-aca3-446c-90fc-3cc1b8f0cf30"},{"@id":"fa78423c-977b-49d0-8ecb-e4b87abfa3c5"},{"@id":"4d5f4393-2d82-4ef1-b18d-0fd39df57ebe"},{"@id":"c4a58803-9c1b-<text:span text:style-name="T1">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1a5fa0d-69a6-47e4-b530-a50bd26eba8b"},{"@id":"3ed8585b-76bc-4f6d-a83e-18b40e659a13"},{"@id":"73a63ab2-6198-4377-9ddb-5a3bdb3c7fbc"},{"@id":"2da0e845-266a-459d-881e-0381b8519f9b"},{"@id":"dce1b2ea-f2b8-46d8-83e3-918b536e63f9"},{"@id":"4e8727a4-a30a-47ad-82a0-e73526c48130"},{"@id":"f2d966b6-dea2-4d66-991c-2a2eae79c4f5"},{"@id":"dd92acbe-2683-4c45-b4d1-f36d0a727b40"},{"@id":"9f80d499-a847-430b-8ec1-77eb3b5e662f"},{"@id":"3f8a224c-3cbd-4ba6-9415-4cbcc4e49e2e"},{"@id":"037bedd0-1b58-40af-8d3d-46e7375ebb2a"},{"@id":"6a49d63e-7ad6-4dde-9172-09fb4c95343e"},{"@id":"36679f7d-6bb1-448e-b7a6-907467a1cfd8"},{"@id":"3e24be55-28e5-4607-b50b-f71deb196c14"},{"@id":"505c22ef-a693-40bd-9f10-b0c82e879160"},{"@id":"73066a9f-8517-4ab8-9e9b-2bf0c5256f14"},{"@id":"741ec789-c324-4c3b-972c-95859306ee7a"},{"@id":"307afcc1-f4b3-4444-b4d1-e3c211e3b222"},{"@id":"322cbc9a-8809-4ffb-b8d4-5367bd224fcb"},{"@id":"364187cd-340e-41a8-a014-39002f9d4571"},{"@id":"6eaf4562-0970-401a-9dd1-f57c001eb05c"},{"@id":"ad2904d9-e797-421f-b905-f4b9be2b11cd"},{"@id":"644469b4-ba37-42e9-aa22-ac8cbc3e50f1"},{"@id":"2fe997ab-365c-46ac-93c8-390c864bb2d5"},{"@id":"8f246dfc-7f94-48a0-a69e-456f33b08c90"},{"@id":"b3264f89-b166-4410-9d21-2c775b002eca"},{"@id":"012e6259-1976-4450-b01c-7142e222f1c0"},{"@id":"9480f0dd-a78f-4cb4-8193-ce5a8c360ea4"},{"@id":"29b0eaf5-e858-431f-a655-006104e57bba"},{"@id":"ac0f37ab-1cf7-4257-bc09-cee3056e9ddb"},{"@id":"8248ea15-77f5-4463-9ffe-69544a3cbe66"},{"@id":"3a45f467-953b-4969-9774-49c69121a1c8"},{"@id":"dd0100b9-4780-472d-b9dc-ee87efcb3118"},{"@id":"774af91f-30ad-4369-b851-dc9c020b8b2a"},{"@id":"f5ee8a15-f0b9-4a09-8d31-0a2c114feb11"},{"@id":"f173aaad-3989-470f-99bf-0baef748c6a8"},{"@id":"6b6efa5a-5e6c-4571-9a14-1ed7f74b1e2b"},{"@id":"4d4f988d-db2d-481d-86ca-ed5070ce90df"},</text:span><text:span text:style-name="T1">{"@id":"6ccbe32b-2f37-4b34-a880-8701708a04e8"},{"@id":"2626432b-2724-4972-b08c-341cd7f0aa9f"},{"@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b68e6989-30f0-4e69-9c27-cebee25a99b4"},{"@id":"f299ec7f-1b29-4b60-8fbd-b1907c05a229"}],"parameter":[{"@id":"ca0a41a7-e5ca-4260-a70e-f42084a1b6a9"},{"@id":"c657a652-8d7d-4ea4-be52-b5addea22b38"}],"ownedEndFeature":[{"@id":"423e7670-9389-47bf-8672-abe1a93a0a41"},{"@id":"c4418cd5-41b6-4556-83c2-ad8019e0c40f"}],"occurrenceDefinition":[{"@id":"5c6c533a-4419-41b7-98d7-eee0b69de3fe"}],"ownedFeatureMembership":[{"@id":"38a24ee8-893f-4b65-be36-35145abf55fa"},{"@id":"6eb1d6e2-9d1d-49ac-adcd-2fe199646f0a"}],"definition":[{"@id":"5c6c533a-4419-41b7-98d7-eee0b69de3fe"}],"nestedUseCase":[],"owner":{"@id":"623f2dd6-0423-442c-a741-ce8d63afa558"},"owningRelationship":{"@id":"c434385b-ec14-4f3b-b8f9-708e5781dcf5"},"nestedAction":[],"ownedRelationship":[{"@id":"38a24ee8-893f-4b65-be36-35145abf55fa"},{"@id":"6eb1d6e2-9d1d-49ac-adcd-</text:span><text:soft-page-break/><text:span text:style-name="T1">2fe199646f0a"}],"nestedConcern":[],"ownedImport":[],"itemDefinition":[{"@id":"5c6c533a-4419-41b7-98d7-eee0b69de3fe"}],"target":[{"@id":"48d77c81-7a6c-4d28-85dc-335cec3c9f29"}],"differencingType":[],"variantMembership":[],"ownedUnioning":[],"isDirected":false,"owningDefinition":{"@id":"623f2dd6-0423-442c-a741-ce8d63afa558"},"interaction":[{"@id":"5c6c533a-4419-41b7-98d7-eee0b69de3fe"}],"ownedIntersecting":[]},"identity":{"@id":"7aa341b3-8aa0-4be3-a9e1-a6823f468d1d"}},{"payload":{"@type":"FeatureMembership","ownedMemberElementId":"7aa341b3-8aa0-4be3-a9e1-a6823f468d1d","source":[{"@id":"623f2dd6-0423-442c-a741-ce8d63afa558"}],"ownedRelatedElement":[{"@id":"7aa341b3-8aa0-4be3-a9e1-a6823f468d1d"}],"type":{"@id":"623f2dd6-0423-442c-a741-ce8d63afa558"},"memberElementId":"7aa341b3-8aa0-4be3-a9e1-a6823f468d1d","isImpliedIncluded":false,"owningRelatedElement":{"@id":"623f2dd6-0423-442c-a741-ce8d63afa558"},"feature":{"@id":"7aa341b3-8aa0-4be3-a9e1-a6823f468d1d"},"elementId":"c434385b-ec14-4f3b-b8f9-708e5781dcf5","textualRepresentation":[],"isLibraryElement":false,"ownedElement":[],"ownedAnnotation":[],"isImplied":false,"ownedMemberFeature":{"@id":"7aa341b3-8aa0-4be3-a9e1-a6823f468d1d"},"aliasIds":[],"visibility":"public","ownedRelationship":[],"documentation":[],"owningType":{"@id":"623f2dd6-0423-442c-a741-ce8d63afa558"},"ownedMemberElement":{"@id":"7aa341b3-8aa0-4be3-a9e1-a6823f468d1d"},"target":[{"@id":"7aa341b3-8aa0-4be3-a9e1-a6823f468d1d"}],"relatedElement":[{"@id":"623f2dd6-0423-442c-a741-ce8d63afa558"},{"@id":"7aa341b3-8aa0-4be3-a9e1-a6823f468d1d"}],"membershipOwningNamespace":{"@id":"623f2dd6-0423-442c-a741-ce8d63afa558"},"memberElement":{"@id":"7aa341b3-8aa0-4be3-a9e1-a6823f468d1d"}},"identity":{"@id":"c434385b-ec14-4f3b-b8f9-708e5781dcf5"}},{"payload":{"@type":"ReferenceSubsetting","source":[{"@id":"e2d616e8-02f2-4e7b-9299-c34e4a5369dc"}],"ownedRelatedElement":[],"isImpliedIncluded":false,"owningRelatedElement":{"@id":"e2d616e8-02f2-4e7b-9299-c34e4a5369dc"},"general":{"@id":"48d77c81-7a6c-4d28-85dc-335cec3c9f29"},"owningFeature":{"@id":"e2d616e8-02f2-4e7b-9299-c34e4a5369dc"},"elementId":"ee3f9e38-553e-45ae-9325-94a5a3646baf","textualRepresentation":[],"subsettingFeature":{"@id":"e2d616e8-02f2-4e7b-9299-c34e4a5369dc"},"isLibraryElement":false,"ownedElement":[],"ownedAnnotation":[],"isImplied":false,"aliasIds":[],"subsettedFeature":{"@id":"48d77c81-7a6c-4d28-85dc-335cec3c9f29"},"ownedRelationship":[],"documentation":[],"owningType":{"@id":"e2d616e8-02f2-4e7b-9299-c34e4a5369dc"},"specific":{"@id":"e2d616e8-02f2-4e7b-9299-c34e4a5369dc"},"target":[{"@id":"48d77c81-7a6c-4d28-85dc-335cec3c9f29"}],"referencingFeature":{"@id":"e2d616e8-02f2-4e7b-9299-c34e4a5369dc"},"referencedFeature":{"@id":"48d77c81-7a6c-4d28-85dc-335cec3c9f29"},"relatedElement":[{"@id":"e2d616e8-02f2-4e7b-9299-c34e4a5369dc"},{"@id":"48d77c81-7a6c-4d28-85dc-335cec3c9f29"}]},"identity":{"@id":"ee3f9e38-553e-45ae-9325-94a5a3646baf"}},{"payload":{"@type":"Redefinition","source":[{"@id":"30132067-ba26-4a14-bb1a-b6f22c432e33"}],"ownedRelatedElement":[],"isImpliedIncluded":false,"owningRelatedElement":{"@id":"30132067-ba26-4a14-bb1a-b6f22c432e33"},"general":{"@id":"7d1c4d99-4c13-4c28-b4c1-60ab9282ad64"},"owningFeature":{"@id":"30132067-ba26-4a14-bb1a-b6f22c432e33"},"elementId":"7e77b97e-a4ea-4538-ab5e-</text:span><text:span text:style-name="T1">d1d112fb37cd","textualRepresentation":[],"subsettingFeature":{"@id":"30132067-ba26-4a14-bb1a-b6f22c432e33"},"isLibraryElement":false,"ownedElement":[],"ownedAnnotation":[],"isImplied":false,"aliasIds":[],"subsettedFeature":{"@id":"7d1c4d99-4c13-4c28-b4c1-60ab9282ad64"},"ownedRelationship":[],"documentation":[],"owningType":{"@id":"30132067-ba26-4a14-bb1a-b6f22c432e33"},"specific":{"@id":"30132067-ba26-4a14-bb1a-b6f22c432e33"},"redefinedFeature":{"@id":"7d1c4d99-4c13-4c28-b4c1-60ab9282ad64"},"target":[{"@id":"7d1c4d99-4c13-4c28-b4c1-60ab9282ad64"}],"redefiningFeature":{"@id":"30132067-ba26-4a14-bb1a-b6f22c432e33"},"relatedElement":[{"@id":"30132067-ba26-4a14-bb1a-b6f22c432e33"},{"@id":"7d1c4d99-4c13-4c28-b4c1-60ab9282ad64"}]},"identity":{"@id":"7e77b97e-a4ea-4538-ab5e-d1d112fb37cd"}},{"payload":{"owningMembership":{"@id":"f42af078-7e7d-4f3e-9803-86d07bdba216"},"ownedTypeFeaturing":[],"usage":[],"ownedSubsetting":[{"@id":"7e77b97e-a4ea-4538-ab5e-d1d112fb37cd"}],"type":[{"@id":"1d12b788-da70-40f3-bd9f-9315ae4640a8"}],"nestedRequirement":[],"output":[],"nestedPort":[],"nestedTransition":[],"nestedConstraint":[],"isSufficient":false,"ownedDifferencing":[],"ownedRedefinition":[{"@id":"7e77b97e-a4ea-4538-ab5e-d1d112fb37cd"}],"textualRepresentation":[],"isLibraryElement":false,"nestedAttribute":[],"nestedEnumeration":[],"ownedFeature":[],"documentation":[],"nestedAnalysisCase":[],"directedFeature":[],"input":[],"nestedCalculation":[],"nestedView":[],"ownedMember":[],"nestedOccurrence":[],"owningFeatureMembership":{"@id":"f42af078-7e7d-4f3e-9803-86d07bdba216"},"nestedAllocation":[],"isPortion":false,"nestedReference":</text:span><text:soft-page-break/><text:span text:style-name="T1">[],"owningNamespace":{"@id":"e2d616e8-02f2-4e7b-9299-c34e4a5369dc"},"isReadOnly":false,"isVariation":false,"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text:span><text:span text:style-name="T1">4c0e-918d-f12b31ff7f99"},{"@id":"b20cac18-3a92-4927-a908-92890230ab84"}],"member":[{"@id":"31d06923-025c-4072-9103-9e818666652e"},{"@id":"7a6e7934-6c14-4bfd-a606-206ad4d02f34"},{"@id":"d577b35a-35c7-441b-a3b3-e81bc83d2618"},{"@id":"5469ad50-0c81-4cf0-ba3e-f49c3bec6973"},{"@id":"11a27f60-3e29-442a-972e-0fe392a4e10c"},{"@id":"3788c65e-8da7-403e-a0be-7cb84f49ba67"},{"@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text:span><text:soft-page-break/><text:span text:style-name="T1">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012ddf-efa6-4f26-a3e5-dc36f74595c9"}],"isReference":true,"inherited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text:span><text:span text:style-name="T1">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text:span><text:soft-page-break/><text:span text:style-name="T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mportedMembership":[],"ownedElement":[],"aliasIds":[],"featureMembership":[{"@id":"307afcc1-f4b3-4444-b4d1-e3c211e3b222"},{"@id":"842aeb36-94d0-4e2e-8e47-9b266fff6920"},{"@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text:span><text:span text:style-name="T1">{"@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sAbstract":false,"nestedMetadata":[],"nestedRendering":[],"unioningType":[],"nestedConnection":[],"nestedInterface":[],"ownedSpecialization":[{"@id":"7e77b97e-a4ea-4538-ab5e-d1d112fb37cd"}],"nestedViewpoint":[],"ownedFeatureInverting":[],"directedUsage":[],"nestedPart":[],"chainingFeature":[],"isConjugated":false,"isUnique":true,"nestedUsage":[],"variant":[],"nestedState":[],"isOrdered":false,"elementId":"30132067-ba26-4a14-bb1a-b6f22c432e33","ownedAnnotation":[],"isDerived":false,"qualifiedName":"UseCaseActivities::OverallUseCase::null::source::clearance","intersectingType":[],"owningType":{"@id":"e2d616e8-02f2-4e7b-9299-c34e4a5369dc"},"nestedVerificationCase":[],"endFeature":[],"isEnd":false,"nestedItem":[],"featuringType":[{"@id":"e2d616e8-02f2-4e7b-9299-c34e4a5369dc"}],"isComposite":false,"name":"clearance","ownedMembership":[],"nestedFlow":[],"nestedCase":[],"@type":"ReferenceUsage","ownedDisjoining":[],"membership":[{"@id":"73066a9f-8517-4ab8-9e9b-2bf0c5256f14"},{"@id":"741ec789-c324-4c3b-972c-</text:span><text:soft-page-break/><text:span text:style-name="T1">95859306ee7a"},{"@id":"307afcc1-f4b3-4444-b4d1-e3c211e3b222"},{"@id":"e23d27ba-7bb0-486a-8b43-b23257d6e805"},{"@id":"842aeb36-94d0-4e2e-8e47-9b266fff6920"},{"@id":"fce67c61-71c1-410d-84b9-a546083d2cc5"},{"@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text:span><text:span text:style-name="T1">f57c001eb05c"}],"isImpliedIncluded":false,"isNonunique":false,"ownedFeatureChaining":[],"ownedTyping":[],"inheritedMembership":[{"@id":"73066a9f-8517-4ab8-9e9b-2bf0c5256f14"},{"@id":"741ec789-c324-4c3b-972c-95859306ee7a"},{"@id":"307afcc1-f4b3-4444-b4d1-e3c211e3b222"},{"@id":"e23d27ba-7bb0-486a-8b43-b23257d6e805"},{"@id":"842aeb36-94d0-4e2e-8e47-9b266fff6920"},{"@id":"fce67c61-71c1-410d-84b9-a546083d2cc5"},{"@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text:span><text:soft-page-break/><text:span text:style-name="T1">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ownedEndFeature":[],"ownedFeatureMembership":[],"definition":[{"@id":"1d12b788-da70-40f3-bd9f-9315ae4640a8"}],"nestedUseCase":[],"owner":{"@id":"e2d616e8-02f2-4e7b-9299-c34e4a5369dc"},"owningRelationship":{"@id":"f42af078-7e7d-4f3e-9803-86d07bdba216"},"nestedAction":[],"ownedRelationship":[{"@id":"7e77b97e-a4ea-4538-ab5e-d1d112fb37cd"}],"nestedConcern":[],"ownedImport":[],"differencingType":[],"variantMembership":[],"ownedUnioning":[],"ownedIntersecting":[]},"identity":{"@id":"30132067-ba26-4a14-bb1a-b6f22c432e33"}},{"payload":{"@type":"FeatureMembership","ownedMemberElementId":"30132067-ba26-4a14-bb1a-b6f22c432e33","memberName":"clearance","source":[{"@id":"e2d616e8-02f2-4e7b-9299-c34e4a5369dc"}],"ownedRelatedElement":[{"@id":"30132067-ba26-4a14-bb1a-b6f22c432e33"}],"type":{"@id":"e2d616e8-02f2-4e7b-9299-c34e4a5369dc"},"memberElementId":"30132067-ba26-4a14-bb1a-b6f22c432e33","isImpliedIncluded":false,"owningRelatedElement":{"@id":"e2d616e8-02f2-4e7b-9299-c34e4a5369dc"},"feature":{"@id":"30132067-ba26-4a14-bb1a-b6f22c432e33"},"ownedMemberName":"clearance","elementId":"f42af078-7e7d-4f3e-9803-86d07bdba216","textualRepresentation":[],"isLibraryElement":false,"ownedElement":[],"ownedAnnotation":[],"isImplied":false,"ownedMemberFeature":{"@id":"30132067-ba26-4a14-bb1a-</text:span><text:span text:style-name="T1">b6f22c432e33"},"aliasIds":[],"visibility":"public","ownedRelationship":[],"documentation":[],"owningType":{"@id":"e2d616e8-02f2-4e7b-9299-c34e4a5369dc"},"ownedMemberElement":{"@id":"30132067-ba26-4a14-bb1a-b6f22c432e33"},"target":[{"@id":"30132067-ba26-4a14-bb1a-b6f22c432e33"}],"relatedElement":[{"@id":"e2d616e8-02f2-4e7b-9299-c34e4a5369dc"},{"@id":"30132067-ba26-4a14-bb1a-b6f22c432e33"}],"membershipOwningNamespace":{"@id":"e2d616e8-02f2-4e7b-9299-c34e4a5369dc"},"memberElement":{"@id":"30132067-ba26-4a14-bb1a-b6f22c432e33"}},"identity":{"@id":"f42af078-7e7d-4f3e-9803-86d07bdba216"}},{"payload":{"owningMembership":{"@id":"3f1cabe6-01d7-49ee-b919-606b70e92eed"},"ownedTypeFeaturing":[],"chainingFeature":[],"isConjugated":false,"isUnique":true,"ownedSubsetting":[{"@id":"ee3f9e38-553e-45ae-9325-94a5a3646baf"}],"type":[{"@id":"ca89822c-b145-4e44-9f02-69bd273375e7"}],"output":[],"isSufficient":false,"ownedDifferencing":[],"isOrdered":true,"ownedRedefinition":[],"elementId":"e2d616e8-02f2-4e7b-9299-c34e4a5369dc","textualRepresentation":[],"isLibraryElement":false,"ownedAnnotation":[],"isDerived":false,"ownedFeature":[{"@id":"30132067-ba26-4a14-bb1a-b6f22c432e33"}],"qualifiedName":"UseCaseActivities::OverallUseCase::null::source","documentation":[],"intersectingType":[],"owningType":{"@id":"81a25d2f-7465-437f-946b-875c715ed4ea"},"endFeature":[],"directedFeature":[{"@id":"7532f729-58b6-45fb-8a70-</text:span><text:soft-page-break/><text:span text:style-name="T1">9e1feb73f454"}],"isEnd":true,"featuringType":[{"@id":"81a25d2f-7465-437f-946b-875c715ed4ea"}],"input":[{"@id":"7532f729-58b6-45fb-8a70-9e1feb73f454"}],"isComposite":false,"name":"source","ownedMember":[{"@id":"30132067-ba26-4a14-bb1a-b6f22c432e33"}],"ownedMembership":[{"@id":"f42af078-7e7d-4f3e-9803-86d07bdba216"}],"endOwningType":{"@id":"81a25d2f-7465-437f-946b-875c715ed4ea"},"@type":"ItemFlowEnd","ownedDisjoining":[],"owningFeatureMembership":{"@id":"3f1cabe6-01d7-49ee-b919-606b70e92eed"},"membership":[{"@id":"f42af078-7e7d-4f3e-9803-86d07bdba216"},{"@id":"f24149f4-6b2c-496c-ab7f-b0d4e08a853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text:span><text:span text:style-name="T1">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text:span><text:soft-page-break/><text:span text:style-name="T1">{"@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94f9681b-6fd0-4616-877a-18fe5abd52c9"},{"@id":"08f8ad47-d940-45a4-afac-d7c30fca7766"},{"@id":"7cc8039b-c33c-4252-9f45-790a5414a2d4"},{"@id":"ba2dc5a9-7f3e-4723-9a29-0f1e603129de"},{"@id":"0e300469-1a65-4772-890f-0713dd308319"},{"@id":"1af209b8-300b-4c1e-bfd8-ccafc3752119"},{"@id":"740abcea-b9ed-460b-adb2-a56194d5f75e"},{"@id":"942c3c9d-c8be-4bc3-9813-de555e8526a6"},{"@id":"cc6eb1c0-3c4d-473a-99ff-b81cbf34e473"},{"@id":"7a4e53d5-04ae-4341-9f8f-284b9be55601"}],"isPortion":false,"isImpliedIncluded":false,"isNonunique":false,"ownedFeatureChaining":[],"owningNamespace":{"@id":"81a25d2f-7465-437f-946b-875c715ed4ea"},"ownedTyping":[],"isReadOnly":false,"feature":[{"@id":"30132067-ba26-4a14-bb1a-b6f22c432e33"},{"@id":"7532f729-58b6-45fb-8a70-9e1feb73f454"},{"@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text:span><text:span text:style-name="T1">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text:span><text:soft-page-break/><text:span text:style-name="T1">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inheritedMembership":[{"@id":"f24149f4-6b2c-496c-ab7f-b0d4e08a853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text:span><text:span text:style-name="T1">{"@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text:span><text:soft-page-break/><text:span text:style-name="T1">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94f9681b-6fd0-4616-877a-18fe5abd52c9"},{"@id":"08f8ad47-d940-45a4-afac-d7c30fca7766"},{"@id":"7cc8039b-c33c-4252-9f45-790a5414a2d4"},{"@id":"ba2dc5a9-7f3e-4723-9a29-0f1e603129de"},{"@id":"0e300469-1a65-4772-890f-0713dd308319"},{"@id":"1af209b8-300b-4c1e-bfd8-ccafc3752119"},{"@id":"740abcea-b9ed-460b-adb2-a56194d5f75e"},{"@id":"942c3c9d-c8be-4bc3-9813-de555e8526a6"},{"@id":"cc6eb1c0-3c4d-473a-99ff-b81cbf34e473"},{"@id":"7a4e53d5-04ae-4341-9f8f-284b9be55601"}],"member":[{"@id":"30132067-ba26-4a14-bb1a-b6f22c432e33"},{"@id":"7532f729-58b6-45fb-8a70-9e1feb73f454"},{"@id":"16fb0a71-e155-4e78-8686-49e25fa695d5"},{"@id":"04d0fe3f-5c06-4a18-a0a2-32971bf9e96d"},{"@id":"c47bd4a7-67cf-43d0-bb9d-83b8d6fdb384"},{"@id":"f17b470b-5cd3-4d27-a325-03df3bebfbd1"},{"@id":"c62a6159-da01-453f-a0b2-1d771fb4526c"},{"@id":"f68c5609-cc1d-4bf0-9351-c5e66cbae31c"},{"@id":"4125b7bd-c70e-</text:span><text:span text:style-name="T1">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text:span>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text:soft-page-break/>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text:p>
      <text:p text:style-name="Standard">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456f-9e90-e96c88a<text:span text:style-name="T1">2db41"},{"@id":"bb8a6f01-219a-4cfa-ac54-</text:span><text:span text:style-name="T1">10d01f3a0c38"},{"@id":"f4cd9367-9dbf-441b-b846-</text:span>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id":"072a22e6-8286-4f26-8f11-1dfc489e0e7b"},{"@id":"df1b728c-fea7-44e9-8168-2fdabbc68447"},{"@id":"6654c499-5e34-4e4f-805f-b3e62a2b28f6"},{"@id":"2fbf9d54-c4db-49b5-b33d-27624201526c"},{"@id":"5a32fc3f-1f45-4863-9821-e19c6b7c3279"},{"@id":"ff7218ff-b620-4c4c-85a3-897c7727915b"},{"@id":"40b51b5b-7880-46b9-beff-321074647bdf"},{"@id":"16c28385-7816-4eb6-a997-92937a9e46a5"},{"@id":"01611c73-65d2-410f-ad60-85a21ebbd397"},{"@id":"1ee9f670-a1db-4d49-979d-b030c7604bce"}],"ownedEndFeature":[],"ownedFeatureMembership":[{"@id":"f42af078-7e7d-4f3e-9803-86d07bdba216"}],"inheritedFeature":[{"@id":"7532f729-58b6-45fb-8a70-9e1feb73f454"},{"@id":"04d0fe3f-5c06-4a18-a0a2-32971bf9e96d"},{"@id":"c47bd4a7-67cf-43d0-bb9d-83b8d6fdb384"},{"@id":"f17b470b-5cd3-4d27-a325-03df3bebfbd1"},{"@id":"c62a6159-da01-453f-a0b2-1d771fb4526c"},{"@id":"f68c5609-cc1d-4bf0-9351-c5e66cbae31c"},<text:soft-page-break/>{"@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text:span text:style-name="T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text:span><text:span text:style-name="T1">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owner":{"@id":"81a25d2f-7465-437f-946b-875c715ed4ea"},"importedMembership":[],"ownedReferenceSubsetting":{"@id":"ee3f9e38-553e-45ae-9325-94a5a3646baf"},"ownedElement":[{"@id":"30132067-ba26-4a14-bb1a-b6f22c432e33"}],"owningRelationship":{"@id":"3f1cabe6-01d7-49ee-b919-606b70e92eed"},"aliasIds":[],"ownedRelationship":[{"@id":"ee3f9e38-553e-45ae-9325-94a5a3646baf"},{"@id":"f42af078-7e7d-4f3e-9803-86d07bdba216"}],"featureMembership":[{"@id":"f42af078-7e7d-4f3e-9803-86d07bdba216"},{"@id":"f24149f4-6b2c-496c-ab7f-b0d4e08a8539"},</text:span><text:soft-page-break/><text:span text:style-name="T1">{"@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text:span><text:span text:style-name="T1">{"@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ownedImport":[],"isAbstract":false,"differencingType":[],"ownedUnioning":[],"unioningType":[],"ownedSpecialization":[{"@id":"ee3f9e38-553e-45ae-9325-94a5a3646baf"}],"ownedIntersecting":[],"ownedFeatureInverting":[]},"identity":{"@id":"e2d616e8-02f2-4e7b-9299-c34e4a5369dc"}},{"payload":{"@type":"EndFeatureMembership","ownedMemberElementId":"e2d616e8-</text:span><text:soft-page-break/><text:span text:style-name="T1">02f2-4e7b-9299-c34e4a5369dc","memberName":"source","source":[{"@id":"81a25d2f-7465-437f-946b-875c715ed4ea"}],"ownedRelatedElement":[{"@id":"e2d616e8-02f2-4e7b-9299-c34e4a5369dc"}],"type":{"@id":"81a25d2f-7465-437f-946b-875c715ed4ea"},"memberElementId":"e2d616e8-02f2-4e7b-9299-c34e4a5369dc","isImpliedIncluded":false,"owningRelatedElement":{"@id":"81a25d2f-7465-437f-946b-875c715ed4ea"},"feature":{"@id":"e2d616e8-02f2-4e7b-9299-c34e4a5369dc"},"ownedMemberName":"source","elementId":"3f1cabe6-01d7-49ee-b919-606b70e92eed","textualRepresentation":[],"isLibraryElement":false,"ownedElement":[],"ownedAnnotation":[],"isImplied":false,"ownedMemberFeature":{"@id":"e2d616e8-02f2-4e7b-9299-c34e4a5369dc"},"aliasIds":[],"visibility":"public","ownedRelationship":[],"documentation":[],"owningType":{"@id":"81a25d2f-7465-437f-946b-875c715ed4ea"},"ownedMemberElement":{"@id":"e2d616e8-02f2-4e7b-9299-c34e4a5369dc"},"target":[{"@id":"e2d616e8-02f2-4e7b-9299-c34e4a5369dc"}],"relatedElement":[{"@id":"81a25d2f-7465-437f-946b-875c715ed4ea"},{"@id":"e2d616e8-02f2-4e7b-9299-c34e4a5369dc"}],"membershipOwningNamespace":{"@id":"81a25d2f-7465-437f-946b-875c715ed4ea"},"memberElement":{"@id":"e2d616e8-02f2-4e7b-9299-c34e4a5369dc"}},"identity":{"@id":"3f1cabe6-01d7-49ee-b919-606b70e92eed"}},{"payload":{"@type":"ReferenceSubsetting","source":[{"@id":"d8e0a503-7d28-44e1-8578-9296004c38d5"}],"ownedRelatedElement":[],"isImpliedIncluded":false,"owningRelatedElement":{"@id":"d8e0a503-7d28-44e1-8578-9296004c38d5"},"general":{"@id":"0bf2dd4c-3deb-45fd-93eb-7d998ea69e74"},"owningFeature":{"@id":"d8e0a503-7d28-44e1-8578-9296004c38d5"},"elementId":"47879082-062e-418a-a9a5-21385803d80f","textualRepresentation":[],"subsettingFeature":{"@id":"d8e0a503-7d28-44e1-8578-9296004c38d5"},"isLibraryElement":false,"ownedElement":[],"ownedAnnotation":[],"isImplied":false,"aliasIds":[],"subsettedFeature":{"@id":"0bf2dd4c-3deb-45fd-93eb-7d998ea69e74"},"ownedRelationship":[],"documentation":[],"owningType":{"@id":"d8e0a503-7d28-44e1-8578-9296004c38d5"},"specific":{"@id":"d8e0a503-7d28-44e1-8578-9296004c38d5"},"target":[{"@id":"0bf2dd4c-3deb-45fd-93eb-7d998ea69e74"}],"referencingFeature":{"@id":"d8e0a503-7d28-44e1-8578-9296004c38d5"},"referencedFeature":{"@id":"0bf2dd4c-3deb-45fd-93eb-7d998ea69e74"},"relatedElement":[{"@id":"d8e0a503-7d28-44e1-8578-9296004c38d5"},{"@id":"0bf2dd4c-3deb-45fd-93eb-7d998ea69e74"}]},"identity":{"@id":"47879082-062e-418a-a9a5-21385803d80f"}},{"payload":{"@type":"Redefinition","source":[{"@id":"dc5c93c0-6b53-4050-8064-c229e0bd6ada"}],"ownedRelatedElement":[],"isImpliedIncluded":false,"owningRelatedElement":{"@id":"dc5c93c0-6b53-4050-8064-c229e0bd6ada"},"general":{"@id":"107bdf91-9b3a-45d0-8b96-133e4639ee18"},"owningFeature":{"@id":"dc5c93c0-6b53-4050-8064-c229e0bd6ada"},"elementId":"30bf80d2-1f0b-41e9-a0fe-aa167bb93385","textualRepresentation":[],"subsettingFeature":{"@id":"dc5c93c0-6b53-4050-8064-c229e0bd6ada"},"isLibraryElement":false,"ownedElement":[],"ownedAnnotation":[],"isImplied":false,"aliasIds":[],"subsettedFeature":{"@id":"107bdf91-9b3a-45d0-8b96-133e4639ee18"},"ownedRelationship":[],"documentation":[],"owningType":{"@id":"dc5c93c0-6b53-4050-8064-c229e0bd6ada"},"specific":{"@id":"dc5c93c0-6b53-4050-8064-c229e0bd6ada"},"redefinedFeature":{"@id":"107bdf91-9b3a-45d0-8b96-133e4639ee18"},"target":[{"@id":"107bdf91-9b3a-45d0-8b96-133e4639ee18"}],"redefiningFeature":{"@id":"dc5c93c0-6b53-4050-8064-c229e0bd6ada"},"relatedElement":[{"@id":"dc5c93c0-6b53-4050-8064-c229e0bd6ada"},{"@id":"107bdf91-9b3a-45d0-8b96-133e4639ee18"}]},"identity":{"@id":"30bf80d2-1f0b-41e9-a0fe-aa167bb93385"}},{"payload":</text:span><text:span text:style-name="T1">{"owningMembership":{"@id":"d49b05fd-540b-475c-a8d0-67923a799443"},"ownedTypeFeaturing":[],"usage":[],"ownedSubsetting":[{"@id":"30bf80d2-1f0b-41e9-a0fe-aa167bb93385"}],"type":[{"@id":"1d12b788-da70-40f3-bd9f-9315ae4640a8"}],"nestedRequirement":[],"output":[],"nestedPort":[],"nestedTransition":[],"nestedConstraint":[],"isSufficient":false,"ownedDifferencing":[],"ownedRedefinition":[{"@id":"30bf80d2-1f0b-41e9-a0fe-aa167bb93385"}],"textualRepresentation":[],"isLibraryElement":false,"nestedAttribute":[],"nestedEnumeration":[],"ownedFeature":[],"documentation":[],"nestedAnalysisCase":[],"directedFeature":[],"input":[],"nestedCalculation":[],"nestedView":[],"ownedMember":[],"nestedOccurrence":[],"owningFeatureMembership":{"@id":"d49b05fd-540b-475c-a8d0-67923a799443"},"nestedAllocation":[],"isPortion":false,"nestedReference":[],"owningNamespace":{"@id":"d8e0a503-7d28-44e1-8578-9296004c38d5"},"isReadOnly":false,"isVariation":false,"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text:span><text:soft-page-break/><text:span text:style-name="T1">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member":[{"@id":"31d06923-025c-4072-9103-9e818666652e"},{"@id":"7a6e7934-6c14-4bfd-a606-206ad4d02f34"},{"@id":"d577b35a-35c7-441b-a3b3-e81bc83d2618"},{"@id":"5469ad50-0c81-4cf0-ba3e-f49c3bec6973"},{"@id":"11a27f60-3e29-442a-972e-0fe392a4e10c"},{"@id":"75514f89-39d1-440f-a74a-efab5a9b8a40"},{"@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text:span><text:span text:style-name="T1">{"@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text:span><text:soft-page-break/><text:span text:style-name="T1">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012ddf-efa6-4f26-a3e5-dc36f74595c9"}],"isReference":true,"inherited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text:span><text:span text:style-name="T1">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mportedMembership":[],"ownedElement":[],"aliasIds":[],"featureMembership":</text:span><text:soft-page-break/><text:span text:style-name="T1">[{"@id":"307afcc1-f4b3-4444-b4d1-e3c211e3b222"},{"@id":"842aeb36-94d0-4e2e-8e47-9b266fff6920"},{"@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sAbstract":false,"nestedMetadata":[],"nestedRendering":[],"unioningType":[],"nestedConnection":[],"nestedInterface":[],"ownedSpecialization":[{"@id":"30bf80d2-1f0b-41e9-a0fe-aa167bb93385"}],"nestedViewpoint":[],"ownedFeatureInverting":[],"directedUsage":[],"nestedPart":[],"chainingFeature":[],"isConjugated":false,"isUnique":true,"nestedUsage":[],"variant":[],"nestedState":</text:span><text:span text:style-name="T1">[],"isOrdered":false,"elementId":"dc5c93c0-6b53-4050-8064-c229e0bd6ada","ownedAnnotation":[],"isDerived":false,"qualifiedName":"UseCaseActivities::OverallUseCase::null::target::clearance","intersectingType":[],"owningType":{"@id":"d8e0a503-7d28-44e1-8578-9296004c38d5"},"nestedVerificationCase":[],"endFeature":[],"isEnd":false,"nestedItem":[],"featuringType":[{"@id":"d8e0a503-7d28-44e1-8578-9296004c38d5"}],"isComposite":false,"name":"clearance","ownedMembership":[],"nestedFlow":[],"nestedCase":[],"@type":"ReferenceUsage","ownedDisjoining":[],"membership":[{"@id":"73066a9f-8517-4ab8-9e9b-2bf0c5256f14"},{"@id":"741ec789-c324-4c3b-972c-95859306ee7a"},{"@id":"307afcc1-f4b3-4444-b4d1-e3c211e3b222"},{"@id":"e23d27ba-7bb0-486a-8b43-b23257d6e805"},{"@id":"842aeb36-94d0-4e2e-8e47-9b266fff6920"},{"@id":"4d984ec1-3cf0-4aae-9362-9c6abd777afb"},{"@id":"d492201f-e385-4c53-a0d0-ad48f2b7f936"},{"@id":"6a4ed83b-f9b8-4fe6-a167-6e82c7bf1f12"},{"@id":"97dea2f2-e530-4730-bf08-7ca234c0729b"},{"@id":"d6096690-2d62-498b-b2d9-d473c9e8d5f6"},{"@id":"023eab4b-74c0-458b-b172-357a0856038e"},{"@id":"d5922fe3-642a-44db-85f4-9a3e3797d009"},{"@id":"b8067471-1998-4310-9ed5-7f4d9c877496"},{"@id":"4e379575-c5c7-</text:span><text:soft-page-break/><text:span text:style-name="T1">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isImpliedIncluded":false,"isNonunique":false,"ownedFeatureChaining":[],"ownedTyping":[],"inheritedMembership":[{"@id":"73066a9f-8517-4ab8-9e9b-2bf0c5256f14"},{"@id":"741ec789-c324-4c3b-972c-95859306ee7a"},{"@id":"307afcc1-f4b3-4444-b4d1-e3c211e3b222"},{"@id":"e23d27ba-7bb0-486a-8b43-b23257d6e805"},{"@id":"842aeb36-94d0-4e2e-8e47-9b266fff6920"},{"@id":"4d984ec1-3cf0-4aae-9362-9c6abd777afb"},{"@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text:span><text:span text:style-name="T1">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text:span><text:soft-page-break/><text:span text:style-name="T1">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ownedEndFeature":[],"ownedFeatureMembership":[],"definition":[{"@id":"1d12b788-da70-40f3-bd9f-9315ae4640a8"}],"nestedUseCase":[],"owner":{"@id":"d8e0a503-7d28-44e1-8578-9296004c38d5"},"owningRelationship":{"@id":"d49b05fd-540b-475c-a8d0-67923a799443"},"nestedAction":[],"ownedRelationship":[{"@id":"30bf80d2-1f0b-41e9-a0fe-aa167bb93385"}],"nestedConcern":[],"ownedImport":[],"differencingType":[],"variantMembership":[],"ownedUnioning":[],"ownedIntersecting":[]},"identity":{"@id":"dc5c93c0-6b53-4050-8064-c229e0bd6ada"}},{"payload":{"@type":"FeatureMembership","ownedMemberElementId":"dc5c93c0-6b53-4050-8064-c229e0bd6ada","memberName":"clearance","source":[{"@id":"d8e0a503-7d28-44e1-8578-9296004c38d5"}],"ownedRelatedElement":[{"@id":"dc5c93c0-6b53-4050-8064-c229e0bd6ada"}],"type":{"@id":"d8e0a503-7d28-44e1-8578-9296004c38d5"},"memberElementId":"dc5c93c0-6b53-4050-8064-c229e0bd6ada","isImpliedIncluded":false,"owningRelatedElement":{"@id":"d8e0a503-7d28-44e1-8578-9296004c38d5"},"feature":{"@id":"dc5c93c0-6b53-4050-8064-c229e0bd6ada"},"ownedMemberName":"clearance","elementId":"d49b05fd-540b-475c-a8d0-67923a799443","textualRepresentation":[],"isLibraryElement":false,"ownedElement":[],"ownedAnnotation":[],"isImplied":false,"ownedMemberFeature":{"@id":"dc5c93c0-6b53-4050-8064-c229e0bd6ada"},"aliasIds":[],"visibility":"public","ownedRelationship":[],"documentation":[],"owningType":{"@id":"d8e0a503-7d28-44e1-8578-9296004c38d5"},"ownedMemberElement":{"@id":"dc5c93c0-6b53-4050-8064-c229e0bd6ada"},"target":[{"@id":"dc5c93c0-6b53-4050-8064-c229e0bd6ada"}],"relatedElement":[{"@id":"d8e0a503-7d28-44e1-8578-9296004c38d5"},{"@id":"dc5c93c0-6b53-4050-8064-c229e0bd6ada"}],"membershipOwningNamespace":{"@id":"d8e0a503-7d28-44e1-8578-9296004c38d5"},"memberElement":{"@id":"dc5c93c0-6b53-4050-8064-c229e0bd6ada"}},"identity":{"@id":"d49b05fd-540b-475c-a8d0-67923a799443"}},{"payload":{"owningMembership":{"@id":"a7fda012-e4b5-4967-a4d2-d4c6f06c9954"},"ownedTypeFeaturing":[],"chainingFeature":[],"isConjugated":false,"isUnique":true,"ownedSubsetting":[{"@id":"47879082-062e-418a-a9a5-</text:span><text:span text:style-name="T1">21385803d80f"}],"type":[{"@id":"94173da1-3f61-4209-aa19-f67ef8747532"}],"output":[{"@id":"baf358c0-406c-462d-b9c5-73859bf65bd3"}],"isSufficient":false,"ownedDifferencing":[],"isOrdered":true,"ownedRedefinition":[],"elementId":"d8e0a503-7d28-44e1-8578-9296004c38d5","textualRepresentation":[],"isLibraryElement":false,"ownedAnnotation":[],"isDerived":false,"ownedFeature":[{"@id":"dc5c93c0-6b53-4050-8064-c229e0bd6ada"}],"qualifiedName":"UseCaseActivities::OverallUseCase::null::target","documentation":[],"intersectingType":[],"owningType":{"@id":"81a25d2f-7465-437f-946b-875c715ed4ea"},"endFeature":[],"directedFeature":[{"@id":"baf358c0-406c-462d-b9c5-73859bf65bd3"}],"isEnd":true,"featuringType":[{"@id":"81a25d2f-7465-437f-946b-875c715ed4ea"}],"input":[],"isComposite":false,"name":"target","ownedMember":[{"@id":"dc5c93c0-6b53-4050-8064-c229e0bd6ada"}],"ownedMembership":[{"@id":"d49b05fd-540b-475c-a8d0-67923a799443"}],"endOwningType":{"@id":"81a25d2f-7465-437f-946b-875c715ed4ea"},"@type":"ItemFlowEnd","ownedDisjoining":[],"owningFeatureMembership":{"@id":"a7fda012-e4b5-4967-a4d2-d4c6f06c9954"},"membership":[{"@id":"d49b05fd-540b-475c-a8d0-67923a799443"},</text:span><text:soft-page-break/><text:span text:style-name="T1">{"@id":"aa185ec6-7dd2-419a-9d7d-ba5573d64e77"},{"@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text:span><text:span text:style-name="T1">{"@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text:span><text:soft-page-break/><text:span text:style-name="T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fc1d61e5-fdd6-43e1-a08c-ebbedcdafce5"},{"@id":"f9349e83-7b73-4c03-86e9-514689d86b2e"},{"@id":"7801163c-e9a8-41a5-9f6f-47669b109e97"},{"@id":"9d1d11e8-a158-44c8-afe8-7acc7c63b6cf"},{"@id":"0e300469-1a65-4772-890f-0713dd308319"},{"@id":"1af209b8-300b-4c1e-bfd8-ccafc3752119"},{"@id":"bad122d6-4eb1-48dd-aff0-fc006e7eb349"},{"@id":"88628ec5-016d-4c82-93b5-b90f17a98bc8"},{"@id":"88263b35-6d63-4e86-b29b-1f99e2aadbc5"},{"@id":"79f28359-d7a3-4b7f-bbd4-4868cd0ab69f"}],"isPortion":false,"isImpliedIncluded":false,"isNonunique":false,"ownedFeatureChaining":[],"owningNamespace":{"@id":"81a25d2f-7465-437f-946b-875c715ed4ea"},"ownedTyping":[],"isReadOnly":false,"feature":[{"@id":"dc5c93c0-6b53-4050-8064-c229e0bd6ada"},{"@id":"baf358c0-406c-462d-b9c5-73859bf65bd3"},{"@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text:span><text:span text:style-name="T1">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text:span><text:soft-page-break/><text:span text:style-name="T1">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inheritedMembership":[{"@id":"aa185ec6-7dd2-419a-9d7d-ba5573d64e77"},{"@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text:span><text:span text:style-name="T1">{"@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text:span><text:soft-page-break/><text:span text:style-name="T1">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fc1d61e5-fdd6-43e1-a08c-ebbedcdafce5"},{"@id":"f9349e83-7b73-4c03-86e9-514689d86b2e"},{"@id":"7801163c-e9a8-41a5-9f6f-47669b109e97"},{"@id":"9d1d11e8-a158-44c8-afe8-7acc7c63b6cf"},{"@id":"0e300469-1a65-4772-890f-0713dd308319"},{"@id":"1af209b8-300b-4c1e-bfd8-ccafc3752119"},{"@id":"bad122d6-4eb1-48dd-aff0-fc006e7eb349"},{"@id":"88628ec5-016d-4c82-93b5-b90f17a98bc8"},{"@id":"88263b35-6d63-4e86-b29b-1f99e2aadbc5"},{"@id":"79f28359-d7a3-4b7f-bbd4-4868cd0ab69f"}],"member":[{"@id":"dc5c93c0-6b53-4050-8064-c229e0bd6ada"},{"@id":"baf358c0-406c-462d-b9c5-73859bf65bd3"},{"@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text:span><text:span text:style-name="T1">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text:span><text:soft-page-break/><text:span text:style-name="T1">{"@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text:span>61ec-4801-88d1-04418b4cf6cd"},{"@id":"8e948ec6-1c43-47bf-b98d-47a4c2eeb1ee"},{"@id":"95ffae0f-6683-41c8-b2a4-38748ca3fa26"},{"@id":"474b144e-dc59-4b3b-84cc-bf9dd8e84cb6"},{"@id"</text:p>
      <text:p text:style-name="Standar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text:span text:style-name="T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id":"dee84fb5-c768-4807-a7ed-8f406d3af3d3"},{"@id":"041b27bf-823f-47dc-a7ab-0f664236234c"},{"@id":"4cfe58c4-d4b9-4af5-a9fb-e189f40edc10"},{"@id":"ba5b90a8-444a-4d0b-a904-b24ea74a3013"},{"@id":"5a32fc3f-1f45-4863-9821-e19c6b7c3279"},{"@id":"ff7218ff-b620-4c4c-85a3-897c7727915b"},{"@id":"2ed901b1-59cb-4d7c-ae75-4f51f4727255"},{"@id":"090d867f-f21a-4def-a3db-08ceee7afbd6"},{"@id":"1f0d0ed5-32f7-4cdd-ba7b-bc65a0d99f2e"},</text:span><text:span text:style-name="T1">{"@id":"3a53db9a-7795-4f14-a08e-ee0b9cc248d1"}],"ownedEndFeature":[],"ownedFeatureMembership":[{"@id":"d49b05fd-540b-475c-a8d0-67923a799443"}],"inheritedFeature":[{"@id":"baf358c0-406c-462d-b9c5-73859bf65bd3"},{"@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text:span><text:soft-page-break/><text:span text:style-name="T1">{"@id":"bab17dea-269b-4f61-938b-44aff3bece46"},{"@id":"0113073f-06fe-4420-9492-a81738cc62e9"},{"@id":"1c8d35e5-d940-4cc3-b49d-2e574a751d52"},{"@id":"03a7ed05-8fd9-4d63-af4a-</text:span>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text:span text:style-name="T1">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owner":{"@id":"81a25d2f-7465-437f-946b-875c715ed4ea"},"importedMembership":[],"ownedReferenceSubsetting":{"@id":"47879082-</text:span><text:span text:style-name="T1">062e-418a-a9a5-21385803d80f"},"ownedElement":[{"@id":"dc5c93c0-6b53-4050-8064-c229e0bd6ada"}],"owningRelationship":{"@id":"a7fda012-e4b5-4967-a4d2-d4c6f06c9954"},"aliasIds":[],"ownedRelationship":[{"@id":"47879082-062e-418a-a9a5-21385803d80f"},{"@id":"d49b05fd-540b-475c-a8d0-67923a799443"}],"featureMembership":[{"@id":"d49b05fd-540b-475c-a8d0-67923a799443"},{"@id":"aa185ec6-7dd2-419a-9d7d-ba5573d64e77"},{"@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text:span><text:soft-page-break/><text:span text:style-name="T1">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text:span><text:span text:style-name="T1">{"@id":"852ed4df-dbd4-4302-8081-8e89dfac8052"}],"ownedImport":[],"isAbstract":false,"differencingType":[],"ownedUnioning":[],"unioningType":[],"ownedSpecialization":[{"@id":"47879082-062e-418a-a9a5-21385803d80f"}],"ownedIntersecting":[],"ownedFeatureInverting":[]},"identity":{"@id":"d8e0a503-7d28-44e1-8578-9296004c38d5"}},{"payload":{"@type":"EndFeatureMembership","ownedMemberElementId":"d8e0a503-7d28-44e1-8578-9296004c38d5","memberName":"target","source":[{"@id":"81a25d2f-7465-437f-946b-875c715ed4ea"}],"ownedRelatedElement":[{"@id":"d8e0a503-7d28-44e1-8578-9296004c38d5"}],"type":{"@id":"81a25d2f-7465-437f-946b-875c715ed4ea"},"memberElementId":"d8e0a503-7d28-44e1-8578-9296004c38d5","isImpliedIncluded":false,"owningRelatedElement":{"@id":"81a25d2f-7465-437f-946b-875c715ed4ea"},"feature":{"@id":"d8e0a503-7d28-44e1-8578-9296004c38d5"},"ownedMemberName":"target","elementId":"a7fda012-e4b5-4967-a4d2-</text:span><text:soft-page-break/><text:span text:style-name="T1">d4c6f06c9954","textualRepresentation":[],"isLibraryElement":false,"ownedElement":[],"ownedAnnotation":[],"isImplied":false,"ownedMemberFeature":{"@id":"d8e0a503-7d28-44e1-8578-9296004c38d5"},"aliasIds":[],"visibility":"public","ownedRelationship":[],"documentation":[],"owningType":{"@id":"81a25d2f-7465-437f-946b-875c715ed4ea"},"ownedMemberElement":{"@id":"d8e0a503-7d28-44e1-8578-9296004c38d5"},"target":[{"@id":"d8e0a503-7d28-44e1-8578-9296004c38d5"}],"relatedElement":[{"@id":"81a25d2f-7465-437f-946b-875c715ed4ea"},{"@id":"d8e0a503-7d28-44e1-8578-9296004c38d5"}],"membershipOwningNamespace":{"@id":"81a25d2f-7465-437f-946b-875c715ed4ea"},"memberElement":{"@id":"d8e0a503-7d28-44e1-8578-9296004c38d5"}},"identity":{"@id":"a7fda012-e4b5-4967-a4d2-d4c6f06c9954"}},{"payload":{"owningMembership":{"@id":"c8c4ef79-bb42-4c50-b814-d4a7e1168a77"},"ownedTypeFeaturing":[],"usage":[{"@id":"779e4cc5-d210-491e-8693-bbf60846c062"},{"@id":"ca0a41a7-e5ca-4260-a70e-f42084a1b6a9"},{"@id":"c657a652-8d7d-4ea4-be52-b5addea22b38"},{"@id":"0f434e43-76a7-4b34-9bc7-582e34f3cddb"},{"@id":"055a4790-78ad-429d-8288-eb6aa7f5d5c4"},{"@id":"2ed283a9-bd68-486f-adf9-2d19cf6fe086"},{"@id":"6ccb058b-45f3-4152-a003-253aa2794992"},{"@id":"8c13e927-6829-46b5-a48b-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4e103670f157"},{"@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edSubsetting":[],"type":[{"@id":"5c6c533a-4419-41b7-98d7-eee0b69de3fe"}],"nestedRequirement":[],"output":[],"nestedPort":[],"sourceOutputFeature":{"@id":"30132067-ba26-4a14-bb1a-b6f22c432e33"},"nestedTransition":[],"nestedConstraint":[],"isSufficient":false,"ownedDifferencing":[],"ownedRedefinition":[],"sourceFeature":{"@id":"48d77c81-7a6c-4d28-85dc-335cec3c9f29"},"textualRepresentation":[],"isLibraryElement":false,"nestedAttribute":[],"isImplied":false,"nestedEnumeration":[],"ownedFeature":[{"@id":"e2d616e8-02f2-4e7b-9299-c34e4a5369dc"},{"@id":"d8e0a503-7d28-44e1-8578-9296004c38d5"}],"documentation":[],"nestedAnalysisCase":[],"directedFeature":[{"@id":"ca0a41a7-e5ca-4260-a70e-f42084a1b6a9"},{"@id":"c657a652-8d7d-4ea4-be52-b5addea22b38"}],"actionDefinition":[{"@id":"5c6c533a-4419-41b7-98d7-eee0b69de3fe"}],"input":[{"@id":"ca0a41a7-e5ca-4260-a70e-f42084a1b6a9"},{"@id":"c657a652-8d7d-4ea4-be52-b5addea22b38"}],"nestedCalculation":[],"targetInputFeature":{"@id":"dc5c93c0-6b53-4050-8064-c229e0bd6ada"},"relatedElement":[{"@id":"48d77c81-7a6c-4d28-85dc-335cec3c9f29"},{"@id":"0bf2dd4c-3deb-45fd-93eb-7d998ea69e74"}],"nestedView":[],"ownedMember":[{"@id":"e2d616e8-02f2-4e7b-9299-c34e4a5369dc"},{"@id":"d8e0a503-7d28-44e1-8578-9296004c38d5"}],"nestedOccurrence":</text:span><text:span text:style-name="T1">[],"owningFeatureMembership":{"@id":"c8c4ef79-bb42-4c50-b814-d4a7e1168a77"},"nestedAllocation":[],"association":[{"@id":"5c6c533a-4419-41b7-98d7-eee0b69de3fe"}],"isPortion":false,"nestedReference":[],"owningNamespace":{"@id":"623f2dd6-0423-442c-a741-ce8d63afa558"},"isReadOnly":false,"isVariation":false,"feature":[{"@id":"e2d616e8-02f2-4e7b-9299-c34e4a5369dc"},{"@id":"d8e0a503-7d28-44e1-8578-9296004c38d5"},{"@id":"779e4cc5-d210-491e-8693-bbf60846c062"},{"@id":"ca0a41a7-e5ca-4260-a70e-f42084a1b6a9"},{"@id":"c657a652-8d7d-4ea4-be52-b5addea22b38"},{"@id":"0f434e43-76a7-4b34-9bc7-582e34f3cddb"},{"@id":"055a4790-78ad-429d-8288-eb6aa7f5d5c4"},{"@id":"2ed283a9-bd68-486f-adf9-2d19cf6fe086"},{"@id":"6ccb058b-45f3-4152-a003-253aa2794992"},{"@id":"b1b40176-bdad-4836-86fa-f954090fce76"},{"@id":"11a27f60-3e29-442a-972e-0fe392a4e10c"},{"@id":"095e9704-759b-4c7c-b9b7-c552f4404879"},{"@id":"22859d82-dea7-44da-8af2-c159bc1727f1"},{"@id":"d27e2303-8b9e-4f23-8c49-</text:span><text:soft-page-break/><text:span text:style-name="T1">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13e927-6829-46b5-a48b-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text:span><text:span text:style-name="T1">4e103670f157"},{"@id":"efe5d24c-efe7-405b-b4dd-85513da58125"},{"@id":"8dc43e1f-9c27-49d2-b6b4-1a5b5e0e4faa"},{"@id":"5ddce097-3429-4120-ab43-a45994d8257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04d0fe3f-5c06-4a18-a0a2-32971bf9e96d"},{"@id":"c47bd4a7-67cf-43d0-bb9d-83b8d6fdb384"},{"@id":"f17b470b-5cd3-4d27-a325-03df3bebfbd1"},{"@id":"c62a6159-da01-453f-a0b2-1d771fb4526c"},{"@id":"f68c5609-cc1d-4bf0-9351-c5e66cbae31c"},</text:span><text:soft-page-break/><text:span text:style-name="T1">{"@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eef87a3-fabc-4ecc-acc9-ee210a19668c"},{"@id":"f9beffbe-e8e2-4745-ab81-244e3be7fb95"},{"@id":"f9b45ca1-d020-4016-ae77-ed42b8012836"},{"@id":"b7c0d0a0-b0de-4f1c-965d-944ba82062c6"},{"@id":"d577b35a-35c7-441b-a3b3-e81bc83d2618"},{"@id":"962ab9fe-0407-4594-95ec-4c93eac3d309"},{"@id":"ca865e96-d5d4-4ff3-9378-594dee999f02"},{"@id":"1c42d2b5-795e-4a8b-a505-54ef529e0108"},{"@id":"d491b83e-6c5b-4f7d-9bd2-c29935c5967c"},{"@id":"d07a4e3c-64f3-4b63-a22c-abcd44f8dcb8"},{"@id":"1a869973-f1c9-4ea2-8b31-8753382b7355"}],"member":[{"@id":"e2d616e8-02f2-4e7b-9299-c34e4a5369dc"},{"@id":"d8e0a503-7d28-44e1-8578-9296004c38d5"},{"@id":"625a4dfc-6203-458c-b3e4-2e00c2e780e4"},{"@id":"9b38da14-6612-4ded-b728-37c2533f587b"},{"@id":"c1ee5bf4-97b1-4a20-8451-5441ccfc2c20"},{"@id":"ee9e4729-cd8b-43ea-8c2a-c15a1d8bd82c"},{"@id":"779e4cc5-d210-491e-8693-bbf60846c062"},{"@id":"ca0a41a7-e5ca-4260-a70e-f42084a1b6a9"},{"@id":"c657a652-8d7d-4ea4-be52-b5addea22b38"},{"@id":"0f434e43-76a7-4b34-9bc7-582e34f3cddb"},{"@id":"055a4790-78ad-429d-8288-eb6aa7f5d5c4"},{"@id":"2ed283a9-bd68-486f-adf9-2d19cf6fe086"},{"@id":"6ccb058b-45f3-4152-a003-253aa2794992"},{"@id":"6df228c2-2754-4f63-9638-63aa6a9f6c36"},{"@id":"4d81fed6-4a5c-42f6-a68d-63b47108a7a9"},{"@id":"e76a7583-75fd-4f84-876d-9416dc7c828c"},{"@id":"ea191ce0-0a90-4856-94d4-4b4b2a39962d"},{"@id":"b1b40176-bdad-4836-86fa-f954090fce76"},{"@id":"5469ad50-0c81-4cf0-ba3e-f49c3bec6973"},{"@id":"11a27f60-3e29-442a-972e-0fe392a4e10c"},{"@id":"0b6ae859-1928-4f1a-8b8f-40868fca2c6c"},{"@id":"095e9704-759b-4c7c-b9b7-c552f4404879"},{"@id":"22859d82-dea7-44da-8af2-c159bc1727f1"},{"@id":"d27e2303-8b9e-4f23-8c49-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text:span><text:span text:style-name="T1">{"@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text:span><text:soft-page-break/><text:span text:style-name="T1">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5d1af860-898d-4a97-bab3-19e99f7687d1"},{"@id":"8c13e927-6829-46b5-a48b-ffce6ea5f826"},{"@id":"4ecf5cec-bf01-4d43-9a14-6dd309bb5190"},{"@id":"44a4b579-cb5c-4f50-a800-1123e9725153"},{"@id":"565e8fa9-5aaa-482c-aefc-656ec37ae7f9"},{"@id":"e0bb9be9-1ef0-4011-9060-1a69f55dab2e"},{"@id":"c7d72693-1950-4c86-a261-dd3b37dd05b8"},{"@id":"5f124bc3-3032-47bf-ab29-d3f98c67d6d7"},{"@id":"44365066-8595-4639-b986-54fa8ced457a"},{"@id":"fcd081d7-9223-4c86-b71b-9e12adc61ed7"},{"@id":"9128dcb0-cd8e-4247-83b6-c9d93a0f2d87"},{"@id":"cbad04fe-7f5f-4e3c-bb43-596cd3e783af"},{"@id":"71907731-ebf6-43da-bad2-26722bc974e7"},{"@id":"2b296c31-7a9f-44c5-b3db-7fb84e08931b"},{"@id":"c6d0fd1a-13df-494c-8015-671f183efd52"},{"@id":"8d321805-12fd-4142-9b87-9da329886fb4"},{"@id":"6bcb2322-9a3c-4fb6-9056-63415d246abf"},{"@id":"7800e17c-1a49-4894-945f-4e103670f157"},{"@id":"1551de1a-3cfe-4ec0-ad74-acd6d2f3308d"},{"@id":"5e4a4154-5ada-4543-a074-e38fda4b88d8"},{"@id":"efe5d24c-efe7-405b-b4dd-85513da58125"},{"@id":"9817d286-1203-4e56-bd60-bc65fa0491bf"},{"@id":"8dc43e1f-9c27-49d2-b6b4-1a5b5e0e4faa"},{"@id":"5ddce097-3429-4120-ab43-a45994d82570"},{"@id":"3f57fba1-8efd-4fa3-ad9f-564c0ebb5d6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834cc16c-6eed-4462-832a-9b8f8f6dadb3"},{"@id":"eeef87a3-fabc-4ecc-acc9-ee210a19668c"},{"@id":"f9beffbe-e8e2-4745-ab81-244e3be7fb95"},{"@id":"f9b45ca1-d020-4016-ae77-ed42b8012836"},{"@id":"b7c0d0a0-b0de-4f1c-965d-944ba82062c6"},{"@id":"cc0652a7-0d22-44d2-ac5d-d4cebf8e6f97"},{"@id":"9a6c524c-808d-427a-a372-110cbd96fc4d"},{"@id":"e9c0541b-c173-42bb-bdb6-664b58d9a1dc"},{"@id":"7093be0f-6765-467e-8a5c-3490abddc6bb"},{"@id":"dc49fc52-fa69-4e56-9d38-583b2525bc98"},{"@id":"4b89cbb4-79d1-4bc8-9e8d-c3e92bf87a77"},{"@id":"dbfac1f8-d65b-4680-9066-70d06f19ca88"},{"@id":"aa113029-6ebd-42a4-9fa3-33cfb9c772fb"},{"@id":"7e1b47e2-bb54-4393-ae3c-b3df95cb39a5"},{"@id":"b5e5fc2c-3107-4eab-96a3-8bcfaba91715"},{"@id":"31d06923-025c-4072-9103-9e818666652e"},{"@id":"7a6e7934-6c14-4bfd-a606-206ad4d02f34"},{"@id":"d577b35a-35c7-441b-a3b3-e81bc83d2618"},{"@id":"dda0ff8f-78db-4956-b316-2446b6855035"},{"@id":"a995ca01-645f-4c34-be45-5fe16f2f0749"},{"@id":"8c012ddf-efa6-4f26-a3e5-dc36f74595c9"},</text:span><text:span text:style-name="T1">{"@id":"c7cc15d1-ad96-4db0-a690-aa4ce1d1e3cb"},{"@id":"2b259407-3b6e-4bd3-ba19-28215da33f90"},{"@id":"ced8a939-0f44-4bfc-8f19-ba9d9f77f90d"},{"@id":"640d0193-36fe-4d7f-9745-3fbd50078f93"},{"@id":"c658f390-f0eb-46e5-8be5-e08fdf09835b"},{"@id":"e19be599-b6b7-49ac-a185-00a1bef8d54f"},{"@id":"1a18000e-259a-403b-9d5d-3a403685e10d"},{"@id":"989087b6-f01f-487f-8196-dd392d6ce181"},{"@id":"3c0a3b90-ba04-497b-9c9b-82eb113e4741"},{"@id":"556a9ed9-8d65-4f63-86dc-93725673cb05"},{"@id":"0e22c16e-ddeb-479e-9b6f-3a70a170f5a4"},{"@id":"c88641ea-7cee-43fe-9f5e-a5385d880fc0"},{"@id":"27eca31d-c98b-402a-b3e2-64f7ff69d505"},{"@id":"928e6902-ea16-4239-b1ce-e6693c649bdb"},{"@id":"7fb1202d-7b83-4f4b-8ec3-06611736245d"},{"@id":"cabad312-5aa0-461d-8f61-454da5110089"},{"@id":"044786df-e11a-43bb-826d-ef226d42857f"},{"@id":"df9a9cc1-6219-4507-afb8-d6f7ceef6610"},{"@id":"962ab9fe-0407-4594-95ec-4c93eac3d309"},{"@id":"ca865e96-d5d4-4ff3-</text:span><text:soft-page-break/><text:span text:style-name="T1">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id":"6f5f20fe-ce92-44dd-9c2a-ac1a3968d4b8"},{"@id":"1137535d-b52f-4e05-98ba-8ab8d57e80cc"}],"isReference":false,"inheritedFeature":[{"@id":"779e4cc5-d210-491e-8693-bbf60846c062"},{"@id":"ca0a41a7-e5ca-4260-a70e-f42084a1b6a9"},{"@id":"c657a652-8d7d-4ea4-be52-b5addea22b38"},{"@id":"0f434e43-76a7-4b34-9bc7-582e34f3cddb"},{"@id":"055a4790-78ad-429d-8288-eb6aa7f5d5c4"},{"@id":"2ed283a9-bd68-486f-adf9-2d19cf6fe086"},{"@id":"6ccb058b-45f3-4152-a003-253aa2794992"},{"@id":"b1b40176-bdad-4836-86fa-f954090fce76"},{"@id":"11a27f60-3e29-442a-972e-0fe392a4e10c"},{"@id":"095e9704-759b-4c7c-b9b7-c552f4404879"},{"@id":"22859d82-dea7-44da-8af2-c159bc1727f1"},{"@id":"d27e2303-8b9e-4f23-8c49-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text:span><text:span text:style-name="T1">{"@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13e927-6829-46b5-a48b-ffce6ea5f826"},{"@id":"4ecf5cec-bf01-4d43-9a14-6dd309bb5190"},{"@id":"44a4b579-cb5c-4f50-a800-1123e9725153"},{"@id":"565e8fa9-5aaa-482c-aefc-656ec37ae7f9"},{"@id":"e0bb9be9-1ef0-4011-9060-</text:span><text:soft-page-break/><text:span text:style-name="T1">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4e103670f157"},{"@id":"efe5d24c-efe7-405b-b4dd-85513da58125"},{"@id":"8dc43e1f-9c27-49d2-b6b4-1a5b5e0e4faa"},{"@id":"5ddce097-3429-4120-ab43-a45994d8257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eef87a3-fabc-4ecc-acc9-ee210a19668c"},{"@id":"f9beffbe-e8e2-4745-ab81-244e3be7fb95"},{"@id":"f9b45ca1-d020-4016-ae77-ed42b8012836"},{"@id":"b7c0d0a0-b0de-4f1c-965d-944ba82062c6"},{"@id":"d577b35a-35c7-441b-a3b3-e81bc83d2618"},{"@id":"962ab9fe-0407-4594-95ec-4c93eac3d309"},{"@id":"ca865e96-d5d4-4ff3-9378-594dee999f02"},{"@id":"1c42d2b5-795e-4a8b-a505-54ef529e0108"},{"@id":"d491b83e-6c5b-4f7d-9bd2-c29935c5967c"},{"@id":"d07a4e3c-64f3-4b63-a22c-abcd44f8dcb8"},{"@id":"1a869973-f1c9-4ea2-8b31-8753382b7355"}],"behavior":[{"@id":"5c6c533a-4419-41b7-98d7-eee0b69de3fe"}],"importedMembership":[],"ownedElement":[{"@id":"e2d616e8-02f2-4e7b-9299-c34e4a5369dc"},{"@id":"d8e0a503-7d28-44e1-8578-9296004c38d5"}],"partDefinition":[{"@id":"5c6c533a-4419-41b7-98d7-eee0b69de3fe"}],"aliasIds":[],"featureMembership":[{"@id":"3f1cabe6-01d7-49ee-b919-606b70e92eed"},{"@id":"a7fda012-e4b5-4967-a4d2-d4c6f06c9954"},{"@id":"9e51d73e-ac19-46f7-82fe-be8f05d0c482"},{"@id":"9e0a950f-d504-41c1-8f57-3127acafe6c3"},{"@id":"2b30637c-95b5-462d-b4ee-c35c6fb23fdb"},{"@id":"8814e4e7-6f03-4b12-8423-ffca60209329"},{"@id":"57a808cc-8a48-4670-9412-d675d734f957"},{"@id":"fc379771-0faa-40c0-9154-fd7af1d15c85"},{"@id":"d81bae63-ff3b-4e5a-8fd7-349250d5f903"},{"@id":"c396aabe-233a-4a38-9b1e-6337ef74aadd"},{"@id":"842aeb36-94d0-4e2e-8e47-9b266fff6920"},{"@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text:span><text:span text:style-name="T1">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text:span><text:soft-page-break/><text:span text:style-name="T1">{"@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adfd1f71-f1e6-45f6-8f59-a9cacc2790e9"},{"@id":"4b8cec6a-3663-4640-b919-dd50679bf373"},{"@id":"23f3191c-1072-4200-9eea-83fd8f68b207"},{"@id":"6412e4e1-a05a-4c69-a054-1176f72f39c2"},{"@id":"911e2b05-f278-4612-a359-72c569503570"},{"@id":"7b7e63ce-0ade-4cf5-8267-d31979407fd8"},{"@id":"6dc50e0e-bfd2-4f01-929e-89f8e3f3e6ad"},{"@id":"4cf2247c-2b47-474c-a66f-bb81cabedba5"},{"@id":"7d7cf605-2013-4842-a6e6-4d33f3cb29f2"},{"@id":"9efbb45b-3fb2-4bd0-9b06-152cb2e37f9c"},{"@id":"96d0aa28-b0a0-40aa-8b97-baa5bc12f840"},{"@id":"5b341295-406a-4c14-8585-4b623a9f5ebf"},{"@id":"09e02747-267e-4f5a-b79a-68c06c8df7ff"},{"@id":"4df5b5f4-3d79-4380-89ec-7c176c02f57b"},{"@id":"39758e0d-1ddd-47fd-9101-6c6d8d4aacab"},{"@id":"f4e0277b-3c3e-4141-8482-0a99c8644615"},{"@id":"4aa53040-728e-4f31-9575-a726469ea707"},{"@id":"46086ed8-9a30-410a-8ea2-0cbfc411c0b0"},{"@id":"204c4c80-23f1-473e-bd95-c539461cef5b"},{"@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3ed8585b-76bc-4f6d-a83e-18b40e659a13"},{"@id":"73a63ab2-6198-4377-9ddb-5a3bdb3c7fbc"},{"@id":"2da0e845-266a-459d-881e-0381b8519f9b"},{"@id":"dce1b2ea-f2b8-46d8-83e3-</text:span><text:span text:style-name="T1">918b536e63f9"},{"@id":"307afcc1-f4b3-4444-b4d1-e3c211e3b222"},{"@id":"2626432b-2724-4972-b08c-341cd7f0aa9f"},{"@id":"dc59895f-07ad-46ca-aff6-3ffd38cfab1a"},{"@id":"01a8b711-7985-42f1-9c7c-cb8d39c8ec2b"},{"@id":"ca31c598-8d88-4caf-adbd-bb93f2c92f1e"},{"@id":"27e9ddfd-c2b0-4865-8df8-ba01b2e80b17"},{"@id":"852ed4df-dbd4-4302-8081-8e89dfac8052"}],"isAbstract":false,"relatedFeature":[{"@id":"48d77c81-7a6c-4d28-85dc-335cec3c9f29"},{"@id":"0bf2dd4c-3deb-45fd-93eb-7d998ea69e74"}],"nestedMetadata":[],"nestedRendering":[],"unioningType":[],"nestedConnection":[],"nestedInterface":[],"ownedSpecialization":[],"nestedViewpoint":[],"ownedFeatureInverting":[],"directedUsage":[{"@id":"ca0a41a7-e5ca-4260-a70e-f42084a1b6a9"},{"@id":"c657a652-8d7d-4ea4-be52-</text:span><text:soft-page-break/><text:span text:style-name="T1">b5addea22b38"}],"nestedPart":[],"chainingFeature":[],"isConjugated":false,"isUnique":true,"nestedUsage":[],"source":[{"@id":"48d77c81-7a6c-4d28-85dc-335cec3c9f29"}],"variant":[],"nestedState":[],"isOrdered":false,"elementId":"81a25d2f-7465-437f-946b-875c715ed4ea","ownedAnnotation":[],"isDerived":false,"qualifiedName":"UseCaseActivities::OverallUseCase::null","intersectingType":[],"owningType":{"@id":"623f2dd6-0423-442c-a741-ce8d63afa558"},"nestedVerificationCase":[],"endFeature":[{"@id":"e2d616e8-02f2-4e7b-9299-c34e4a5369dc"},{"@id":"d8e0a503-7d28-44e1-8578-9296004c38d5"}],"isEnd":false,"nestedItem":[],"featuringType":[{"@id":"623f2dd6-0423-442c-a741-ce8d63afa558"}],"isComposite":true,"connectorEnd":[{"@id":"e2d616e8-02f2-4e7b-9299-c34e4a5369dc"},{"@id":"d8e0a503-7d28-44e1-8578-9296004c38d5"}],"connectionDefinition":[{"@id":"5c6c533a-4419-41b7-98d7-eee0b69de3fe"}],"itemFlowEnd":[{"@id":"e2d616e8-02f2-4e7b-9299-c34e4a5369dc"},{"@id":"d8e0a503-7d28-44e1-8578-9296004c38d5"}],"ownedMembership":[{"@id":"3f1cabe6-01d7-49ee-b919-606b70e92eed"},{"@id":"a7fda012-e4b5-4967-a4d2-d4c6f06c9954"}],"nestedFlow":[],"itemType":[],"nestedCase":[],"@type":"FlowConnectionUsage","ownedDisjoining":[],"membership":[{"@id":"3f1cabe6-01d7-49ee-b919-606b70e92eed"},{"@id":"a7fda012-e4b5-4967-a4d2-d4c6f06c9954"},{"@id":"4c97bdfe-392b-4b9d-bfbc-0ec2fd64291b"},{"@id":"b7c74177-f0c5-4a23-a36f-8f2c4fd5ee31"},{"@id":"65e9d761-2af7-48c3-927b-9c1555a683bb"},{"@id":"263f04e3-3044-4c4e-bf72-1df17fbdc8c3"},{"@id":"9e51d73e-ac19-46f7-82fe-be8f05d0c482"},{"@id":"9e0a950f-d504-41c1-8f57-3127acafe6c3"},{"@id":"2b30637c-95b5-462d-b4ee-c35c6fb23fdb"},{"@id":"8814e4e7-6f03-4b12-8423-ffca60209329"},{"@id":"57a808cc-8a48-4670-9412-d675d734f957"},{"@id":"fc379771-0faa-40c0-9154-fd7af1d15c85"},{"@id":"d81bae63-ff3b-4e5a-8fd7-349250d5f903"},{"@id":"5a39577d-3348-429a-ab2c-e37d2d01bd62"},{"@id":"c867b926-2a54-4682-b856-8d6fb5927fd4"},{"@id":"eec844ec-faf7-4c27-8b0b-c19db176ac1d"},{"@id":"b7b81eef-8ab0-420e-957f-610d28e0d3a6"},{"@id":"c396aabe-233a-4a38-9b1e-6337ef74aadd"},{"@id":"e23d27ba-7bb0-486a-8b43-b23257d6e805"},{"@id":"842aeb36-94d0-4e2e-8e47-9b266fff6920"},{"@id":"713cf549-087f-47f3-8b04-4dcd6952a347"},{"@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text:span><text:span text:style-name="T1">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text:span><text:soft-page-break/><text:span text:style-name="T1">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9d74b0f-cbde-408f-b78d-bb87c9551a7c"},{"@id":"adfd1f71-f1e6-45f6-8f59-a9cacc2790e9"},{"@id":"4b8cec6a-3663-4640-b919-dd50679bf373"},{"@id":"23f3191c-1072-4200-9eea-83fd8f68b207"},{"@id":"6412e4e1-a05a-4c69-a054-1176f72f39c2"},{"@id":"911e2b05-f278-4612-a359-72c569503570"},{"@id":"7b7e63ce-0ade-4cf5-8267-d31979407fd8"},{"@id":"6dc50e0e-bfd2-4f01-929e-89f8e3f3e6ad"},{"@id":"4cf2247c-2b47-474c-a66f-bb81cabedba5"},{"@id":"ae296a10-a133-4fbe-8cd2-0da5b6ac7682"},{"@id":"7d7cf605-2013-4842-a6e6-4d33f3cb29f2"},{"@id":"9efbb45b-3fb2-4bd0-9b06-152cb2e37f9c"},{"@id":"96d0aa28-b0a0-40aa-8b97-baa5bc12f840"},{"@id":"5b341295-406a-4c14-8585-4b623a9f5ebf"},{"@id":"09e02747-267e-4f5a-b79a-68c06c8df7ff"},{"@id":"4df5b5f4-3d79-4380-89ec-7c176c02f57b"},{"@id":"39758e0d-1ddd-47fd-9101-6c6d8d4aacab"},{"@id":"f4e0277b-3c3e-4141-8482-0a99c8644615"},{"@id":"4e4c186e-1daa-48a4-8a65-9bc7ed7fb2b7"},{"@id":"a76a0d18-7788-4cb2-8cab-47f290a8aaf4"},{"@id":"4aa53040-728e-4f31-9575-a726469ea707"},{"@id":"4c729d15-924d-4ed8-9a96-f55ad73a4c2d"},{"@id":"46086ed8-9a30-410a-8ea2-0cbfc411c0b0"},{"@id":"204c4c80-23f1-473e-bd95-c539461cef5b"},{"@id":"ed3e5d8e-d28a-4d10-b092-6198d2ceddd4"},{"@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1a5fa0d-69a6-47e4-b530-a50bd26eba8b"},{"@id":"3ed8585b-76bc-4f6d-a83e-18b40e659a13"},{"@id":"73a63ab2-6198-4377-9ddb-5a3bdb3c7fbc"},{"@id":"2da0e845-266a-459d-881e-0381b8519f9b"},{"@id":"dce1b2ea-f2b8-46d8-83e3-918b536e63f9"},{"@id":"4e8727a4-a30a-47ad-82a0-e73526c48130"},{"@id":"f2d966b6-dea2-4d66-991c-2a2eae79c4f5"},{"@id":"dd92acbe-2683-4c45-b4d1-f36d0a727b40"},{"@id":"9f80d499-a847-430b-8ec1-77eb3b5e662f"},{"@id":"3f8a224c-3cbd-4ba6-9415-4cbcc4e49e2e"},{"@id":"037bedd0-1b58-40af-8d3d-46e7375ebb2a"},{"@id":"6a49d63e-7ad6-4dde-9172-09fb4c95343e"},{"@id":"36679f7d-6bb1-448e-b7a6-907467a1cfd8"},{"@id":"3e24be55-28e5-4607-b50b-f71deb196c14"},{"@id":"505c22ef-a693-40bd-9f10-b0c82e879160"},{"@id":"73066a9f-8517-4ab8-9e9b-2bf0c5256f14"},{"@id":"741ec789-c324-4c3b-972c-95859306ee7a"},{"@id":"307afcc1-f4b3-4444-b4d1-e3c211e3b222"},{"@id":"322cbc9a-8809-4ffb-b8d4-5367bd224fcb"},{"@id":"364187cd-340e-41a8-a014-39002f9d4571"},{"@id":"6eaf4562-0970-401a-9dd1-f57c001eb05c"},{"@id":"ad2904d9-e797-421f-b905-f4b9be2b11cd"},{"@id":"644469b4-ba37-42e9-aa22-ac8cbc3e50f1"},{"@id":"2fe997ab-365c-46ac-93c8-390c864bb2d5"},{"@id":"8f246dfc-7f94-48a0-a69e-</text:span><text:span text:style-name="T1">456f33b08c90"},{"@id":"b3264f89-b166-4410-9d21-2c775b002eca"},{"@id":"012e6259-1976-4450-b01c-7142e222f1c0"},{"@id":"9480f0dd-a78f-4cb4-8193-ce5a8c360ea4"},{"@id":"29b0eaf5-e858-431f-a655-006104e57bba"},{"@id":"ac0f37ab-1cf7-4257-bc09-cee3056e9ddb"},{"@id":"8248ea15-77f5-4463-9ffe-69544a3cbe66"},{"@id":"3a45f467-953b-4969-9774-49c69121a1c8"},{"@id":"dd0100b9-4780-472d-b9dc-ee87efcb3118"},{"@id":"774af91f-30ad-4369-b851-dc9c020b8b2a"},{"@id":"f5ee8a15-f0b9-4a09-8d31-0a2c114feb11"},{"@id":"f173aaad-3989-470f-99bf-0baef748c6a8"},{"@id":"6b6efa5a-5e6c-4571-9a14-1ed7f74b1e2b"},{"@id":"4d4f988d-db2d-481d-86ca-ed5070ce90df"},{"@id":"6ccbe32b-2f37-4b34-a880-8701708a04e8"},</text:span><text:soft-page-break/><text:span text:style-name="T1">{"@id":"2626432b-2724-4972-b08c-341cd7f0aa9f"},{"@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b68e6989-30f0-4e69-9c27-cebee25a99b4"},{"@id":"f299ec7f-1b29-4b60-8fbd-b1907c05a229"}],"ownedRelatedElement":[],"isIndividual":false,"flowConnectionDefinition":[{"@id":"5c6c533a-4419-41b7-98d7-eee0b69de3fe"}],"isImpliedIncluded":false,"isNonunique":false,"targetFeature":[{"@id":"0bf2dd4c-3deb-45fd-93eb-7d998ea69e74"}],"ownedFeatureChaining":[],"ownedTyping":[],"inheritedMembership":[{"@id":"4c97bdfe-392b-4b9d-bfbc-0ec2fd64291b"},{"@id":"b7c74177-f0c5-4a23-a36f-8f2c4fd5ee31"},{"@id":"65e9d761-2af7-48c3-927b-9c1555a683bb"},{"@id":"263f04e3-3044-4c4e-bf72-1df17fbdc8c3"},{"@id":"9e51d73e-ac19-46f7-82fe-be8f05d0c482"},{"@id":"9e0a950f-d504-41c1-8f57-3127acafe6c3"},{"@id":"2b30637c-95b5-462d-b4ee-c35c6fb23fdb"},{"@id":"8814e4e7-6f03-4b12-8423-ffca60209329"},{"@id":"57a808cc-8a48-4670-9412-d675d734f957"},{"@id":"fc379771-0faa-40c0-9154-fd7af1d15c85"},{"@id":"d81bae63-ff3b-4e5a-8fd7-349250d5f903"},{"@id":"5a39577d-3348-429a-ab2c-e37d2d01bd62"},{"@id":"c867b926-2a54-4682-b856-8d6fb5927fd4"},{"@id":"eec844ec-faf7-4c27-8b0b-c19db176ac1d"},{"@id":"b7b81eef-8ab0-420e-957f-610d28e0d3a6"},{"@id":"c396aabe-233a-4a38-9b1e-6337ef74aadd"},{"@id":"e23d27ba-7bb0-486a-8b43-b23257d6e805"},{"@id":"842aeb36-94d0-4e2e-8e47-9b266fff6920"},{"@id":"713cf549-087f-47f3-8b04-4dcd6952a347"},{"@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text:span>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text:p>
      <text:p text:style-name="Standard">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text:soft-page-break/>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9d74b0f-cbde-408f-b78d-bb87c9551a7c"},{"@id":"adfd1f71-f1e6-45f6-8f59-a9cacc2790e9"},{"@id":"4b8cec6a-3663-4640-b919-dd50679bf373"},{"@id":"23f3191c-1072-4200-9eea-83fd8f68b207"},{"@id":"6412e4e1-a05a-4c69-a054-1176f72f39c2"},{"@id":"911e2b05-f278-4612-a359-72c569503570"},{"@id":"7b7e63ce-0ade-4cf5-8267-d31979407fd8"},{"@id":"6dc50e0e-bfd2-4f01-929e-89f8e3f3e6ad"},{"@id":"4cf2247c-2b47-474c-a66f-bb81cabedba5"},{"@id":"ae296a10-a133-4fbe-8cd2-0da5b6ac7682"},{"@id":"7d7cf605-2013-4842-a6e6-4d33f3cb29f2"},{"@id":"9efbb45b-3fb2-4bd0-9b06-152cb2e37f9c"},{"@id":"96d0aa28-b0a0-40aa-8b97-baa5bc12f840"},{"@id":"5b341295-406a-4c14-8585-4b623a9f5ebf"},{"@id":"09e02747-267e-4f5a-b79a-68c06c8df7ff"},{"@id":"4df5b5f4-3d79-4380-89ec-7c176c02f57b"},{"@id":"39758e0d-1ddd-47fd-9101-6c6d8d4aacab"},{"@id":"f4e0277b-3c3e-4141-8482-0a99c8644615"},{"@id":"4e4c186e-1daa-48a4-8a65-9bc7ed7fb2b7"},{"@id":"a76a0d18-7788-4cb2-8cab-47f290a8aaf4"},{"@id":"4aa53040-728e-4f31-9575-a726469ea707"},{"@id":"4c729d15-924d-4ed8-9a96-f55ad73a4c2d"},{"@id":"46086ed8-9a30-410a-8ea2-0cbfc411c0b0"},{"@id":"204c4c80-23f1-473e-bd95-c539461cef5b"},{"@id":"ed3e5d8e-d28a-4d10-b092-6198d2ceddd4"},{"@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text:span text:style-name="T1">487-d01ae2864ee8"},{"@id":"e6e00e67-9cd7-4cdf-af9a-65bd2b67fa44"},{"@id":"ddf8f804-5d51-4731-852f-571c825ef4c2"},{"@id":"c0bc4297-2901-4518-881a-</text:span>e31aba3feaea"},{"@id":"d1989906-d197-4887-897a-d5a7b2d270cb"},{"@<text:span text:style-name="T1">id":"1187a29c-4996-4e2a-aee9-2a81e43d271b"},{"@id":"b7800d72-3f32-4bef-8e93-282827659301"},{"@id":"8ab92082-5ffd-4206-bc54-9e72cbea8173"},{"@id":"e33ca296-dedf-4fa5-a21e-2f4593714093"},{"@id":"973bb434-a61f-46b4-8e47-a90b4f4fb23c"},{"@id":"e1a5fa0d-69a6-47e4-b530-a50bd26eba8b"},{"@id":"3ed8585b-76bc-4f6d-a83e-18b40e659a13"},{"@id":"73a63ab2-6198-4377-9ddb-5a3bdb3c7fbc"},{"@id":"2da0e845-266a-459d-881e-0381b8519f9b"},{"@id":"dce1b2ea-f2b8-46d8-83e3-918b536e63f9"},{"@id":"4e8727a4-a30a-47ad-82a0-e73526c48130"},{"@id":"f2d966b6-dea2-4d66-991c-2a2eae79c4f5"},{"@id":"dd92acbe-2683-4c45-b4d1-f36d0a727b40"},{"@id":"9f80d499-a847-430b-8ec1-77eb3b5e662f"},{"@id":"3f8a224c-3cbd-4ba6-9415-4cbcc4e49e2e"},{"@id":"037bedd0-1b58-40af-8d3d-46e7375ebb2a"},{"@id":"6a49d63e-7ad6-4dde-9172-09fb4c95343e"},{"@id":"36679f7d-6bb1-448e-b7a6-907467a1cfd8"},{"@id":"3e24be55-28e5-4607-b50b-f71deb196c14"},{"@id":"505c22ef-a693-40bd-9f10-b0c82e879160"},{"@id":"73066a9f-8517-4ab8-9e9b-2bf0c5256f14"},{"@id":"741ec789-c324-4c3b-972c-95859306ee7a"},{"@id":"307afcc1-f4b3-4444-b4d1-e3c211e3b222"},{"@id":"322cbc9a-8809-4ffb-b8d4-5367bd224fcb"},{"@id":"364187cd-340e-41a8-a014-39002f9d4571"},{"@id":"6eaf4562-0970-401a-9dd1-f57c001eb05c"},{"@id":"ad2904d9-e797-421f-b905-f4b9be2b11cd"},{"@id":"644469b4-ba37-42e9-aa22-ac8cbc3e50f1"},{"@id":"2fe997ab-365c-46ac-93c8-</text:span><text:span text:style-name="T1">390c864bb2d5"},{"@id":"8f246dfc-7f94-48a0-a69e-456f33b08c90"},{"@id":"b3264f89-b166-4410-9d21-2c775b002eca"},{"@id":"012e6259-1976-4450-b01c-7142e222f1c0"},{"@id":"9480f0dd-a78f-4cb4-8193-ce5a8c360ea4"},{"@id":"29b0eaf5-e858-431f-a655-006104e57bba"},{"@id":"ac0f37ab-1cf7-4257-bc09-cee3056e9ddb"},{"@id":"8248ea15-77f5-4463-9ffe-69544a3cbe66"},{"@id":"3a45f467-953b-4969-9774-49c69121a1c8"},{"@id":"dd0100b9-4780-472d-b9dc-ee87efcb3118"},{"@id":"774af91f-30ad-4369-b851-dc9c020b8b2a"},{"@id":"f5ee8a15-f0b9-4a09-8d31-0a2c114feb11"},{"@id":"f173aaad-3989-470f-99bf-0baef748c6a8"},{"@id":"6b6efa5a-5e6c-4571-9a14-1ed7f74b1e2b"},{"@id":"4d4f988d-db2d-481d-86ca-ed5070ce90df"},{"@id":"6ccbe32b-2f37-4b34-a880-8701708a04e8"},{"@id":"2626432b-2724-4972-b08c-341cd7f0aa9f"},{"@id":"dc59895f-07ad-46ca-aff6-3ffd38cfab1a"},{"@id":"6d48913c-33e3-46bf-</text:span><text:soft-page-break/><text:span text:style-name="T1">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b68e6989-30f0-4e69-9c27-cebee25a99b4"},{"@id":"f299ec7f-1b29-4b60-8fbd-b1907c05a229"}],"parameter":[{"@id":"ca0a41a7-e5ca-4260-a70e-f42084a1b6a9"},{"@id":"c657a652-8d7d-4ea4-be52-b5addea22b38"}],"ownedEndFeature":[{"@id":"e2d616e8-02f2-4e7b-9299-c34e4a5369dc"},{"@id":"d8e0a503-7d28-44e1-8578-9296004c38d5"}],"occurrenceDefinition":[{"@id":"5c6c533a-4419-41b7-98d7-eee0b69de3fe"}],"ownedFeatureMembership":[{"@id":"3f1cabe6-01d7-49ee-b919-606b70e92eed"},{"@id":"a7fda012-e4b5-4967-a4d2-d4c6f06c9954"}],"definition":[{"@id":"5c6c533a-4419-41b7-98d7-eee0b69de3fe"}],"nestedUseCase":[],"owner":{"@id":"623f2dd6-0423-442c-a741-ce8d63afa558"},"owningRelationship":{"@id":"c8c4ef79-bb42-4c50-b814-d4a7e1168a77"},"nestedAction":[],"ownedRelationship":[{"@id":"3f1cabe6-01d7-49ee-b919-606b70e92eed"},{"@id":"a7fda012-e4b5-4967-a4d2-d4c6f06c9954"}],"nestedConcern":[],"ownedImport":[],"itemDefinition":[{"@id":"5c6c533a-4419-41b7-98d7-eee0b69de3fe"}],"target":[{"@id":"0bf2dd4c-3deb-45fd-93eb-7d998ea69e74"}],"differencingType":[],"variantMembership":[],"ownedUnioning":[],"isDirected":false,"owningDefinition":{"@id":"623f2dd6-0423-442c-a741-ce8d63afa558"},"interaction":[{"@id":"5c6c533a-4419-41b7-98d7-eee0b69de3fe"}],"ownedIntersecting":[]},"identity":{"@id":"81a25d2f-7465-437f-946b-875c715ed4ea"}},{"payload":{"@type":"FeatureMembership","ownedMemberElementId":"81a25d2f-7465-437f-946b-875c715ed4ea","source":[{"@id":"623f2dd6-0423-442c-a741-ce8d63afa558"}],"ownedRelatedElement":[{"@id":"81a25d2f-7465-437f-946b-875c715ed4ea"}],"type":{"@id":"623f2dd6-0423-442c-a741-ce8d63afa558"},"memberElementId":"81a25d2f-7465-437f-946b-875c715ed4ea","isImpliedIncluded":false,"owningRelatedElement":{"@id":"623f2dd6-0423-442c-a741-ce8d63afa558"},"feature":{"@id":"81a25d2f-7465-437f-946b-875c715ed4ea"},"elementId":"c8c4ef79-bb42-4c50-b814-d4a7e1168a77","textualRepresentation":[],"isLibraryElement":false,"ownedElement":[],"ownedAnnotation":[],"isImplied":false,"ownedMemberFeature":{"@id":"81a25d2f-7465-437f-946b-875c715ed4ea"},"aliasIds":[],"visibility":"public","ownedRelationship":[],"documentation":[],"owningType":{"@id":"623f2dd6-0423-442c-a741-ce8d63afa558"},"ownedMemberElement":{"@id":"81a25d2f-7465-437f-946b-875c715ed4ea"},"target":[{"@id":"81a25d2f-7465-437f-946b-875c715ed4ea"}],"relatedElement":[{"@id":"623f2dd6-0423-442c-a741-ce8d63afa558"},{"@id":"81a25d2f-7465-437f-946b-875c715ed4ea"}],"membershipOwningNamespace":{"@id":"623f2dd6-0423-442c-a741-ce8d63afa558"},"memberElement":{"@id":"81a25d2f-7465-437f-946b-875c715ed4ea"}},"identity":{"@id":"c8c4ef79-bb42-4c50-b814-d4a7e1168a77"}},{"payload":{"@type":"ReferenceSubsetting","source":[{"@id":"779c6f8c-b200-4892-b3aa-5eb1cee8e8b5"}],"ownedRelatedElement":[],"isImpliedIncluded":false,"owningRelatedElement":{"@id":"779c6f8c-b200-4892-b3aa-5eb1cee8e8b5"},"general":{"@id":"0bf2dd4c-3deb-45fd-93eb-7d998ea69e74"},"owningFeature":{"@id":"779c6f8c-b200-4892-b3aa-5eb1cee8e8b5"},"elementId":"60136a06-8a3e-4d5a-87d4-aa7a8488f219","textualRepresentation":[],"subsettingFeature":{"@id":"779c6f8c-b200-4892-b3aa-5eb1cee8e8b5"},"isLibraryElement":false,"ownedElement":[],"ownedAnnotation":[],"isImplied":false,"aliasIds":[],"subsettedFeature":{"@id":"0bf2dd4c-3deb-45fd-93eb-7d998ea69e74"},"ownedRelationship":[],"documentation":[],"owningType":{"@id":"779c6f8c-b200-4892-b3aa-5eb1cee8e8b5"},"specific":{"@id":"779c6f8c-b200-4892-b3aa-5eb1cee8e8b5"},"target":[{"@id":"0bf2dd4c-3deb-45fd-93eb-7d998ea69e74"}],"referencingFeature":{"@id":"779c6f8c-b200-4892-b3aa-</text:span><text:span text:style-name="T1">5eb1cee8e8b5"},"referencedFeature":{"@id":"0bf2dd4c-3deb-45fd-93eb-7d998ea69e74"},"relatedElement":[{"@id":"779c6f8c-b200-4892-b3aa-5eb1cee8e8b5"},{"@id":"0bf2dd4c-3deb-45fd-93eb-7d998ea69e74"}]},"identity":{"@id":"60136a06-8a3e-4d5a-87d4-aa7a8488f219"}},{"payload":{"@type":"Redefinition","source":[{"@id":"ca29114a-13f0-4c3d-8ad3-de5df24ee554"}],"ownedRelatedElement":[],"isImpliedIncluded":false,"owningRelatedElement":{"@id":"ca29114a-13f0-4c3d-8ad3-de5df24ee554"},"general":{"@id":"baf358c0-406c-462d-b9c5-73859bf65bd3"},"owningFeature":{"@id":"ca29114a-13f0-4c3d-8ad3-de5df24ee554"},"elementId":"b729f244-e0b7-4916-8aa6-ad8454136d4c","textualRepresentation":[],"subsettingFeature":{"@id":"ca29114a-13f0-4c3d-8ad3-de5df24ee554"},"isLibraryElement":false,"ownedElement":</text:span><text:soft-page-break/><text:span text:style-name="T1">[],"ownedAnnotation":[],"isImplied":false,"aliasIds":[],"subsettedFeature":{"@id":"baf358c0-406c-462d-b9c5-73859bf65bd3"},"ownedRelationship":[],"documentation":[],"owningType":{"@id":"ca29114a-13f0-4c3d-8ad3-de5df24ee554"},"specific":{"@id":"ca29114a-13f0-4c3d-8ad3-de5df24ee554"},"redefinedFeature":{"@id":"baf358c0-406c-462d-b9c5-73859bf65bd3"},"target":[{"@id":"baf358c0-406c-462d-b9c5-73859bf65bd3"}],"redefiningFeature":{"@id":"ca29114a-13f0-4c3d-8ad3-de5df24ee554"},"relatedElement":[{"@id":"ca29114a-13f0-4c3d-8ad3-de5df24ee554"},{"@id":"baf358c0-406c-462d-b9c5-73859bf65bd3"}]},"identity":{"@id":"b729f244-e0b7-4916-8aa6-ad8454136d4c"}},{"payload":{"owningMembership":{"@id":"b27960fa-6218-4872-b0b0-5931564b244d"},"ownedTypeFeaturing":[],"usage":[],"ownedSubsetting":[{"@id":"b729f244-e0b7-4916-8aa6-ad8454136d4c"}],"type":[{"@id":"1d12b788-da70-40f3-bd9f-9315ae4640a8"}],"nestedRequirement":[],"output":[],"nestedPort":[],"nestedTransition":[],"nestedConstraint":[],"isSufficient":false,"ownedDifferencing":[],"ownedRedefinition":[{"@id":"b729f244-e0b7-4916-8aa6-ad8454136d4c"}],"textualRepresentation":[],"isLibraryElement":false,"nestedAttribute":[],"nestedEnumeration":[],"ownedFeature":[],"documentation":[],"nestedAnalysisCase":[],"directedFeature":[],"input":[],"nestedCalculation":[],"nestedView":[],"ownedMember":[],"nestedOccurrence":[],"owningFeatureMembership":{"@id":"b27960fa-6218-4872-b0b0-5931564b244d"},"nestedAllocation":[],"isPortion":false,"nestedReference":[],"owningNamespace":{"@id":"779c6f8c-b200-4892-b3aa-5eb1cee8e8b5"},"isReadOnly":false,"isVariation":false,"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text:span><text:span text:style-name="T1">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member":[{"@id":"31d06923-025c-4072-9103-</text:span><text:soft-page-break/><text:span text:style-name="T1">9e818666652e"},{"@id":"7a6e7934-6c14-4bfd-a606-206ad4d02f34"},{"@id":"d577b35a-35c7-441b-a3b3-e81bc83d2618"},{"@id":"5469ad50-0c81-4cf0-ba3e-f49c3bec6973"},{"@id":"11a27f60-3e29-442a-972e-0fe392a4e10c"},{"@id":"3788c65e-8da7-403e-a0be-7cb84f49ba67"},{"@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012ddf-efa6-4f26-a3e5-dc36f74595c9"}],"isReference":true,"inherited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text:span><text:span text:style-name="T1">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text:span><text:soft-page-break/><text:span text:style-name="T1">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mportedMembership":[],"ownedElement":[],"aliasIds":[],"featureMembership":[{"@id":"307afcc1-f4b3-4444-b4d1-e3c211e3b222"},{"@id":"842aeb36-94d0-4e2e-8e47-9b266fff6920"},{"@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text:span><text:span text:style-name="T1">{"@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text:span><text:soft-page-break/><text:span text:style-name="T1">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sAbstract":false,"nestedMetadata":[],"nestedRendering":[],"unioningType":[],"nestedConnection":[],"nestedInterface":[],"ownedSpecialization":[{"@id":"b729f244-e0b7-4916-8aa6-ad8454136d4c"}],"nestedViewpoint":[],"ownedFeatureInverting":[],"directedUsage":[],"nestedPart":[],"chainingFeature":[],"isConjugated":false,"isUnique":true,"nestedUsage":[],"variant":[],"nestedState":[],"isOrdered":false,"elementId":"ca29114a-13f0-4c3d-8ad3-de5df24ee554","ownedAnnotation":[],"isDerived":false,"qualifiedName":"UseCaseActivities::OverallUseCase::null::source::music_track","intersectingType":[],"owningType":{"@id":"779c6f8c-b200-4892-b3aa-5eb1cee8e8b5"},"nestedVerificationCase":[],"endFeature":[],"isEnd":false,"nestedItem":[],"featuringType":[{"@id":"779c6f8c-b200-4892-b3aa-5eb1cee8e8b5"}],"isComposite":false,"name":"music_track","ownedMembership":[],"nestedFlow":[],"nestedCase":[],"@type":"ReferenceUsage","ownedDisjoining":[],"membership":[{"@id":"73066a9f-8517-4ab8-9e9b-2bf0c5256f14"},{"@id":"741ec789-c324-4c3b-972c-95859306ee7a"},{"@id":"307afcc1-f4b3-4444-b4d1-e3c211e3b222"},{"@id":"e23d27ba-7bb0-486a-8b43-b23257d6e805"},{"@id":"842aeb36-94d0-4e2e-8e47-9b266fff6920"},{"@id":"fce67c61-71c1-410d-84b9-a546083d2cc5"},{"@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text:span><text:span text:style-name="T1">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text:span><text:soft-page-break/><text:span text:style-name="T1">f57c001eb05c"}],"isImpliedIncluded":false,"isNonunique":false,"ownedFeatureChaining":[],"ownedTyping":[],"inheritedMembership":[{"@id":"73066a9f-8517-4ab8-9e9b-2bf0c5256f14"},{"@id":"741ec789-c324-4c3b-972c-95859306ee7a"},{"@id":"307afcc1-f4b3-4444-b4d1-e3c211e3b222"},{"@id":"e23d27ba-7bb0-486a-8b43-b23257d6e805"},{"@id":"842aeb36-94d0-4e2e-8e47-9b266fff6920"},{"@id":"fce67c61-71c1-410d-84b9-a546083d2cc5"},{"@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ownedEndFeature":[],"ownedFeatureMembership":[],"definition":[{"@id":"1d12b788-da70-40f3-bd9f-9315ae4640a8"}],"nestedUseCase":[],"owner":{"@id":"779c6f8c-b200-4892-b3aa-5eb1cee8e8b5"},"owningRelationship":{"@id":"b27960fa-6218-4872-b0b0-5931564b244d"},"nestedAction":[],"ownedRelationship":[{"@id":"b729f244-e0b7-4916-8aa6-ad8454136d4c"}],"nestedConcern":[],"ownedImport":[],"differencingType":[],"variantMembership":[],"ownedUnioning":[],"ownedIntersecting":[]},"identity":{"@id":"ca29114a-13f0-4c3d-8ad3-de5df24ee554"}},{"payload":{"@type":"FeatureMembership","ownedMemberElementId":"ca29114a-13f0-4c3d-8ad3-de5df24ee554","memberName":"music_track","source":</text:span><text:span text:style-name="T1">[{"@id":"779c6f8c-b200-4892-b3aa-5eb1cee8e8b5"}],"ownedRelatedElement":[{"@id":"ca29114a-13f0-4c3d-8ad3-de5df24ee554"}],"type":{"@id":"779c6f8c-b200-4892-b3aa-5eb1cee8e8b5"},"memberElementId":"ca29114a-13f0-4c3d-8ad3-de5df24ee554","isImpliedIncluded":false,"owningRelatedElement":{"@id":"779c6f8c-b200-4892-b3aa-5eb1cee8e8b5"},"feature":{"@id":"ca29114a-13f0-4c3d-8ad3-de5df24ee554"},"ownedMemberName":"music_track","elementId":"b27960fa-6218-4872-b0b0-5931564b244d","textualRepresentation":[],"isLibraryElement":false,"ownedElement":[],"ownedAnnotation":[],"isImplied":false,"ownedMemberFeature":{"@id":"ca29114a-13f0-4c3d-8ad3-</text:span><text:soft-page-break/><text:span text:style-name="T1">de5df24ee554"},"aliasIds":[],"visibility":"public","ownedRelationship":[],"documentation":[],"owningType":{"@id":"779c6f8c-b200-4892-b3aa-5eb1cee8e8b5"},"ownedMemberElement":{"@id":"ca29114a-13f0-4c3d-8ad3-de5df24ee554"},"target":[{"@id":"ca29114a-13f0-4c3d-8ad3-de5df24ee554"}],"relatedElement":[{"@id":"779c6f8c-b200-4892-b3aa-5eb1cee8e8b5"},{"@id":"ca29114a-13f0-4c3d-8ad3-de5df24ee554"}],"membershipOwningNamespace":{"@id":"779c6f8c-b200-4892-b3aa-5eb1cee8e8b5"},"memberElement":{"@id":"ca29114a-13f0-4c3d-8ad3-de5df24ee554"}},"identity":{"@id":"b27960fa-6218-4872-b0b0-5931564b244d"}},{"payload":{"owningMembership":{"@id":"cd930123-d431-4d14-9d58-0383ad3987bd"},"ownedTypeFeaturing":[],"chainingFeature":[],"isConjugated":false,"isUnique":true,"ownedSubsetting":[{"@id":"60136a06-8a3e-4d5a-87d4-aa7a8488f219"}],"type":[{"@id":"94173da1-3f61-4209-aa19-f67ef8747532"}],"output":[],"isSufficient":false,"ownedDifferencing":[],"isOrdered":true,"ownedRedefinition":[],"elementId":"779c6f8c-b200-4892-b3aa-5eb1cee8e8b5","textualRepresentation":[],"isLibraryElement":false,"ownedAnnotation":[],"isDerived":false,"ownedFeature":[{"@id":"ca29114a-13f0-4c3d-8ad3-de5df24ee554"}],"qualifiedName":"UseCaseActivities::OverallUseCase::null::source","documentation":[],"intersectingType":[],"owningType":{"@id":"7de35e92-37a3-4cd9-b817-8fc5778a12af"},"endFeature":[],"directedFeature":[{"@id":"107bdf91-9b3a-45d0-8b96-133e4639ee18"}],"isEnd":true,"featuringType":[{"@id":"7de35e92-37a3-4cd9-b817-8fc5778a12af"}],"input":[{"@id":"107bdf91-9b3a-45d0-8b96-133e4639ee18"}],"isComposite":false,"name":"source","ownedMember":[{"@id":"ca29114a-13f0-4c3d-8ad3-de5df24ee554"}],"ownedMembership":[{"@id":"b27960fa-6218-4872-b0b0-5931564b244d"}],"endOwningType":{"@id":"7de35e92-37a3-4cd9-b817-8fc5778a12af"},"@type":"ItemFlowEnd","ownedDisjoining":[],"owningFeatureMembership":{"@id":"cd930123-d431-4d14-9d58-0383ad3987bd"},"membership":[{"@id":"b27960fa-6218-4872-b0b0-5931564b244d"},{"@id":"7e1ed04c-6b7b-4af5-8a29-0545c33ce14a"},{"@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text:span><text:span text:style-name="T1">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text:span><text:soft-page-break/><text:span text:style-name="T1">{"@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94f9681b-6fd0-4616-877a-18fe5abd52c9"},{"@id":"08f8ad47-d940-45a4-afac-d7c30fca7766"},{"@id":"7cc8039b-c33c-4252-9f45-790a5414a2d4"},{"@id":"ba2dc5a9-7f3e-4723-9a29-0f1e603129de"},{"@id":"0e300469-1a65-4772-890f-0713dd308319"},{"@id":"1af209b8-300b-4c1e-bfd8-ccafc3752119"},{"@id":"740abcea-b9ed-460b-adb2-a56194d5f75e"},{"@id":"942c3c9d-c8be-4bc3-9813-de555e8526a6"},{"@id":"cc6eb1c0-3c4d-473a-99ff-b81cbf34e473"},{"@id":"7a4e53d5-04ae-4341-9f8f-284b9be55601"}],"isPortion":false,"isImpliedIncluded":false,"isNonunique":false,"ownedFeatureChaining":[],"owningNamespace":{"@id":"7de35e92-37a3-4cd9-b817-8fc5778a12af"},"ownedTyping":[],"isReadOnly":false,"feature":[{"@id":"ca29114a-13f0-4c3d-8ad3-de5df24ee554"},{"@id":"107bdf91-9b3a-45d0-8b96-133e4639ee18"},{"@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text:span><text:span text:style-name="T1">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text:span><text:soft-page-break/><text:span text:style-name="T1">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inheritedMembership":[{"@id":"7e1ed04c-6b7b-4af5-8a29-0545c33ce14a"},{"@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text:span><text:span text:style-name="T1">{"@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text:span><text:soft-page-break/><text:span text:style-name="T1">{"@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94f9681b-6fd0-4616-877a-18fe5abd52c9"},{"@id":"08f8ad47-d940-45a4-afac-d7c30fca7766"},{"@id":"7cc8039b-c33c-4252-9f45-790a5414a2d4"},{"@id":"ba2dc5a9-7f3e-4723-9a29-0f1e603129de"},</text:span><text:span text:style-name="T1">{"@id":"0e300469-1a65-4772-890f-0713dd308319"},{"@id":"1af209b8-300b-4c1e-bfd8-ccafc3752119"},{"@id":"740abcea-b9ed-460b-adb2-a56194d5f75e"},{"@id":"942c3c9d-c8be-4bc3-9813-de555e8526a6"},{"@id":"cc6eb1c0-3c4d-473a-99ff-b81cbf34e473"},{"@id":"7a4e53d5-04ae-4341-9f8f-284b9be55601"}],"member":[{"@id":"ca29114a-13f0-4c3d-8ad3-de5df24ee554"},{"@id":"107bdf91-9b3a-45d0-8b96-133e4639ee18"},{"@id":"16fb0a71-e155-4e78-8686-49e25fa695d5"},{"@id":"04d0fe3f-5c06-4a18-a0a2-32971bf9e96d"},{"@id":"c47bd4a7-67cf-43d0-bb9d-83b8d6fdb384"},{"@id":"f17b470b-5cd3-4d27-a325-03df3bebfbd1"},{"@id":"c62a6159-da01-453f-a0b2-1d771fb4526c"},{"@id":"f68c5609-</text:span><text:soft-page-break/><text:span text:style-name="T1">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text:span><text:span text:style-name="T1">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text:span><text:soft-page-break/><text:span text:style-name="T1">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text:span>8782-728311999c82"},{"@id":"d07a4e3c-64f3-4b63-a22c-abcd44f8dcb8"},{"@id":"1a869973-f1c9-4ea2-8b31-8753382b7355"},{"@id":"072a22e6-8286-4f26-8f11-1dfc489e0e7b"},{"@id":"df1b728c-fea7-44e9-8168-2fdabbc68447"},{"@id":"6654c499-5e34-4e4f-805f-b3e62a2b28f6"},{"@id":"2fbf9d54-c4db-49b5-b33d-27624201526c"},{"@id":"5a32fc3f-1f45-4863-9821-e19c6b7c3279"},{"@id":"ff7218ff-b620-4c4c-85a3-897c7727915b"},{"@id":"40b51b5b-7880-46b9-beff-321074647bdf"},{"@id":"16c28385-7816-4eb6-a997-92937a9e46a5"},{"@id":"01611c73-65d2-410f-ad60-85a21ebbd397"},{"@id":"1ee9f670-a1db-4d49-979d-b030c7604bce"}],"ownedEndFeature":[],"ownedFeatureMembership":[{"@id":"b27960fa-6218-4872-b0b0-5931564b244d"}],"inheritedFeature":[{"@id":"107bdf91-9b3a-45d0-8b96-133e4639ee18"},{"@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text:p>
      <text:p text:style-name="Standard">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text:span text:style-name="T1">52513ed29905"},{"@id":"26591a6e-fa</text:span>1f-4a03-bc30-0eccaf9b4c41"},{"@id":"823afdf3-5139-<text:soft-page-break/>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text:span text:style-name="T1">{"@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owner":{"@id":"7de35e92-37a3-4cd9-b817-8fc5778a12af"},"importedMembership":[],"ownedReferenceSubsetting":{"@id":"60136a06-8a3e-4d5a-87d4-aa7a8488f219"},"ownedElement":[{"@id":"ca29114a-13f0-4c3d-8ad3-de5df24ee554"}],"owningRelationship":{"@id":"cd930123-d431-4d14-9d58-0383ad3987bd"},"aliasIds":[],"ownedRelationship":[{"@id":"60136a06-8a3e-4d5a-87d4-aa7a8488f219"},{"@id":"b27960fa-6218-4872-b0b0-5931564b244d"}],"featureMembership":[{"@id":"b27960fa-6218-4872-b0b0-5931564b244d"},{"@id":"7e1ed04c-6b7b-4af5-8a29-0545c33ce14a"},{"@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text:span><text:span text:style-name="T1">{"@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text:span><text:soft-page-break/><text:span text:style-name="T1">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ownedImport":[],"isAbstract":false,"differencingType":[],"ownedUnioning":[],"unioningType":[],"ownedSpecialization":[{"@id":"60136a06-8a3e-4d5a-87d4-aa7a8488f219"}],"ownedIntersecting":[],"ownedFeatureInverting":[]},"identity":{"@id":"779c6f8c-b200-4892-b3aa-5eb1cee8e8b5"}},{"payload":{"@type":"EndFeatureMembership","ownedMemberElementId":"779c6f8c-b200-4892-b3aa-5eb1cee8e8b5","memberName":"source","source":[{"@id":"7de35e92-37a3-4cd9-b817-8fc5778a12af"}],"ownedRelatedElement":[{"@id":"779c6f8c-b200-4892-b3aa-5eb1cee8e8b5"}],"type":{"@id":"7de35e92-37a3-4cd9-b817-8fc5778a12af"},"memberElementId":"779c6f8c-b200-4892-b3aa-5eb1cee8e8b5","isImpliedIncluded":false,"owningRelatedElement":{"@id":"7de35e92-37a3-4cd9-b817-8fc5778a12af"},"feature":{"@id":"779c6f8c-b200-4892-b3aa-5eb1cee8e8b5"},"ownedMemberName":"source","elementId":"cd930123-d431-4d14-9d58-0383ad3987bd","textualRepresentation":[],"isLibraryElement":false,"ownedElement":[],"ownedAnnotation":[],"isImplied":false,"ownedMemberFeature":{"@id":"779c6f8c-b200-4892-b3aa-5eb1cee8e8b5"},"aliasIds":[],"visibility":"public","ownedRelationship":[],"documentation":[],"owningType":{"@id":"7de35e92-37a3-4cd9-b817-8fc5778a12af"},"ownedMemberElement":{"@id":"779c6f8c-b200-4892-b3aa-5eb1cee8e8b5"},"target":[{"@id":"779c6f8c-b200-4892-b3aa-5eb1cee8e8b5"}],"relatedElement":[{"@id":"7de35e92-37a3-4cd9-b817-8fc5778a12af"},{"@id":"779c6f8c-b200-4892-b3aa-5eb1cee8e8b5"}],"membershipOwningNamespace":{"@id":"7de35e92-37a3-4cd9-b817-8fc5778a12af"},"memberElement":{"@id":"779c6f8c-b200-4892-b3aa-5eb1cee8e8b5"}},"identity":{"@id":"cd930123-d431-4d14-9d58-0383ad3987bd"}},{"payload":{"@type":"ReferenceSubsetting","source":[{"@id":"0fe47a4b-e7e6-47d4-831b-ca244f73fe3f"}],"ownedRelatedElement":[],"isImpliedIncluded":false,"owningRelatedElement":{"@id":"0fe47a4b-e7e6-47d4-831b-ca244f73fe3f"},"general":{"@id":"42373b1e-658d-47ba-953a-e87f0229074e"},"owningFeature":{"@id":"0fe47a4b-e7e6-47d4-831b-ca244f73fe3f"},"elementId":"643d5dda-c6b4-48f5-99a1-73bb8158c31a","textualRepresentation":[],"subsettingFeature":{"@id":"0fe47a4b-e7e6-47d4-831b-ca244f73fe3f"},"isLibraryElement":false,"ownedElement":[],"ownedAnnotation":[],"isImplied":false,"aliasIds":[],"subsettedFeature":{"@id":"42373b1e-658d-47ba-953a-e87f0229074e"},"ownedRelationship":[],"documentation":[],"owningType":{"@id":"0fe47a4b-e7e6-47d4-831b-ca244f73fe3f"},"specific":{"@id":"0fe47a4b-e7e6-47d4-831b-ca244f73fe3f"},"target":[{"@id":"42373b1e-658d-47ba-953a-e87f0229074e"}],"referencingFeature":{"@id":"0fe47a4b-e7e6-47d4-831b-ca244f73fe3f"},"referencedFeature":{"@id":"42373b1e-658d-47ba-953a-e87f0229074e"},"relatedElement":[{"@id":"0fe47a4b-e7e6-47d4-831b-ca244f73fe3f"},{"@id":"42373b1e-658d-47ba-953a-e87f0229074e"}]},"identity":{"@id":"643d5dda-c6b4-48f5-99a1-73bb8158c31a"}},{"payload":{"@type":"Redefinition","source":[{"@id":"a2dab3fe-406f-46bf-b909-013185b98308"}],"ownedRelatedElement":[],"isImpliedIncluded":false,"owningRelatedElement":{"@id":"a2dab3fe-406f-46bf-b909-013185b98308"},"general":{"@id":"5410b457-65fe-42c4-bb9c-2dcd31942337"},"owningFeature":{"@id":"a2dab3fe-406f-46bf-b909-013185b98308"},"elementId":"c8d7dad6-c40e-439d-af40-50f7c53a6950","textualRepresentation":[],"subsettingFeature":{"@id":"a2dab3fe-406f-46bf-b909-013185b98308"},"isLibraryElement":false,"ownedElement":</text:span><text:span text:style-name="T1">[],"ownedAnnotation":[],"isImplied":false,"aliasIds":[],"subsettedFeature":{"@id":"5410b457-65fe-42c4-bb9c-2dcd31942337"},"ownedRelationship":[],"documentation":[],"owningType":{"@id":"a2dab3fe-406f-46bf-b909-013185b98308"},"specific":{"@id":"a2dab3fe-406f-46bf-b909-013185b98308"},"redefinedFeature":{"@id":"5410b457-65fe-42c4-bb9c-2dcd31942337"},"target":[{"@id":"5410b457-65fe-42c4-bb9c-2dcd31942337"}],"redefiningFeature":{"@id":"a2dab3fe-406f-46bf-b909-013185b98308"},"relatedElement":[{"@id":"a2dab3fe-406f-46bf-b909-</text:span><text:soft-page-break/><text:span text:style-name="T1">013185b98308"},{"@id":"5410b457-65fe-42c4-bb9c-2dcd31942337"}]},"identity":{"@id":"c8d7dad6-c40e-439d-af40-50f7c53a6950"}},{"payload":{"owningMembership":{"@id":"e0283710-2e84-4bc6-ac76-9c89ddd0a89e"},"ownedTypeFeaturing":[],"usage":[],"ownedSubsetting":[{"@id":"c8d7dad6-c40e-439d-af40-50f7c53a6950"}],"type":[{"@id":"1d12b788-da70-40f3-bd9f-9315ae4640a8"}],"nestedRequirement":[],"output":[],"nestedPort":[],"nestedTransition":[],"nestedConstraint":[],"isSufficient":false,"ownedDifferencing":[],"ownedRedefinition":[{"@id":"c8d7dad6-c40e-439d-af40-50f7c53a6950"}],"textualRepresentation":[],"isLibraryElement":false,"nestedAttribute":[],"nestedEnumeration":[],"ownedFeature":[],"documentation":[],"nestedAnalysisCase":[],"directedFeature":[],"input":[],"nestedCalculation":[],"nestedView":[],"ownedMember":[],"nestedOccurrence":[],"owningFeatureMembership":{"@id":"e0283710-2e84-4bc6-ac76-9c89ddd0a89e"},"nestedAllocation":[],"isPortion":false,"nestedReference":[],"owningNamespace":{"@id":"0fe47a4b-e7e6-47d4-831b-ca244f73fe3f"},"isReadOnly":false,"isVariation":false,"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member":[{"@id":"31d06923-025c-4072-9103-9e818666652e"},{"@id":"7a6e7934-6c14-</text:span><text:span text:style-name="T1">4bfd-a606-206ad4d02f34"},{"@id":"d577b35a-35c7-441b-a3b3-e81bc83d2618"},{"@id":"5469ad50-0c81-4cf0-ba3e-f49c3bec6973"},{"@id":"11a27f60-3e29-442a-972e-0fe392a4e10c"},{"@id":"75514f89-39d1-440f-a74a-efab5a9b8a40"},{"@id":"e794d2d8-ba1a-4d51-9df4-3b0a8013c4b2"},{"@id":"a8007de5-0ebc-4ec8-9666-e0202a6cb29e"},{"@id":"4d27fac8-8dd7-41de-a04b-2721b347f5eb"},{"@id":"fb53428f-5798-4b56-acc6-5c9a8acb988a"},{"@id":"b3b3ee0c-5c9f-4adb-841f-3aa4c3905236"},{"@id":"4dabab2b-affc-4c54-8c22-2e176734b737"},{"@id":"e487da3f-c128-498b-8707-</text:span><text:soft-page-break/><text:span text:style-name="T1">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012ddf-efa6-4f26-a3e5-dc36f74595c9"}],"isReference":true,"inherited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text:span><text:span text:style-name="T1">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text:span><text:soft-page-break/><text:span text:style-name="T1">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mportedMembership":[],"ownedElement":[],"aliasIds":[],"featureMembership":[{"@id":"307afcc1-f4b3-4444-b4d1-e3c211e3b222"},{"@id":"842aeb36-94d0-4e2e-8e47-9b266fff6920"},{"@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text:span><text:span text:style-name="T1">{"@id":"090aece4-ae3c-4f0a-8164-ca04a89e02c2"},{"@id":"6f0d57d6-44ad-4bb8-adba-a4be629a5806"},{"@id":"87c69e33-aa72-43ca-bcdf-2e5b14f6ced9"},{"@id":"94dbc9fa-9d77-4a8a-8530-ed1d1061c582"},{"@id":"10688a04-ac4d-4dac-8892-d5896590c6b9"},{"@id":"7d34f925-8297-4591-8e17-ddd0c1ceeacb"},{"@id":"5a555ea4-2ece-4c0d-8c7f-3e70c946a68b"}],"isAbstract":false,"nestedMetadata":[],"nestedRendering":[],"unioningType":[],"nestedConnection":[],"nestedInterface":</text:span><text:soft-page-break/><text:span text:style-name="T1">[],"ownedSpecialization":[{"@id":"c8d7dad6-c40e-439d-af40-50f7c53a6950"}],"nestedViewpoint":[],"ownedFeatureInverting":[],"directedUsage":[],"nestedPart":[],"chainingFeature":[],"isConjugated":false,"isUnique":true,"nestedUsage":[],"variant":[],"nestedState":[],"isOrdered":false,"elementId":"a2dab3fe-406f-46bf-b909-013185b98308","ownedAnnotation":[],"isDerived":false,"qualifiedName":"UseCaseActivities::OverallUseCase::null::target::music_track","intersectingType":[],"owningType":{"@id":"0fe47a4b-e7e6-47d4-831b-ca244f73fe3f"},"nestedVerificationCase":[],"endFeature":[],"isEnd":false,"nestedItem":[],"featuringType":[{"@id":"0fe47a4b-e7e6-47d4-831b-ca244f73fe3f"}],"isComposite":false,"name":"music_track","ownedMembership":[],"nestedFlow":[],"nestedCase":[],"@type":"ReferenceUsage","ownedDisjoining":[],"membership":[{"@id":"73066a9f-8517-4ab8-9e9b-2bf0c5256f14"},{"@id":"741ec789-c324-4c3b-972c-95859306ee7a"},{"@id":"307afcc1-f4b3-4444-b4d1-e3c211e3b222"},{"@id":"e23d27ba-7bb0-486a-8b43-b23257d6e805"},{"@id":"842aeb36-94d0-4e2e-8e47-9b266fff6920"},{"@id":"4d984ec1-3cf0-4aae-9362-9c6abd777afb"},{"@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isImpliedIncluded":false,"isNonunique":false,"ownedFeatureChaining":[],"ownedTyping":[],"inheritedMembership":[{"@id":"73066a9f-8517-</text:span><text:span text:style-name="T1">4ab8-9e9b-2bf0c5256f14"},{"@id":"741ec789-c324-4c3b-972c-95859306ee7a"},{"@id":"307afcc1-f4b3-4444-b4d1-e3c211e3b222"},{"@id":"e23d27ba-7bb0-486a-8b43-b23257d6e805"},{"@id":"842aeb36-94d0-4e2e-8e47-9b266fff6920"},{"@id":"4d984ec1-3cf0-4aae-9362-9c6abd777afb"},{"@id":"d492201f-e385-4c53-a0d0-ad48f2b7f936"},{"@id":"6a4ed83b-f9b8-4fe6-a167-6e82c7bf1f12"},{"@id":"97dea2f2-e530-4730-bf08-7ca234c0729b"},{"@id":"d6096690-2d62-</text:span><text:soft-page-break/><text:span text:style-name="T1">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ownedEndFeature":[],"ownedFeatureMembership":[],"definition":[{"@id":"1d12b788-da70-40f3-bd9f-9315ae4640a8"}],"nestedUseCase":[],"owner":{"@id":"0fe47a4b-e7e6-47d4-831b-ca244f73fe3f"},"owningRelationship":{"@id":"e0283710-2e84-4bc6-ac76-9c89ddd0a89e"},"nestedAction":[],"ownedRelationship":[{"@id":"c8d7dad6-c40e-439d-af40-50f7c53a6950"}],"nestedConcern":[],"ownedImport":[],"differencingType":[],"variantMembership":[],"ownedUnioning":[],"ownedIntersecting":[]},"identity":{"@id":"a2dab3fe-406f-46bf-b909-013185b98308"}},{"payload":{"@type":"FeatureMembership","ownedMemberElementId":"a2dab3fe-406f-46bf-b909-013185b98308","memberName":"music_track","source":[{"@id":"0fe47a4b-e7e6-47d4-831b-ca244f73fe3f"}],"ownedRelatedElement":[{"@id":"a2dab3fe-406f-46bf-b909-013185b98308"}],"type":{"@id":"0fe47a4b-e7e6-47d4-831b-ca244f73fe3f"},"memberElementId":"a2dab3fe-406f-46bf-b909-013185b98308","isImpliedIncluded":false,"owningRelatedElement":{"@id":"0fe47a4b-e7e6-47d4-831b-ca244f73fe3f"},"feature":{"@id":"a2dab3fe-406f-46bf-b909-013185b98308"},"ownedMemberName":"music_track","elementId":"e0283710-2e84-4bc6-ac76-9c89ddd0a89e","textualRepresentation":[],"isLibraryElement":false,"ownedElement":[],"ownedAnnotation":[],"isImplied":false,"ownedMemberFeature":{"@id":"a2dab3fe-406f-46bf-b909-013185b98308"},"aliasIds":[],"visibility":"public","ownedRelationship":[],"documentation":[],"owningType":{"@id":"0fe47a4b-e7e6-47d4-831b-</text:span><text:span text:style-name="T1">ca244f73fe3f"},"ownedMemberElement":{"@id":"a2dab3fe-406f-46bf-b909-013185b98308"},"target":[{"@id":"a2dab3fe-406f-46bf-b909-013185b98308"}],"relatedElement":[{"@id":"0fe47a4b-e7e6-47d4-831b-ca244f73fe3f"},{"@id":"a2dab3fe-406f-46bf-b909-013185b98308"}],"membershipOwningNamespace":{"@id":"0fe47a4b-e7e6-47d4-831b-ca244f73fe3f"},"memberElement":{"@id":"a2dab3fe-406f-46bf-b909-</text:span><text:soft-page-break/><text:span text:style-name="T1">013185b98308"}},"identity":{"@id":"e0283710-2e84-4bc6-ac76-9c89ddd0a89e"}},{"payload":{"owningMembership":{"@id":"a6af84de-a35e-4752-ba55-7aadfe202be7"},"ownedTypeFeaturing":[],"chainingFeature":[],"isConjugated":false,"isUnique":true,"ownedSubsetting":[{"@id":"643d5dda-c6b4-48f5-99a1-73bb8158c31a"}],"type":[{"@id":"ca796477-161f-4ffb-b3fb-53e5c002be89"}],"output":[{"@id":"df215e8f-e745-4b51-8cb7-40ba9df9e510"}],"isSufficient":false,"ownedDifferencing":[],"isOrdered":true,"ownedRedefinition":[],"elementId":"0fe47a4b-e7e6-47d4-831b-ca244f73fe3f","textualRepresentation":[],"isLibraryElement":false,"ownedAnnotation":[],"isDerived":false,"ownedFeature":[{"@id":"a2dab3fe-406f-46bf-b909-013185b98308"}],"qualifiedName":"UseCaseActivities::OverallUseCase::null::target","documentation":[],"intersectingType":[],"owningType":{"@id":"7de35e92-37a3-4cd9-b817-8fc5778a12af"},"endFeature":[],"directedFeature":[{"@id":"df215e8f-e745-4b51-8cb7-40ba9df9e510"}],"isEnd":true,"featuringType":[{"@id":"7de35e92-37a3-4cd9-b817-8fc5778a12af"}],"input":[],"isComposite":false,"name":"target","ownedMember":[{"@id":"a2dab3fe-406f-46bf-b909-013185b98308"}],"ownedMembership":[{"@id":"e0283710-2e84-4bc6-ac76-9c89ddd0a89e"}],"endOwningType":{"@id":"7de35e92-37a3-4cd9-b817-8fc5778a12af"},"@type":"ItemFlowEnd","ownedDisjoining":[],"owningFeatureMembership":{"@id":"a6af84de-a35e-4752-ba55-7aadfe202be7"},"membership":[{"@id":"e0283710-2e84-4bc6-ac76-9c89ddd0a89e"},{"@id":"d8063356-7732-40d9-a583-36b307843f2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text:span><text:span text:style-name="T1">{"@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text:span><text:soft-page-break/><text:span text:style-name="T1">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fc1d61e5-fdd6-43e1-a08c-ebbedcdafce5"},{"@id":"f9349e83-7b73-4c03-86e9-514689d86b2e"},{"@id":"7801163c-e9a8-41a5-9f6f-47669b109e97"},{"@id":"9d1d11e8-a158-44c8-afe8-7acc7c63b6cf"},{"@id":"0e300469-1a65-4772-890f-0713dd308319"},{"@id":"1af209b8-300b-4c1e-bfd8-ccafc3752119"},{"@id":"bad122d6-4eb1-48dd-aff0-fc006e7eb349"},{"@id":"88628ec5-016d-4c82-93b5-b90f17a98bc8"},{"@id":"88263b35-6d63-4e86-b29b-1f99e2aadbc5"},{"@id":"79f28359-d7a3-4b7f-bbd4-4868cd0ab69f"}],"isPortion":false,"isImpliedIncluded":false,"isNonunique":false,"ownedFeatureChaining":[],"owningNamespace":{"@id":"7de35e92-37a3-4cd9-b817-8fc5778a12af"},"ownedTyping":[],"isReadOnly":false,"feature":[{"@id":"a2dab3fe-406f-46bf-b909-013185b98308"},{"@id":"df215e8f-e745-4b51-8cb7-40ba9df9e510"},{"@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text:span><text:span text:style-name="T1">2e176734b737"},{"@id":"e487da3f-c128-498b-8707-58a5e092300a"},{"@id":"efce0eea-b066-4276-b660-1e936483362b"},{"@id":"e5d7d3bf-e759-44e1-a89b-7ab8b45aec74"},{"@id":"3830bacf-a1b8-48cb-8979-a336ca9578c5"},{"@id":"34842d64-1605-4771-bd56-d84b764cfdf4"},{"@id":"b1aa4854-9fed-4958-9a72-29dcec3e7f01"},{"@id":"c0cbe7b5-d66f-4a59-</text:span><text:soft-page-break/><text:span text:style-name="T1">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inheritedMembership":[{"@id":"d8063356-7732-40d9-a583-36b307843f2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text:span><text:span text:style-name="T1">{"@id":"a92ab926-31fe-44bb-badb-c403d10f6934"},{"@id":"a57f694e-b98f-4c0c-a8f2-816be03215d6"},{"@id":"b0761b70-f477-4463-afb7-3c1963877498"},{"@id":"dd620e35-b892-4254-9b02-ea6fe7101071"},{"@id":"0453f3e5-8e55-4297-8546-de5783244296"},{"@id":"2f1eff46-12f6-400a-9fe5-</text:span><text:soft-page-break/><text:span text:style-name="T1">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fc1d61e5-fdd6-43e1-a08c-ebbedcdafce5"},{"@id":"f9349e83-7b73-4c03-86e9-514689d86b2e"},{"@id":"7801163c-e9a8-41a5-9f6f-47669b109e97"},{"@id":"9d1d11e8-a158-44c8-afe8-7acc7c63b6cf"},{"@id":"0e300469-1a65-4772-890f-0713dd308319"},{"@id":"1af209b8-300b-4c1e-bfd8-ccafc3752119"},{"@id":"bad122d6-4eb1-48dd-aff0-fc006e7eb349"},{"@id":"88628ec5-016d-4c82-93b5-b90f17a98bc8"},{"@id":"88263b35-6d63-4e86-b29b-1f99e2aadbc5"},{"@id":"79f28359-d7a3-4b7f-bbd4-4868cd0ab69f"}],"member":[{"@id":"a2dab3fe-406f-46bf-b909-013185b98308"},{"@id":"df215e8f-e745-4b51-8cb7-40ba9df9e510"},{"@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text:span><text:span text:style-name="T1">696b14aaf1fe"},{"@id":"0500c9b5-2c23-4d46-a51f-23f7dea13610"},{"@id":"19dbb5ba-83fa-4c2d-8fb9-9eda87317700"},{"@id":"9e024cc1-3e05-4b25-9c0e-749c2e9e7269"},{"@id":"cf65c0e5-5509-4fc4-bb1c-112f61f71f15"},{"@id":"00d7ec59-af32-4788-b64f-2b77667640bf"},{"@id":"bab17dea-269b-</text:span><text:soft-page-break/><text:span text:style-name="T1">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text:span><text:span text:style-name="T1">1b59ee89a7d8"},{"@id":"5fc0c47b-781f-4fbf-aa56-6c57980194ce"},{"@id":"f9609963-31ec-4035-83c7-3e21b2a22e2b"},{"@id":"e7cdf41a-8bad-4549-8782-728311999c82"},{"@id":"d07a4e3c-64f3-4b63-a22c-abcd44f8dcb8"},{"@id":"1a869973-f1c9-</text:span><text:soft-page-break/><text:span text:style-name="T1">4ea2-8b31-8753382b7355"},{"@id":"dee84fb5-c768-4807-a7ed-8f406d3af3d3"},{"@id":"041b27bf-823f-47dc-a7ab-0f664236234c"},{"@id":"4cfe58c4-d4b9-4af5-a9fb-e189f40edc10"},{"@id":"ba5b90a8-444a-4d0b-a904-b24ea74a3013"},{"@id":"5a32fc3f-1f45-4863-9821-e19c6b7c3279"},{"@id":"ff7218ff-b620-4c4c-85a3-897c7727915b"},{"@id":"2ed901b1-59cb-4d7c-ae75-4f51f4727255"},{"@id":"090d867f-f21a-4def-a3db-08ceee7afbd6"},{"@id":"1f0d0ed5-32f7-4cdd-ba7b-bc65a0d99f2e"},{"@id":"3a53db9a-7795-4f14-a08e-ee0b9cc248d1"}],"ownedEndFeature":[],"ownedFeatureMembership":[{"@id":"e0283710-2e84-4bc6-ac76-9c89ddd0a89e"}],"inheritedFeature":[{"@id":"df215e8f-e745-4b51-8cb7-40ba9df9e510"},{"@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text:span>ee3eaa1d5473"},{"@id":"0b7f5b6b-487b-4125-8ab0-250ff2d01fa3"},{"@id":"def2dd72-41e3-483b-b258-c8684c3780f2"},{"@id":"e794d2d8-ba1a-4d51-9df4-3b0a8013c4b2"},{"@id":"4d27fac8-8dd7-41de-a04b-2721b347f5eb"},{"@id":"fb53428f-5798-4b56-acc6-5c9a8acb988a"},{"@id":"b3b3ee0c-5c9f-4adb-841f-3aa4c</text:p>
      <text:p text:style-name="Standard">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text:span text:style-name="T1">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text:span><text:span text:style-name="T1">b0d3ce995a14"},{"@id":"3816ef80-45a5-47b6-8d15-45b966f22c75"},{"@id":"2e91295c-8232-40dc-b57a-85d031fdafb7"},{"@id":"fd813843-</text:span><text:soft-page-break/><text:span text:style-name="T1">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owner":{"@id":"7de35e92-37a3-4cd9-b817-8fc5778a12af"},"importedMembership":[],"ownedReferenceSubsetting":{"@id":"643d5dda-c6b4-48f5-99a1-73bb81</text:span>58c31a"},"ownedElement":[{"@id":"a2dab3fe-406f-46bf-b909-013185b98308"}],"owningRelationship":{"@id":"a6af84de-a35e-4752-ba55-7aadfe202be7"},"aliasIds":[],"ownedRelationship":[{"@id":"643d5dda-c6b4-48f5-99a1-73bb8158c31a"},{"@id":"e0283710-2e84-4bc6-ac76-9c89ddd0a89e"}],"featureMembership":[{"@id":"e0283710-2e84-4bc6-ac76-9c89ddd0a89e"},{"@id":"d8063356-7732-40d9-a583-36b307843f29"},{"@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text:span text:style-name="T1">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text:span><text:span text:style-name="T1">{"@id":"bd648665-0f8b-4223-864d-cee5af9180fc"},{"@id":"f21aa959-2ca0-4827-a26c-</text:span><text:soft-page-break/><text:span text:style-name="T1">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ownedImport":[],"isAbstract":false,"differencingType":[],"ownedUnioning":[],"unioningType":[],"ownedSpecialization":[{"@id":"643d5dda-c6b4-48f5-99a1-73bb8158c31a"}],"ownedIntersecting":[],"ownedFeatureInverting":[]},"identity":{"@id":"0fe47a4b-e7e6-47d4-831b-ca244f73fe3f"}},{"payload":{"@type":"EndFeatureMembership","ownedMemberElementId":"0fe47a4b-e7e6-47d4-831b-ca244f73fe3f","memberName":"target","source":[{"@id":"7de35e92-37a3-4cd9-b817-8fc5778a12af"}],"ownedRelatedElement":[{"@id":"0fe47a4b-e7e6-47d4-831b-ca244f73fe3f"}],"type":{"@id":"7de35e92-37a3-4cd9-b817-8fc5778a12af"},"memberElementId":"0fe47a4b-e7e6-47d4-831b-ca244f73fe3f","isImpliedIncluded":false,"owningRelatedElement":{"@id":"7de35e92-37a3-4cd9-b817-8fc5778a12af"},"feature":{"@id":"0fe47a4b-e7e6-47d4-831b-ca244f73fe3f"},"ownedMemberName":"target","elementId":"a6af84de-a35e-4752-ba55-7aadfe202be7","textualRepresentation":[],"isLibraryElement":false,"ownedElement":[],"ownedAnnotation":[],"isImplied":false,"ownedMemberFeature":{"@id":"0fe47a4b-e7e6-47d4-831b-ca244f73fe3f"},"aliasIds":[],"visibility":"public","ownedRelationship":[],"documentation":[],"owningType":{"@id":"7de35e92-37a3-4cd9-b817-8fc5778a12af"},"ownedMemberElement":{"@id":"0fe47a4b-e7e6-47d4-831b-ca244f73fe3f"},"target":[{"@id":"0fe47a4b-e7e6-47d4-831b-ca244f73fe3f"}],"relatedElement":[{"@id":"7de35e92-37a3-4cd9-b817-8fc5778a12af"},{"@id":"0fe47a4b-e7e6-47d4-831b-ca244f73fe3f"}],"membershipOwningNamespace":{"@id":"7de35e92-37a3-4cd9-b817-8fc5778a12af"},"memberElement":{"@id":"0fe47a4b-e7e6-47d4-831b-ca244f73fe3f"}},"identity":{"@id":"a6af84de-a35e-4752-ba55-7aadfe202be7"}},{"payload":{"owningMembership":{"@id":"c758ee7b-27bb-4c17-86cf-a46ac7c227e4"},"ownedTypeFeaturing":[],"usage":[{"@id":"779e4cc5-d210-491e-8693-bbf60846c062"},{"@id":"ca0a41a7-e5ca-4260-a70e-f42084a1b6a9"},{"@id":"c657a652-8d7d-4ea4-be52-b5addea22b38"},{"@id":"0f434e43-76a7-4b34-9bc7-582e34f3cddb"},{"@id":"055a4790-78ad-429d-8288-eb6aa7f5d5c4"},{"@id":"2ed283a9-bd68-486f-adf9-2d19cf6fe086"},{"@id":"6ccb058b-45f3-4152-a003-253aa2794992"},{"@id":"8c13e927-6829-46b5-a48b-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4e103670f157"},{"@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edSubsetting":[],"type":[{"@id":"5c6c533a-4419-41b7-98d7-eee0b69de3fe"}],"nestedRequirement":[],"output":[],"nestedPort":[],"sourceOutputFeature":{"@id":"ca29114a-13f0-4c3d-8ad3-de5df24ee554"},"nestedTransition":[],"nestedConstraint":[],"isSufficient":false,"ownedDifferencing":[],"ownedRedefinition":[],"sourceFeature":{"@id":"0bf2dd4c-3deb-45fd-93eb-7d998ea69e74"},"textualRepresentation":[],"isLibraryElement":false,"nestedAttribute":[],"isImplied":false,"nestedEnumeration":[],"ownedFeature":[{"@id":"779c6f8c-b200-4892-b3aa-5eb1cee8e8b5"},{"@id":"0fe47a4b-e7e6-47d4-831b-</text:span><text:soft-page-break/><text:span text:style-name="T1">ca244f73fe3f"}],"documentation":[],"nestedAnalysisCase":[],"directedFeature":[{"@id":"ca0a41a7-e5ca-4260-a70e-f42084a1b6a9"},{"@id":"c657a652-8d7d-4ea4-be52-b5addea22b38"}],"actionDefinition":[{"@id":"5c6c533a-4419-41b7-98d7-eee0b69de3fe"}],"input":[{"@id":"ca0a41a7-e5ca-4260-a70e-f42084a1b6a9"},{"@id":"c657a652-8d7d-4ea4-be52-b5addea22b38"}],"nestedCalculation":[],"targetInputFeature":{"@id":"a2dab3fe-406f-46bf-b909-013185b98308"},"relatedElement":[{"@id":"0bf2dd4c-3deb-45fd-93eb-7d998ea69e74"},{"@id":"42373b1e-658d-47ba-953a-e87f0229074e"}],"nestedView":[],"ownedMember":[{"@id":"779c6f8c-b200-4892-b3aa-5eb1cee8e8b5"},{"@id":"0fe47a4b-e7e6-47d4-831b-ca244f73fe3f"}],"nestedOccurrence":[],"owningFeatureMembership":{"@id":"c758ee7b-27bb-4c17-86cf-a46ac7c227e4"},"nestedAllocation":[],"association":[{"@id":"5c6c533a-4419-41b7-98d7-eee0b69de3fe"}],"isPortion":false,"nestedReference":[],"owningNamespace":{"@id":"623f2dd6-0423-442c-a741-ce8d63afa558"},"isReadOnly":false,"isVariation":false,"feature":[{"@id":"779c6f8c-b200-4892-b3aa-5eb1cee8e8b5"},{"@id":"0fe47a4b-e7e6-47d4-831b-ca244f73fe3f"},{"@id":"779e4cc5-d210-491e-8693-bbf60846c062"},{"@id":"ca0a41a7-e5ca-4260-a70e-f42084a1b6a9"},{"@id":"c657a652-8d7d-4ea4-be52-b5addea22b38"},{"@id":"0f434e43-76a7-4b34-9bc7-582e34f3cddb"},{"@id":"055a4790-78ad-429d-8288-eb6aa7f5d5c4"},{"@id":"2ed283a9-bd68-486f-adf9-2d19cf6fe086"},{"@id":"6ccb058b-45f3-4152-a003-253aa2794992"},{"@id":"b1b40176-bdad-4836-86fa-f954090fce76"},{"@id":"11a27f60-3e29-442a-972e-0fe392a4e10c"},{"@id":"095e9704-759b-4c7c-b9b7-c552f4404879"},{"@id":"22859d82-dea7-44da-8af2-c159bc1727f1"},{"@id":"d27e2303-8b9e-4f23-8c49-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13e927-</text:span><text:soft-page-break/><text:span text:style-name="T1">6829-46b5-a48b-</text:span><text:span text:style-name="T1">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4e103670f157"},{"@id":"efe5d24c-efe7-405b-b4dd-85513da58125"},{"@id":"8dc43e1f-9c27-49d2-b6b4-1a5b5e0e4faa"},{"@id":"5ddce097-3429-4120-ab43-a45994d8257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eef87a3-fabc-4ecc-acc9-ee210a19668c"},{"@id":"f9beffbe-e8e2-4745-ab81-244e3be7fb95"},{"@id":"f9b45ca1-d020-4016-ae77-ed42b8012836"},{"@id":"b7c0d0a0-b0de-4f1c-965d-944ba82062c6"},{"@id":"d577b35a-35c7-441b-a3b3-e81bc83d2618"},{"@id":"962ab9fe-0407-4594-95ec-4c93eac3d309"},{"@id":"ca865e96-d5d4-4ff3-9378-594dee999f02"},{"@id":"1c42d2b5-795e-4a8b-a505-54ef529e0108"},{"@id":"d491b83e-6c5b-4f7d-9bd2-c29935c5967c"},{"@id":"d07a4e3c-64f3-4b63-a22c-abcd44f8dcb8"},{"@id":"1a869973-f1c9-4ea2-8b31-8753382b7355"}],"member":[{"@id":"779c6f8c-b200-4892-b3aa-5eb1cee8e8b5"},{"@id":"0fe47a4b-e7e6-47d4-831b-ca244f73fe3f"},{"@id":"625a4dfc-6203-458c-b3e4-2e00c2e780e4"},{"@id":"9b38da14-6612-4ded-b728-37c2533f587b"},{"@id":"c1ee5bf4-97b1-4a20-8451-5441ccfc2c20"},{"@id":"ee9e4729-cd8b-43ea-8c2a-c15a1d8bd82c"},{"@id":"779e4cc5-d210-491e-8693-bbf60846c062"},{"@id":"ca0a41a7-e5ca-4260-a70e-f42084a1b6a9"},{"@id":"c657a652-8d7d-4ea4-be52-b5addea22b38"},{"@id":"0f434e43-76a7-4b34-9bc7-582e34f3cddb"},{"@id":"055a4790-78ad-429d-8288-eb6aa7f5d5c4"},{"@id":"2ed283a9-bd68-486f-adf9-2d19cf6fe086"},{"@id":"6ccb058b-45f3-4152-a003-253aa2794992"},{"@id":"6df228c2-2754-4f63-9638-63aa6a9f6c36"},{"@id":"4d81fed6-4a5c-42f6-a68d-63b47108a7a9"},{"@id":"e76a7583-75fd-4f84-876d-9416dc7c828c"},{"@id":"ea191ce0-0a90-4856-94d4-4b4b2a39962d"},{"@id":"b1b40176-bdad-4836-86fa-f954090fce76"},{"@id":"5469ad50-0c81-4cf0-ba3e-f49c3bec6973"},{"@id":"11a27f60-3e29-442a-972e-0fe392a4e10c"},{"@id":"0b6ae859-1928-4f1a-8b8f-40868fca2c6c"},{"@id":"095e9704-759b-4c7c-b9b7-c552f4404879"},{"@id":"22859d82-dea7-44da-8af2-c159bc1727f1"},{"@id":"d27e2303-8b9e-4f23-8c49-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text:span><text:soft-page-break/><text:span text:style-name="T1">bd78-420b-bd5e-8fe99ea2c623"},{"@id":"82dbbc00-8fcd-</text:span><text:span text:style-name="T1">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5d1af860-898d-4a97-bab3-19e99f7687d1"},{"@id":"8c13e927-6829-46b5-a48b-ffce6ea5f826"},{"@id":"4ecf5cec-bf01-4d43-9a14-6dd309bb5190"},{"@id":"44a4b579-cb5c-4f50-a800-1123e9725153"},{"@id":"565e8fa9-5aaa-482c-aefc-656ec37ae7f9"},{"@id":"e0bb9be9-1ef0-4011-9060-1a69f55dab2e"},{"@id":"c7d72693-1950-4c86-a261-dd3b37dd05b8"},{"@id":"5f124bc3-3032-47bf-ab29-d3f98c67d6d7"},{"@id":"44365066-8595-4639-b986-54fa8ced457a"},{"@id":"fcd081d7-9223-4c86-b71b-9e12adc61ed7"},{"@id":"9128dcb0-cd8e-4247-83b6-c9d93a0f2d87"},{"@id":"cbad04fe-7f5f-4e3c-bb43-596cd3e783af"},{"@id":"71907731-ebf6-43da-bad2-26722bc974e7"},{"@id":"2b296c31-7a9f-44c5-b3db-7fb84e08931b"},{"@id":"c6d0fd1a-13df-494c-8015-671f183efd52"},{"@id":"8d321805-12fd-4142-9b87-9da329886fb4"},{"@id":"6bcb2322-9a3c-4fb6-9056-63415d246abf"},{"@id":"7800e17c-1a49-4894-945f-4e103670f157"},{"@id":"1551de1a-3cfe-4ec0-ad74-acd6d2f3308d"},{"@id":"5e4a4154-5ada-4543-a074-e38fda4b88d8"},{"@id":"efe5d24c-efe7-405b-b4dd-85513da58125"},{"@id":"9817d286-1203-4e56-bd60-bc65fa0491bf"},{"@id":"8dc43e1f-9c27-49d2-b6b4-1a5b5e0e4faa"},{"@id":"5ddce097-3429-4120-ab43-a45994d82570"},{"@id":"3f57fba1-8efd-4fa3-ad9f-564c0ebb5d6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834cc16c-6eed-4462-832a-9b8f8f6dadb3"},{"@id":"eeef87a3-fabc-4ecc-acc9-ee210a19668c"},{"@id":"f9beffbe-e8e2-4745-ab81-244e3be7fb95"},{"@id":"f9b45ca1-d020-4016-ae77-ed42b8012836"},{"@id":"b7c0d0a0-b0de-4f1c-965d-</text:span><text:soft-page-break/><text:span text:style-name="T1">944ba82062c6"},{"@id":"cc0652a7-0d22-44d2-ac5d-d4cebf8e6f97"},{"@id":"9a6c524c-808d-</text:span><text:span text:style-name="T1">427a-a372-110cbd96fc4d"},{"@id":"e9c0541b-c173-42bb-bdb6-664b58d9a1dc"},{"@id":"7093be0f-6765-467e-8a5c-3490abddc6bb"},{"@id":"dc49fc52-fa69-4e56-9d38-583b2525bc98"},{"@id":"4b89cbb4-79d1-4bc8-9e8d-c3e92bf87a77"},{"@id":"dbfac1f8-d65b-4680-9066-70d06f19ca88"},{"@id":"aa113029-6ebd-42a4-9fa3-33cfb9c772fb"},{"@id":"7e1b47e2-bb54-4393-ae3c-b3df95cb39a5"},{"@id":"b5e5fc2c-3107-4eab-96a3-8bcfaba91715"},{"@id":"31d06923-025c-4072-9103-9e818666652e"},{"@id":"7a6e7934-6c14-4bfd-a606-206ad4d02f34"},{"@id":"d577b35a-35c7-441b-a3b3-e81bc83d2618"},{"@id":"dda0ff8f-78db-4956-b316-2446b6855035"},{"@id":"a995ca01-645f-4c34-be45-5fe16f2f0749"},{"@id":"8c012ddf-efa6-4f26-a3e5-dc36f74595c9"},{"@id":"c7cc15d1-ad96-4db0-a690-aa4ce1d1e3cb"},{"@id":"2b259407-3b6e-4bd3-ba19-28215da33f90"},{"@id":"ced8a939-0f44-4bfc-8f19-ba9d9f77f90d"},{"@id":"640d0193-36fe-4d7f-9745-3fbd50078f93"},{"@id":"c658f390-f0eb-46e5-8be5-e08fdf09835b"},{"@id":"e19be599-b6b7-49ac-a185-00a1bef8d54f"},{"@id":"1a18000e-259a-403b-9d5d-3a403685e10d"},{"@id":"989087b6-f01f-487f-8196-dd392d6ce181"},{"@id":"3c0a3b90-ba04-497b-9c9b-82eb113e4741"},{"@id":"556a9ed9-8d65-4f63-86dc-93725673cb05"},{"@id":"0e22c16e-ddeb-479e-9b6f-3a70a170f5a4"},{"@id":"c88641ea-7cee-43fe-9f5e-a5385d880fc0"},{"@id":"27eca31d-c98b-402a-b3e2-64f7ff69d505"},{"@id":"928e6902-ea16-4239-b1ce-e6693c649bdb"},{"@id":"7fb1202d-7b83-4f4b-8ec3-06611736245d"},{"@id":"cabad312-5aa0-461d-8f61-454da5110089"},{"@id":"044786df-e11a-43bb-826d-ef226d42857f"},{"@id":"df9a9cc1-6219-4507-afb8-d6f7ceef6610"},{"@id":"962ab9fe-0407-4594-95ec-4c93eac3d309"},{"@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id":"6f5f20fe-ce92-44dd-9c2a-ac1a3968d4b8"},{"@id":"1137535d-b52f-4e05-98ba-8ab8d57e80cc"}],"isReference":false,"inheritedFeature":[{"@id":"779e4cc5-d210-491e-8693-bbf60846c062"},{"@id":"ca0a41a7-e5ca-4260-a70e-f42084a1b6a9"},{"@id":"c657a652-8d7d-4ea4-be52-b5addea22b38"},{"@id":"0f434e43-76a7-4b34-9bc7-582e34f3cddb"},{"@id":"055a4790-78ad-429d-8288-eb6aa7f5d5c4"},{"@id":"2ed283a9-bd68-486f-adf9-2d19cf6fe086"},{"@id":"6ccb058b-45f3-4152-a003-253aa2794992"},{"@id":"b1b40176-bdad-4836-86fa-f954090fce76"},{"@id":"11a27f60-3e29-442a-972e-0fe392a4e10c"},{"@id":"095e9704-759b-4c7c-b9b7-c552f4404879"},{"@id":"22859d82-dea7-44da-8af2-c159bc1727f1"},{"@id":"d27e2303-8b9e-4f23-8c49-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text:span><text:soft-page-break/><text:span text:style-name="T1">536bc86cc9a9"},{"@id":"2344f44c-5aa1-4c90-a9ce-594b95b45b77"},{"@id":"f289caaf-5819-42f2-8c7a-8b29621d2db1"},{"@id":"1d6bfa1d-d8b7-43fb-a5f4-051634db5a5d"},{"@id":"b3479bf1-7810-4c33-bb7b-</text:span><text:span text:style-name="T1">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13e927-6829-46b5-a48b-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4e103670f157"},{"@id":"efe5d24c-efe7-405b-b4dd-85513da58125"},{"@id":"8dc43e1f-9c27-49d2-b6b4-1a5b5e0e4faa"},{"@id":"5ddce097-3429-4120-ab43-a45994d8257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eef87a3-fabc-4ecc-acc9-ee210a19668c"},{"@id":"f9beffbe-e8e2-4745-ab81-244e3be7fb95"},{"@id":"f9b45ca1-d020-4016-ae77-ed42b8012836"},{"@id":"b7c0d0a0-b0de-4f1c-965d-944ba82062c6"},{"@id":"d577b35a-35c7-441b-a3b3-e81bc83d2618"},{"@id":"962ab9fe-0407-4594-95ec-4c93eac3d309"},{"@id":"ca865e96-d5d4-4ff3-9378-594dee999f02"},{"@id":"1c42d2b5-795e-4a8b-a505-54ef529e0108"},{"@id":"d491b83e-6c5b-4f7d-9bd2-c29935c5967c"},{"@id":"d07a4e3c-64f3-4b63-a22c-abcd44f8dcb8"},{"@id":"1a869973-f1c9-4ea2-8b31-8753382b7355"}],"behavior":[{"@id":"5c6c533a-4419-41b7-98d7-eee0b69de3fe"}],"importedMembership":[],"ownedElement":[{"@id":"779c6f8c-b200-4892-b3aa-5eb1cee8e8b5"},{"@id":"0fe47a4b-e7e6-47d4-831b-ca244f73fe3f"}],"partDefinition":[{"@id":"5c6c533a-4419-41b7-98d7-eee0b69de3fe"}],"aliasIds":[],"featureMembership":[{"@id":"cd930123-d431-4d14-9d58-0383ad3987bd"},{"@id":"a6af84de-a35e-4752-ba55-7aadfe202be7"},{"@id":"9e51d73e-ac19-46f7-82fe-be8f05d0c482"},{"@id":"9e0a950f-d504-41c1-8f57-3127acafe6c3"},{"@id":"2b30637c-95b5-462d-b4ee-c35c6fb23fdb"},{"@id":"8814e4e7-6f03-4b12-8423-ffca60209329"},{"@id":"57a808cc-8a48-4670-9412-d675d734f957"},{"@id":"fc379771-0faa-40c0-9154-fd7af1d15c85"},{"@id":"d81bae63-ff3b-4e5a-8fd7-349250d5f903"},{"@id":"c396aabe-233a-4a38-9b1e-6337ef74aadd"},{"@id":"842aeb36-94d0-4e2e-8e47-9b266fff6920"},{"@id":"bcb25ea9-fd02-459c-9414-e0fdfa55ce31"},</text:span><text:soft-page-break/><text:span text:style-name="T1">{"@id":"60bcb2ea-f15c-4ff3-ad67-d5e5b1c5f24d"},{"@id":"a4da1b12-55ca-4a78-9619-283d01dcd51d"},{"@id":"6c2b5f22-794f-4c45-b357-df478c34771a"},{"@id":"34366572-2870-4130-bd5a-</text:span><text:span text:style-name="T1">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adfd1f71-f1e6-45f6-8f59-a9cacc2790e9"},{"@id":"4b8cec6a-3663-4640-b919-dd50679bf373"},{"@id":"23f3191c-1072-4200-9eea-83fd8f68b207"},{"@id":"6412e4e1-a05a-4c69-a054-1176f72f39c2"},{"@id":"911e2b05-f278-4612-a359-72c569503570"},{"@id":"7b7e63ce-0ade-4cf5-8267-d31979407fd8"},{"@id":"6dc50e0e-bfd2-4f01-929e-89f8e3f3e6ad"},{"@id":"4cf2247c-2b47-474c-a66f-bb81cabedba5"},{"@id":"7d7cf605-2013-4842-a6e6-4d33f3cb29f2"},{"@id":"9efbb45b-3fb2-4bd0-9b06-152cb2e37f9c"},{"@id":"96d0aa28-b0a0-40aa-8b97-baa5bc12f840"},{"@id":"5b341295-406a-4c14-8585-4b623a9f5ebf"},{"@id":"09e02747-267e-4f5a-b79a-68c06c8df7ff"},{"@id":"4df5b5f4-3d79-4380-89ec-7c176c02f57b"},{"@id":"39758e0d-1ddd-47fd-9101-6c6d8d4aacab"},{"@id":"f4e0277b-3c3e-4141-8482-0a99c8644615"},{"@id":"4aa53040-728e-4f31-9575-a726469ea707"},{"@id":"46086ed8-9a30-410a-8ea2-0cbfc411c0b0"},{"@id":"204c4c80-23f1-473e-bd95-c539461cef5b"},{"@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fa78423c-977b-49d0-8ecb-e4b87abfa3c5"},{"@id":"4d5f4393-2d82-4ef1-b18d-0fd39df57ebe"},{"@id":"c4a58803-9c1b-423b-8742-3dee1cbe8353"},{"@id":"0e1115a6-c215-4f41-85a5-</text:span><text:soft-page-break/><text:span text:style-name="T1">2d9314595b84"},{"@id":"8a38b810-a502-4485-90c2-182275bff905"},{"@id":"b49372ef-d12b-491f-994c-12f7687d9e46"},{"@id":"08c37995-12e7-4787-87a2-2eed9bcf1c92"},{"@id":"4bba6371-dfc2-44f3-ab08-</text:span><text:span text:style-name="T1">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3ed8585b-76bc-4f6d-a83e-18b40e659a13"},{"@id":"73a63ab2-6198-4377-9ddb-5a3bdb3c7fbc"},{"@id":"2da0e845-266a-459d-881e-0381b8519f9b"},{"@id":"dce1b2ea-f2b8-46d8-83e3-918b536e63f9"},{"@id":"307afcc1-f4b3-4444-b4d1-e3c211e3b222"},{"@id":"2626432b-2724-4972-b08c-341cd7f0aa9f"},{"@id":"dc59895f-07ad-46ca-aff6-3ffd38cfab1a"},{"@id":"01a8b711-7985-42f1-9c7c-cb8d39c8ec2b"},{"@id":"ca31c598-8d88-4caf-adbd-bb93f2c92f1e"},{"@id":"27e9ddfd-c2b0-4865-8df8-ba01b2e80b17"},{"@id":"852ed4df-dbd4-4302-8081-8e89dfac8052"}],"isAbstract":false,"relatedFeature":[{"@id":"0bf2dd4c-3deb-45fd-93eb-7d998ea69e74"},{"@id":"42373b1e-658d-47ba-953a-e87f0229074e"}],"nestedMetadata":[],"nestedRendering":[],"unioningType":[],"nestedConnection":[],"nestedInterface":[],"ownedSpecialization":[],"nestedViewpoint":[],"ownedFeatureInverting":[],"directedUsage":[{"@id":"ca0a41a7-e5ca-4260-a70e-f42084a1b6a9"},{"@id":"c657a652-8d7d-4ea4-be52-b5addea22b38"}],"nestedPart":[],"chainingFeature":[],"isConjugated":false,"isUnique":true,"nestedUsage":[],"source":[{"@id":"0bf2dd4c-3deb-45fd-93eb-7d998ea69e74"}],"variant":[],"nestedState":[],"isOrdered":false,"elementId":"7de35e92-37a3-4cd9-b817-8fc5778a12af","ownedAnnotation":[],"isDerived":false,"qualifiedName":"UseCaseActivities::OverallUseCase::null","intersectingType":[],"owningType":{"@id":"623f2dd6-0423-442c-a741-ce8d63afa558"},"nestedVerificationCase":[],"endFeature":[{"@id":"779c6f8c-b200-4892-b3aa-5eb1cee8e8b5"},{"@id":"0fe47a4b-e7e6-47d4-831b-ca244f73fe3f"}],"isEnd":false,"nestedItem":[],"featuringType":[{"@id":"623f2dd6-0423-442c-a741-ce8d63afa558"}],"isComposite":true,"connectorEnd":[{"@id":"779c6f8c-b200-4892-b3aa-5eb1cee8e8b5"},{"@id":"0fe47a4b-e7e6-47d4-831b-ca244f73fe3f"}],"connectionDefinition":[{"@id":"5c6c533a-4419-41b7-98d7-eee0b69de3fe"}],"itemFlowEnd":[{"@id":"779c6f8c-b200-4892-b3aa-5eb1cee8e8b5"},{"@id":"0fe47a4b-e7e6-47d4-831b-ca244f73fe3f"}],"ownedMembership":[{"@id":"cd930123-d431-4d14-9d58-0383ad3987bd"},{"@id":"a6af84de-a35e-4752-ba55-7aadfe202be7"}],"nestedFlow":[],"itemType":[],"nestedCase":[],"@type":"FlowConnectionUsage","ownedDisjoining":[],"membership":[{"@id":"cd930123-d431-4d14-9d58-0383ad3987bd"},{"@id":"a6af84de-a35e-4752-ba55-7aadfe202be7"},{"@id":"4c97bdfe-392b-4b9d-bfbc-0ec2fd64291b"},{"@id":"b7c74177-f0c5-4a23-a36f-8f2c4fd5ee31"},{"@id":"65e9d761-2af7-48c3-927b-9c1555a683bb"},{"@id":"263f04e3-3044-4c4e-bf72-1df17fbdc8c3"},{"@id":"9e51d73e-ac19-46f7-82fe-be8f05d0c482"},{"@id":"9e0a950f-d504-41c1-8f57-3127acafe6c3"},{"@id":"2b30637c-95b5-462d-b4ee-c35c6fb23fdb"},{"@id":"8814e4e7-6f03-4b12-8423-ffca60209329"},{"@id":"57a808cc-8a48-4670-9412-d675d734f957"},{"@id":"fc379771-0faa-40c0-9154-fd7af1d15c85"},{"@id":"d81bae63-ff3b-4e5a-8fd7-349250d5f903"},{"@id":"5a39577d-3348-429a-ab2c-e37d2d01bd62"},{"@id":"c867b926-2a54-4682-b856-8d6fb5927fd4"},{"@id":"eec844ec-faf7-4c27-8b0b-c19db176ac1d"},{"@id":"b7b81eef-8ab0-420e-957f-610d28e0d3a6"},{"@id":"c396aabe-233a-4a38-9b1e-6337ef74aadd"},{"@id":"e23d27ba-7bb0-486a-8b43-b23257d6e805"},{"@id":"842aeb36-94d0-4e2e-8e47-9b266fff6920"},{"@id":"713cf549-087f-47f3-8b04-4dcd6952a347"},{"@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text:span><text:soft-page-break/><text:span text:style-name="T1">048f4ac5da7d"},{"@id":"902f03de-77d8-4762-b18a-8d3dd8743363"},{"@id":"4eaecbd6-4117-4315-9e90-a100484afe95"},{"@id":"696cdd09-36fe-47d6-8fbf-b9493fc107dd"},{"@id":"ffabf624-c587-4c14-8b6b-f886fd29a391"},{"@id":"5fb5e0a6-f7bc-466f-a2aa-2a19d94d0ef6"},{"@id":"8bfd95c4-f562-4b57-aaa0-</text:span><text:span text:style-name="T1">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9d74b0f-cbde-408f-b78d-bb87c9551a7c"},{"@id":"adfd1f71-f1e6-45f6-8f59-a9cacc2790e9"},{"@id":"4b8cec6a-3663-4640-b919-dd50679bf373"},{"@id":"23f3191c-1072-4200-9eea-83fd8f68b207"},{"@id":"6412e4e1-a05a-4c69-a054-1176f72f39c2"},{"@id":"911e2b05-f278-4612-a359-72c569503570"},{"@id":"7b7e63ce-0ade-4cf5-8267-d31979407fd8"},{"@id":"6dc50e0e-bfd2-4f01-929e-89f8e3f3e6ad"},{"@id":"4cf2247c-2b47-474c-a66f-bb81cabedba5"},{"@id":"ae296a10-a133-4fbe-8cd2-0da5b6ac7682"},{"@id":"7d7cf605-2013-4842-a6e6-4d33f3cb29f2"},{"@id":"9efbb45b-3fb2-4bd0-9b06-152cb2e37f9c"},{"@id":"96d0aa28-b0a0-40aa-8b97-baa5bc12f840"},{"@id":"5b341295-406a-4c14-8585-4b623a9f5ebf"},{"@id":"09e02747-267e-4f5a-b79a-68c06c8df7ff"},{"@id":"4df5b5f4-3d79-4380-89ec-7c176c02f57b"},{"@id":"39758e0d-1ddd-47fd-9101-6c6d8d4aacab"},{"@id":"f4e0277b-3c3e-4141-8482-0a99c8644615"},{"@id":"4e4c186e-1daa-48a4-8a65-9bc7ed7fb2b7"},{"@id":"a76a0d18-7788-4cb2-8cab-47f290a8aaf4"},{"@id":"4aa53040-728e-4f31-9575-a726469ea707"},{"@id":"4c729d15-924d-4ed8-9a96-f55ad73a4c2d"},{"@id":"46086ed8-9a30-410a-8ea2-0cbfc411c0b0"},{"@id":"204c4c80-23f1-473e-bd95-c539461cef5b"},{"@id":"ed3e5d8e-d28a-4d10-b092-6198d2ceddd4"},{"@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1a5fa0d-69a6-47e4-b530-a50bd26eba8b"},{"@id":"3ed8585b-76bc-4f6d-a83e-18b40e659a13"},{"@id":"73a63ab2-6198-4377-9ddb-5a3bdb3c7fbc"},{"@id":"2da0e845-</text:span><text:soft-page-break/><text:span text:style-name="T1">266a-459d-881e-0381b8519f9b"},{"@id":"dce1b2ea-f2b8-46d8-83e3-918b536e63f9"},{"@id":"4e8727a4-a30a-47ad-82a0-e73526c48130"},{"@id":"f2d966b6-dea2-4d66-991c-2a2eae79c4f5"},{"@id":"dd92acbe-2683-4c45-b4d1-f36d0a727b40"},{"@id":"9f80d499-a847-430b-8ec1-77eb3b5e662f"},{"@id":"3f8a224c-3cbd-4ba6-9415-</text:span><text:span text:style-name="T1">4cbcc4e49e2e"},{"@id":"037bedd0-1b58-40af-8d3d-46e7375ebb2a"},{"@id":"6a49d63e-7ad6-4dde-9172-09fb4c95343e"},{"@id":"36679f7d-6bb1-448e-b7a6-907467a1cfd8"},{"@id":"3e24be55-28e5-4607-b50b-f71deb196c14"},{"@id":"505c22ef-a693-40bd-9f10-b0c82e879160"},{"@id":"73066a9f-8517-4ab8-9e9b-2bf0c5256f14"},{"@id":"741ec789-c324-4c3b-972c-95859306ee7a"},{"@id":"307afcc1-f4b3-4444-b4d1-e3c211e3b222"},{"@id":"322cbc9a-8809-4ffb-b8d4-5367bd224fcb"},{"@id":"364187cd-340e-41a8-a014-39002f9d4571"},{"@id":"6eaf4562-0970-401a-9dd1-f57c001eb05c"},{"@id":"ad2904d9-e797-421f-b905-f4b9be2b11cd"},{"@id":"644469b4-ba37-42e9-aa22-ac8cbc3e50f1"},{"@id":"2fe997ab-365c-46ac-93c8-390c864bb2d5"},{"@id":"8f246dfc-7f94-48a0-a69e-456f33b08c90"},{"@id":"b3264f89-b166-4410-9d21-2c775b002eca"},{"@id":"012e6259-1976-4450-b01c-7142e222f1c0"},{"@id":"9480f0dd-a78f-4cb4-8193-ce5a8c360ea4"},{"@id":"29b0eaf5-e858-431f-a655-006104e57bba"},{"@id":"ac0f37ab-1cf7-4257-bc09-cee3056e9ddb"},{"@id":"8248ea15-77f5-4463-9ffe-69544a3cbe66"},{"@id":"3a45f467-953b-4969-9774-49c69121a1c8"},{"@id":"dd0100b9-4780-472d-b9dc-ee87efcb3118"},{"@id":"774af91f-30ad-4369-b851-dc9c020b8b2a"},{"@id":"f5ee8a15-f0b9-4a09-8d31-0a2c114feb11"},{"@id":"f173aaad-3989-470f-99bf-0baef748c6a8"},{"@id":"6b6efa5a-5e6c-4571-9a14-1ed7f74b1e2b"},{"@id":"4d4f988d-db2d-481d-86ca-ed5070ce90df"},{"@id":"6ccbe32b-2f37-4b34-a880-8701708a04e8"},{"@id":"2626432b-2724-4972-b08c-341cd7f0aa9f"},{"@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b68e6989-30f0-4e69-9c27-cebee25a99b4"},{"@id":"f299ec7f-1b29-4b60-8fbd-b1907c05a229"}],"ownedRelatedElement":[],"isIndividual":false,"flowConnectionDefinition":[{"@id":"5c6c533a-4419-41b7-98d7-eee0b69de3fe"}],"isImpliedIncluded":false,"isNonunique":false,"targetFeature":[{"@id":"42373b1e-658d-47ba-953a-e87f0229074e"}],"ownedFeatureChaining":[],"ownedTyping":[],"inheritedMembership":[{"@id":"4c97bdfe-392b-4b9d-bfbc-0ec2fd64291b"},{"@id":"b7c74177-f0c5-4a23-a36f-8f2c4fd5ee31"},{"@id":"65e9d761-2af7-48c3-927b-9c1555a683bb"},{"@id":"263f04e3-3044-4c4e-bf72-1df17fbdc8c3"},{"@id":"9e51d73e-ac19-46f7-82fe-be8f05d0c482"},{"@id":"9e0a950f-d504-41c1-8f57-3127acafe6c3"},{"@id":"2b30637c-95b5-462d-b4ee-c35c6fb23fdb"},{"@id":"8814e4e7-6f03-4b12-8423-ffca60209329"},{"@id":"57a808cc-8a48-4670-9412-d675d734f957"},{"@id":"fc379771-0faa-40c0-9154-fd7af1d15c85"},{"@id":"d81bae63-ff3b-4e5a-8fd7-349250d5f903"},{"@id":"5a39577d-3348-429a-ab2c-e37d2d01bd62"},{"@id":"c867b926-2a54-4682-b856-8d6fb5927fd4"},{"@id":"eec844ec-faf7-4c27-8b0b-c19db176ac1d"},{"@id":"b7b81eef-8ab0-420e-957f-610d28e0d3a6"},{"@id":"c396aabe-233a-4a38-9b1e-6337ef74aadd"},{"@id":"e23d27ba-7bb0-486a-8b43-b23257d6e805"},{"@id":"842aeb36-94d0-4e2e-8e47-9b266fff6920"},{"@id":"713cf549-087f-47f3-8b04-4dcd6952a347"},{"@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text:span><text:soft-page-break/><text:span text:style-name="T1">8fbf-b9493fc107dd"},{"@id":"ffabf624-c587-4c14-8b6b-f886fd29a391"},{"@id":"5fb5e0a6-f7bc-466f-a2aa-2a19d94d0ef6"},{"@id":"8bfd95c4-f562-4b57-aaa0-0e97a9fac72b"},{"@id":"f7c8ece3-cbfd-40e5-9fb8-8a2603aaf7cf"},{"@id":"78cfd450-e878-4e9d-a902-a8e66403799d"},{"@id":"d607d410-2353-4342-9322-41872ac0f675"},{"@id":"5bf279b9-f1c2-</text:span><text:span text:style-name="T1">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9d74b0f-cbde-408f-b78d-bb87c9551a7c"},{"@id":"adfd1f71-f1e6-45f6-8f59-a9cacc2790e9"},{"@id":"4b8cec6a-3663-4640-b919-dd50679bf373"},{"@id":"23f3191c-1072-4200-9eea-83fd8f68b207"},{"@id":"6412e4e1-a05a-4c69-a054-1176f72f39c2"},{"@id":"911e2b05-f278-4612-a359-72c569503570"},{"@id":"7b7e63ce-0ade-4cf5-8267-d31979407fd8"},{"@id":"6dc50e0e-bfd2-4f01-929e-89f8e3f3e6ad"},{"@id":"4cf2247c-2b47-474c-a66f-bb81cabedba5"},{"@id":"ae296a10-a133-4fbe-8cd2-0da5b6ac7682"},{"@id":"7d7cf605-2013-4842-a6e6-4d33f3cb29f2"},{"@id":"9efbb45b-3fb2-4bd0-9b06-152cb2e37f9c"},{"@id":"96d0aa28-b0a0-40aa-8b97-baa5bc12f840"},{"@id":"5b341295-406a-4c14-8585-4b623a9f5ebf"},{"@id":"09e02747-267e-4f5a-b79a-68c06c8df7ff"},{"@id":"4df5b5f4-3d79-4380-89ec-7c176c02f57b"},{"@id":"39758e0d-1ddd-47fd-9101-6c6d8d4aacab"},{"@id":"f4e0277b-3c3e-4141-8482-0a99c8644615"},{"@id":"4e4c186e-1daa-48a4-8a65-9bc7ed7fb2b7"},{"@id":"a76a0d18-7788-4cb2-8cab-47f290a8aaf4"},{"@id":"4aa53040-728e-4f31-9575-a726469ea707"},{"@id":"4c729d15-924d-4ed8-9a96-f55ad73a4c2d"},{"@id":"46086ed8-9a30-410a-8ea2-0cbfc411c0b0"},{"@id":"204c4c80-23f1-473e-bd95-c539461cef5b"},{"@id":"ed3e5d8e-d28a-4d10-b092-6198d2ceddd4"},{"@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1a5fa0d-69a6-47e4-b530-a50bd26eba8b"},{"@id":"3ed8585b-76bc-4f6d-a83e-18b40e659a13"},{"@id":"73a63ab2-6198-4377-9ddb-5a3bdb3c7fbc"},{"@id":"2da0e845-266a-459d-881e-0381b8519f9b"},{"@id":"dce1b2ea-f2b8-46d8-83e3-918b536e63f9"},{"@id":"4e8727a4-a30a-47ad-82a0-e73526c48130"},</text:span><text:soft-page-break/><text:span text:style-name="T1">{"@id":"f2d966b6-dea2-4d66-991c-</text:span>2a2eae79c4f5"},{"@id":"dd92acbe-2683-4c45-b4d1-f36d0a727b40"},{"@id":"9f80d499-a847-430b-8ec1-77eb3b5e662f"},{"@id":"3f8a224c-3cbd-4ba6-9415-4cbcc4e49e2e"},{"@id":"037bedd0-1b58-40af-8d3d-46e7375ebb2a"},{"@id":"6a49d63e-7ad6-4dde-9172-09fb4c95343e"},{"@id":"36679f7d-6bb1-448e-b7a6-907467a1cfd8"},{"@id":"3e24be55-28e5-4607-b50b-f71deb196c14"},{"@id":"505c22ef-a693-40bd-9f10-b0c82e879160"},{"@id":"73066a9f-8517-4ab8-9e9b-2bf0c5256f14"},{"@id":"741ec789-c324-4c3b-972c-95859306ee7a"},{"@id":"307afcc1-f4b3-4444-b4d1-e3c211e3b222"},{"@id":"322cbc9a-8809-4ffb-b8d4-5367bd224fcb"},{"@id":"364187cd-340e-41a8-a014-39002f9d4571"},{"@id":"6eaf4562-0970-401a-9dd1-f57c001eb05c"},{"@id":"ad2904d9-e797-421f-b905-f4b9be2b11cd"},{"@id":"644469b4-ba37-42e9-aa22-ac8cbc3e50f1"},{"@id":"2fe997ab-365c-46ac-93c8-390c864bb2d5"},{"@id":"8f246dfc-7f94-48a0-a69e-456f33b08c90"},{"@id":"b3264f89-b166-4410-9d21-2c775b002</text:p>
      <text:p text:style-name="Standard">ca"},{"@id":"012e6259-1976-4450-b01c-7142e222f1c0"},{"@id":"9480f0dd-a78f-4cb4-8193-ce5a8c360ea4"},{"@id":"29b0eaf5-e858-431f-a655-006104e57bba"},{"@id":"ac0f37ab-1cf7-4257-bc09-cee3056e9ddb"},{"@id":"8248ea15-77f5-4463-9ffe-69544a3cbe66"},{"@id":"3a45f467-953b-4969-9774-49c69121a1c8"},{"@id":"dd0100b9-4780-472d-b9dc-ee87efcb3118"},{"@id":"774af91f-30ad-4369-b851-dc9c020b8b2a"},{"@id":"f5ee8a15-f0b9-4a09-8d31-0a2c114feb11"},{"@id":"f173aaad-3989-470f-99bf-0baef748c6a8"},{"@id":"6b6efa5a-5e6c-4571-9a14-1ed7f74b1e2b"},{"@id":"4d4f988d-db2d-481d-86ca-ed5070ce90df"},{"@id":"6ccbe32b-2f37-4b34-a880-8701708a04e8"},{"@id":"2626432b-2724-4972-b08c-341cd7f0aa9f"},{"@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b68e6989-30f0-4e69-9c27-cebee25a99b4"},{"@id":"f299ec7f-1b29-4b60-8fbd-b1907c05a229"}],"parameter":[{"@id":"ca0a41a7-e5ca-4260-a70e-f42084a1b6a9"},{"@id":"c657a652-8d7d-4ea4-be52-b5addea22b38"}],"ownedEndFeature":[{"@id":"779c6f8c-b200-4892-b3aa-5eb1cee8e8b5"},{"@id":"0fe47a4b-e7e6-47d4-831b-ca244f73fe3f"}],"occurrenceDefinition":[{"@id":"5c6c533a-4419-41b7-98d7-eee0b69de3fe"}],"ownedFeatureMembership":[{"@id":"cd930123-d431-4d14-9d58-0383ad3987bd"},{"@id":"a6af84de-a35e-4752-ba55-7aadfe202be7"}],"definition":[{"@id":"5c6c533a-4419-41b7-98d7-eee0b69de3fe"}],"nestedUseCase":[],"owner":{"@id":"623f2dd6-0423-442c-a741-ce8d63afa558"},"owningRelationship":{"@id":"c758ee7b-27bb-4c17-86cf-a46ac7c227e4"},"nestedAction":[],"ownedRelationship":[{"@id":"cd930123-d431-4d14-9d58-0383ad3987bd"},{"@id":"a6af84de-a35e-4752-ba55-7aadfe202be7"}],"nestedConcern":[],"ownedImport":[],"itemDefinition":[{"@id":"5c6c533a-4419-41b7-98d7-eee0b69de3fe"}],"target":[{"@id":"42373b1e-658d-47ba-953a-e87f0229074e"}],"differencingType":[],"variantMembership":[],"ownedUnioning":[],"isDirected":false,"owningDefinition":{"@id":"623f2dd6-0423-442c-a741-ce8d63afa558"},"interaction":[{"@id":"5c6c533a-4419-41b7-98d7-eee0b69de3fe"}],"ownedIntersecting":[]},"identity":{"@id":"7de35e92-37a3-4cd9-b817-8fc5778a12af"}},{"payload":{"@type":"FeatureMembership","ownedMemberElementId":"7de35e92-37a3-4cd9-b817-8fc5778a12af","source":[{"@id":"623f2dd6-0423-442c-a741-ce8d63afa558"}],"ownedRelatedElement":[{"@id":"7de35e92-37a3-4cd9-b817-8fc5778a12af"}],"type":{"@id":"623f2dd6-0423-442c-a741-ce8d63afa558"},"memberElementId":"7de35e92-37a3-4cd9-b817-8fc5778a12af","isImpliedIncluded":false,"owningRelatedElement":{"@id":"623f2dd6-0423-442c-a741-ce8d63afa558"},"feature":{"@id":"7de35e92-37a3-4cd9-b817-8fc5778a12af"},"elementId":"c758ee7b-27bb-4c17-86cf-a46ac7c227e4","textualRepresentation":[],"isLibr<text:span text:style-name="T1">aryElement":false,"ownedElement":[],"ownedAnnotation":[],"isImplied":false,"ownedMemberFeature":{"@id":"7de35e92-37a3-4cd9-b817-8fc5778a12af"},"aliasIds":[],"visibility":"public","ownedRelationship":[],"documentation":[],"owningType":{"@id":"623f2dd6-0423-442c-a741-</text:span>ce8d63afa558"},"ownedMemberElement":{"@id":"7de35e92-37a3-4cd9-b817-8fc5778a12af"},"target":[{"@id":"7de35e92-37a3-4cd9-b817-8fc5778a12af"}],"relatedElement":[{"@id":"623f2dd6-0423-442c-a741-ce8d63afa558"},{"@id":"7de35e92-37a3-4cd9-b817-8fc5778a12af"}],"membershipOwningNamespace":{"@id":"623f2dd6-0423-442c-a741-ce8d63afa558"},"memberElement":{"@id":"7de35e92-37a3-4cd9-b817-8fc5778a12af"}},"identity":{"@id":"c758ee7b-27bb-4c17-86cf-a46ac7c227e4"}},{"payload":{"@type":"ReferenceSubsetting","source":<text:soft-page-break/>[{"@id":"0d33d8b2-b8ef-482f-a751-bceb0e180a7b"}],"ownedRelatedElement":[],"isImpliedIncluded":false,"owningRelatedElement":{"@id":"0d33d8b2-b8ef-482f-a751-bceb0e180a7b"},"general":{"@id":"42373b1e-658d-47ba-953a-e87f0229074e"},"owningFeature":{"@id":"0d33d8b2-b8ef-482f-a751-bceb0e180a7b"},"elementId":"06b75cbd-5658-4a1b-ad19-5ca4752d4f97","textualRepresentation":[],"subsettingFeature":{"@id":"0d33d8b2-b8ef-482f-a751-bceb0e180a7b"},"isLibraryElement":false,"ownedElement":[],"ownedAnnotation":[],"isImplied":false,"aliasIds":[],"subsettedFeature":{"@id":"42373b1e-658d-47ba-953a-e87f0229074e"},"ownedRelationship":[],"documentation":[],"owningType":{"@id":"0d33d8b2-b8ef-482f-a751-bceb0e180a7b"},"specific":{"@id":"0d33d8b2-b8ef-482f-a751-bceb0e180a7b"},"target":[{"@id":"42373b1e-658d-47ba-953a-e87f0229074e"}],"referencingFeature":{"@id":"0d33d8b2-b8ef-482f-a751-bceb0e180a7b"},"referencedFeature":{"@id":"42373b1e-658d-47ba-953a-e87f0229074e"},"relatedElement":[{"@id":"0d33d8b2-b8ef-482f-a751-bceb0e180a7b"},{"@id":"42373b1e-658d-47ba-953a-e87f0229074e"}]},"identity":{"@id":"06b75cbd-5658-4a1b-ad19-5ca4752d4f97"}},{"payload":{"@type":"Redefinition","source":[{"@id":"5b4ee74a-5f94-4a77-b7d7-633591814f76"}],"ownedRelatedElement":[],"isImpliedIncluded":false,"owningRelatedElement":{"@id":"5b4ee74a-5f94-4a77-b7d7-633591814f76"},"general":{"@id":"df215e8f-e745-4b51-8cb7-40ba9df9e510"},"owningFeature":{"@id":"5b4ee74a-5f94-4a77-b7d7-633591814f76"},"elementId":"a55988a2-b1f8-4a2e-9f92-3e9ff4a8efe6","textualRepresentation":[],"subsettingFeature":{"@id":"5b4ee74a-5f94-4a77-b7d7-633591814f76"},"isLibraryElement":false,"ownedElement":[],"ownedAnnotation":[],"isImplied":false,"aliasIds":[],"subsettedFeature":{"@id":"df215e8f-e745-4b51-8cb7-40ba9df9e510"},"ownedRelationship":[],"documentation":[],"owningType":{"@id":"5b4ee74a-5f94-4a77-b7d7-633591814f76"},"specific":{"@id":"5b4ee74a-5f94-4a77-b7d7-633591814f76"},"redefinedFeature":{"@id":"df215e8f-e745-4b51-8cb7-40ba9df9e510"},"target":[{"@id":"df215e8f-e745-4b51-8cb7-40ba9df9e510"}],"redefiningFeature":{"@id":"5b4ee74a-5f94-4a77-b7d7-633591814f76"},"relatedElement":[{"@id":"5b4ee74a-5f94-4a77-b7d7-633591814f76"},{"@id":"df215e8f-e745-4b51-8cb7-40ba9df9e510"}]},"identity":{"@id":"a55988a2-b1f8-4a2e-9f92-3e9ff4a8efe6"}},{"payload":{"owningMembership":{"@id":"098f443f-bc81-47b4-93d0-a8ad3b105e3c"},"ownedTypeFeaturing":[],"usage":[],"ownedSubsetting":[{"@id":"a55988a2-b1f8-4a2e-9f92-3e9ff4a8efe6"}],"type":[{"@id":"1d12b788-da70-40f3-bd9f-9315ae4640a8"}],"nestedRequirement":[],"output":[],"nestedPort":[],"nestedTransition":[],"nestedConstraint":[],"isSufficient":false,"ownedDifferencing":[],"ownedRedefinition":[{"@id":"a55988a2-b1f8-4a2e-9f92-3e9ff4a8efe6"}],"textualRepresentation":[],"isLibraryElement":false,"nestedAttribute":[],"nestedEnumeration":[],"ownedFeature":[],"documentation":[],"nestedAnalysisCase":[],"directedFeature":[],"input":[],"nestedCalculation":[],"nestedView":[],"ownedMember":[],"nestedOccurrence":[],"owningFeatureMembership":{"@id":"098f443f-bc81-47b4-93d0-a8ad3b105e3c"},"nestedAllocation":[],"isPortion":false,"nestedReference":[],"owningNamespace":{"@id":"0d33d8b2-b8ef-482f-a751-bceb0e180a7b"},"isReadOnly":false,"isVariation":false,"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text:span text:style-name="T1">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text:span><text:soft-page-break/><text:span text:style-name="T1">{"@id":"95ffae0f-6683-41c8-b2a4-38748ca3fa26"},{"@id":"474b144e-dc59-4b3b-84cc-bf9dd8e84cb6"},{"@id":"766c35f8-1583-40b8-b6d2-e42a55d1fc9d"},{"@id":"8368d051-6f45-4a3f-a80b-536bc86cc9a9"},{"@id":"2344f44c-5aa1-4c90-a9ce-594b95b45b77"},{"@id":"f289caaf-5819-42f2-8c7a-8b29621d2db1"},{"@id":"1d6bfa1d-d8b7-</text:span><text:span text:style-name="T1">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member":[{"@id":"31d06923-025c-4072-9103-9e818666652e"},{"@id":"7a6e7934-6c14-4bfd-a606-206ad4d02f34"},{"@id":"d577b35a-35c7-441b-a3b3-e81bc83d2618"},{"@id":"5469ad50-0c81-4cf0-ba3e-f49c3bec6973"},{"@id":"11a27f60-3e29-442a-972e-0fe392a4e10c"},{"@id":"3788c65e-8da7-403e-a0be-7cb84f49ba67"},{"@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text:span><text:soft-page-break/><text:span text:style-name="T1">c70e-401f-b9f7-cb3832adca01"},{"@id":"e1ec2168-2ea2-4c0e-918d-f12b31ff7f99"},{"@id":"b20cac18-3a92-4927-a908-92890230ab84"},{"@id":"8c012ddf-efa6-4f26-a3e5-dc36f74595c9"}],"isReference":true,"inheritedFeature":[{"@id":"d577b35a-35c7-441b-a3b3-e81bc83d2618"},{"@id":"11a27f60-3e29-442a-972e-</text:span><text:span text:style-name="T1">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mportedMembership":[],"ownedElement":[],"aliasIds":[],"featureMembership":[{"@id":"307afcc1-f4b3-4444-b4d1-e3c211e3b222"},{"@id":"842aeb36-94d0-4e2e-8e47-9b266fff6920"},{"@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text:span><text:soft-page-break/><text:span text:style-name="T1">0e97a9fac72b"},{"@id":"f7c8ece3-cbfd-40e5-9fb8-8a2603aaf7cf"},{"@id":"78cfd450-e878-4e9d-a902-a8e66403799d"},{"@id":"d607d410-2353-4342-9322-41872ac0f675"},{"@id":"5bf279b9-f1c2-4a9b-afe5-85c063003962"},{"@id":"54d4bec4-a5fa-40cb-9700-92f88be69538"},{"@id":"4253e60a-a107-4ac2-80ce-fe715a768f12"},{"@id":"29032880-c541-41d4-ae64-6cdf5da376ce"},</text:span><text:span text:style-name="T1">{"@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sAbstract":false,"nestedMetadata":[],"nestedRendering":[],"unioningType":[],"nestedConnection":[],"nestedInterface":[],"ownedSpecialization":[{"@id":"a55988a2-b1f8-4a2e-9f92-3e9ff4a8efe6"}],"nestedViewpoint":[],"ownedFeatureInverting":[],"directedUsage":[],"nestedPart":[],"chainingFeature":[],"isConjugated":false,"isUnique":true,"nestedUsage":[],"variant":[],"nestedState":[],"isOrdered":false,"elementId":"5b4ee74a-5f94-4a77-b7d7-633591814f76","ownedAnnotation":[],"isDerived":false,"qualifiedName":"UseCaseActivities::OverallUseCase::null::source::audio_signal","intersectingType":[],"owningType":{"@id":"0d33d8b2-b8ef-482f-a751-bceb0e180a7b"},"nestedVerificationCase":[],"endFeature":[],"isEnd":false,"nestedItem":[],"featuringType":[{"@id":"0d33d8b2-b8ef-482f-a751-bceb0e180a7b"}],"isComposite":false,"name":"audio_signal","ownedMembership":[],"nestedFlow":[],"nestedCase":[],"@type":"ReferenceUsage","ownedDisjoining":[],"membership":[{"@id":"73066a9f-8517-4ab8-9e9b-2bf0c5256f14"},{"@id":"741ec789-c324-4c3b-972c-95859306ee7a"},{"@id":"307afcc1-f4b3-4444-b4d1-e3c211e3b222"},{"@id":"e23d27ba-7bb0-486a-8b43-b23257d6e805"},{"@id":"842aeb36-94d0-4e2e-8e47-9b266fff6920"},{"@id":"fce67c61-71c1-410d-84b9-a546083d2cc5"},{"@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text:span><text:soft-page-break/><text:span text:style-name="T1">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text:span><text:span text:style-name="T1">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isImpliedIncluded":false,"isNonunique":false,"ownedFeatureChaining":[],"ownedTyping":[],"inheritedMembership":[{"@id":"73066a9f-8517-4ab8-9e9b-2bf0c5256f14"},{"@id":"741ec789-c324-4c3b-972c-95859306ee7a"},{"@id":"307afcc1-f4b3-4444-b4d1-e3c211e3b222"},{"@id":"e23d27ba-7bb0-486a-8b43-b23257d6e805"},{"@id":"842aeb36-94d0-4e2e-8e47-9b266fff6920"},{"@id":"fce67c61-71c1-410d-84b9-a546083d2cc5"},{"@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text:span><text:soft-page-break/><text:span text:style-name="T1">4bb8-adba-a4be629a5806"},{"@id":"87c69e33-aa72-43ca-bcdf-2e5b14f6ced9"},{"@id":"94dbc9fa-9d77-4a8a-8530-ed1d1061c582"},{"@id":"10688a04-ac4d-4dac-8892-d5896590c6b9"},{"@id":"7d34f925-8297-4591-8e17-ddd0c1ceeacb"},{"@id":"5a555ea4-2ece-4c0d-8c7f-3e70c946a68b"},{"@id":"6eaf4562-0970-401a-9dd1-f57c001eb05c"}],"ownedEndFeature":[],"ownedFeatureMembership":[],"definition":[{"@id":"1d12b788-da70-40f3-bd9f-</text:span><text:span text:style-name="T1">9315ae4640a8"}],"nestedUseCase":[],"owner":{"@id":"0d33d8b2-b8ef-482f-a751-bceb0e180a7b"},"owningRelationship":{"@id":"098f443f-bc81-47b4-93d0-a8ad3b105e3c"},"nestedAction":[],"ownedRelationship":[{"@id":"a55988a2-b1f8-4a2e-9f92-3e9ff4a8efe6"}],"nestedConcern":[],"ownedImport":[],"differencingType":[],"variantMembership":[],"ownedUnioning":[],"ownedIntersecting":[]},"identity":{"@id":"5b4ee74a-5f94-4a77-b7d7-633591814f76"}},{"payload":{"@type":"FeatureMembership","ownedMemberElementId":"5b4ee74a-5f94-4a77-b7d7-633591814f76","memberName":"audio_signal","source":[{"@id":"0d33d8b2-b8ef-482f-a751-bceb0e180a7b"}],"ownedRelatedElement":[{"@id":"5b4ee74a-5f94-4a77-b7d7-633591814f76"}],"type":{"@id":"0d33d8b2-b8ef-482f-a751-bceb0e180a7b"},"memberElementId":"5b4ee74a-5f94-4a77-b7d7-633591814f76","isImpliedIncluded":false,"owningRelatedElement":{"@id":"0d33d8b2-b8ef-482f-a751-bceb0e180a7b"},"feature":{"@id":"5b4ee74a-5f94-4a77-b7d7-633591814f76"},"ownedMemberName":"audio_signal","elementId":"098f443f-bc81-47b4-93d0-a8ad3b105e3c","textualRepresentation":[],"isLibraryElement":false,"ownedElement":[],"ownedAnnotation":[],"isImplied":false,"ownedMemberFeature":{"@id":"5b4ee74a-5f94-4a77-b7d7-633591814f76"},"aliasIds":[],"visibility":"public","ownedRelationship":[],"documentation":[],"owningType":{"@id":"0d33d8b2-b8ef-482f-a751-bceb0e180a7b"},"ownedMemberElement":{"@id":"5b4ee74a-5f94-4a77-b7d7-633591814f76"},"target":[{"@id":"5b4ee74a-5f94-4a77-b7d7-633591814f76"}],"relatedElement":[{"@id":"0d33d8b2-b8ef-482f-a751-bceb0e180a7b"},{"@id":"5b4ee74a-5f94-4a77-b7d7-633591814f76"}],"membershipOwningNamespace":{"@id":"0d33d8b2-b8ef-482f-a751-bceb0e180a7b"},"memberElement":{"@id":"5b4ee74a-5f94-4a77-b7d7-633591814f76"}},"identity":{"@id":"098f443f-bc81-47b4-93d0-a8ad3b105e3c"}},{"payload":{"owningMembership":{"@id":"b9e6f31c-f86a-4d19-8bfa-41d9e3fd4e00"},"ownedTypeFeaturing":[],"chainingFeature":[],"isConjugated":false,"isUnique":true,"ownedSubsetting":[{"@id":"06b75cbd-5658-4a1b-ad19-5ca4752d4f97"}],"type":[{"@id":"ca796477-161f-4ffb-b3fb-53e5c002be89"}],"output":[],"isSufficient":false,"ownedDifferencing":[],"isOrdered":true,"ownedRedefinition":[],"elementId":"0d33d8b2-b8ef-482f-a751-bceb0e180a7b","textualRepresentation":[],"isLibraryElement":false,"ownedAnnotation":[],"isDerived":false,"ownedFeature":[{"@id":"5b4ee74a-5f94-4a77-b7d7-633591814f76"}],"qualifiedName":"UseCaseActivities::OverallUseCase::null::source","documentation":[],"intersectingType":[],"owningType":{"@id":"8c0b2acc-cfa5-4089-aece-deed44224875"},"endFeature":[],"directedFeature":[{"@id":"5410b457-65fe-42c4-bb9c-2dcd31942337"}],"isEnd":true,"featuringType":[{"@id":"8c0b2acc-cfa5-4089-aece-deed44224875"}],"input":[{"@id":"5410b457-65fe-42c4-bb9c-2dcd31942337"}],"isComposite":false,"name":"source","ownedMember":[{"@id":"5b4ee74a-5f94-4a77-b7d7-633591814f76"}],"ownedMembership":[{"@id":"098f443f-bc81-47b4-93d0-a8ad3b105e3c"}],"endOwningType":{"@id":"8c0b2acc-cfa5-4089-aece-deed44224875"},"@type":"ItemFlowEnd","ownedDisjoining":[],"owningFeatureMembership":{"@id":"b9e6f31c-f86a-4d19-8bfa-41d9e3fd4e00"},"membership":[{"@id":"098f443f-bc81-47b4-93d0-a8ad3b105e3c"},{"@id":"d0ffb31b-cdf5-4c9c-96dd-b7a4fd5d9c6e"},{"@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text:span><text:soft-page-break/><text:span text:style-name="T1">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text:span><text:span text:style-name="T1">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94f9681b-6fd0-4616-877a-18fe5abd52c9"},{"@id":"08f8ad47-d940-45a4-afac-d7c30fca7766"},{"@id":"7cc8039b-c33c-4252-9f45-790a5414a2d4"},{"@id":"ba2dc5a9-7f3e-4723-9a29-0f1e603129de"},{"@id":"0e300469-1a65-4772-890f-0713dd308319"},{"@id":"1af209b8-300b-4c1e-bfd8-ccafc3752119"},{"@id":"740abcea-b9ed-460b-adb2-a56194d5f75e"},{"@id":"942c3c9d-c8be-4bc3-9813-de555e8526a6"},{"@id":"cc6eb1c0-3c4d-473a-99ff-b81cbf34e473"},{"@id":"7a4e53d5-04ae-4341-9f8f-</text:span><text:soft-page-break/><text:span text:style-name="T1">284b9be55601"}],"isPortion":false,"isImpliedIncluded":false,"isNonunique":false,"ownedFeatureChaining":[],"owningNamespace":{"@id":"8c0b2acc-cfa5-4089-aece-deed44224875"},"ownedTyping":[],"isReadOnly":false,"feature":[{"@id":"5b4ee74a-5f94-4a77-b7d7-633591814f76"},{"@id":"5410b457-65fe-42c4-bb9c-2dcd31942337"},{"@id":"04d0fe3f-5c06-4a18-a0a2-32971bf9e96d"},{"@id":"c47bd4a7-67cf-43d0-bb9d-83b8d6fdb384"},{"@id":"f17b470b-5cd3-4d27-a325-</text:span><text:span text:style-name="T1">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inheritedMembership":</text:span><text:soft-page-break/><text:span text:style-name="T1">[{"@id":"d0ffb31b-cdf5-4c9c-96dd-b7a4fd5d9c6e"},{"@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text:span><text:span text:style-name="T1">{"@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text:span><text:soft-page-break/><text:span text:style-name="T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text:span><text:span text:style-name="T1">{"@id":"72534a16-2fc0-4324-bab5-fb587d684605"},{"@id":"4dc7e3bb-8341-4cd7-b1ac-412bd26779d3"},{"@id":"b1f338bb-05bb-4ff0-9bef-1918519c8105"},{"@id":"5973dde5-efa3-4c23-b812-53c2d7463b7e"},{"@id":"e637e87e-17f4-4c10-a87d-cc01a6c53e22"},{"@id":"ff504717-6acd-4511-963d-e6e787d12c89"},{"@id":"27e9ddfd-c2b0-4865-8df8-ba01b2e80b17"},{"@id":"852ed4df-dbd4-4302-8081-8e89dfac8052"},{"@id":"94f9681b-6fd0-4616-877a-18fe5abd52c9"},{"@id":"08f8ad47-d940-45a4-afac-d7c30fca7766"},{"@id":"7cc8039b-c33c-4252-9f45-790a5414a2d4"},{"@id":"ba2dc5a9-7f3e-4723-9a29-0f1e603129de"},{"@id":"0e300469-1a65-4772-890f-0713dd308319"},{"@id":"1af209b8-300b-4c1e-bfd8-ccafc3752119"},{"@id":"740abcea-b9ed-460b-adb2-a56194d5f75e"},{"@id":"942c3c9d-c8be-4bc3-9813-de555e8526a6"},{"@id":"cc6eb1c0-3c4d-473a-99ff-b81cbf34e473"},{"@id":"7a4e53d5-04ae-4341-9f8f-284b9be55601"}],"member":[{"@id":"5b4ee74a-5f94-4a77-b7d7-633591814f76"},{"@id":"5410b457-65fe-42c4-bb9c-2dcd31942337"},{"@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text:span><text:soft-page-break/><text:span text:style-name="T1">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text:span><text:span text:style-name="T1">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id":"072a22e6-8286-4f26-8f11-1dfc489e0e7b"},{"@id":"df1b728c-fea7-44e9-8168-2fdabbc68447"},{"@id":"6654c499-5e34-4e4f-805f-b3e62a2b28f6"},{"@id":"2fbf9d54-c4db-49b5-b33d-27624201526c"},{"@id":"5a32fc3f-1f45-4863-9821-e19c6b7c3279"},{"@id":"ff7218ff-b620-4c4c-85a3-897c7727915b"},{"@id":"40b51b5b-7880-46b9-beff-321074647bdf"},{"@id":"16c28385-7816-4eb6-a997-92937a9e46a5"},{"@id":"01611c73-65d2-410f-ad60-85a21ebbd397"},{"@id":"1ee9f670-a1db-4d49-979d-b030c7604bce"}],"ownedEndFeature":[],"ownedFeatureMembership":[{"@id":"098f443f-bc81-47b4-93d0-a8ad3b105e3c"}],"inheritedFeature":[{"@id":"5410b457-65fe-42c4-bb9c-2dcd31942337"},{"@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text:span><text:soft-page-break/><text:span text:style-name="T1">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text:span><text:span text:style-name="T1">{"@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text:span>9-4ea2-8b31-8753382b7355"}],"owner":{"@id":"8c0b2acc-cfa5-4089-aece-deed44224875"},"importedMembership":[],"ownedReferenceSubsetting":{"@id":"06b75cbd-5658-4a1b-ad19-5ca4752d4f97"},"ownedElement":[{"@id":"5b4ee74a-5f94-4a77-b7d7-633591814f76"}],"owningRelationship":{"@id":"b9e6f31c-f86a-4d19-8bfa-41d9e3fd4e00"},"aliasIds":[],"ownedRelationship":[{"@id":"06b75cbd-5658-4a1b-ad19-5ca4752d4f97"},{"@id":"098f443f-bc81-47b4-93d0-a8ad3b105e3c"}],"featureMembership":[{"@id":"098f443f-bc81-47b4-93d0-a8ad3b105e3c"},{"@id":"d0ffb31b-cdf5-4c9c-96dd-b7a4fd5d9c6e"},{"@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text:p>
      <text:p text:style-name="Standard"><text:soft-page-break/>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text:span text:style-name="T1">3c23af521f76"},{"@id":"d460d4f6-1538-4a7d-be21-1</text:span>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ownedImport":[],"isAbstract":false,"differencingType":[],"ownedUnioning":[],"unioningType":[],"ownedSpecialization":[{"@id":"06b75cbd-5658-4a1b-ad19-5ca4752d4f97"}],"ownedIntersecting":[],"ownedFeatureInverting":[]},"identity":{"@id":"0d33d8b2-b8ef-482f-a751-bceb0e180a7b"}},{"payload":{"@type":"EndFeatureMembership","ownedMemberElementId":"0d33d8b2-b8ef-482f-a751-bceb0e180a7b","memberName":"source","source":[{"@id":"8c0b2acc-cfa5-4089-aece-deed44224875"}],"ownedRelatedElement":[{"@id":"0d33d8b2-b8ef-482f-a751-bceb0e180a7b"}],"type":{"@id":"8c0b2acc-cfa5-4089-aece-deed44224875"},"memberElementId":"0d33d8b2-b8ef-482f-a751-bceb0e180a7b","isImpliedIncluded":false,"owningRelatedElement":{"@id":"8c0b2acc-cfa5-4089-aece-deed44224875"},"feature":{"@id":"0d33d8b2-b8ef-482f-a751-bceb0e180a7b"},"ownedMemberName":"source","elementId":"b9e6f31c-f86a-4d19-8bfa-41d9e3fd4e00","textualRepresentation":[],"isLibraryElement":false,"ownedElement":[],"ownedAnnotation":[],"isImplied":false,"ownedMemberFeature":{"@id":"0d33d8b2-b8ef-482f-a751-bceb0e180a7b"},"aliasIds":[],"visibility":"public","ownedRelationship":[],"documentation":[],"owningType":{"@id":"8c0b2acc-cfa5-4089-aece-deed44224875"},"ownedMemberElement":{"@id":"0d33d8b2-b8ef-482f-a751-bceb0e180a7b"},"target":[{"@id":"0d33d8b2-b8ef-482f-a751-bceb0e180a7b"}],"relatedElement":[{"@id":"8c0b2acc-cfa5-4089-aece-deed44224875"},{"@id":"0d33d8b2-b8ef-482f-a751-bceb0e180a7b"}],"membershipOwningNamespace":{"@id":"8c0b2acc-cfa5-4089-aece-deed44224875"},"memberElement":{"@id":"0d33d8b2-b8ef-482f-a751-bceb0e180a7b"}},"identity":{"@id":"b9e6f31c-f86a-4d19-8bfa-41d9e3fd4e00"}},{"payload":{"@type":"ReferenceSubsetting","source":[{"@id":"b7b3ac23-29f4-42a9-ad22-dbf9d6732bb6"}],"ownedRelatedElement":[],"isImpliedIncluded":false,"owningRelatedElement":{"@id":"b7b3ac23-29f4-42a9-ad22-dbf9d6732bb6"},"general":{"@id":"7f7dc8ac-cc7c-47e9-b159-9114dbe2faeb"},"owningFeature":{"@id":"b7b3ac23-29f4-42a9-ad22-dbf9d6732bb6"},"elementId":"b9c2753e-d5b8-41ff-b557-e148a2d78f5f","textualRepresentation":[],"subsettingFeature":{"@id":"b7b3ac23-29f4-42a9-ad22-<text:soft-page-break/>dbf9d6732bb6"},"isLibraryElement":false,"ownedElement":[],"ownedAnnotation":[],"isImplied":false,"aliasIds":[],"subsettedFeature":{"@id":"7f7dc8ac-cc7c-47e9-b159-9114dbe2faeb"},"ownedRelationship":[],"documentation":[],"owningType":{"@id":"b7b3ac23-29f4-42a9-ad22-dbf9d6732bb6"},"specific":{"@id":"b7b3ac23-29f4-42a9-ad22-dbf9d6732bb6"},"target":[{"@id":"7f7dc8ac-cc7c-47e9-b159-9114dbe2faeb"}],"referencingFeature":{"@id":"b7b3ac23-29f4-42a9-ad22-dbf9d6732bb6"},"referencedFeature":{"@id":"7f7dc8ac-cc7c-47e9-b159-9114dbe2faeb"},"relatedElement":[{"@id":"b7b3ac23-29f4-42a9-ad22-dbf9d6732bb6"},{"@id":"7f7dc8ac-cc7c-47e9-b159-9114dbe2faeb"}]},"identity":{"@id":"b9c2753e-d5b8-41ff-b557-e148a2d78f5f"}},{"payload":{"@type":"Redefinition","source":[{"@id":"dc985e12-b2b3-4e17-b6ba-d00d85c8a211"}],"ownedRelatedElement":[],"isImpliedIncluded":false,"owningRelatedElement":{"@id":"dc985e12-b2b3-4e17-b6ba-d00d85c8a211"},"general":{"@id":"7e0813bc-332c-427e-a74e-07ef3f05076b"},"owningFeature":{"@id":"dc985e12-b2b3-4e17-b6ba-d00d85c8a211"},"elementId":"d01b824a-8174-496b-9616-56973df7afd4","textualRepresentation":[],"subsettingFeature":{"@id":"dc985e12-b2b3-<text:span text:style-name="T1">4e17-b6ba-d00d85c8a211"},"isLibraryElement":false,"ownedElement":[],"ownedAnnotation":[],"isImplied":false,"aliasIds":[],"subsettedFeature":{"@id":"7e0813bc-332c-427e-a74e-07ef3f05076b"},"ownedRelationship":[],"documentation":[],"owningType":{"@id":"dc985e12-b2b3-4e17-b6ba-d00d85c8a211"},"specific":{"@id":"dc985e12-b2b3-4e17-b6ba-d00d85c8a211"},"redefinedFeature":{"@id":"7e0813bc-332c-427e-a74e-07ef3f05076b"},"target":[{"@id":"7e0813bc-332c-427e-a74e-07ef3f05076b"}],"redefiningFeature":{"@id":"dc985e12-b2b3-4e17-b6ba-d00d85c8a211"},"relatedElement":[{"@id":"dc985e12-b2b3-4e17-b6ba-d00d85c8a211"},{"@id":"7e0813bc-332c-427e-a74e-07ef3f05076b"}]},"identity":{"@id":"d01b824a-8174-496b-9616-56973df7afd4"}},{"payload":{"owningMembership":{"@id":"4d195db2-3f6f-4a97-8744-97ada15fb057"},"ownedTypeFeaturing":[],"usage":[],"ownedSubsetting":[{"@id":"d01b824a-8174-496b-9616-56973df7afd4"}],"type":[{"@id":"1d12b788-da70-40f3-bd9f-9315ae4640a8"}],"nestedRequirement":[],"output":[],"nestedPort":[],"nestedTransition":[],"nestedConstraint":[],"isSufficient":false,"ownedDifferencing":[],"ownedRedefinition":[{"@id":"d01b824a-8174-496b-9616-56973df7afd4"}],"textualRepresentation":[],"isLibraryElement":false,"nestedAttribute":[],"nestedEnumeration":[],"ownedFeature":[],"documentation":[],"nestedAnalysisCase":[],"directedFeature":[],"input":[],"nestedCalculation":[],"nestedView":[],"ownedMember":[],"nestedOccurrence":[],"owningFeatureMembership":{"@id":"4d195db2-3f6f-4a97-8744-97ada15fb057"},"nestedAllocation":[],"isPortion":false,"nestedReference":[],"owningNamespace":{"@id":"b7b3ac23-29f4-42a9-ad22-dbf9d6732bb6"},"isReadOnly":false,"isVariation":false,"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text:span><text:soft-page-break/><text:span text:style-name="T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text:span><text:span text:style-name="T1">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member":[{"@id":"31d06923-025c-4072-9103-9e818666652e"},{"@id":"7a6e7934-6c14-4bfd-a606-206ad4d02f34"},{"@id":"d577b35a-35c7-441b-a3b3-e81bc83d2618"},{"@id":"5469ad50-0c81-4cf0-ba3e-f49c3bec6973"},{"@id":"11a27f60-3e29-442a-972e-0fe392a4e10c"},{"@id":"75514f89-39d1-440f-a74a-efab5a9b8a40"},{"@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012ddf-efa6-4f26-a3e5-dc36f74595c9"}],"isReference":true,"inheritedFeature":[{"@id":"d577b35a-35c7-441b-a3b3-e81bc83d2618"},{"@id":"11a27f60-3e29-442a-972e-0fe392a4e10c"},{"@id":"e794d2d8-ba1a-4d51-9df4-3b0a8013c4b2"},{"@id":"a8007de5-0ebc-4ec8-9666-e0202a6cb29e"},{"@id":"4d27fac8-8dd7-41de-</text:span><text:soft-page-break/><text:span text:style-name="T1">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text:span><text:span text:style-name="T1">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mportedMembership":[],"ownedElement":[],"aliasIds":[],"featureMembership":[{"@id":"307afcc1-f4b3-4444-b4d1-e3c211e3b222"},{"@id":"842aeb36-94d0-4e2e-8e47-9b266fff6920"},{"@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text:span><text:soft-page-break/><text:span text:style-name="T1">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text:span><text:span text:style-name="T1">{"@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sAbstract":false,"nestedMetadata":[],"nestedRendering":[],"unioningType":[],"nestedConnection":[],"nestedInterface":[],"ownedSpecialization":[{"@id":"d01b824a-8174-496b-9616-56973df7afd4"}],"nestedViewpoint":[],"ownedFeatureInverting":[],"directedUsage":[],"nestedPart":[],"chainingFeature":[],"isConjugated":false,"isUnique":true,"nestedUsage":[],"variant":[],"nestedState":[],"isOrdered":false,"elementId":"dc985e12-b2b3-4e17-b6ba-d00d85c8a211","ownedAnnotation":[],"isDerived":false,"qualifiedName":"UseCaseActivities::OverallUseCase::null::target::audio_signal","intersectingType":[],"owningType":{"@id":"b7b3ac23-29f4-42a9-ad22-dbf9d6732bb6"},"nestedVerificationCase":[],"endFeature":[],"isEnd":false,"nestedItem":[],"featuringType":[{"@id":"b7b3ac23-29f4-42a9-ad22-dbf9d6732bb6"}],"isComposite":false,"name":"audio_signal","ownedMembership":[],"nestedFlow":[],"nestedCase":[],"@type":"ReferenceUsage","ownedDisjoining":[],"membership":[{"@id":"73066a9f-8517-4ab8-9e9b-2bf0c5256f14"},{"@id":"741ec789-c324-4c3b-972c-95859306ee7a"},{"@id":"307afcc1-f4b3-4444-b4d1-e3c211e3b222"},{"@id":"e23d27ba-7bb0-486a-8b43-b23257d6e805"},{"@id":"842aeb36-94d0-4e2e-8e47-9b266fff6920"},{"@id":"4d984ec1-3cf0-4aae-9362-9c6abd777afb"},{"@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text:span><text:soft-page-break/><text:span text:style-name="T1">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text:span><text:span text:style-name="T1">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isImpliedIncluded":false,"isNonunique":false,"ownedFeatureChaining":[],"ownedTyping":[],"inheritedMembership":[{"@id":"73066a9f-8517-4ab8-9e9b-2bf0c5256f14"},{"@id":"741ec789-c324-4c3b-972c-95859306ee7a"},{"@id":"307afcc1-f4b3-4444-b4d1-e3c211e3b222"},{"@id":"e23d27ba-7bb0-486a-8b43-b23257d6e805"},{"@id":"842aeb36-94d0-4e2e-8e47-9b266fff6920"},{"@id":"4d984ec1-3cf0-4aae-9362-9c6abd777afb"},{"@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ownedEndFeature":[],"ownedFeatureMembership":[],"definition":[{"@id":"1d12b788-da70-40f3-bd9f-</text:span><text:soft-page-break/><text:span text:style-name="T1">9315ae4640a8"}],"nestedUseCase":[],"owner":{"@id":"b7b3ac23-29f4-42a9-ad22-dbf9d6732bb6"},"owningRelationship":{"@id":"4d195db2-3f6f-4a97-8744-97ada15fb057"},"nestedAction":[],"ownedRelationship":[{"@id":"d01b824a-8174-496b-9616-56973df7afd4"}],"nestedConcern":[],"ownedImport":[],"differencingType":[],"variantMembership":[],"ownedUnioning":[],"ownedIntersecting":[]},"identity":{"@id":"dc985e12-b2b3-4e17-b6ba-d00d85c8a211"}},{"payload":{"@type":"FeatureMembership","ownedMemberElementId":"dc985e12-b2b3-4e17-b6ba-d00d85c8a211","memberName":"audio_signal","source":[{"@id":"b7b3ac23-29f4-42a9-ad22-dbf9d6732bb6"}],"ownedRelatedElement":[{"@id":"dc985e12-b2b3-4e17-b6ba-d00d85c8a211"}],"type":{"@id":"b7b3ac23-29f4-42a9-ad22-dbf9d6732bb6"},"memberElementId":"dc985e12-b2b3-4e17-b6ba-</text:span><text:span text:style-name="T1">d00d85c8a211","isImpliedIncluded":false,"owningRelatedElement":{"@id":"b7b3ac23-29f4-42a9-ad22-dbf9d6732bb6"},"feature":{"@id":"dc985e12-b2b3-4e17-b6ba-d00d85c8a211"},"ownedMemberName":"audio_signal","elementId":"4d195db2-3f6f-4a97-8744-97ada15fb057","textualRepresentation":[],"isLibraryElement":false,"ownedElement":[],"ownedAnnotation":[],"isImplied":false,"ownedMemberFeature":{"@id":"dc985e12-b2b3-4e17-b6ba-d00d85c8a211"},"aliasIds":[],"visibility":"public","ownedRelationship":[],"documentation":[],"owningType":{"@id":"b7b3ac23-29f4-42a9-ad22-dbf9d6732bb6"},"ownedMemberElement":{"@id":"dc985e12-b2b3-4e17-b6ba-d00d85c8a211"},"target":[{"@id":"dc985e12-b2b3-4e17-b6ba-d00d85c8a211"}],"relatedElement":[{"@id":"b7b3ac23-29f4-42a9-ad22-dbf9d6732bb6"},{"@id":"dc985e12-b2b3-4e17-b6ba-d00d85c8a211"}],"membershipOwningNamespace":{"@id":"b7b3ac23-29f4-42a9-ad22-dbf9d6732bb6"},"memberElement":{"@id":"dc985e12-b2b3-4e17-b6ba-d00d85c8a211"}},"identity":{"@id":"4d195db2-3f6f-4a97-8744-97ada15fb057"}},{"payload":{"owningMembership":{"@id":"733f5aba-cbbf-4a88-8339-e6a5332cb4e1"},"ownedTypeFeaturing":[],"chainingFeature":[],"isConjugated":false,"isUnique":true,"ownedSubsetting":[{"@id":"b9c2753e-d5b8-41ff-b557-e148a2d78f5f"}],"type":[{"@id":"fef6a6d9-61cd-4bf0-a67d-438346871da6"}],"output":[],"isSufficient":false,"ownedDifferencing":[],"isOrdered":true,"ownedRedefinition":[],"elementId":"b7b3ac23-29f4-42a9-ad22-dbf9d6732bb6","textualRepresentation":[],"isLibraryElement":false,"ownedAnnotation":[],"isDerived":false,"ownedFeature":[{"@id":"dc985e12-b2b3-4e17-b6ba-d00d85c8a211"}],"qualifiedName":"UseCaseActivities::OverallUseCase::null::target","documentation":[],"intersectingType":[],"owningType":{"@id":"8c0b2acc-cfa5-4089-aece-deed44224875"},"endFeature":[],"directedFeature":[],"isEnd":true,"featuringType":[{"@id":"8c0b2acc-cfa5-4089-aece-deed44224875"}],"input":[],"isComposite":false,"name":"target","ownedMember":[{"@id":"dc985e12-b2b3-4e17-b6ba-d00d85c8a211"}],"ownedMembership":[{"@id":"4d195db2-3f6f-4a97-8744-97ada15fb057"}],"endOwningType":{"@id":"8c0b2acc-cfa5-4089-aece-deed44224875"},"@type":"ItemFlowEnd","ownedDisjoining":[],"owningFeatureMembership":{"@id":"733f5aba-cbbf-4a88-8339-e6a5332cb4e1"},"membership":[{"@id":"4d195db2-3f6f-4a97-8744-97ada15fb057"},{"@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text:span><text:soft-page-break/><text:span text:style-name="T1">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text:span><text:span text:style-name="T1">{"@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fc1d61e5-fdd6-43e1-a08c-ebbedcdafce5"},{"@id":"f9349e83-7b73-4c03-86e9-514689d86b2e"},{"@id":"7801163c-e9a8-41a5-9f6f-47669b109e97"},{"@id":"9d1d11e8-a158-44c8-afe8-7acc7c63b6cf"},{"@id":"0e300469-1a65-4772-890f-0713dd308319"},{"@id":"1af209b8-300b-4c1e-bfd8-ccafc3752119"},{"@id":"bad122d6-4eb1-48dd-aff0-fc006e7eb349"},{"@id":"88628ec5-016d-4c82-93b5-b90f17a98bc8"},{"@id":"88263b35-6d63-4e86-b29b-1f99e2aadbc5"},{"@id":"79f28359-d7a3-4b7f-bbd4-4868cd0ab69f"}],"isPortion":false,"isImpliedIncluded":false,"isNonunique":false,"ownedFeatureChaining":[],"owningNamespace":{"@id":"8c0b2acc-cfa5-4089-aece-deed44224875"},"ownedTyping":[],"isReadOnly":false,"feature":[{"@id":"dc985e12-b2b3-4e17-b6ba-d00d85c8a211"},{"@id":"04d0fe3f-5c06-4a18-a0a2-32971bf9e96d"},{"@id":"c47bd4a7-67cf-43d0-bb9d-83b8d6fdb384"},{"@id":"f17b470b-5cd3-4d27-a325-03df3bebfbd1"},{"@id":"c62a6159-da01-453f-a0b2-1d771fb4526c"},{"@id":"f68c5609-cc1d-4bf0-9351-c5e66cbae31c"},{"@id":"4125b7bd-c70e-4383-8f33-63e5e310516a"},{"@id":"6be93dc6-cb29-49e4-</text:span><text:soft-page-break/><text:span text:style-name="T1">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text:span><text:span text:style-name="T1">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inheritedMembership":[{"@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text:span><text:soft-page-break/><text:span text:style-name="T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text:span><text:span text:style-name="T1">{"@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text:span><text:soft-page-break/><text:span text:style-name="T1">53c2d7463b7e"},{"@id":"e637e87e-17f4-4c10-a87d-cc01a6c53e22"},{"@id":"ff504717-6acd-4511-963d-e6e787d12c89"},{"@id":"27e9ddfd-c2b0-4865-8df8-ba01b2e80b17"},{"@id":"852ed4df-dbd4-4302-8081-8e89dfac8052"},{"@id":"fc1d61e5-fdd6-43e1-a08c-ebbedcdafce5"},{"@id":"f9349e83-7b73-4c03-86e9-514689d86b2e"},{"@id":"7801163c-e9a8-41a5-9f6f-47669b109e97"},{"@id":"9d1d11e8-a158-44c8-afe8-7acc7c63b6cf"},{"@id":"0e300469-1a65-4772-890f-0713dd308319"},{"@id":"1af209b8-300b-4c1e-bfd8-ccafc3752119"},{"@id":"bad122d6-4eb1-48dd-aff0-fc006e7eb349"},{"@id":"88628ec5-016d-4c82-93b5-b90f17a98bc8"},{"@id":"88263b35-6d63-4e86-b29b-1f99e2aadbc5"},{"@id":"79f28359-d7a3-4b7f-bbd4-4868cd0ab69f"}],"member":[{"@id":"dc985e12-b2b3-4e17-b6ba-d00d85c8a211"},{"@id":"16fb0a71-e155-4e78-8686-49e25fa695d5"},{"@id":"04d0fe3f-5c06-4a18-a0a2-32971bf9e96d"},{"@id":"c47bd4a7-67cf-43d0-bb9d-83b8d6fdb384"},{"@id":"f17b470b-5cd3-4d27-a325-</text:span><text:span text:style-name="T1">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text:span><text:soft-page-break/><text:span text:style-name="T1">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text:span><text:span text:style-name="T1">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id":"dee84fb5-c768-4807-a7ed-8f406d3af3d3"},{"@id":"041b27bf-823f-47dc-a7ab-0f664236234c"},{"@id":"4cfe58c4-d4b9-4af5-a9fb-e189f40edc10"},{"@id":"ba5b90a8-444a-4d0b-a904-b24ea74a3013"},{"@id":"5a32fc3f-1f45-4863-9821-e19c6b7c3279"},{"@id":"ff7218ff-b620-4c4c-85a3-897c7727915b"},{"@id":"2ed901b1-59cb-4d7c-ae75-4f51f4727255"},{"@id":"090d867f-f21a-4def-a3db-08ceee7afbd6"},{"@id":"1f0d0ed5-32f7-4cdd-ba7b-bc65a0d99f2e"},{"@id":"3a53db9a-7795-4f14-a08e-ee0b9cc248d1"}],"ownedEndFeature":[],"ownedFeatureMembership":[{"@id":"4d195db2-3f6f-4a97-8744-97ada15fb057"}],"inheritedFeature":[{"@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text:span><text:soft-page-break/><text:span text:style-name="T1">41c8-b2a4-38748ca3fa26"},{"@id":"474b144e-dc59-4b3b-84cc-bf9dd8e84cb6"},{"@id":"766c35f8-1583-40b8-b6d2-e42a55d1fc9d"},{"@id":"8368d051-6f45-4a3f-a80b-536bc86cc9a9"},{"@id":"2344f44c-5aa1-4c90-a9ce-594b95b45b77"},{"@id":"f289caaf-5819-42f2-8c7a-8b29621d2db1"},{"@id":"1d6bfa1d-d8b7-43fb-a5f4-051634db5a5d"},{"@id":"b3479bf1-7810-4</text:span>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owner":{"@id":"8c0b2acc-cfa5-4089-aece-deed44224875"},"importedMembership":[],"ownedReferenceSubsetting":{"@id":"b9c2753e-d5b8-41ff-b557-e148a2d78f5f"},"ownedElement":[{"@id":"dc985e12-b2b3-4e17-b6ba-d00d85c8a211"}],"owningRelationship":{"@id":"733f5aba-cbbf-4a88-8339-e6a5332cb4e1"},"aliasIds":[],"ownedRelationship":[{"@id":"b9c2753e-d5b8-41ff-b557-e148a2d78f5f"},{"@id":"4d195db2-3f6f-4a97-8744-97ada15fb057"}],"featureMembership":[{"@id":"4d195db2-3f6f-4a97-8744-97ada15fb057"},{"@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text:p>
      <text:p text:style-name="Standard">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text:soft-page-break/>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ownedImport":[],"isAbstract":false,"differencingType":[],"ownedUnioning":[],"unioningType":[],"ownedSpecialization":[{"@id":"b9c2753e-d5b8-41ff-b557-e148a2d78f5f"}],"ownedIntersecting":[],"ownedFeatureInverting":[]},"identity":{"@id":"b7b3ac23-29f4-42a9-ad22-dbf9d6732bb6"}},{"payload":{"@type":"EndFeatureMembership","ownedMemberElementId":"b7b3ac23-29f4-42a9-ad22-dbf9d6732bb6","memberName":"target","source":[{"@id":"8c0b2acc-cfa5-4089-aece-deed44224875"}],"ownedRelatedElement":[{"@id":"b7b3ac23-29f4-42a9-ad22-dbf9d6732bb6"}],"type":{"@id":"8c0b2acc-cfa5-4089-aece-deed44224875"},"memberElementId":"b7b3ac23-29f4-42a9-ad22-dbf9d6732bb6","isImpliedIncluded":false,"owningRelatedElement":{"@id":"8c0b2acc-cfa5-4089-aece-deed44224875"},"feature":{"@id":"b7b3ac23-29f4-42a9-ad22-dbf9d6732bb6"},"ownedMemberName":"target","elementId":"733f5aba-cbbf-4a88-8339-e6a5332cb4e1","textualRepresentation":[],"isLibraryElement":false,"ownedElement":[],"ownedAnnotation":[],"isImplied":false,"ownedMemberFeature":{"@id":"b7b3ac23-29f4-42a9-ad22-dbf9d6732bb6"},"aliasIds":[],"visibility":"public","ownedRelationship":[],"documentation":[],"owningType":{"@id":"8c0b2acc-cfa5-4089-aece-deed44224875"},"ownedMemberElement":{"@id":"b7b3ac23-29f4-42a9-ad22-dbf9d6732bb6"},"target":[{"@id":"b7b3ac23-29f4-42a9-ad22-dbf9d6732bb6"}],"relatedElement":[{"@id":"8c0b2acc-cfa5-4089-aece-deed44224875"},{"@id":"b7b3ac23-29f4-42a9-ad22-dbf9d6732bb6"}],"membershipOwningNamespace":{"@id":"8c0b2acc-cfa5-4089-aece-deed44224875"},"memberElement":{"@id":"b7b3ac23-29f4-42a9-ad22-dbf9d6732bb6"}},"identity":{"@id":"733f5aba-cbbf-4a88-8339-e6a5332cb4e1"}},{"payload":{"owningMembership":{"@id":"dea1b7fd-a155-4209-9d42-248820f8edb9"},"ownedTypeFeaturing":[],"usage":[{"@id":"779e4cc5-d210-491e-8693-bbf60846c062"},{"@id":"ca0a41a7-e5ca-4260-a70e-f42084a1b6a9"},{"@id":"c657a652-8d7d-4ea4-be52-b5addea22b38"},{"@id":"0f434e43-76a7-4b34-9bc7-582e34f3cddb"},{"@id":"055a4790-78ad-429d-8288-eb6aa7f5d5c4"},{"@id":"2ed283a9-bd68-486f-adf9-2d19cf6fe086"},{"@id":"6ccb058b-45f3-4152-a003-253aa2794992"},{"@id":"8c13e927-6829-46b5-a48b-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4e103670f157"},{"@id":"04d0fe3f-5c06-4a18-a0a2-32971bf9e96d"},{"@id":"c47bd4a7-67cf-43d0-bb9d-83b8d6fdb384"},{"@id":"f17b470b-5cd3-4d27-a325-<text:soft-page-break/>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edSubsetting":[],"type":[{"@id":"5c6c533a-4419-41b7-98d7-eee0b69de3fe"}],"nestedRequirement":[],"output":[],"nestedPort":[],"sourceOutputFeature":{"@id":"5b4ee74a-5f94-4a77-b7d7-633591814f76"},"nestedTransition":[],"nestedConstraint":[],"isSufficient":false,"ownedDifferencing":[],"ownedRedefinition":[],"sourceFeature":{"@id":"42373b1e-658d-47ba-953a-e87f0229074e"},"textualRepresentation":[],"isLibraryElement":false,"nestedAttribute":[],"isImplied":false,"nestedEnumeration":[],"ownedFeature":[{"@id":"0d33d8b2-b8ef-482f-a751-bceb0e180a7b"},{"@id":"b7b3ac23-29f4-42a9-ad22-dbf9d6732bb6"}],"documentation":[],"nestedAnalysisCase":[],"directedFeature":[{"@id":"ca0a41a7-e5ca-4260-a70e-f42084a1b6a9"},{"@id":"c657a652-8d7d-4ea4-be52-b5addea22b38"}],"actionDefinition":[{"@id":"5c6c533a-4419-41b7-98d7-eee0b69de3fe"}],"input":[{"@id":"ca0a41a7-e5ca-4260-a70e-f42084a1b6a9"},{"@id":"c657a652-8d7d-4ea4-be52-b5addea22b38"}],"nestedCalculation":[],"targetInputFeature":{"@id":"dc985e12-b2b3-4e17-b6ba-d00d85c8a211"},"relatedElement":[{"@id":"42373b1e-658d-47ba-953a-e87f0229074e"},{"@id":"7f7dc8ac-cc7c-47e9-b159-9114dbe2faeb"}],"nestedView":[],"ownedMember":[{"@id":"0d33d8b2-b8ef-482f-a751-bceb0e180a7b"},{"@id":"b7b3ac23-29f4-42a9-ad22-dbf9d6732bb6"}],"nestedOccurrence":[],"owningFeatureMembership":{"@id":"dea1b7fd-a155-4209-9d42-248820f8edb9"},"nestedAllocation":[],"association":[{"@id":"5c6c533a-4419-41b7-98d7-eee0b69de3fe"}],"isPortion":false,"nestedReference":[],"owningNamespace":{"@id":"623f2dd6-0423-442c-a741-ce8d63afa558"},"isReadOnly":false,"isVariation":false,"feature":[{"@id":"0d33d8b2-b8ef-482f-a751-bceb0e180a7b"},{"@id":"b7b3ac23-29f4-42a9-ad22-dbf9d6732bb6"},{"@id":"779e4cc5-d210-491e-8693-bbf60846c062"},{"@id":"ca0a41a7-e5ca-4260-a70e-f42084a1b6a9"},{"@id":"c657a652-8d7d-4ea4-be52-b5addea22b38"},{"@id":"0f434e43-76a7-4b34-9bc7-582e34f3cddb"},{"@id":"055a4790-78ad-429d-8288-eb6aa7f5d5c4"},{"@id":"2ed283a9-bd68-486f-adf9-2d19cf6fe086"},{"@id":"6ccb058b-45f3-4152-a003-253aa2794992"},{"@id":"b1b40176-bdad-4836-86fa-f954090fce76"},{"@id":"11a27f60-3e29-442a-972e-0fe392a4e10c"},{"@id":"095e9704-759b-4c7c-b9b7-c552f4404879"},{"@id":"22859d82-dea7-44da-8af2-c159bc1727f1"},{"@id":"d27e2303-8b9e-4f23-8c49-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text:soft-page-break/>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13e927-6829-46b5-a48b-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4e103670f157"},{"@id":"efe5d24c-efe7-405b-b4dd-85513da58125"},{"@id":"8dc43e1f-9c27-49d2-b6b4-1a5b5e0e4faa"},{"@id":"5ddce097-3429-4120-ab43-a45994d8257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eef87a3-fabc-4ecc-acc9-ee210a19668c"},{"@id":"f9beffbe-e8e2-4745-ab81-244e3be7fb95"},{"@id":"f9b45ca1-d020-4016-ae77-ed42b8012836"},{"@id":"b7c0d0a0-b0de-4f1c-965d-944ba82062c6"},{"@id":"d577b35a-35c7-441b-a3b3-e81bc83d2618"},{"@id":"962ab9fe-0407-4594-95ec-4c93eac3d309"},{"@id":"ca865e96-d5d4-4ff3-9378-594dee999f02"},{"@id":"1c42d2b5-795e-4a8b-a505-54ef529e0108"},{"@id":"d491b83e-6c5b-4f7d-9bd2-c29935c5967c"},{"@id":"d07a4e3c-64f3-4b63-a22c-abcd44f8dcb8"},{"@id":"1a869973-f1c9-4ea2-8b31-8753382b7355"}],"member":[{"@id":"0d33d8b2-b8ef-482f-a751-bceb0e180a7b"},{"@id":"b7b3ac23-29f4-42a9-ad22-dbf9d6732bb6"},{"@id":"625a4dfc-6203-458c-b3e4-2e00c2e780e4"},{"@id":"9b38da14-6612-4ded-b728-37c2533f587b"},{"@id":"c1ee5bf4-97b1-4a20-8451-5441ccfc2c20"},{"@id":"ee9e4729-cd8b-43ea-8c2a-c15a1d8bd82c"},{"@id":"779e4cc5-d210-491e-8693-bbf60846c062"},{"@id":"ca0a41a7-e5ca-4260-a70e-f42084a1b6a9"},{"@id":"c657a652-8d7d-4ea4-be52-b5addea22b38"},{"@id":"0f434e43-76a7-4b34-9bc7-582e34f3cddb"},{"@id":"055a4790-78ad-429d-8288-eb6aa7f5d5c4"},{"@id":"2ed283a9-bd68-486f-adf9-2d19cf6fe086"},{"@id":"6ccb058b-45f3-4152-a003-253aa2794992"},{"@id":"6df228c2-2754-4f63-9638-63aa6a9f6c36"},{"@id":"4d81fed6-4a5c-42f6-a68d-63b47108a7a9"},{"@id":"e76a7583-75fd-4f84-876d-9416dc7c828c"},{"@id":"ea191ce0-0a90-4856-94d4-4b4b2a39962d"},{"@id":"b1b40176-bdad-4836-86fa-f954090fce76"},{"@id":"5469ad50-0c81-4cf0-ba3e-f49c3bec6973"},{"@id":"11a27f60-3e29-442a-<text:soft-page-break/>972e-0fe392a4e10c"},{"@id":"0b6ae859-1928-4f1a-8b8f-40868fca2c6c"},{"@id":"095e9704-759b-4c7c-b9b7-c552f4404879"},{"@id":"22859d82-dea7-44da-8af2-c159bc1727f1"},{"@id":"d27e2303-8b9e-4f23-8c49-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5d1af860-898d-4a97-bab3-19e99f7687d1"},{"@id":"8c13e927-6829-46b5-a48b-ffce6ea5f826"},{"@id":"4ecf5cec-bf01-4d43-9a14-6dd309bb5190"},{"@id":"44a4b579-cb5c-4f50-a800-1123e9725153"},{"@id":"565e8fa9-5aaa-482c-aefc-656ec37ae7f9"},{"@id":"e0bb9be9-1ef0-4011-9060-1a69f55dab2e"},{"@id":"c7d72693-1950-4c86-a261-dd3b37dd05b8"},{"@id":"5f124bc3-3032-47bf-ab29-d3f98c67d6d7"},{"@id":"44365066-8595-4639-b986-54fa8ced457a"},{"@id":"fcd081d7-9223-4c86-b71b-9e12adc61ed7"},{"@id":"9128dcb0-cd8e-4247-83b6-c9d93a0f2d87"},{"@id":"cbad04fe-7f5f-4e3c-bb43-596cd3e783af"},{"@id":"71907731-ebf6-43da-bad2-26722bc974e7"},{"@id":"2b296c31-7a9f-44c5-b3db-7fb84e08931b"},{"@id":"c6d0fd1a-13df-494c-8015-671f183efd52"},{"@id":"8d321805-12fd-4142-9b87-9da329886fb4"},{"@id":"6bcb2322-9a3c-4fb6-9056-63415d246abf"},{"@id":"7800e17c-1a49-4894-945f-4e103670f157"},{"@id":"1551de1a-3cfe-4ec0-ad74-acd6d2f3308d"},{"@id":"5e4a4154-5ada-4543-a074-e38fda4b88d8"},{"@id":"efe5d24c-efe7-405b-b4dd-85513da58125"},{"@id":"9817d286-1203-4e56-bd60-bc65fa0491bf"},{"@id":"8dc43e1f-9c27-49d2-b6b4-1a5b5e0e4faa"},{"@id":"5ddce097-3429-4120-ab43-a45994d82570"},{"@id":"3f57fba1-8efd-4fa3-ad9f-564c0ebb5d60"},{"@id":"7f92ad3f-38a1-489d-8dff-179028686c81"},{"@id":"03a7ed05-8fd9-4d63-af4a-0694484c2dee"},{"@id":"979da8f1-6205-40f1-97dd-3997365cc850"},{"@id":"d06183f6-168b-4c08-ab75-d999aee67543"},{"@id":"d5a2f0ac-985e-4041-800e-681b2800c8e1"},{"@id":"e0a533d4-a067-4feb-8e87-fb4521180494"},{"@id":"39bf23c6-fa24-42d3-b9a3-<text:soft-page-break/>e837135e4ce3"},{"@id":"3f5d0fb6-30f4-4a60-9871-20a69352b774"},{"@id":"92e9cc19-a6b7-432f-a0f8-023273e9491f"},{"@id":"ce247c61-1f22-42dc-80cd-ee3eaa1d5473"},{"@id":"0b7f5b6b-487b-4125-8ab0-250ff2d01fa3"},{"@id":"def2dd72-41e3-483b-b258-c8684c3780f2"},{"@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834cc16c-6eed-4462-832a-9b8f8f6dadb3"},{"@id":"eeef87a3-fabc-4ecc-acc9-ee210a19668c"},{"@id":"f9beffbe-e8e2-4745-ab81-244e3be7fb95"},{"@id":"f9b45ca1-d020-4016-ae77-ed42b8012836"},{"@id":"b7c0d0a0-b0de-4f1c-965d-944ba82062c6"},{"@id":"cc0652a7-0d22-44d2-ac5d-d4cebf8e6f97"},{"@id":"9a6c524c-808d-427a-a372-110cbd96fc4d"},{"@id":"e9c0541b-c173-42bb-bdb6-664b58d9a1dc"},{"@id":"7093be0f-6765-467e-8a5c-3490abddc6bb"},{"@id":"dc49fc52-fa69-4e56-9d38-583b2525bc98"},{"@id":"4b89cbb4-79d1-4bc8-9e8d-c3e92bf87a77"},{"@id":"dbfac1f8-d65b-4680-9066-70d06f19ca88"},{"@id":"aa113029-6ebd-42a4-9fa3-33cfb9c772fb"},{"@id":"7e1b47e2-bb54-4393-ae3c-b3df95cb39a5"},{"@id":"b5e5fc2c-3107-4eab-96a3-8bcfaba91715"},{"@id":"31d06923-025c-4072-9103-9e818666652e"},{"@id":"7a6e7934-6c14-4bfd-a606-206ad4d02f34"},{"@id":"d577b35a-35c7-441b-a3b3-e81bc83d2618"},{"@id":"dda0ff8f-78db-4956-b316-2446b6855035"},{"@id":"a995ca01-645f-4c34-be45-5fe16f2f0749"},{"@id":"8c012ddf-efa6-4f26-a3e5-dc36f74595c9"},{"@id":"c7cc15d1-ad96-4db0-a690-aa4ce1d1e3cb"},{"@id":"2b259407-3b6e-4bd3-ba19-28215da33f90"},{"@id":"ced8a939-0f44-4bfc-8f19-ba9d9f77f90d"},{"@id":"640d0193-36fe-4d7f-9745-3fbd50078f93"},{"@id":"c658f390-f0eb-46e5-8be5-e08fdf09835b"},{"@id":"e19be599-b6b7-49ac-a185-00a1bef8d54f"},{"@id":"1a18000e-259a-403b-9d5d-3a403685e10d"},{"@id":"989087b6-f01f-487f-8196-dd392d6ce181"},{"@id":"3c0a3b90-ba04-497b-9c9b-82eb113e4741"},{"@id":"556a9ed9-8d65-4f63-86dc-93725673cb05"},{"@id":"0e22c16e-ddeb-479e-9b6f-3a70a170f5a4"},{"@id":"c88641ea-7cee-43fe-9f5e-a5385d880fc0"},{"@id":"27eca31d-c98b-402a-b3e2-64f7ff69d505"},{"@id":"928e6902-ea16-4239-b1ce-e6693c649bdb"},{"@id":"7fb1202d-7b83-4f4b-8ec3-06611736245d"},{"@id":"cabad312-5aa0-461d-8f61-454da5110089"},{"@id":"044786df-e11a-43bb-826d-ef226d42857f"},{"@id":"df9a9cc1-6219-4507-afb8-d6f7ceef6610"},{"@id":"962ab9fe-0407-4594-95ec-4c93eac3d309"},{"@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id":"6f5f20fe-ce92-44dd-9c2a-ac1a3968d4b8"},{"@id":"1137535d-b52f-4e05-98ba-8ab8d57e80cc"}],"isReference":false,"inheritedFeature":[{"@id":"779e4cc5-d210-491e-8693-bbf60846c062"},{"@id":"ca0a41a7-e5ca-4260-a70e-f42084a1b6a9"},{"@id":"c657a652-8d7d-4ea4-be52-b5addea22b38"},{"@id":"0f434e43-76a7-4b34-9bc7-582e34f3cddb"},{"@id":"055a4790-78ad-429d-8288-eb6aa7f5d5c4"},{"@id":"2ed283a9-bd68-486f-adf9-2d19cf6fe086"},{"@id":"6ccb058b-45f3-4152-a003-253aa2794992"},{"@id":"b1b40176-bdad-4836-86fa-f954090fce76"},{"@id":"11a27f60-3e29-442a-972e-0fe392a4e10c"},{"@id":"095e9704-759b-4c7c-b9b7-c552f4404879"},{"@id":"22859d82-dea7-44da-8af2-c159bc1727f1"},{"@id":"d27e2303-8b9e-4f23-8c49-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text:soft-page-break/>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text:span text:style-name="T1">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13e927-6829-46b5-a48b-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4e103670f157"},{"@id":"efe5d24c-efe7-405b-b4dd-85513da58125"},{"@id":"8dc43e1f-9c27-49d2-b6b4-1a5b5e0e4faa"},{"@id":"5ddce097-3429-4120-ab43-a45994d8257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text:span><text:soft-page-break/><text:span text:style-name="T1">b49d-2e574a751d52"},{"@id":"eeef87a3-fabc-4ecc-acc9-ee210a19668c"},{"@id":"f9beffbe-e8e2-4745-ab81-244e3be7fb95"},{"@id":"f9b45ca1-d020-4016-ae77-ed42b8012836"},{"@id":"b7c0d0a0-b0de-4f1c-965d-944ba82062c6"},{"@id":"d577b35a-35c7-441b-a3b3-e81bc83d2618"},{"@id":"962ab9fe-0407-4594-95ec-4c93eac3d309"},{"@id":"ca865e96-d5d4-4ff3-9378-594dee999f02"},{"@id":"1c42d2b5-795e-4a8b-a505-54ef529e0108"},{"@id":"d491b83e-6c5b-4f7d-9bd2-c29935c5967c"},{"@id":"d07a4e3c-64f3-4b63-a22c-abcd44f8dcb8"},{"@id":"1a869973-f1c9-4ea2-8b31-8753382b7355"}],"behavior":[{"@id":"5c6c533a-4419-41b7-98d7-eee0b69de3fe"}],"importedMembership":[],"ownedElement":[{"@id":"0d33d8b2-b8ef-482f-a751-bceb0e180a7b"},{"@id":"b7b3ac23-29f4-42a9-ad22-dbf9d6732bb6"}],"partDefinition":[{"@id":"5c6c533a-4419-41b7-98d7-eee0b69de3fe"}],"aliasIds":[],"featureMembership":[{"@id":"b9e6f31c-f86a-4d19-8bfa-41d9e3fd4e00"},{"@id":"733f5aba-cbbf-4a88-8339-e6a5332cb4e1"},{"@id":"9e51d73e-ac19-46f7-82fe-be8f05d0c482"},{"@id":"9e0a950f-d504-41c1-8f57-3127acafe6c3"},{"@id":"2b30637c-95b5-462d-b4ee-c35c6fb23fdb"},{"@id":"8814e4e7-6f03-4b12-8423-ffca60209329"},{"@id":"57a808cc-8a48-4670-9412-</text:span><text:span text:style-name="T1">d675d734f957"},{"@id":"fc379771-0faa-40c0-9154-fd7af1d15c85"},{"@id":"d81bae63-ff3b-4e5a-8fd7-349250d5f903"},{"@id":"c396aabe-233a-4a38-9b1e-6337ef74aadd"},{"@id":"842aeb36-94d0-4e2e-8e47-9b266fff6920"},{"@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adfd1f71-f1e6-45f6-8f59-a9cacc2790e9"},{"@id":"4b8cec6a-3663-4640-b919-dd50679bf373"},{"@id":"23f3191c-1072-4200-9eea-83fd8f68b207"},{"@id":"6412e4e1-a05a-4c69-a054-1176f72f39c2"},</text:span><text:soft-page-break/><text:span text:style-name="T1">{"@id":"911e2b05-f278-4612-a359-72c569503570"},{"@id":"7b7e63ce-0ade-4cf5-8267-d31979407fd8"},{"@id":"6dc50e0e-bfd2-4f01-929e-89f8e3f3e6ad"},{"@id":"4cf2247c-2b47-474c-a66f-bb81cabedba5"},{"@id":"7d7cf605-2013-4842-a6e6-4d33f3cb29f2"},{"@id":"9efbb45b-3fb2-4bd0-9b06-152cb2e37f9c"},{"@id":"96d0aa28-b0a0-40aa-8b97-baa5bc12f840"},{"@id":"5b341295-406a-4c14-8585-4b623a9f5ebf"},{"@id":"09e02747-267e-4f5a-b79a-68c06c8df7ff"},{"@id":"4df5b5f4-3d79-4380-89ec-7c176c02f57b"},{"@id":"39758e0d-1ddd-47fd-9101-6c6d8d4aacab"},{"@id":"f4e0277b-3c3e-4141-8482-0a99c8644615"},{"@id":"4aa53040-728e-4f31-9575-a726469ea707"},{"@id":"46086ed8-9a30-410a-8ea2-0cbfc411c0b0"},{"@id":"204c4c80-23f1-473e-bd95-c539461cef5b"},{"@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text:span><text:span text:style-name="T1">5208414cf483"},{"@id":"c701f7cb-d569-43da-a143-8e0332020f5a"},{"@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3ed8585b-76bc-4f6d-a83e-18b40e659a13"},{"@id":"73a63ab2-6198-4377-9ddb-5a3bdb3c7fbc"},{"@id":"2da0e845-266a-459d-881e-0381b8519f9b"},{"@id":"dce1b2ea-f2b8-46d8-83e3-918b536e63f9"},{"@id":"307afcc1-f4b3-4444-b4d1-e3c211e3b222"},{"@id":"2626432b-2724-4972-b08c-341cd7f0aa9f"},{"@id":"dc59895f-07ad-46ca-aff6-3ffd38cfab1a"},{"@id":"01a8b711-7985-42f1-9c7c-cb8d39c8ec2b"},{"@id":"ca31c598-8d88-4caf-adbd-bb93f2c92f1e"},{"@id":"27e9ddfd-c2b0-4865-8df8-ba01b2e80b17"},{"@id":"852ed4df-dbd4-4302-8081-8e89dfac8052"}],"isAbstract":false,"relatedFeature":[{"@id":"42373b1e-658d-47ba-953a-e87f0229074e"},{"@id":"7f7dc8ac-cc7c-47e9-b159-9114dbe2faeb"}],"nestedMetadata":[],"nestedRendering":[],"unioningType":[],"nestedConnection":[],"nestedInterface":[],"ownedSpecialization":[],"nestedViewpoint":[],"ownedFeatureInverting":[],"directedUsage":[{"@id":"ca0a41a7-e5ca-4260-a70e-f42084a1b6a9"},{"@id":"c657a652-8d7d-4ea4-be52-b5addea22b38"}],"nestedPart":[],"chainingFeature":[],"isConjugated":false,"isUnique":true,"nestedUsage":[],"source":[{"@id":"42373b1e-658d-47ba-953a-e87f0229074e"}],"variant":[],"nestedState":[],"isOrdered":false,"elementId":"8c0b2acc-cfa5-4089-aece-deed44224875","ownedAnnotation":[],"isDerived":false,"qualifiedName":"UseCaseActivities::OverallUseCase::null","intersectingType":[],"owningType":{"@id":"623f2dd6-0423-442c-a741-ce8d63afa558"},"nestedVerificationCase":[],"endFeature":[{"@id":"0d33d8b2-b8ef-482f-a751-bceb0e180a7b"},{"@id":"b7b3ac23-29f4-42a9-ad22-dbf9d6732bb6"}],"isEnd":false,"nestedItem":[],"featuringType":[{"@id":"623f2dd6-0423-442c-a741-ce8d63afa558"}],"isComposite":true,"connectorEnd":[{"@id":"0d33d8b2-b8ef-482f-a751-bceb0e180a7b"},{"@id":"b7b3ac23-29f4-42a9-ad22-dbf9d6732bb6"}],"connectionDefinition":[{"@id":"5c6c533a-4419-41b7-98d7-eee0b69de3fe"}],"itemFlowEnd":[{"@id":"0d33d8b2-b8ef-482f-a751-bceb0e180a7b"},{"@id":"b7b3ac23-29f4-42a9-ad22-dbf9d6732bb6"}],"ownedMembership":[{"@id":"b9e6f31c-f86a-4d19-8bfa-41d9e3fd4e00"},{"@id":"733f5aba-cbbf-4a88-8339-e6a5332cb4e1"}],"nestedFlow":[],"itemType":[],"nestedCase":[],"@type":"FlowConnectionUsage","ownedDisjoining":[],"membership":[{"@id":"b9e6f31c-f86a-4d19-8bfa-41d9e3fd4e00"},{"@id":"733f5aba-cbbf-4a88-8339-e6a5332cb4e1"},{"@id":"4c97bdfe-392b-4b9d-bfbc-0ec2fd64291b"},{"@id":"b7c74177-f0c5-4a23-a36f-8f2c4fd5ee31"},{"@id":"65e9d761-2af7-48c3-927b-9c1555a683bb"},{"@id":"263f04e3-3044-4c4e-bf72-1df17fbdc8c3"},{"@id":"9e51d73e-ac19-46f7-82fe-be8f05d0c482"},{"@id":"9e0a950f-d504-41c1-8f57-3127acafe6c3"},{"@id":"2b30637c-95b5-462d-b4ee-c35c6fb23fdb"},{"@id":"8814e4e7-6f03-4b12-8423-ffca60209329"},{"@id":"57a808cc-8a48-4670-9412-d675d734f957"},{"@id":"fc379771-0faa-40c0-9154-fd7af1d15c85"},{"@id":"d81bae63-ff3b-4e5a-8fd7-349250d5f903"},{"@id":"5a39577d-3348-429a-ab2c-e37d2d01bd62"},{"@id":"c867b926-2a54-4682-b856-8d6fb5927fd4"},{"@id":"eec844ec-faf7-4c27-8b0b-c19db176ac1d"},{"@id":"b7b81eef-8ab0-420e-957f-610d28e0d3a6"},{"@id":"c396aabe-233a-4a38-9b1e-6337ef74aadd"},{"@id":"e23d27ba-</text:span><text:soft-page-break/><text:span text:style-name="T1">7bb0-486a-8b43-b23257d6e805"},{"@id":"842aeb36-94d0-4e2e-8e47-9b266fff6920"},{"@id":"713cf549-087f-47f3-8b04-4dcd6952a347"},{"@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text:span><text:span text:style-name="T1">{"@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9d74b0f-cbde-408f-b78d-bb87c9551a7c"},{"@id":"adfd1f71-f1e6-45f6-8f59-a9cacc2790e9"},{"@id":"4b8cec6a-3663-4640-b919-dd50679bf373"},{"@id":"23f3191c-1072-4200-9eea-83fd8f68b207"},{"@id":"6412e4e1-a05a-4c69-a054-1176f72f39c2"},{"@id":"911e2b05-f278-4612-a359-72c569503570"},{"@id":"7b7e63ce-0ade-4cf5-8267-d31979407fd8"},{"@id":"6dc50e0e-bfd2-4f01-929e-89f8e3f3e6ad"},{"@id":"4cf2247c-2b47-474c-a66f-bb81cabedba5"},{"@id":"ae296a10-a133-4fbe-8cd2-0da5b6ac7682"},{"@id":"7d7cf605-2013-4842-a6e6-4d33f3cb29f2"},{"@id":"9efbb45b-3fb2-4bd0-9b06-152cb2e37f9c"},{"@id":"96d0aa28-b0a0-40aa-8b97-baa5bc12f840"},{"@id":"5b341295-406a-4c14-8585-4b623a9f5ebf"},{"@id":"09e02747-267e-4f5a-b79a-68c06c8df7ff"},{"@id":"4df5b5f4-3d79-4380-89ec-7c176c02f57b"},{"@id":"39758e0d-1ddd-47fd-9101-6c6d8d4aacab"},{"@id":"f4e0277b-3c3e-4141-8482-0a99c8644615"},{"@id":"4e4c186e-1daa-48a4-8a65-9bc7ed7fb2b7"},{"@id":"a76a0d18-7788-4cb2-8cab-47f290a8aaf4"},{"@id":"4aa53040-728e-4f31-9575-a726469ea707"},{"@id":"4c729d15-924d-4ed8-9a96-f55ad73a4c2d"},{"@id":"46086ed8-9a30-410a-8ea2-0cbfc411c0b0"},{"@id":"204c4c80-23f1-473e-bd95-c539461cef5b"},{"@id":"ed3e5d8e-d28a-4d10-b092-6198d2ceddd4"},{"@id":"05454970-a042-441b-bb00-c96fa3aa6340"},{"@id":"47638fbc-8c73-461f-98be-0b5c67e49b5d"},{"@id":"48ecaa32-8622-4473-ab7b-8b7afbc02949"},{"@id":"0c5129bd-b5cf-4caa-8d91-b86a367d0e90"},{"@id":"8023e904-5c4c-4cda-9ebe-6ff3e59270bf"},{"@id":"62fda6de-e525-458b-84e8-</text:span><text:soft-page-break/><text:span text:style-name="T1">938381d72228"},{"@id":"d2942488-fe42-494e-938c-aa734515f1cd"},{"@id":"01c8840c-f65e-470a-be49-b820ef43581b"},{"@id":"9ba7c476-8d72-4e57-ab5d-6b5c47b58fcd"},{"@id":"c4a4c603-9c9a-4bbe-b5d4-491b15862bdf"},{"@id":"8e4b8246-f5a7-4be5-832b-5208414cf483"},{"@id":"c701f7cb-d569-43da-a143-8e0332020f5a"},{"@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text:span><text:span text:style-name="T1">{"@id":"973bb434-a61f-46b4-8e47-a90b4f4fb23c"},{"@id":"e1a5fa0d-69a6-47e4-b530-a50bd26eba8b"},{"@id":"3ed8585b-76bc-4f6d-a83e-18b40e659a13"},{"@id":"73a63ab2-6198-4377-9ddb-5a3bdb3c7fbc"},{"@id":"2da0e845-266a-459d-881e-0381b8519f9b"},{"@id":"dce1b2ea-f2b8-46d8-83e3-918b536e63f9"},{"@id":"4e8727a4-a30a-47ad-82a0-e73526c48130"},{"@id":"f2d966b6-dea2-4d66-991c-2a2eae79c4f5"},{"@id":"dd92acbe-2683-4c45-b4d1-f36d0a727b40"},{"@id":"9f80d499-a847-430b-8ec1-77eb3b5e662f"},{"@id":"3f8a224c-3cbd-4ba6-9415-4cbcc4e49e2e"},{"@id":"037bedd0-1b58-40af-8d3d-46e7375ebb2a"},{"@id":"6a49d63e-7ad6-4dde-9172-09fb4c95343e"},{"@id":"36679f7d-6bb1-448e-b7a6-907467a1cfd8"},{"@id":"3e24be55-28e5-4607-b50b-f71deb196c14"},{"@id":"505c22ef-a693-40bd-9f10-b0c82e879160"},{"@id":"73066a9f-8517-4ab8-9e9b-2bf0c5256f14"},{"@id":"741ec789-c324-4c3b-972c-95859306ee7a"},{"@id":"307afcc1-f4b3-4444-b4d1-e3c211e3b222"},{"@id":"322cbc9a-8809-4ffb-b8d4-5367bd224fcb"},{"@id":"364187cd-340e-41a8-a014-39002f9d4571"},{"@id":"6eaf4562-0970-401a-9dd1-f57c001eb05c"},{"@id":"ad2904d9-e797-421f-b905-f4b9be2b11cd"},{"@id":"644469b4-ba37-42e9-aa22-ac8cbc3e50f1"},{"@id":"2fe997ab-365c-46ac-93c8-390c864bb2d5"},{"@id":"8f246dfc-7f94-48a0-a69e-456f33b08c90"},{"@id":"b3264f89-b166-4410-9d21-2c775b002eca"},{"@id":"012e6259-1976-4450-b01c-7142e222f1c0"},{"@id":"9480f0dd-a78f-4cb4-8193-ce5a8c360ea4"},{"@id":"29b0eaf5-e858-431f-a655-006104e57bba"},{"@id":"ac0f37ab-1cf7-4257-bc09-cee3056e9ddb"},{"@id":"8248ea15-77f5-4463-9ffe-69544a3cbe66"},{"@id":"3a45f467-953b-4969-9774-49c69121a1c8"},{"@id":"dd0100b9-4780-472d-b9dc-ee87efcb3118"},{"@id":"774af91f-30ad-4369-b851-dc9c020b8b2a"},{"@id":"f5ee8a15-f0b9-4a09-8d31-0a2c114feb11"},{"@id":"f173aaad-3989-470f-99bf-0baef748c6a8"},{"@id":"6b6efa5a-5e6c-4571-9a14-1ed7f74b1e2b"},{"@id":"4d4f988d-db2d-481d-86ca-ed5070ce90df"},{"@id":"6ccbe32b-2f37-4b34-a880-8701708a04e8"},{"@id":"2626432b-2724-4972-b08c-341cd7f0aa9f"},{"@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b68e6989-30f0-4e69-9c27-cebee25a99b4"},{"@id":"f299ec7f-1b29-4b60-8fbd-b1907c05a229"}],"ownedRelatedElement":[],"isIndividual":false,"flowConnectionDefinition":[{"@id":"5c6c533a-4419-41b7-98d7-eee0b69de3fe"}],"isImpliedIncluded":false,"isNonunique":false,"targetFeature":[{"@id":"7f7dc8ac-cc7c-47e9-b159-9114dbe2faeb"}],"ownedFeatureChaining":[],"ownedTyping":[],"inheritedMembership":[{"@id":"4c97bdfe-392b-4b9d-bfbc-0ec2fd64291b"},{"@id":"b7c74177-f0c5-4a23-a36f-8f2c4fd5ee31"},{"@id":"65e9d761-2af7-48c3-927b-9c1555a683bb"},{"@id":"263f04e3-3044-4c4e-bf72-1df17fbdc8c3"},{"@id":"9e51d73e-ac19-46f7-82fe-be8f05d0c482"},{"@id":"9e0a950f-d504-41c1-8f57-3127acafe6c3"},{"@id":"2b30637c-95b5-462d-b4ee-c35c6fb23fdb"},{"@id":"8814e4e7-6f03-4b12-8423-ffca60209329"},{"@id":"57a808cc-8a48-4670-9412-d675d734f957"},{"@id":"fc379771-0faa-40c0-9154-fd7af1d15c85"},{"@id":"d81bae63-ff3b-4e5a-8fd7-349250d5f903"},{"@id":"5a39577d-3348-429a-ab2c-e37d2d01bd62"},{"@id":"c867b926-2a54-4682-b856-8d6fb5927fd4"},{"@id":"eec844ec-faf7-4c27-8b0b-c19db176ac1d"},{"@id":"b7b81eef-8ab0-420e-957f-610d28e0d3a6"},{"@id":"c396aabe-233a-4a38-9b1e-6337ef74aadd"},{"@id":"e23d27ba-7bb0-486a-8b43-b23257d6e805"},{"@id":"842aeb36-94d0-4e2e-8e47-9b266fff6920"},{"@id":"713cf549-087f-47f3-8b04-4dcd6952a347"},</text:span><text:soft-page-break/><text:span text:style-name="T1">{"@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text:span><text:span text:style-name="T1">{"@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9d74b0f-cbde-408f-b78d-bb87c9551a7c"},{"@id":"adfd1f71-f1e6-45f6-8f59-a9cacc2790e9"},{"@id":"4b8cec6a-3663-4640-b919-dd50679bf373"},{"@id":"23f3191c-1072-4200-9eea-83fd8f68b207"},{"@id":"6412e4e1-a05a-4c69-a054-1176f72f39c2"},{"@id":"911e2b05-f278-4612-a359-72c569503570"},{"@id":"7b7e63ce-0ade-4cf5-8267-d31979407fd8"},{"@id":"6dc50e0e-bfd2-4f01-929e-89f8e3f3e6ad"},{"@id":"4cf2247c-2b47-474c-a66f-bb81cabedba5"},{"@id":"ae296a10-a133-4fbe-8cd2-0da5b6ac7682"},{"@id":"7d7cf605-2013-4842-a6e6-4d33f3cb29f2"},{"@id":"9efbb45b-3fb2-4bd0-9b06-152cb2e37f9c"},{"@id":"96d0aa28-b0a0-40aa-8b97-baa5bc12f840"},{"@id":"5b341295-406a-4c14-8585-4b623a9f5ebf"},{"@id":"09e02747-267e-4f5a-b79a-68c06c8df7ff"},{"@id":"4df5b5f4-3d79-4380-89ec-7c176c02f57b"},{"@id":"39758e0d-1ddd-47fd-9101-6c6d8d4aacab"},{"@id":"f4e0277b-3c3e-4141-8482-0a99c8644615"},{"@id":"4e4c186e-1daa-48a4-8a65-9bc7ed7fb2b7"},{"@id":"a76a0d18-7788-4cb2-8cab-47f290a8aaf4"},{"@id":"4aa53040-728e-4f31-9575-a726469ea707"},{"@id":"4c729d15-924d-4ed8-9a96-f55ad73a4c2d"},{"@id":"46086ed8-9a30-410a-8ea2-0cbfc411c0b0"},{"@id":"204c4c80-23f1-473e-bd95-c539461cef5b"},{"@id":"ed3e5d8e-d28a-4d10-b092-6198d2ceddd4"},{"@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text:span><text:soft-page-break/><text:span text:style-name="T1">6b5c47b58fcd"},{"@id":"c4a4c603-9c9a-4bbe-b5d4-491b15862bdf"},{"@id":"8e4b8246-f5a7-4be5-832b-5208414cf483"},{"@id":"c701f7cb-d569-43da-a143-8e0332020f5a"},{"@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1a5fa0d-69a6-47e4-b530-a50bd26eba8b"},{"@id":"3ed8585b-76bc-4f6d-a83e-18b40e659a13"},</text:span><text:span text:style-name="T1">{"@id":"73a63ab2-6198-4377-9ddb-5a3bdb3c7fbc"},{"@id":"2da0e845-266a-459d-881e-0381b8519f9b"},{"@id":"dce1b2ea-f2b8-46d8-83e3-918b536e63f9"},{"@id":"4e8727a4-a30a-47ad-82a0-e73526c48130"},{"@id":"f2d966b6-dea2-4d66-991c-2a2eae79c4f5"},{"@id":"dd92acbe-2683-4c45-b4d1-f36d0a727b40"},{"@id":"9f80d499-a847-430b-8ec1-77eb3b5e662f"},{"@id":"3f8a224c-3cbd-4ba6-9415-4cbcc4e49e2e"},{"@id":"037bedd0-1b58-40af-8d3d-46e7375ebb2a"},{"@id":"6a49d63e-7ad6-4dde-9172-09fb4c95343e"},{"@id":"36679f7d-6bb1-448e-b7a6-907467a1cfd8"},{"@id":"3e24be55-28e5-4607-b50b-f71deb196c14"},{"@id":"505c22ef-a693-40bd-9f10-b0c82e879160"},{"@id":"73066a9f-8517-4ab8-9e9b-2bf0c5256f14"},{"@id":"741ec789-c324-4c3b-972c-95859306ee7a"},{"@id":"307afcc1-f4b3-4444-b4d1-e3c211e3b222"},{"@id":"322cbc9a-8809-4ffb-b8d4-5367bd224fcb"},{"@id":"364187cd-340e-41a8-a014-39002f9d4571"},{"@id":"6eaf4562-0970-401a-9dd1-f57c001eb05c"},{"@id":"ad2904d9-e797-421f-b905-f4b9be2b11cd"},{"@id":"644469b4-ba37-42e9-aa22-ac8cbc3e50f1"},{"@id":"2fe997ab-365c-46ac-93c8-390c864bb2d5"},{"@id":"8f246dfc-7f94-48a0-a69e-456f33b08c90"},{"@id":"b3264f89-b166-4410-9d21-2c775b002eca"},{"@id":"012e6259-1976-4450-b01c-7142e222f1c0"},{"@id":"9480f0dd-a78f-4cb4-8193-ce5a8c360ea4"},{"@id":"29b0eaf5-e858-431f-a655-006104e57bba"},{"@id":"ac0f37ab-1cf7-4257-bc09-cee3056e9ddb"},{"@id":"8248ea15-77f5-4463-9ffe-69544a3cbe66"},{"@id":"3a45f467-953b-4969-9774-49c69121a1c8"},{"@id":"dd0100b9-4780-472d-b9dc-ee87efcb3118"},{"@id":"774af91f-30ad-4369-b851-dc9c020b8b2a"},{"@id":"f5ee8a15-f0b9-4a09-8d31-0a2c114feb11"},{"@id":"f173aaad-3989-470f-99bf-0baef748c6a8"},{"@id":"6b6efa5a-5e6c-4571-9a14-1ed7f74b1e2b"},{"@id":"4d4f988d-db2d-481d-86ca-ed5070ce90df"},{"@id":"6ccbe32b-2f37-4b34-a880-8701708a04e8"},{"@id":"2626432b-2724-4972-b08c-341cd7f0aa9f"},{"@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b68e6989-30f0-4e69-9c27-cebee25a99b4"},{"@id":"f299ec7f-1b29-4b60-8fbd-b1907c05a229"}],"parameter":[{"@id":"ca0a41a7-e5ca-4260-a70e-f42084a1b6a9"},{"@id":"c657a652-8d7d-4ea4-be52-b5addea22b38"}],"ownedEndFeature":[{"@id":"0d33d8b2-b8ef-482f-a751-bceb0e180a7b"},{"@id":"b7b3ac23-29f4-42a9-ad22-dbf9d6732bb6"}],"occurrenceDefinition":[{"@id":"5c6c533a-4419-41b7-98d7-eee0b69de3fe"}],"ownedFeatureM</text:span>embership":[{"@id":"b9e6f31c-f86a-4d19-8bfa-41d9e3fd4e00"},{"@id":"733f5aba-cbbf-4a88-8339-e6a5332cb4e1"}],"definition":[{"@id":"5c6c533a-4419-41b7-98d7-eee0b69de3fe"}],"nestedUseCase":[],"owner":{"@id":"623f2dd6-0423-442c-a741-ce8d63afa558"},"owningRelationship":{"@id":"dea1b7fd-a155-4209-9d42-248820f8edb9"},"nestedAction":[],"ownedRelationship":[{"@id":"b9e6f31c-f86a-4d19-8bfa-41d9e3fd4e00"},{"@id":"733f5aba-cbbf-4a88-8339-e6a5332cb4e1"}],"nestedConcern":[],"ownedImport":[],"itemDefinition":[{"@id":"5c6c533a-4419-41b7-98d7-eee0b69de3fe"}],"target":[{"@id":"7f7dc8ac-cc7c-47e9-b159-9114dbe2faeb"}],"differencingType":[],"variantMembership":[],"ownedUnioning":[],"isDirected":false,"owningDefinition":{"@id":"623f2dd6-0423-442c-a741-ce8d63afa558"},"interaction":[{"@id":"5c6c533a-4419-41b7-98d7-eee0b69de3fe"}],"ownedIntersecting":[]},"identity":{"@id":"8c0b2acc-cfa5-4089-aece-deed44224875"}},{"payload":{"@type":"FeatureMembership","ownedMemberElementId":"8c0b2acc-cfa5-4089-aece-<text:soft-page-break/>deed44224875","source":[{"@id":"623f2dd6-0423-442c-a741-ce8d63afa558"}],"ownedRelatedElement":[{"@id":"8c0b2acc-cfa5-4089-aece-deed44224875"}],"type":{"@id":"623f2dd6-0423-442c-a741-ce8d63afa558"},"memberElementId":"8c0b2acc-cfa5-4089-aece-deed44224875","isImpliedIncluded":false,"owningRelatedElement":{"@id":"623f2dd6-0423-442c-a741-ce8d63afa558"},"feature":{"@id":"8c0b2acc-cfa5-4089-aece-deed44224875"},"elementId":"dea1b7fd-a155-4209-9d42-248820f8edb9","textualRepresentation":[],"isLibraryElement":false,"ownedElement":[],"ownedAnnotation":[],"isImplied":false,"ownedMemberFeature":{"@id":"8c0b2acc-cfa5-4089-aece-deed44224875"},"aliasIds":[],"visibility":"public","ownedRelationship":[],"documentation":[],"owningType":{"@id":"623f2dd6-0423-442c-a741-ce8d63afa558"},"ownedMemberElement":{"@id":"8c0b2acc-cfa5-4089-aece-deed44224875"},"target":[{"@id":"8c0b2acc-cfa5-4089-aece-deed44224875"}],"relatedElement":[{"@id":"623f2dd6-0423-442c-a741-ce8d63afa558"},{"@id":"8c0b2acc-cfa5-4089-aece-deed44224875"}],"membershipOwningNamespace":{"@id":"623f2dd6-0423-442c-a741-ce8d63afa558"},"memberElement":{"@id":"8c0b2acc-cfa5-4089-aece-deed44224875"}},"identity":{"@id":"dea1b7fd-a155-4209-9d42-248820f8edb9"}},{"payload":{"ownedPort":[],"directedUsage":[{"@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ingMembership":{"@i</text:p>
      <text:p text:style-name="P4">":"c0de9245-588f-4823-9f81-f61cd10a912d"},"isConjugated":false,"usage":[{"@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edVerificationCase":[],"ownedEnumeration":[],"ownedViewpoint":[],"ownedAnalysisCase":[],"ownedRendering":[],"ownedConstraint":[],"output":[],"ownedMetadata":[],"variant":[],"action":[],"ownedItem":[{"@id":"7aa341b3-8aa0-4be3-a9e1-a6823f468d1d"},{"@id":"81a25d2f-7465-437f-946b-875c715ed4ea"},{"@id":"7de35e92-37a3-4cd9-b817-8fc5778a12af"},{"@id":"8c0b2acc-cfa5-4089-aece-deed44224875"}],"isSufficient":false,"ownedDifferencing":[],"elementId":"623f2dd6-0423-442c-a741-ce8d63afa558","textualRepresentation":[],"isLibraryElement":false,"ownedAnnotation":[],"ownedView":[],"ownedFeature":[{"@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qualifiedName":"UseCaseActivities::OverallUseCase","documentation":<text:soft-page-break/>[],"intersectingType":[],"endFeature":[],"directedFeature":[],"ownedInterface":[],"ownedAllocation":[],"input":[],"ownedFlow":[{"@id":"7aa341b3-8aa0-4be3-a9e1-a6823f468d1d"},{"@id":"81a25d2f-7465-437f-946b-875c715ed4ea"},{"@id":"7de35e92-37a3-4cd9-b817-8fc5778a12af"},{"@id":"8c0b2acc-cfa5-4089-aece-deed44224875"}],"ownedAction":[{"@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ownedCase":[],"ownedCalculation":[],"ownedOccurrence":[{"@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name":"OverallUseCase","ownedReference":[],"ownedUsage":[{"@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ownedMember":[{"@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ownedMembership":[{"@id":"0df67b08-70de-46cd-b70d-f698881ef1c9"},{"@id":"92db7b0d-5c33-426f-95c9-4211d679b26c"},{"@id":"afd795ef-d5b4-4dee-9f01-6f3be920512c"},{"@id":"59b6fa60-86ec-47a9-be53-18a070f527b2"},{"@id":"b0b1d7cf-f781-40b5-a3d2-4fd591799a7f"},{"@id":"c434385b-ec14-4f3b-b8f9-708e5781dcf5"},{"@id":"c8c4ef79-bb42-4c50-b814-d4a7e1168a77"},{"@id":"c758ee7b-27bb-4c17-86cf-a46ac7c227e4"},{"@id":"dea1b7fd-a155-4209-9d42-248820f8edb9"}],"ownedUseCase":[],"@type":"ActionDefinition","ownedDisjoining":[],"ownedState":[],"membership":[{"@id":"0df67b08-70de-46cd-b70d-f698881ef1c9"},{"@id":"92db7b0d-5c33-426f-95c9-4211d679b26c"},{"@id":"afd795ef-d5b4-4dee-9f01-6f3be920512c"},{"@id":"59b6fa60-86ec-47a9-be53-18a070f527b2"},{"@id":"b0b1d7cf-f781-40b5-a3d2-4fd591799a7f"},{"@id":"c434385b-ec14-4f3b-b8f9-708e5781dcf5"},{"@id":"c8c4ef79-bb42-4c50-b814-d4a7e1168a77"},{"@id":"c758ee7b-27bb-4c17-86cf-a46ac7c227e4"},{"@id":"dea1b7fd-a155-4209-9d42-248820f8edb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text:soft-page-break/>{"@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sIndividual":false,"isImpliedIncluded":false,"owningNamespace":{"@id":"3c9e3480-748c-4a41-8063-298ea38aa13f"},"isVariation":false,"feature":[{"@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text:soft-page-break/>{"@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nheritedMembership":[{"@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text:soft-page-break/>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parameter":[],"member":[{"@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text:soft-page-break/>{"@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ownedEndFeature":[],"declaredName":"OverallUseCase","ownedFeatureMembership":[{"@id":"0df67b08-70de-46cd-b70d-f698881ef1c9"},{"@id":"92db7b0d-5c33-426f-95c9-4211d679b26c"},{"@id":"afd795ef-d5b4-4dee-9f01-6f3be920512c"},{"@id":"59b6fa60-86ec-47a9-be53-18a070f527b2"},{"@id":"b0b1d7cf-f781-40b5-a3d2-4fd591799a7f"},{"@id":"c434385b-ec14-4f3b-b8f9-708e5781dcf5"},{"@id":"c8c4ef79-bb42-4c50-b814-d4a7e1168a77"},{"@id":"c758ee7b-27bb-4c17-86cf-a46ac7c227e4"},{"@id":"dea1b7fd-a155-4209-9d42-248820f8edb9"}],"ownedSubclassification":[],"inheritedFeature":[{"@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text:soft-page-break/>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text:span text:style-name="T1">fdeefa8f-64e6-4738-9ff4-fd3109e3e03b"},{"@id":"3e622d49-8dae-436a-a885-315105fcf1ad"},{"@id":"5530db67-f31e-491c-99d4-d5e8af097713"},{"@id":"a3aa9688-339f-4c7a-b181-a66a9b91b9f5"},{"@id":"7c878540-1fea-46be-991a-7816bd9cab8e"},{"@id":"60131259-c678-479f-bd2d-52513ed29905"},{"@id":"26591a6e-fa1f-4a03-bc30-0eccaf9b4c41"},{"@id":"823afdf3-5139-4916-873c-90023cae542e"},</text:span><text:span text:style-name="T1">{"@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ownedTransition":[],"owner":{"@id":"3c9e3480-748c-4a41-8063-298ea38aa13f"},"importedMembership":[],"ownedElement":[{"@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owningRelationship":{"@id":"c0de9245-588f-4823-9f81-f61cd10a912d"},"aliasIds":[],"ownedRelationship":[{"@id":"0df67b08-70de-46cd-b70d-f698881ef1c9"},{"@id":"92db7b0d-5c33-426f-95c9-4211d679b26c"},{"@id":"afd795ef-d5b4-4dee-9f01-6f3be920512c"},{"@id":"59b6fa60-86ec-47a9-be53-18a070f527b2"},{"@id":"b0b1d7cf-f781-40b5-a3d2-4fd591799a7f"},{"@id":"c434385b-ec14-4f3b-b8f9-708e5781dcf5"},{"@id":"c8c4ef79-bb42-4c50-b814-d4a7e1168a77"},{"@id":"c758ee7b-27bb-4c17-86cf-a46ac7c227e4"},{"@id":"dea1b7fd-a155-4209-9d42-248820f8edb9"}],"ownedConnection":[{"@id":"7aa341b3-8aa0-4be3-a9e1-a6823f468d1d"},{"@id":"81a25d2f-7465-437f-946b-875c715ed4ea"},{"@id":"7de35e92-37a3-4cd9-b817-8fc5778a12af"},{"@id":"8c0b2acc-cfa5-4089-aece-deed44224875"}],"featureMembership":[{"@id":"0df67b08-70de-46cd-b70d-f698881ef1c9"},{"@id":"92db7b0d-5c33-426f-95c9-4211d679b26c"},{"@id":"afd795ef-d5b4-4dee-9f01-6f3be920512c"},{"@id":"59b6fa60-86ec-47a9-be53-18a070f527b2"},{"@id":"b0b1d7cf-f781-40b5-a3d2-4fd591799a7f"},{"@id":"c434385b-ec14-4f3b-b8f9-708e5781dcf5"},{"@id":"c8c4ef79-bb42-4c50-b814-d4a7e1168a77"},{"@id":"c758ee7b-27bb-4c17-86cf-a46ac7c227e4"},{"@id":"dea1b7fd-a155-4209-9d42-248820f8edb9"},{"@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text:span><text:soft-page-break/><text:span text:style-name="T1">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text:span><text:span text:style-name="T1">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ownedImport":[],"ownedRequirement":[],"isAbstract":false,"differencingType":[],"variantMembership":[],"ownedUnioning":[],"unioningType":[],"ownedSpecialization":[],"ownedConcern":[],"step":[{"@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0a533d4-a067-4feb-8e87-fb4521180494"},{"@id":"92e9cc19-a6b7-432f-a0f8-023273e9491f"},{"@id":"ce247c61-1f22-42dc-80cd-ee3eaa1d5473"},{"@id":"0b7f5b6b-487b-4125-8ab0-250ff2d01fa3"},{"@id":"def2dd72-41e3-483b-b258-</text:span><text:soft-page-break/><text:span text:style-name="T1">c8684c3780f2"},{"@id":"72a7c1c4-db6c-4d01-9631-d8029b99f6ad"},{"@id":"82dbbc00-8fcd-4c17-8bd6-87cf52b69da7"},{"@id":"9c1b6b5d-98be-4565-85e4-23abaf2b3537"},{"@id":"18596263-61ec-4801-88d1-04418b4cf6cd"},{"@id":"5530db67-f31e-491c-99d4-d5e8af097713"},{"@id":"60131259-c678-479f-bd2d-52513ed29905"},{"@id":"26591a6e-fa1f-4a03-bc30-0eccaf9b4c41"},{"@id":"1f833ff2-4d72-4c7c-818f-d4269808ec38"}],"ownedAttribute":[],"ownedIntersecting":[],"ownedPart":[{"@id":"7aa341b3-8aa0-4be3-a9e1-a6823f468d1d"},{"@id":"81a25d2f-7465-437f-946b-875c715ed4ea"},{"@id":"7de35e92-37a3-4cd9-b817-8fc5778a12af"},{"@id":"8c0b2acc-cfa5-4089-aece-deed44224875"}]},"identity":{"@id":"623f2dd6-0423-442c-a741-ce8d63afa558"}},{"payload":{"@type":"OwningMembership","ownedMemberElementId":"623f2dd6-0423-442c-a741-ce8d63afa558","memberName":"OverallUseCase","source":[{"@id":"3c9e3480-748c-4a41-8063-298ea38aa13f"}],"ownedRelatedElement":[{"@id":"623f2dd6-0423-442c-a741-ce8d63afa558"}],"memberElementId":"623f2dd6-0423-442c-a741-ce8d63afa558","isImpliedIncluded":false,"owningRelatedElement":{"@id":"3c9e3480-748c-4a41-8063-298ea38aa13f"},"ownedMemberName":"OverallUseCase","elementId":"c0de9245-588f-4823-9f81-f61cd10a912d","textualRepresentation":[],"isLibraryElement":false,"ownedElement":[],"ownedAnnotation":[],"isImplied":false,"aliasIds":[],"visibility":"public","ownedRelationship":[],"documentation":[],"ownedMemberElement":{"@id":"623f2dd6-0423-442c-a741-ce8d63afa558"},"target":[{"@id":"623f2dd6-0423-442c-a741-ce8d63afa558"}],"relatedElement":[{"@id":"3c9e3480-748c-4a41-8063-298ea38aa13f"},{"@id":"623f2dd6-0423-442c-a741-ce8d63afa558"}],"membershipOwningNamespace":{"@id":"3c9e3480-748c-4a41-8063-</text:span><text:span text:style-name="T1">298ea38aa13f"},"memberElement":{"@id":"623f2dd6-0423-442c-a741-ce8d63afa558"}},"identity":{"@id":"c0de9245-588f-4823-9f81-f61cd10a912d"}},{"payload":{"@type":"MembershipImport","source":[{"@id":"19612ea4-3ee4-440e-b1f7-9c35258610b5"}],"ownedRelatedElement":[],"isImpliedIncluded":false,"owningRelatedElement":{"@id":"19612ea4-3ee4-440e-b1f7-9c35258610b5"},"isRecursive":false,"elementId":"a07cba4a-de22-426e-800c-f04396cb3d64","textualRepresentation":[],"isLibraryElement":false,"importedMembership":{"@id":"075dd8cf-75c9-4740-aa83-2014b36844e6"},"ownedElement":[],"ownedAnnotation":[],"isImplied":false,"aliasIds":[],"visibility":"public","ownedRelationship":[],"documentation":[],"importedElement":{"@id":"ca796477-161f-4ffb-b3fb-53e5c002be89"},"target":[{"@id":"075dd8cf-75c9-4740-aa83-2014b36844e6"}],"relatedElement":[{"@id":"19612ea4-3ee4-440e-b1f7-9c35258610b5"},{"@id":"075dd8cf-75c9-4740-aa83-2014b36844e6"}],"importOwningNamespace":{"@id":"19612ea4-3ee4-440e-b1f7-9c35258610b5"},"isImportAll":false},"identity":{"@id":"a07cba4a-de22-426e-800c-f04396cb3d64"}},{"payload":{"owningMembership":{"@id":"1317ae65-96a9-4081-944c-45a812679c43"},"@type":"Package","membership":[{"@id":"075dd8cf-75c9-4740-aa83-2014b36844e6"}],"isImpliedIncluded":false,"owningNamespace":{"@id":"3b4ea5f1-9180-4ff4-a969-819f5a4f8bb9"},"member":[{"@id":"ca796477-161f-4ffb-b3fb-53e5c002be89"}],"declaredName":"MusicPlayer","elementId":"19612ea4-3ee4-440e-b1f7-9c35258610b5","owner":{"@id":"3b4ea5f1-9180-4ff4-a969-819f5a4f8bb9"},"textualRepresentation":[],"isLibraryElement":false,"importedMembership":[{"@id":"075dd8cf-75c9-4740-aa83-2014b36844e6"}],"ownedElement":[],"ownedAnnotation":[],"owningRelationship":{"@id":"1317ae65-96a9-4081-944c-45a812679c43"},"aliasIds":[],"ownedRelationship":[{"@id":"a07cba4a-de22-426e-800c-f04396cb3d64"}],"qualifiedName":"UseCaseActivities::FunctionalGroups::MusicPlayer","documentation":[],"ownedImport":[{"@id":"a07cba4a-de22-426e-800c-f04396cb3d64"}],"filterCondition":[],"name":"MusicPlayer","ownedMember":[],"ownedMembership":[]},"identity":{"@id":"19612ea4-3ee4-440e-b1f7-9c35258610b5"}},{"payload":{"@type":"OwningMembership","ownedMemberElementId":"19612ea4-3ee4-440e-b1f7-9c35258610b5","memberName":"MusicPlayer","source":[{"@id":"3b4ea5f1-9180-4ff4-a969-819f5a4f8bb9"}],"ownedRelatedElement":[{"@id":"19612ea4-3ee4-440e-b1f7-9c35258610b5"}],"memberElementId":"19612ea4-3ee4-440e-b1f7-9c35258610b5","isImpliedIncluded":false,"owningRelatedElement":{"@id":"3b4ea5f1-9180-4ff4-a969-819f5a4f8bb9"},"ownedMemberName":"MusicPlayer","elementId":"1317ae65-96a9-4081-944c-45a812679c43","textualRepresentation":[],"isLibraryElement":false,"ownedElement":[],"ownedAnnotation":[],"isImplied":false,"aliasIds":[],"visibility":"public","ownedRelationship":[],"documentation":[],"ownedMemberElement":{"@id":"19612ea4-3ee4-440e-b1f7-9c35258610b5"},"target":[{"@id":"19612ea4-3ee4-440e-b1f7-9c35258610b5"}],"relatedElement":[{"@id":"3b4ea5f1-9180-4ff4-a969-819f5a4f8bb9"},{"@id":"19612ea4-3ee4-440e-b1f7-9c35258610b5"}],"membershipOwningNamespace":{"@id":"3b4ea5f1-9180-4ff4-a969-819f5a4f8bb9"},"memberElement":{"@id":"19612ea4-3ee4-</text:span><text:soft-page-break/><text:span text:style-name="T1">440e-b1f7-9c35258610b5"}},"identity":{"@id":"1317ae65-96a9-4081-944c-45a812679c43"}},{"payload":{"@type":"MembershipImport","source":[{"@id":"43008d8e-269a-495f-848d-b62cb1c66b64"}],"ownedRelatedElement":[],"isImpliedIncluded":false,"owningRelatedElement":{"@id":"43008d8e-269a-495f-848d-b62cb1c66b64"},"isRecursive":false,"elementId":"3fae1818-8405-40ab-9549-c39c17113095","textualRepresentation":[],"isLibraryElement":false,"importedMembership":{"@id":"6048be1b-0429-47ae-a656-c923b045ba4f"},"ownedElement":[],"ownedAnnotation":[],"isImplied":false,"aliasIds":[],"visibility":"public","ownedRelationship":[],"documentation":[],"importedElement":{"@id":"94173da1-3f61-4209-aa19-f67ef8747532"},"target":[{"@id":"6048be1b-0429-47ae-a656-c923b045ba4f"}],"relatedElement":[{"@id":"43008d8e-269a-495f-848d-b62cb1c66b64"},{"@id":"6048be1b-0429-47ae-a656-c923b045ba4f"}],"importOwningNamespace":{"@id":"43008d8e-269a-495f-848d-b62cb1c66b64"},"isImportAll":false},"identity":{"@id":"3fae1818-8405-40ab-9549-c39c17113095"}},{"payload":{"owningMembership":{"@id":"803c848e-a2ec-404d-9e20-6e0ba52eb28b"},"@type":"Package","membership":[{"@id":"6048be1b-0429-47ae-a656-c923b045ba4f"}],"isImpliedIncluded":false,"owningNamespace":{"@id":"3b4ea5f1-9180-4ff4-a969-819f5a4f8bb9"},"member":[{"@id":"94173da1-3f61-4209-aa19-f67ef8747532"}],"declaredName":"Storage","elementId":"43008d8e-269a-495f-848d-b62cb1c66b64","owner":{"@id":"3b4ea5f1-9180-4ff4-a969-819f5a4f8bb9"},"textualRepresentation":[],"isLibraryElement":false,"importedMembership":[{"@id":"6048be1b-0429-47ae-a656-c923b045ba4f"}],"ownedElement":[],"ownedAnnotation":[],"owningRelationship":{"@id":"803c848e-a2ec-404d-9e20-6e0ba52eb28b"},"aliasIds":</text:span><text:span text:style-name="T1">[],"ownedRelationship":[{"@id":"3fae1818-8405-40ab-9549-c39c17113095"}],"qualifiedName":"UseCaseActivities::FunctionalGroups::Storage","documentation":[],"ownedImport":[{"@id":"3fae1818-8405-40ab-9549-c39c17113095"}],"filterCondition":[],"name":"Storage","ownedMember":[],"ownedMembership":[]},"identity":{"@id":"43008d8e-269a-495f-848d-b62cb1c66b64"}},{"payload":{"@type":"OwningMembership","ownedMemberElementId":"43008d8e-269a-495f-848d-b62cb1c66b64","memberName":"Storage","source":[{"@id":"3b4ea5f1-9180-4ff4-a969-819f5a4f8bb9"}],"ownedRelatedElement":[{"@id":"43008d8e-269a-495f-848d-b62cb1c66b64"}],"memberElementId":"43008d8e-269a-495f-848d-b62cb1c66b64","isImpliedIncluded":false,"owningRelatedElement":{"@id":"3b4ea5f1-9180-4ff4-a969-819f5a4f8bb9"},"ownedMemberName":"Storage","elementId":"803c848e-a2ec-404d-9e20-6e0ba52eb28b","textualRepresentation":[],"isLibraryElement":false,"ownedElement":[],"ownedAnnotation":[],"isImplied":false,"aliasIds":[],"visibility":"public","ownedRelationship":[],"documentation":[],"ownedMemberElement":{"@id":"43008d8e-269a-495f-848d-b62cb1c66b64"},"target":[{"@id":"43008d8e-269a-495f-848d-b62cb1c66b64"}],"relatedElement":[{"@id":"3b4ea5f1-9180-4ff4-a969-819f5a4f8bb9"},{"@id":"43008d8e-269a-495f-848d-b62cb1c66b64"}],"membershipOwningNamespace":{"@id":"3b4ea5f1-9180-4ff4-a969-819f5a4f8bb9"},"memberElement":{"@id":"43008d8e-269a-495f-848d-b62cb1c66b64"}},"identity":{"@id":"803c848e-a2ec-404d-9e20-6e0ba52eb28b"}},{"payload":{"@type":"MembershipImport","source":[{"@id":"e7a78999-5a6f-49e6-b16e-b96f01336867"}],"ownedRelatedElement":[],"isImpliedIncluded":false,"owningRelatedElement":{"@id":"e7a78999-5a6f-49e6-b16e-b96f01336867"},"isRecursive":false,"elementId":"00fb6f4c-9106-446d-aa43-ead209e93c6f","textualRepresentation":[],"isLibraryElement":false,"importedMembership":{"@id":"a9141b73-a682-480b-a9d9-5c937dddebc9"},"ownedElement":[],"ownedAnnotation":[],"isImplied":false,"aliasIds":[],"visibility":"public","ownedRelationship":[],"documentation":[],"importedElement":{"@id":"ca89822c-b145-4e44-9f02-69bd273375e7"},"target":[{"@id":"a9141b73-a682-480b-a9d9-5c937dddebc9"}],"relatedElement":[{"@id":"e7a78999-5a6f-49e6-b16e-b96f01336867"},{"@id":"a9141b73-a682-480b-a9d9-5c937dddebc9"}],"importOwningNamespace":{"@id":"e7a78999-5a6f-49e6-b16e-b96f01336867"},"isImportAll":false},"identity":{"@id":"00fb6f4c-9106-446d-aa43-ead209e93c6f"}},{"payload":{"owningMembership":{"@id":"e39ca931-3f43-4aaa-99b1-4432eeb14225"},"@type":"Package","membership":[{"@id":"a9141b73-a682-480b-a9d9-5c937dddebc9"}],"isImpliedIncluded":false,"owningNamespace":{"@id":"3b4ea5f1-9180-4ff4-a969-819f5a4f8bb9"},"member":[{"@id":"ca89822c-b145-4e44-9f02-69bd273375e7"}],"declaredName":"Accounting","elementId":"e7a78999-5a6f-49e6-b16e-b96f01336867","owner":{"@id":"3b4ea5f1-9180-4ff4-a969-819f5a4f8bb9"},"textualRepresentation":[],"isLibraryElement":false,"importedMembership":[{"@id":"a9141b73-a682-480b-a9d9-5c937dddebc9"}],"ownedElement":[],"ownedAnnotation":[],"owningRelationship":{"@id":"e39ca931-3f43-4aaa-99b1-4432eeb14225"},"aliasIds":</text:span><text:soft-page-break/><text:span text:style-name="T1">[],"ownedRelationship":[{"@id":"00fb6f4c-9106-446d-aa43-ead209e93c6f"}],"qualifiedName":"UseCaseActivities::FunctionalGroups::Accounting","documentation":[],"ownedImport":[{"@id":"00fb6f4c-9106-446d-aa43-ead209e93c6f"}],"filterCondition":[],"name":"Accounting","ownedMember":[],"ownedMembership":[]},"identity":{"@id":"e7a78999-5a6f-49e6-b16e-b96f01336867"}},{"payload":{"@type":"OwningMembership","ownedMemberElementId":"e7a78999-5a6f-49e6-b16e-b96f01336867","memberName":"Accounting","source":[{"@id":"3b4ea5f1-9180-4ff4-a969-819f5a4f8bb9"}],"ownedRelatedElement":[{"@id":"e7a78999-5a6f-49e6-b16e-b96f01336867"}],"memberElementId":"e7a78999-5a6f-49e6-b16e-b96f01336867","isImpliedIncluded":false,"owningRelatedElement":{"@id":"3b4ea5f1-9180-4ff4-a969-819f5a4f8bb9"},"ownedMemberName":"Accounting","elementId":"e39ca931-3f43-4aaa-99b1-4432eeb14225","textualRepresentation":[],"isLibraryElement":false,"ownedElement":[],"ownedAnnotation":[],"isImplied":false,"aliasIds":[],"visibility":"public","ownedRelationship":[],"documentation":[],"ownedMemberElement":{"@id":"e7a78999-5a6f-49e6-b16e-b96f01336867"},"target":[{"@id":"e7a78999-5a6f-49e6-b16e-b96f01336867"}],"relatedElement":[{"@id":"3b4ea5f1-9180-4ff4-a969-819f5a4f8bb9"},{"@id":"e7a78999-5a6f-49e6-b16e-b96f01336867"}],"membershipOwningNamespace":{"@id":"3b4ea5f1-9180-4ff4-a969-819f5a4f8bb9"},"memberElement":{"@id":"e7a78999-5a6f-49e6-b16e-b96f01336867"}},"identity":{"@id":"e39ca931-3f43-4aaa-99b1-4432eeb14225"}},{"payload":{"@type":"MembershipImport","source":[{"@id":"a36501b3-b330-4857-af6a-031821212cee"}],"ownedRelatedElement":[],"isImpliedIncluded":false,"owningRelatedElement":</text:span><text:span text:style-name="T1">{"@id":"a36501b3-b330-4857-af6a-031821212cee"},"isRecursive":false,"elementId":"9db5e563-5871-424c-90af-b024b061febc","textualRepresentation":[],"isLibraryElement":false,"importedMembership":{"@id":"c5a83df9-159e-430a-9ddb-29edb4de4488"},"ownedElement":[],"ownedAnnotation":[],"isImplied":false,"aliasIds":[],"visibility":"public","ownedRelationship":[],"documentation":[],"importedElement":{"@id":"47e2766f-4dbc-4a1d-bcc5-c8e4d0152cb2"},"target":[{"@id":"c5a83df9-159e-430a-9ddb-29edb4de4488"}],"relatedElement":[{"@id":"a36501b3-b330-4857-af6a-031821212cee"},{"@id":"c5a83df9-159e-430a-9ddb-29edb4de4488"}],"importOwningNamespace":{"@id":"a36501b3-b330-4857-af6a-031821212cee"},"isImportAll":false},"identity":{"@id":"9db5e563-5871-424c-90af-b024b061febc"}},{"payload":{"@type":"MembershipImport","source":[{"@id":"a36501b3-b330-4857-af6a-031821212cee"}],"ownedRelatedElement":[],"isImpliedIncluded":false,"owningRelatedElement":{"@id":"a36501b3-b330-4857-af6a-031821212cee"},"isRecursive":false,"elementId":"d61d7a6d-b23a-4812-bd1b-31068b9b2263","textualRepresentation":[],"isLibraryElement":false,"importedMembership":{"@id":"fe45ff3a-cb33-4b90-8ba8-0cc588d17b73"},"ownedElement":[],"ownedAnnotation":[],"isImplied":false,"aliasIds":[],"visibility":"public","ownedRelationship":[],"documentation":[],"importedElement":{"@id":"fef6a6d9-61cd-4bf0-a67d-438346871da6"},"target":[{"@id":"fe45ff3a-cb33-4b90-8ba8-0cc588d17b73"}],"relatedElement":[{"@id":"a36501b3-b330-4857-af6a-031821212cee"},{"@id":"fe45ff3a-cb33-4b90-8ba8-0cc588d17b73"}],"importOwningNamespace":{"@id":"a36501b3-b330-4857-af6a-031821212cee"},"isImportAll":false},"identity":{"@id":"d61d7a6d-b23a-4812-bd1b-31068b9b2263"}},{"payload":{"owningMembership":{"@id":"09af4af6-df0b-4763-9e8f-806add83bd7e"},"@type":"Package","membership":[{"@id":"c5a83df9-159e-430a-9ddb-29edb4de4488"},{"@id":"fe45ff3a-cb33-4b90-8ba8-0cc588d17b73"}],"isImpliedIncluded":false,"owningNamespace":{"@id":"3b4ea5f1-9180-4ff4-a969-819f5a4f8bb9"},"member":[{"@id":"47e2766f-4dbc-4a1d-bcc5-c8e4d0152cb2"},{"@id":"fef6a6d9-61cd-4bf0-a67d-438346871da6"}],"declaredName":"IO_Customer","elementId":"a36501b3-b330-4857-af6a-031821212cee","owner":{"@id":"3b4ea5f1-9180-4ff4-a969-819f5a4f8bb9"},"textualRepresentation":[],"isLibraryElement":false,"importedMembership":[{"@id":"c5a83df9-159e-430a-9ddb-29edb4de4488"},{"@id":"fe45ff3a-cb33-4b90-8ba8-0cc588d17b73"}],"ownedElement":[],"ownedAnnotation":[],"owningRelationship":{"@id":"09af4af6-df0b-4763-9e8f-806add83bd7e"},"aliasIds":[],"ownedRelationship":[{"@id":"9db5e563-5871-424c-90af-b024b061febc"},{"@id":"d61d7a6d-b23a-4812-bd1b-31068b9b2263"}],"qualifiedName":"UseCaseActivities::FunctionalGroups::IO_Customer","documentation":[],"ownedImport":[{"@id":"9db5e563-5871-424c-90af-b024b061febc"},{"@id":"d61d7a6d-b23a-4812-bd1b-31068b9b2263"}],"filterCondition":[],"name":"IO_Customer","ownedMember":[],"ownedMembership":[]},"identity":{"@id":"a36501b3-b330-4857-af6a-031821212cee"}},{"payload":{"@type":"OwningMembership","ownedMemberElementId":"a36501b3-b330-4857-af6a-031821212cee","memberName":"IO_Customer","source":[{"@id":"3b4ea5f1-9180-4ff4-a969-819f5a4f8bb9"}],"ownedRelatedElement":[{"@id":"a36501b3-b330-4857-af6a-</text:span><text:soft-page-break/><text:span text:style-name="T1">031821212cee"}],"memberElementId":"a36501b3-b330-4857-af6a-031821212cee","isImpliedIncluded":false,"owningRelatedElement":{"@id":"3b4ea5f1-9180-4ff4-a969-819f5a4f8bb9"},"ownedMemberName":"IO_Customer","elementId":"09af4af6-df0b-4763-9e8f-806add83bd7e","textualRepresentation":[],"isLibraryElement":false,"ownedElement":[],"ownedAnnotation":[],"isImplied":false,"aliasIds":[],"visibility":"public","ownedRelationship":[],"documentation":[],"ownedMemberElement":{"@id":"a36501b3-b330-4857-af6a-031821212cee"},"target":[{"@id":"a36501b3-b330-4857-af6a-031821212cee"}],"relatedElement":[{"@id":"3b4ea5f1-9180-4ff4-a969-819f5a4f8bb9"},{"@id":"a36501b3-b330-4857-af6a-031821212cee"}],"membershipOwningNamespace":{"@id":"3b4ea5f1-9180-4ff4-a969-819f5a4f8bb9"},"memberElement":{"@id":"a36501b3-b330-4857-af6a-031821212cee"}},"identity":{"@id":"09af4af6-df0b-4763-9e8f-806add83bd7e"}},{"payload":{"owningMembership":{"@id":"75dbb7aa-9b3f-4dbb-b71d-35c3e9efbe43"},"@type":"Package","membership":[{"@id":"1317ae65-96a9-4081-944c-45a812679c43"},{"@id":"803c848e-a2ec-404d-9e20-6e0ba52eb28b"},{"@id":"e39ca931-3f43-4aaa-99b1-4432eeb14225"},{"@id":"09af4af6-df0b-4763-9e8f-806add83bd7e"}],"isImpliedIncluded":false,"owningNamespace":{"@id":"3c9e3480-748c-4a41-8063-298ea38aa13f"},"member":[{"@id":"19612ea4-3ee4-440e-b1f7-9c35258610b5"},{"@id":"43008d8e-269a-495f-848d-b62cb1c66b64"},{"@id":"e7a78999-5a6f-49e6-b16e-b96f01336867"},{"@id":"a36501b3-b330-4857-af6a-031821212cee"}],"declaredName":"FunctionalGroups","elementId":"3b4ea5f1-9180-4ff4-a969-819f5a4f8bb9","owner":{"@id":"3c9e3480-748c-4a41-8063-298ea38aa13f"},"textualRepresentation":[],"isLibraryElement":false,"importedMembership":[],"ownedElement":[{"@id":"19612ea4-3ee4-440e-</text:span><text:span text:style-name="T1">b1f7-9c35258610b5"},{"@id":"43008d8e-269a-495f-848d-b62cb1c66b64"},{"@id":"e7a78999-5a6f-49e6-b16e-b96f01336867"},{"@id":"a36501b3-b330-4857-af6a-031821212cee"}],"ownedAnnotation":[],"owningRelationship":{"@id":"75dbb7aa-9b3f-4dbb-b71d-35c3e9efbe43"},"aliasIds":[],"ownedRelationship":[{"@id":"1317ae65-96a9-4081-944c-45a812679c43"},{"@id":"803c848e-a2ec-404d-9e20-6e0ba52eb28b"},{"@id":"e39ca931-3f43-4aaa-99b1-4432eeb14225"},{"@id":"09af4af6-df0b-4763-9e8f-806add83bd7e"}],"qualifiedName":"UseCaseActivities::FunctionalGroups","documentation":[],"ownedImport":[],"filterCondition":[],"name":"FunctionalGroups","ownedMember":[{"@id":"19612ea4-3ee4-440e-b1f7-9c35258610b5"},{"@id":"43008d8e-269a-495f-848d-b62cb1c66b64"},{"@id":"e7a78999-5a6f-49e6-b16e-b96f01336867"},{"@id":"a36501b3-b330-4857-af6a-031821212cee"}],"ownedMembership":[{"@id":"1317ae65-96a9-4081-944c-45a812679c43"},{"@id":"803c848e-a2ec-404d-9e20-6e0ba52eb28b"},{"@id":"e39ca931-3f43-4aaa-99b1-4432eeb14225"},{"@id":"09af4af6-df0b-4763-9e8f-806add83bd7e"}]},"identity":{"@id":"3b4ea5f1-9180-4ff4-a969-819f5a4f8bb9"}},{"payload":{"@type":"OwningMembership","ownedMemberElementId":"3b4ea5f1-9180-4ff4-a969-819f5a4f8bb9","memberName":"FunctionalGroups","source":[{"@id":"3c9e3480-748c-4a41-8063-298ea38aa13f"}],"ownedRelatedElement":[{"@id":"3b4ea5f1-9180-4ff4-a969-819f5a4f8bb9"}],"memberElementId":"3b4ea5f1-9180-4ff4-a969-819f5a4f8bb9","isImpliedIncluded":false,"owningRelatedElement":{"@id":"3c9e3480-748c-4a41-8063-298ea38aa13f"},"ownedMemberName":"FunctionalGroups","elementId":"75dbb7aa-9b3f-4dbb-b71d-35c3e9efbe43","textualRepresentation":[],"isLibraryElement":false,"ownedElement":[],"ownedAnnotation":[],"isImplied":false,"aliasIds":[],"visibility":"public","ownedRelationship":[],"documentation":[],"ownedMemberElement":{"@id":"3b4ea5f1-9180-4ff4-a969-819f5a4f8bb9"},"target":[{"@id":"3b4ea5f1-9180-4ff4-a969-819f5a4f8bb9"}],"relatedElement":[{"@id":"3c9e3480-748c-4a41-8063-298ea38aa13f"},{"@id":"3b4ea5f1-9180-4ff4-a969-819f5a4f8bb9"}],"membershipOwningNamespace":{"@id":"3c9e3480-748c-4a41-8063-298ea38aa13f"},"memberElement":{"@id":"3b4ea5f1-9180-4ff4-a969-819f5a4f8bb9"}},"identity":{"@id":"75dbb7aa-9b3f-4dbb-b71d-35c3e9efbe43"}},{"payload":{"owningMembership":{"@id":"8085abdd-47ac-4f8d-8eb7-9905257ec4ab"},"@type":"Package","membership":[{"@id":"c5a83df9-159e-430a-9ddb-29edb4de4488"},{"@id":"a9141b73-a682-480b-a9d9-5c937dddebc9"},{"@id":"6048be1b-0429-47ae-a656-c923b045ba4f"},{"@id":"075dd8cf-75c9-4740-aa83-2014b36844e6"},{"@id":"fe45ff3a-cb33-4b90-8ba8-0cc588d17b73"},{"@id":"c0de9245-588f-4823-9f81-f61cd10a912d"},{"@id":"75dbb7aa-9b3f-4dbb-b71d-35c3e9efbe43"}],"isImpliedIncluded":false,"owningNamespace":{"@id":"6622ced8-1b58-470a-8bb8-b7f6af71c88c"},"member":[{"@id":"47e2766f-4dbc-4a1d-bcc5-c8e4d0152cb2"},{"@id":"ca89822c-b145-4e44-9f02-69bd273375e7"},{"@id":"94173da1-3f61-4209-aa19-f67ef8747532"},{"@id":"ca796477-161f-4ffb-b3fb-53e5c002be89"},{"@id":"fef6a6d9-61cd-4bf0-a67d-438346871da6"},{"@id":"623f2dd6-0423-442c-a741-ce8d63afa558"},{"@id":"3b4ea5f1-9180-4ff4-a969-819f5a4f8bb9"}],"declaredName":"UseCaseActivities","elementId":"3c9e3480-748c-4a41-8063-298ea38aa13f","owner":{"@id":"6622ced8-1b58-</text:span><text:soft-page-break/><text:span text:style-name="T1">470a-8bb8-b7f6af71c88c"},"textualRepresentation":[],"isLibraryElement":false,"importedMembership":[],"ownedElement":[{"@id":"47e2766f-4dbc-4a1d-bcc5-c8e4d0152cb2"},{"@id":"ca89822c-b145-4e44-9f02-69bd273375e7"},{"@id":"94173da1-3f61-4209-aa19-f67ef8747532"},{"@id":"ca796477-161f-4ffb-b3fb-53e5c002be89"},{"@id":"fef6a6d9-61cd-4bf0-a67d-438346871da6"},{"@id":"623f2dd6-0423-442c-a741-ce8d63afa558"},{"@id":"3b4ea5f1-9180-4ff4-a969-819f5a4f8bb9"}],"ownedAnnotation":[],"owningRelationship":{"@id":"8085abdd-47ac-4f8d-8eb7-9905257ec4ab"},"aliasIds":[],"ownedRelationship":[{"@id":"c5a83df9-159e-430a-9ddb-29edb4de4488"},{"@id":"a9141b73-a682-480b-a9d9-5c937dddebc9"},{"@id":"6048be1b-0429-47ae-a656-c923b045ba4f"},{"@id":"075dd8cf-75c9-4740-aa83-2014b36844e6"},{"@id":"fe45ff3a-cb33-4b90-8ba8-0cc588d17b73"},{"@id":"c0de9245-588f-4823-9f81-f61cd10a912d"},{"@id":"75dbb7aa-9b3f-4dbb-b71d-35c3e9efbe43"}],"qualifiedName":"UseCaseActivities","documentation":[],"ownedImport":[],"filterCondition":[],"name":"UseCaseActivities","ownedMember":[{"@id":"47e2766f-4dbc-4a1d-bcc5-c8e4d0152cb2"},{"@id":"ca89822c-b145-4e44-9f02-69bd273375e7"},{"@id":"94173da1-3f61-4209-aa19-f67ef8747532"},{"@id":"ca796477-161f-4ffb-b3fb-53e5c002be89"},{"@id":"fef6a6d9-61cd-4bf0-a67d-438346871da6"},{"@id":"623f2dd6-0423-442c-a741-ce8d63afa558"},{"@id":"3b4ea5f1-9180-4ff4-a969-819f5a4f8bb9"}],"ownedMembership":[{"@id":"c5a83df9-159e-430a-9ddb-29edb4de4488"},{"@id":"a9141b73-a682-480b-a9d9-5c937dddebc9"},{"@id":"6048be1b-0429-47ae-a656-c923b045ba4f"},{"@id":"075dd8cf-75c9-4740-aa83-2014b36844e6"},{"@id":"fe45ff3a-cb33-4b90-8ba8-0cc588d17b73"},{"@id":"c0de9245-588f-4823-9f81-f61cd10a912d"},{"@id":"75dbb7aa-9b3f-4dbb-b71d-35c3e9efbe43"}]},"identity":{"@id":"3c9e3480-748c-4a41-8063-298ea38aa13f"}}]}</text:span></text:p>
      <text:p text:style-name="P1"/>
      <text:p text:style-name="Standard"><draw:frame draw:style-name="fr2" draw:name="5" text:anchor-type="as-char" svg:width="16.245cm" svg:height="0.635cm" draw:z-index="0"><draw:image xlink:href="Pictures/1000000000000399000000243299DFD1.png" xlink:type="simple" xlink:show="embed" xlink:actuate="onLoad"/></draw:frame></text:p>
      <text:p text:style-name="P4"><text:span text:style-name="T2">Payload:<text:line-break/></text:span><text:span text:style-name="T1">{"@id":"ba6bfb19-d53b-4b30-9c14-4778d78eb080","@type":"Commit","created":"2023-04-26T11:55:21.8552902+02:00","description":null,"owningProject":{"@id":"058765d5-70f5-40e9-a9a7-028e37218495"},"previousCommit":null}</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de" fo:country="CH"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de" fo:country="CH"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size="28pt" fo:letter-spacing="-0.018cm" style:letter-kerning="true" style:font-size-asian="28pt" style:font-size-complex="28pt"/>
    </style:style>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ListLabel_20_1" style:display-name="ListLabel 1" style:family="text">
      <style:text-properties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751cm" fo:margin-bottom="1.101cm" fo:margin-left="2cm" fo:margin-right="2.499cm" style:writing-mode="lr-tb" style:layout-grid-color="#c0c0c0" style:layout-grid-lines="27"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uptuser</meta:initial-creator>
    <dc:creator>J L</dc:creator>
    <meta:editing-cycles>18</meta:editing-cycles>
    <meta:creation-date>2023-04-26T10:43:00</meta:creation-date>
    <dc:date>2023-07-10T18:05:52.44</dc:date>
    <meta:editing-duration>PT1H5M38S</meta:editing-duration>
    <meta:generator>OpenOffice/4.1.13$Win32 OpenOffice.org_project/4113m1$Build-9810</meta:generator>
    <meta:document-statistic meta:table-count="0" meta:image-count="7" meta:object-count="0" meta:page-count="247" meta:paragraph-count="86" meta:word-count="505" meta:character-count="124300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